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53" style:family="table">
      <style:table-properties style:width="7.0806in" table:align="margins" style:may-break-between-rows="false"/>
    </style:style>
    <style:style style:name="Table53.A" style:family="table-column">
      <style:table-column-properties style:column-width="3.4632in" style:rel-column-width="32053*"/>
    </style:style>
    <style:style style:name="Table53.B"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291" style:family="table">
      <style:table-properties style:width="7.0806in" table:align="margins" style:may-break-between-rows="false"/>
    </style:style>
    <style:style style:name="Table291.A" style:family="table-column">
      <style:table-column-properties style:column-width="7.0806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background-color="transparent" fo:padding="0.0382in" fo:border="0.0007in solid #000000">
        <style:background-image/>
      </style:table-cell-properties>
    </style:style>
    <style:style style:name="Table380.A2" style:family="table-cell">
      <style:table-cell-properties fo:padding="0.0382in" fo:border-left="0.0007in solid #000000" fo:border-right="0.0007in solid #000000" fo:border-top="none" fo:border-bottom="0.0007in solid #000000"/>
    </style:style>
    <style:style style:name="Table380.A3" style:family="table-cell">
      <style:table-cell-properties fo:padding="0.0382in" fo:border-left="0.0007in solid #000000" fo:border-right="none"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4632in" style:rel-column-width="32053*"/>
    </style:style>
    <style:style style:name="Table381.B" style:family="table-column">
      <style:table-column-properties style:column-width="3.6174in" style:rel-column-width="33482*"/>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1.7646in" style:rel-column-width="16332*"/>
    </style:style>
    <style:style style:name="Table383.B" style:family="table-column">
      <style:table-column-properties style:column-width="5.316in" style:rel-column-width="49203*"/>
    </style:style>
    <style:style style:name="Table383.1" style:family="table-row">
      <style:table-row-properties style:keep-together="false" fo:keep-together="always"/>
    </style:style>
    <style:style style:name="Table383.A1" style:family="table-cell">
      <style:table-cell-properties fo:padding="0.0382in" fo:border="0.0007in solid #000000"/>
    </style:style>
    <style:style style:name="Table383.A2" style:family="table-cell">
      <style:table-cell-properties fo:padding="0.0382in" fo:border-left="0.0007in solid #000000" fo:border-right="none" fo:border-top="none" fo:border-bottom="0.0007in solid #000000"/>
    </style:style>
    <style:style style:name="Table383.B2" style:family="table-cell">
      <style:table-cell-properties fo:padding="0.0382in" fo:border-left="0.0007in solid #000000" fo:border-right="0.0007in solid #000000" fo:border-top="none" fo:border-bottom="0.0007in solid #000000"/>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385" style:family="table">
      <style:table-properties style:width="7.0806in" table:align="margins" style:may-break-between-rows="false"/>
    </style:style>
    <style:style style:name="Table385.A" style:family="table-column">
      <style:table-column-properties style:column-width="7.0806in" style:rel-column-width="65535*"/>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300" style:family="table">
      <style:table-properties style:width="7.0806in" table:align="margins" style:may-break-between-rows="false"/>
    </style:style>
    <style:style style:name="Table300.A" style:family="table-column">
      <style:table-column-properties style:column-width="2.659in" style:rel-column-width="3829*"/>
    </style:style>
    <style:style style:name="Table300.B" style:family="table-column">
      <style:table-column-properties style:column-width="4.4215in" style:rel-column-width="6367*"/>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806in" table:align="margins" style:may-break-between-rows="false"/>
    </style:style>
    <style:style style:name="Table301.A" style:family="table-column">
      <style:table-column-properties style:column-width="1.766in" style:rel-column-width="16345*"/>
    </style:style>
    <style:style style:name="Table301.B" style:family="table-column">
      <style:table-column-properties style:column-width="5.3146in" style:rel-column-width="49190*"/>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1.766in" style:rel-column-width="16345*"/>
    </style:style>
    <style:style style:name="Table302.B" style:family="table-column">
      <style:table-column-properties style:column-width="5.3146in" style:rel-column-width="49190*"/>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303" style:family="table">
      <style:table-properties style:width="7.0806in" table:align="margins" style:may-break-between-rows="false"/>
    </style:style>
    <style:style style:name="Table303.A" style:family="table-column">
      <style:table-column-properties style:column-width="1.766in" style:rel-column-width="16345*"/>
    </style:style>
    <style:style style:name="Table303.B" style:family="table-column">
      <style:table-column-properties style:column-width="5.3146in" style:rel-column-width="49190*"/>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1.766in" style:rel-column-width="16345*"/>
    </style:style>
    <style:style style:name="Table304.B" style:family="table-column">
      <style:table-column-properties style:column-width="5.3146in" style:rel-column-width="49190*"/>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4.A2" style:family="table-cell">
      <style:table-cell-properties fo:padding="0.0382in" fo:border-left="0.0007in solid #000000" fo:border-right="none" fo:border-top="none" fo:border-bottom="0.0007in solid #000000"/>
    </style:style>
    <style:style style:name="Table304.B2" style:family="table-cell">
      <style:table-cell-properties fo:padding="0.0382in" fo:border-left="0.0007in solid #000000" fo:border-right="0.0007in solid #000000" fo:border-top="none" fo:border-bottom="0.0007in solid #000000"/>
    </style:style>
    <style:style style:name="Table305" style:family="table">
      <style:table-properties style:width="7.0806in" table:align="margins" style:may-break-between-rows="false"/>
    </style:style>
    <style:style style:name="Table305.A" style:family="table-column">
      <style:table-column-properties style:column-width="1.766in" style:rel-column-width="16345*"/>
    </style:style>
    <style:style style:name="Table305.B" style:family="table-column">
      <style:table-column-properties style:column-width="5.3146in" style:rel-column-width="49190*"/>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1.766in" style:rel-column-width="16345*"/>
    </style:style>
    <style:style style:name="Table306.B" style:family="table-column">
      <style:table-column-properties style:column-width="5.3146in" style:rel-column-width="49190*"/>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1.766in" style:rel-column-width="16345*"/>
    </style:style>
    <style:style style:name="Table307.B" style:family="table-column">
      <style:table-column-properties style:column-width="5.3146in" style:rel-column-width="49190*"/>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307.A2" style:family="table-cell">
      <style:table-cell-properties fo:padding="0.0382in" fo:border-left="0.0007in solid #000000" fo:border-right="none" fo:border-top="none" fo:border-bottom="0.0007in solid #000000"/>
    </style:style>
    <style:style style:name="Table307.B2" style:family="table-cell">
      <style:table-cell-properties fo:padding="0.0382in" fo:border-left="0.0007in solid #000000" fo:border-right="0.0007in solid #000000" fo:border-top="none" fo:border-bottom="0.0007in solid #000000"/>
    </style:style>
    <style:style style:name="Table308" style:family="table">
      <style:table-properties style:width="7.0806in" table:align="margins" style:may-break-between-rows="false"/>
    </style:style>
    <style:style style:name="Table308.A" style:family="table-column">
      <style:table-column-properties style:column-width="1.766in" style:rel-column-width="16345*"/>
    </style:style>
    <style:style style:name="Table308.B" style:family="table-column">
      <style:table-column-properties style:column-width="5.3146in" style:rel-column-width="49190*"/>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1.766in" style:rel-column-width="16345*"/>
    </style:style>
    <style:style style:name="Table309.B" style:family="table-column">
      <style:table-column-properties style:column-width="5.3146in" style:rel-column-width="49190*"/>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1.766in" style:rel-column-width="16345*"/>
    </style:style>
    <style:style style:name="Table310.B" style:family="table-column">
      <style:table-column-properties style:column-width="5.3146in" style:rel-column-width="49190*"/>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1" style:family="table">
      <style:table-properties style:width="7.0806in" table:align="margins" style:may-break-between-rows="false"/>
    </style:style>
    <style:style style:name="Table311.A" style:family="table-column">
      <style:table-column-properties style:column-width="1.766in" style:rel-column-width="16345*"/>
    </style:style>
    <style:style style:name="Table311.B" style:family="table-column">
      <style:table-column-properties style:column-width="5.3146in" style:rel-column-width="49190*"/>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1.766in" style:rel-column-width="16345*"/>
    </style:style>
    <style:style style:name="Table312.B" style:family="table-column">
      <style:table-column-properties style:column-width="5.3146in" style:rel-column-width="49190*"/>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1.766in" style:rel-column-width="16345*"/>
    </style:style>
    <style:style style:name="Table313.B" style:family="table-column">
      <style:table-column-properties style:column-width="5.3146in" style:rel-column-width="49190*"/>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1.766in" style:rel-column-width="16345*"/>
    </style:style>
    <style:style style:name="Table314.B" style:family="table-column">
      <style:table-column-properties style:column-width="5.3146in" style:rel-column-width="49190*"/>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4.A2" style:family="table-cell">
      <style:table-cell-properties fo:padding="0.0382in" fo:border-left="0.0007in solid #000000" fo:border-right="none" fo:border-top="none" fo:border-bottom="0.0007in solid #000000"/>
    </style:style>
    <style:style style:name="Table314.B2" style:family="table-cell">
      <style:table-cell-properties fo:padding="0.0382in" fo:border-left="0.0007in solid #000000" fo:border-right="0.0007in solid #000000" fo:border-top="none" fo:border-bottom="0.0007in solid #000000"/>
    </style:style>
    <style:style style:name="Table315" style:family="table">
      <style:table-properties style:width="7.0806in" table:align="margins" style:may-break-between-rows="false"/>
    </style:style>
    <style:style style:name="Table315.A" style:family="table-column">
      <style:table-column-properties style:column-width="1.766in" style:rel-column-width="16345*"/>
    </style:style>
    <style:style style:name="Table315.B" style:family="table-column">
      <style:table-column-properties style:column-width="5.3146in" style:rel-column-width="49190*"/>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1.766in" style:rel-column-width="16345*"/>
    </style:style>
    <style:style style:name="Table316.B" style:family="table-column">
      <style:table-column-properties style:column-width="5.3146in" style:rel-column-width="49190*"/>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1.766in" style:rel-column-width="16345*"/>
    </style:style>
    <style:style style:name="Table317.B" style:family="table-column">
      <style:table-column-properties style:column-width="5.3146in" style:rel-column-width="49190*"/>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7.A2" style:family="table-cell">
      <style:table-cell-properties fo:padding="0.0382in" fo:border-left="0.0007in solid #000000" fo:border-right="none" fo:border-top="none" fo:border-bottom="0.0007in solid #000000"/>
    </style:style>
    <style:style style:name="Table317.B2" style:family="table-cell">
      <style:table-cell-properties fo:padding="0.0382in" fo:border-left="0.0007in solid #000000" fo:border-right="0.0007in solid #000000" fo:border-top="none" fo:border-bottom="0.0007in solid #000000"/>
    </style:style>
    <style:style style:name="Table318" style:family="table">
      <style:table-properties style:width="7.0806in" table:align="margins" style:may-break-between-rows="false"/>
    </style:style>
    <style:style style:name="Table318.A" style:family="table-column">
      <style:table-column-properties style:column-width="1.766in" style:rel-column-width="16345*"/>
    </style:style>
    <style:style style:name="Table318.B" style:family="table-column">
      <style:table-column-properties style:column-width="5.3146in" style:rel-column-width="49190*"/>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18.A2" style:family="table-cell">
      <style:table-cell-properties fo:padding="0.0382in" fo:border-left="0.0007in solid #000000" fo:border-right="none" fo:border-top="none" fo:border-bottom="0.0007in solid #000000"/>
    </style:style>
    <style:style style:name="Table318.B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1.766in" style:rel-column-width="16345*"/>
    </style:style>
    <style:style style:name="Table319.B" style:family="table-column">
      <style:table-column-properties style:column-width="5.3146in" style:rel-column-width="49190*"/>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320" style:family="table">
      <style:table-properties style:width="7.0806in" table:align="margins" style:may-break-between-rows="false"/>
    </style:style>
    <style:style style:name="Table320.A" style:family="table-column">
      <style:table-column-properties style:column-width="1.766in" style:rel-column-width="16345*"/>
    </style:style>
    <style:style style:name="Table320.B" style:family="table-column">
      <style:table-column-properties style:column-width="5.3146in" style:rel-column-width="49190*"/>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0.A2" style:family="table-cell">
      <style:table-cell-properties fo:padding="0.0382in" fo:border-left="0.0007in solid #000000" fo:border-right="none" fo:border-top="none" fo:border-bottom="0.0007in solid #000000"/>
    </style:style>
    <style:style style:name="Table320.B2" style:family="table-cell">
      <style:table-cell-properties fo:padding="0.0382in" fo:border-left="0.0007in solid #000000" fo:border-right="0.0007in solid #000000" fo:border-top="none" fo:border-bottom="0.0007in solid #000000"/>
    </style:style>
    <style:style style:name="Table321" style:family="table">
      <style:table-properties style:width="7.0806in" table:align="margins" style:may-break-between-rows="false"/>
    </style:style>
    <style:style style:name="Table321.A" style:family="table-column">
      <style:table-column-properties style:column-width="1.766in" style:rel-column-width="16345*"/>
    </style:style>
    <style:style style:name="Table321.B" style:family="table-column">
      <style:table-column-properties style:column-width="5.3146in" style:rel-column-width="49190*"/>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322" style:family="table">
      <style:table-properties style:width="7.0806in" table:align="margins" style:may-break-between-rows="false"/>
    </style:style>
    <style:style style:name="Table322.A" style:family="table-column">
      <style:table-column-properties style:column-width="1.766in" style:rel-column-width="16345*"/>
    </style:style>
    <style:style style:name="Table322.B" style:family="table-column">
      <style:table-column-properties style:column-width="5.3146in" style:rel-column-width="49190*"/>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2.A2" style:family="table-cell">
      <style:table-cell-properties fo:padding="0.0382in" fo:border-left="0.0007in solid #000000" fo:border-right="none" fo:border-top="none" fo:border-bottom="0.0007in solid #000000"/>
    </style:style>
    <style:style style:name="Table322.B2" style:family="table-cell">
      <style:table-cell-properties fo:padding="0.0382in" fo:border-left="0.0007in solid #000000" fo:border-right="0.0007in solid #000000" fo:border-top="none" fo:border-bottom="0.0007in solid #000000"/>
    </style:style>
    <style:style style:name="Table323" style:family="table">
      <style:table-properties style:width="7.0806in" table:align="margins" style:may-break-between-rows="false"/>
    </style:style>
    <style:style style:name="Table323.A" style:family="table-column">
      <style:table-column-properties style:column-width="1.766in" style:rel-column-width="16345*"/>
    </style:style>
    <style:style style:name="Table323.B" style:family="table-column">
      <style:table-column-properties style:column-width="5.3146in" style:rel-column-width="49190*"/>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1.766in" style:rel-column-width="16345*"/>
    </style:style>
    <style:style style:name="Table324.B" style:family="table-column">
      <style:table-column-properties style:column-width="5.3146in" style:rel-column-width="49190*"/>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4.A2" style:family="table-cell">
      <style:table-cell-properties fo:padding="0.0382in" fo:border-left="0.0007in solid #000000" fo:border-right="none" fo:border-top="none" fo:border-bottom="0.0007in solid #000000"/>
    </style:style>
    <style:style style:name="Table324.B2" style:family="table-cell">
      <style:table-cell-properties fo:padding="0.0382in" fo:border-left="0.0007in solid #000000" fo:border-right="0.0007in solid #000000" fo:border-top="none" fo:border-bottom="0.0007in solid #000000"/>
    </style:style>
    <style:style style:name="Table325" style:family="table">
      <style:table-properties style:width="7.0806in" table:align="margins" style:may-break-between-rows="false"/>
    </style:style>
    <style:style style:name="Table325.A" style:family="table-column">
      <style:table-column-properties style:column-width="1.766in" style:rel-column-width="16345*"/>
    </style:style>
    <style:style style:name="Table325.B" style:family="table-column">
      <style:table-column-properties style:column-width="5.3146in" style:rel-column-width="49190*"/>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5.A2" style:family="table-cell">
      <style:table-cell-properties fo:padding="0.0382in" fo:border-left="0.0007in solid #000000" fo:border-right="none" fo:border-top="none" fo:border-bottom="0.0007in solid #000000"/>
    </style:style>
    <style:style style:name="Table325.B2" style:family="table-cell">
      <style:table-cell-properties fo:padding="0.0382in" fo:border-left="0.0007in solid #000000" fo:border-right="0.0007in solid #000000" fo:border-top="none" fo:border-bottom="0.0007in solid #000000"/>
    </style:style>
    <style:style style:name="Table326" style:family="table">
      <style:table-properties style:width="7.0806in" table:align="margins" style:may-break-between-rows="false"/>
    </style:style>
    <style:style style:name="Table326.A" style:family="table-column">
      <style:table-column-properties style:column-width="1.766in" style:rel-column-width="16345*"/>
    </style:style>
    <style:style style:name="Table326.B" style:family="table-column">
      <style:table-column-properties style:column-width="5.3146in" style:rel-column-width="49190*"/>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6.A2" style:family="table-cell">
      <style:table-cell-properties fo:padding="0.0382in" fo:border-left="0.0007in solid #000000" fo:border-right="none" fo:border-top="none" fo:border-bottom="0.0007in solid #000000"/>
    </style:style>
    <style:style style:name="Table326.B2" style:family="table-cell">
      <style:table-cell-properties fo:padding="0.0382in" fo:border-left="0.0007in solid #000000" fo:border-right="0.0007in solid #000000" fo:border-top="none" fo:border-bottom="0.0007in solid #000000"/>
    </style:style>
    <style:style style:name="Table327" style:family="table">
      <style:table-properties style:width="7.0806in" table:align="margins" style:may-break-between-rows="false"/>
    </style:style>
    <style:style style:name="Table327.A" style:family="table-column">
      <style:table-column-properties style:column-width="1.766in" style:rel-column-width="16345*"/>
    </style:style>
    <style:style style:name="Table327.B" style:family="table-column">
      <style:table-column-properties style:column-width="5.3146in" style:rel-column-width="49190*"/>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7.A2" style:family="table-cell">
      <style:table-cell-properties fo:padding="0.0382in" fo:border-left="0.0007in solid #000000" fo:border-right="none" fo:border-top="none" fo:border-bottom="0.0007in solid #000000"/>
    </style:style>
    <style:style style:name="Table327.B2" style:family="table-cell">
      <style:table-cell-properties fo:padding="0.0382in" fo:border-left="0.0007in solid #000000" fo:border-right="0.0007in solid #000000" fo:border-top="none" fo:border-bottom="0.0007in solid #000000"/>
    </style:style>
    <style:style style:name="Table328" style:family="table">
      <style:table-properties style:width="7.0806in" table:align="margins" style:may-break-between-rows="false"/>
    </style:style>
    <style:style style:name="Table328.A" style:family="table-column">
      <style:table-column-properties style:column-width="1.766in" style:rel-column-width="16345*"/>
    </style:style>
    <style:style style:name="Table328.B" style:family="table-column">
      <style:table-column-properties style:column-width="5.3146in" style:rel-column-width="49190*"/>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1.766in" style:rel-column-width="16345*"/>
    </style:style>
    <style:style style:name="Table329.B" style:family="table-column">
      <style:table-column-properties style:column-width="5.3146in" style:rel-column-width="49190*"/>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1.766in" style:rel-column-width="16345*"/>
    </style:style>
    <style:style style:name="Table330.B" style:family="table-column">
      <style:table-column-properties style:column-width="5.3146in" style:rel-column-width="49190*"/>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0.A2" style:family="table-cell">
      <style:table-cell-properties fo:padding="0.0382in" fo:border-left="0.0007in solid #000000" fo:border-right="none" fo:border-top="none" fo:border-bottom="0.0007in solid #000000"/>
    </style:style>
    <style:style style:name="Table330.B2" style:family="table-cell">
      <style:table-cell-properties fo:padding="0.0382in" fo:border-left="0.0007in solid #000000" fo:border-right="0.0007in solid #000000" fo:border-top="none" fo:border-bottom="0.0007in solid #000000"/>
    </style:style>
    <style:style style:name="Table331" style:family="table">
      <style:table-properties style:width="7.0806in" table:align="margins" style:may-break-between-rows="false"/>
    </style:style>
    <style:style style:name="Table331.A" style:family="table-column">
      <style:table-column-properties style:column-width="1.766in" style:rel-column-width="16345*"/>
    </style:style>
    <style:style style:name="Table331.B" style:family="table-column">
      <style:table-column-properties style:column-width="5.3146in" style:rel-column-width="49190*"/>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1.A2" style:family="table-cell">
      <style:table-cell-properties fo:padding="0.0382in" fo:border-left="0.0007in solid #000000" fo:border-right="none" fo:border-top="none" fo:border-bottom="0.0007in solid #000000"/>
    </style:style>
    <style:style style:name="Table331.B2" style:family="table-cell">
      <style:table-cell-properties fo:padding="0.0382in" fo:border-left="0.0007in solid #000000" fo:border-right="0.0007in solid #000000" fo:border-top="none" fo:border-bottom="0.0007in solid #000000"/>
    </style:style>
    <style:style style:name="Table332" style:family="table">
      <style:table-properties style:width="7.0806in" table:align="margins" style:may-break-between-rows="false"/>
    </style:style>
    <style:style style:name="Table332.A" style:family="table-column">
      <style:table-column-properties style:column-width="1.766in" style:rel-column-width="16345*"/>
    </style:style>
    <style:style style:name="Table332.B" style:family="table-column">
      <style:table-column-properties style:column-width="5.3146in" style:rel-column-width="49190*"/>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1.766in" style:rel-column-width="16345*"/>
    </style:style>
    <style:style style:name="Table333.B" style:family="table-column">
      <style:table-column-properties style:column-width="5.3146in" style:rel-column-width="49190*"/>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1.766in" style:rel-column-width="16345*"/>
    </style:style>
    <style:style style:name="Table334.B" style:family="table-column">
      <style:table-column-properties style:column-width="5.3146in" style:rel-column-width="49190*"/>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1.766in" style:rel-column-width="16345*"/>
    </style:style>
    <style:style style:name="Table335.B" style:family="table-column">
      <style:table-column-properties style:column-width="5.3146in" style:rel-column-width="49190*"/>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1.766in" style:rel-column-width="16345*"/>
    </style:style>
    <style:style style:name="Table336.B" style:family="table-column">
      <style:table-column-properties style:column-width="5.3146in" style:rel-column-width="49190*"/>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1.766in" style:rel-column-width="16345*"/>
    </style:style>
    <style:style style:name="Table337.B" style:family="table-column">
      <style:table-column-properties style:column-width="5.3146in" style:rel-column-width="49190*"/>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1.766in" style:rel-column-width="16345*"/>
    </style:style>
    <style:style style:name="Table338.B" style:family="table-column">
      <style:table-column-properties style:column-width="5.3146in" style:rel-column-width="49190*"/>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1.766in" style:rel-column-width="16345*"/>
    </style:style>
    <style:style style:name="Table339.B" style:family="table-column">
      <style:table-column-properties style:column-width="5.3146in" style:rel-column-width="49190*"/>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339.A2" style:family="table-cell">
      <style:table-cell-properties fo:padding="0.0382in" fo:border-left="0.0007in solid #000000" fo:border-right="none" fo:border-top="none" fo:border-bottom="0.0007in solid #000000"/>
    </style:style>
    <style:style style:name="Table339.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1.766in" style:rel-column-width="16345*"/>
    </style:style>
    <style:style style:name="Table340.B" style:family="table-column">
      <style:table-column-properties style:column-width="5.3146in" style:rel-column-width="49190*"/>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41" style:family="table">
      <style:table-properties style:width="7.0806in" table:align="margins" style:may-break-between-rows="false"/>
    </style:style>
    <style:style style:name="Table341.A" style:family="table-column">
      <style:table-column-properties style:column-width="1.766in" style:rel-column-width="16345*"/>
    </style:style>
    <style:style style:name="Table341.B" style:family="table-column">
      <style:table-column-properties style:column-width="5.3146in" style:rel-column-width="49190*"/>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1.766in" style:rel-column-width="16345*"/>
    </style:style>
    <style:style style:name="Table342.B" style:family="table-column">
      <style:table-column-properties style:column-width="5.3146in" style:rel-column-width="49190*"/>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1.766in" style:rel-column-width="16345*"/>
    </style:style>
    <style:style style:name="Table343.B" style:family="table-column">
      <style:table-column-properties style:column-width="5.3146in" style:rel-column-width="49190*"/>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3.A2" style:family="table-cell">
      <style:table-cell-properties fo:padding="0.0382in" fo:border-left="0.0007in solid #000000" fo:border-right="none" fo:border-top="none" fo:border-bottom="0.0007in solid #000000"/>
    </style:style>
    <style:style style:name="Table343.B2" style:family="table-cell">
      <style:table-cell-properties fo:padding="0.0382in" fo:border-left="0.0007in solid #000000" fo:border-right="0.0007in solid #000000" fo:border-top="none" fo:border-bottom="0.0007in solid #000000"/>
    </style:style>
    <style:style style:name="Table344" style:family="table">
      <style:table-properties style:width="7.0806in" table:align="margins" style:may-break-between-rows="false"/>
    </style:style>
    <style:style style:name="Table344.A" style:family="table-column">
      <style:table-column-properties style:column-width="1.766in" style:rel-column-width="16345*"/>
    </style:style>
    <style:style style:name="Table344.B" style:family="table-column">
      <style:table-column-properties style:column-width="5.3146in" style:rel-column-width="49190*"/>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4.A2" style:family="table-cell">
      <style:table-cell-properties fo:padding="0.0382in" fo:border-left="0.0007in solid #000000" fo:border-right="none" fo:border-top="none" fo:border-bottom="0.0007in solid #000000"/>
    </style:style>
    <style:style style:name="Table344.B2" style:family="table-cell">
      <style:table-cell-properties fo:padding="0.0382in" fo:border-left="0.0007in solid #000000" fo:border-right="0.0007in solid #000000" fo:border-top="none" fo:border-bottom="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false"/>
    </style:style>
    <style:style style:name="Table392.A" style:family="table-column">
      <style:table-column-properties style:column-width="1.766in" style:rel-column-width="16345*"/>
    </style:style>
    <style:style style:name="Table392.B" style:family="table-column">
      <style:table-column-properties style:column-width="5.3146in" style:rel-column-width="49190*"/>
    </style:style>
    <style:style style:name="Table392.1" style:family="table-row">
      <style:table-row-properties style:keep-together="false" fo:keep-together="always"/>
    </style:style>
    <style:style style:name="Table392.A1" style:family="table-cell">
      <style:table-cell-properties fo:padding="0.0382in" fo:border="0.0007in solid #000000"/>
    </style:style>
    <style:style style:name="Table392.A2" style:family="table-cell">
      <style:table-cell-properties fo:padding="0.0382in" fo:border-left="0.0007in solid #000000" fo:border-right="none" fo:border-top="none" fo:border-bottom="0.0007in solid #000000"/>
    </style:style>
    <style:style style:name="Table392.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1.766in" style:rel-column-width="16345*"/>
    </style:style>
    <style:style style:name="Table393.B" style:family="table-column">
      <style:table-column-properties style:column-width="5.3146in" style:rel-column-width="49190*"/>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1.766in" style:rel-column-width="16345*"/>
    </style:style>
    <style:style style:name="Table394.B" style:family="table-column">
      <style:table-column-properties style:column-width="5.3146in" style:rel-column-width="49190*"/>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1.766in" style:rel-column-width="16345*"/>
    </style:style>
    <style:style style:name="Table395.B" style:family="table-column">
      <style:table-column-properties style:column-width="5.3146in" style:rel-column-width="49190*"/>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1.766in" style:rel-column-width="16345*"/>
    </style:style>
    <style:style style:name="Table396.B" style:family="table-column">
      <style:table-column-properties style:column-width="5.3146in" style:rel-column-width="49190*"/>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center" style:justify-single-word="false"/>
      <style:text-properties fo:font-style="italic" style:font-style-asian="italic" style:font-style-complex="italic"/>
    </style:style>
    <style:style style:name="P30" style:family="paragraph" style:parent-style-name="Table_20_Contents">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1"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2" style:family="paragraph" style:parent-style-name="Table_20_Contents">
      <style:text-properties style:use-window-font-color="true" fo:font-size="10pt" style:font-size-asian="10pt" style:font-size-complex="10pt"/>
    </style:style>
    <style:style style:name="P43" style:family="paragraph" style:parent-style-name="Table_20_Contents">
      <style:text-properties style:use-window-font-color="true" fo:font-size="10pt" fo:font-weight="normal" style:font-size-asian="10pt" style:font-weight-asian="normal" style:font-size-complex="10pt" style:font-weight-complex="normal"/>
    </style:style>
    <style:style style:name="P44" style:family="paragraph" style:parent-style-name="Table_20_Contents">
      <style:text-properties style:use-window-font-color="true" fo:font-size="6pt" style:font-size-asian="6pt" style:font-size-complex="6pt"/>
    </style:style>
    <style:style style:name="P45" style:family="paragraph" style:parent-style-name="Table_20_Contents">
      <style:paragraph-properties fo:text-align="center" style:justify-single-word="false"/>
      <style:text-properties style:font-name="Arial Black" fo:font-size="10pt" style:font-size-asian="10pt" style:font-size-complex="10pt"/>
    </style:style>
    <style:style style:name="P46" style:family="paragraph" style:parent-style-name="Table_20_Contents">
      <style:paragraph-properties fo:text-align="center" style:justify-single-word="false"/>
      <style:text-properties style:font-name="Arial Black" fo:font-size="6pt" style:font-size-asian="6pt" style:font-size-complex="6pt"/>
    </style:style>
    <style:style style:name="P47" style:family="paragraph" style:parent-style-name="Table_20_Contents">
      <style:text-properties fo:font-size="6pt" style:font-size-asian="6pt" style:font-size-complex="6pt"/>
    </style:style>
    <style:style style:name="P48" style:family="paragraph" style:parent-style-name="Title">
      <style:text-properties fo:font-size="60pt" style:font-size-asian="60pt" style:font-size-complex="60pt"/>
    </style:style>
    <style:style style:name="P49" style:family="paragraph" style:parent-style-name="Footnote">
      <style:paragraph-properties fo:text-align="start" style:justify-single-word="false"/>
    </style:style>
    <style:style style:name="P50" style:family="paragraph" style:parent-style-name="Footnote">
      <style:paragraph-properties fo:text-align="justify" style:justify-single-word="false"/>
    </style:style>
    <style:style style:name="P51" style:family="paragraph" style:parent-style-name="Standard">
      <style:paragraph-properties fo:text-align="justify" style:justify-single-word="false"/>
    </style:style>
    <style:style style:name="P52" style:family="paragraph" style:parent-style-name="Standard">
      <style:paragraph-properties fo:text-align="center" style:justify-single-word="false"/>
    </style:style>
    <style:style style:name="P53" style:family="paragraph" style:parent-style-name="Code">
      <style:text-properties fo:font-size="12pt" fo:font-weight="bold" style:font-size-asian="12pt" style:font-weight-asian="bold" style:font-size-complex="12pt" style:font-weight-complex="bold"/>
    </style:style>
    <style:style style:name="P54" style:family="paragraph" style:parent-style-name="Code">
      <style:paragraph-properties fo:text-align="justify" style:justify-single-word="false"/>
    </style:style>
    <style:style style:name="P55" style:family="paragraph" style:parent-style-name="Code">
      <style:text-properties style:text-underline-style="solid" style:text-underline-width="auto" style:text-underline-color="font-color" fo:font-weight="bold" style:font-weight-asian="bold" style:font-weight-complex="bold"/>
    </style:style>
    <style:style style:name="P56" style:family="paragraph" style:parent-style-name="Code">
      <style:text-properties style:font-name="Times New Roman" fo:font-size="14pt" style:font-name-asian="SimSun" style:font-size-asian="14pt" style:font-name-complex="Mangal" style:font-size-complex="14pt"/>
    </style:style>
    <style:style style:name="P57" style:family="paragraph" style:parent-style-name="Code">
      <style:text-properties style:text-underline-style="none" fo:font-weight="normal" style:font-weight-asian="normal" style:font-weight-complex="normal"/>
    </style:style>
    <style:style style:name="P58" style:family="paragraph" style:parent-style-name="Text_20_body">
      <style:paragraph-properties fo:break-before="page"/>
      <style:text-properties style:use-window-font-color="true"/>
    </style:style>
    <style:style style:name="P59" style:family="paragraph" style:parent-style-name="Contents_20_Heading">
      <style:paragraph-properties fo:break-before="page"/>
    </style:style>
    <style:style style:name="P60" style:family="paragraph" style:parent-style-name="Snippet">
      <style:text-properties style:font-name="Courier New1"/>
    </style:style>
    <style:style style:name="P61" style:family="paragraph" style:parent-style-name="Snippet">
      <style:text-properties fo:font-weight="normal" style:font-weight-asian="normal" style:font-weight-complex="normal"/>
    </style:style>
    <style:style style:name="P62" style:family="paragraph" style:parent-style-name="Snippet">
      <style:paragraph-properties fo:text-align="justify" style:justify-single-word="false"/>
    </style:style>
    <style:style style:name="P63" style:family="paragraph" style:parent-style-name="Snippet">
      <style:text-properties fo:font-size="6pt" style:font-size-asian="6pt" style:font-size-complex="6pt"/>
    </style:style>
    <style:style style:name="P64" style:family="paragraph" style:parent-style-name="Heading_20_3">
      <style:text-properties fo:font-weight="bold" style:font-weight-asian="bold" style:font-weight-complex="bold"/>
    </style:style>
    <style:style style:name="P65" style:family="paragraph" style:parent-style-name="Contents_20_1">
      <style:paragraph-properties>
        <style:tab-stops>
          <style:tab-stop style:position="7.0602in" style:type="right" style:leader-style="dotted" style:leader-text="."/>
        </style:tab-stops>
      </style:paragraph-properties>
    </style:style>
    <style:style style:name="P66" style:family="paragraph" style:parent-style-name="Contents_20_2">
      <style:paragraph-properties>
        <style:tab-stops>
          <style:tab-stop style:position="6.8839in" style:type="right"/>
        </style:tab-stops>
      </style:paragraph-properties>
    </style:style>
    <style:style style:name="P67" style:family="paragraph" style:parent-style-name="Heading_20_1">
      <style:paragraph-properties fo:text-align="justify" style:justify-single-word="false"/>
    </style:style>
    <style:style style:name="P68" style:family="paragraph" style:parent-style-name="Heading_20_1">
      <style:paragraph-properties fo:break-before="page"/>
    </style:style>
    <style:style style:name="P69" style:family="paragraph" style:parent-style-name="Table_20_Contents">
      <style:paragraph-properties fo:text-align="justify" style:justify-single-word="false"/>
    </style:style>
    <style:style style:name="P70" style:family="paragraph" style:parent-style-name="Table_20_Contents">
      <style:paragraph-properties fo:text-align="justify" style:justify-single-word="false"/>
      <style:text-properties fo:font-weight="bold" style:font-weight-asian="bold" style:font-weight-complex="bold"/>
    </style:style>
    <style:style style:name="P71" style:family="paragraph" style:parent-style-name="Index_20_1">
      <style:paragraph-properties>
        <style:tab-stops>
          <style:tab-stop style:position="7.0807in" style:type="right"/>
        </style:tab-stops>
      </style:paragraph-properties>
    </style:style>
    <style:style style:name="P72" style:family="paragraph" style:parent-style-name="Index_20_Separator">
      <style:paragraph-properties>
        <style:tab-stops/>
      </style:paragraph-properties>
    </style:style>
    <style:style style:name="P73" style:family="paragraph" style:parent-style-name="Text_20_body" style:master-page-name="Standard">
      <style:paragraph-properties style:page-number="auto"/>
    </style:style>
    <style:style style:name="P74" style:family="paragraph" style:parent-style-name="Text_20_body" style:list-style-name="L1"/>
    <style:style style:name="P75" style:family="paragraph" style:parent-style-name="Text_20_body" style:list-style-name="L2"/>
    <style:style style:name="P76" style:family="paragraph" style:parent-style-name="Text_20_body">
      <style:paragraph-properties fo:text-align="justify" style:justify-single-word="false"/>
    </style:style>
    <style:style style:name="P77" style:family="paragraph" style:parent-style-name="Text_20_body" style:list-style-name="L3">
      <style:paragraph-properties fo:text-align="justify" style:justify-single-word="false"/>
    </style:style>
    <style:style style:name="P78" style:family="paragraph" style:parent-style-name="Text_20_body" style:list-style-name="L5">
      <style:paragraph-properties fo:text-align="justify" style:justify-single-word="false"/>
    </style:style>
    <style:style style:name="P79" style:family="paragraph" style:parent-style-name="Text_20_body" style:list-style-name="L1">
      <style:paragraph-properties fo:text-align="justify" style:justify-single-word="false"/>
    </style:style>
    <style:style style:name="P80" style:family="paragraph" style:parent-style-name="Text_20_body" style:list-style-name="L8">
      <style:paragraph-properties fo:text-align="justify" style:justify-single-word="false"/>
    </style:style>
    <style:style style:name="P81" style:family="paragraph" style:parent-style-name="Text_20_body" style:list-style-name="L10">
      <style:paragraph-properties fo:text-align="justify" style:justify-single-word="false"/>
    </style:style>
    <style:style style:name="P82" style:family="paragraph" style:parent-style-name="Text_20_body" style:list-style-name="L11">
      <style:paragraph-properties fo:text-align="justify" style:justify-single-word="false"/>
    </style:style>
    <style:style style:name="P83" style:family="paragraph" style:parent-style-name="Text_20_body" style:list-style-name="L13">
      <style:paragraph-properties fo:text-align="justify" style:justify-single-word="false"/>
    </style:style>
    <style:style style:name="P84" style:family="paragraph" style:parent-style-name="Text_20_body" style:list-style-name="L14">
      <style:paragraph-properties fo:text-align="justify" style:justify-single-word="false"/>
    </style:style>
    <style:style style:name="P85" style:family="paragraph" style:parent-style-name="Text_20_body" style:list-style-name="L15">
      <style:paragraph-properties fo:text-align="justify" style:justify-single-word="false"/>
    </style:style>
    <style:style style:name="P86" style:family="paragraph" style:parent-style-name="Text_20_body" style:list-style-name="L16">
      <style:paragraph-properties fo:text-align="justify" style:justify-single-word="false"/>
    </style:style>
    <style:style style:name="P87" style:family="paragraph" style:parent-style-name="Text_20_body" style:list-style-name="L17">
      <style:paragraph-properties fo:text-align="justify" style:justify-single-word="false"/>
    </style:style>
    <style:style style:name="P88" style:family="paragraph" style:parent-style-name="Text_20_body" style:list-style-name="L18">
      <style:paragraph-properties fo:text-align="justify" style:justify-single-word="false"/>
    </style:style>
    <style:style style:name="P89" style:family="paragraph" style:parent-style-name="Text_20_body" style:list-style-name="L19">
      <style:paragraph-properties fo:text-align="justify" style:justify-single-word="false"/>
    </style:style>
    <style:style style:name="P90" style:family="paragraph" style:parent-style-name="Text_20_body" style:list-style-name="L20">
      <style:paragraph-properties fo:text-align="justify" style:justify-single-word="false"/>
    </style:style>
    <style:style style:name="P91" style:family="paragraph" style:parent-style-name="Text_20_body" style:list-style-name="L21">
      <style:paragraph-properties fo:text-align="justify" style:justify-single-word="false"/>
    </style:style>
    <style:style style:name="P92" style:family="paragraph" style:parent-style-name="Text_20_body" style:list-style-name="L22">
      <style:paragraph-properties fo:text-align="justify" style:justify-single-word="false"/>
    </style:style>
    <style:style style:name="P93" style:family="paragraph" style:parent-style-name="Text_20_body" style:list-style-name="L23">
      <style:paragraph-properties fo:text-align="justify" style:justify-single-word="false"/>
    </style:style>
    <style:style style:name="P94" style:family="paragraph" style:parent-style-name="Text_20_body" style:list-style-name="L24">
      <style:paragraph-properties fo:text-align="justify" style:justify-single-word="false"/>
    </style:style>
    <style:style style:name="P95" style:family="paragraph" style:parent-style-name="Text_20_body" style:list-style-name="L4"/>
    <style:style style:name="P96" style:family="paragraph" style:parent-style-name="Text_20_body" style:list-style-name="L5"/>
    <style:style style:name="P97" style:family="paragraph" style:parent-style-name="Text_20_body" style:list-style-name="L6"/>
    <style:style style:name="P98" style:family="paragraph" style:parent-style-name="Text_20_body" style:list-style-name="L7"/>
    <style:style style:name="P99" style:family="paragraph" style:parent-style-name="Text_20_body" style:list-style-name="L9"/>
    <style:style style:name="P100"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17362960" text:id="ct217362960">
          <text:insertion>
            <office:change-info>
              <dc:creator>Peter Camilleri</dc:creator>
              <dc:date>2015-04-25T23:41:00</dc:date>
            </office:change-info>
          </text:insertion>
        </text:changed-region>
        <text:changed-region xml:id="ct217363064" text:id="ct217363064">
          <text:insertion>
            <office:change-info>
              <dc:creator>Peter Camilleri</dc:creator>
              <dc:date>2015-04-25T23:41:00</dc:date>
            </office:change-info>
          </text:insertion>
        </text:changed-region>
        <text:changed-region xml:id="ct217363168" text:id="ct217363168">
          <text:insertion>
            <office:change-info>
              <dc:creator>Peter Camilleri</dc:creator>
              <dc:date>2015-04-25T23:41:00</dc:date>
            </office:change-info>
          </text:insertion>
        </text:changed-region>
        <text:changed-region xml:id="ct217363272" text:id="ct217363272">
          <text:insertion>
            <office:change-info>
              <dc:creator>Peter Camilleri</dc:creator>
              <dc:date>2015-04-25T23:41:00</dc:date>
            </office:change-info>
          </text:insertion>
        </text:changed-region>
        <text:changed-region xml:id="ct217363376" text:id="ct217363376">
          <text:insertion>
            <office:change-info>
              <dc:creator>Peter Camilleri</dc:creator>
              <dc:date>2015-04-25T23:42:00</dc:date>
            </office:change-info>
          </text:insertion>
        </text:changed-region>
        <text:changed-region xml:id="ct217363480" text:id="ct217363480">
          <text:insertion>
            <office:change-info>
              <dc:creator>Peter Camilleri</dc:creator>
              <dc:date>2015-04-25T23:42:00</dc:date>
            </office:change-info>
          </text:insertion>
        </text:changed-region>
        <text:changed-region xml:id="ct217363584" text:id="ct217363584">
          <text:insertion>
            <office:change-info>
              <dc:creator>Peter Camilleri</dc:creator>
              <dc:date>2015-04-25T23:42:00</dc:date>
            </office:change-info>
          </text:insertion>
        </text:changed-region>
        <text:changed-region xml:id="ct217363688" text:id="ct217363688">
          <text:insertion>
            <office:change-info>
              <dc:creator>Peter Camilleri</dc:creator>
              <dc:date>2015-04-25T23:42:00</dc:date>
            </office:change-info>
          </text:insertion>
        </text:changed-region>
        <text:changed-region xml:id="ct217363792" text:id="ct217363792">
          <text:insertion>
            <office:change-info>
              <dc:creator>Peter Camilleri</dc:creator>
              <dc:date>2015-04-25T23:42:00</dc:date>
            </office:change-info>
          </text:insertion>
        </text:changed-region>
        <text:changed-region xml:id="ct217363896" text:id="ct217363896">
          <text:insertion>
            <office:change-info>
              <dc:creator>Peter Camilleri</dc:creator>
              <dc:date>2015-04-25T23:42:00</dc:date>
            </office:change-info>
          </text:insertion>
        </text:changed-region>
        <text:changed-region xml:id="ct217368616" text:id="ct217368616">
          <text:insertion>
            <office:change-info>
              <dc:creator>Peter Camilleri</dc:creator>
              <dc:date>2015-04-26T13:40:00</dc:date>
            </office:change-info>
          </text:insertion>
        </text:changed-region>
        <text:changed-region xml:id="ct217368720" text:id="ct217368720">
          <text:insertion>
            <office:change-info>
              <dc:creator>Peter Camilleri</dc:creator>
              <dc:date>2015-04-26T13:39:00</dc:date>
            </office:change-info>
          </text:insertion>
        </text:changed-region>
        <text:changed-region xml:id="ct217368824" text:id="ct217368824">
          <text:insertion>
            <office:change-info>
              <dc:creator>Peter Camilleri</dc:creator>
              <dc:date>2015-04-26T13:40:00</dc:date>
            </office:change-info>
          </text:insertion>
        </text:changed-region>
        <text:changed-region xml:id="ct217369864" text:id="ct217369864">
          <text:insertion>
            <office:change-info>
              <dc:creator>Peter Camilleri</dc:creator>
              <dc:date>2015-04-26T13:46:00</dc:date>
            </office:change-info>
          </text:insertion>
        </text:changed-region>
        <text:changed-region xml:id="ct217369968" text:id="ct217369968">
          <text:insertion>
            <office:change-info>
              <dc:creator>Peter Camilleri</dc:creator>
              <dc:date>2015-04-26T13:47:00</dc:date>
            </office:change-info>
          </text:insertion>
        </text:changed-region>
        <text:changed-region xml:id="ct215224888" text:id="ct215224888">
          <text:insertion>
            <office:change-info>
              <dc:creator>Peter Camilleri</dc:creator>
              <dc:date>2015-04-25T13:09:00</dc:date>
            </office:change-info>
          </text:insertion>
        </text:changed-region>
        <text:changed-region xml:id="ct215224992" text:id="ct215224992">
          <text:insertion>
            <office:change-info>
              <dc:creator>Peter Camilleri</dc:creator>
              <dc:date>2015-04-25T13:10:00</dc:date>
            </office:change-info>
          </text:insertion>
        </text:changed-region>
        <text:changed-region xml:id="ct215225200" text:id="ct215225200">
          <text:insertion>
            <office:change-info>
              <dc:creator>Peter Camilleri</dc:creator>
              <dc:date>2015-04-25T13:11:00</dc:date>
            </office:change-info>
          </text:insertion>
        </text:changed-region>
        <text:changed-region xml:id="ct215225304" text:id="ct215225304">
          <text:deletion>
            <office:change-info>
              <dc:creator>Peter Camilleri</dc:creator>
              <dc:date>2015-04-25T13:26:00</dc:date>
            </office:change-info>
            <text:p text:style-name="Text_20_body">.even?</text:p>
          </text:deletion>
        </text:changed-region>
        <text:changed-region xml:id="ct215225408" text:id="ct215225408">
          <text:insertion>
            <office:change-info>
              <dc:creator>Peter Camilleri</dc:creator>
              <dc:date>2015-04-25T13:25:00</dc:date>
            </office:change-info>
          </text:insertion>
        </text:changed-region>
        <text:changed-region xml:id="ct215225512" text:id="ct215225512">
          <text:insertion>
            <office:change-info>
              <dc:creator>Peter Camilleri</dc:creator>
              <dc:date>2015-04-25T13:25:00</dc:date>
            </office:change-info>
          </text:insertion>
        </text:changed-region>
        <text:changed-region xml:id="ct215225616" text:id="ct215225616">
          <text:insertion>
            <office:change-info>
              <dc:creator>Peter Camilleri</dc:creator>
              <dc:date>2015-04-25T13:25:00</dc:date>
            </office:change-info>
          </text:insertion>
        </text:changed-region>
        <text:changed-region xml:id="ct215225720" text:id="ct215225720">
          <text:insertion>
            <office:change-info>
              <dc:creator>Peter Camilleri</dc:creator>
              <dc:date>2015-04-25T13:25:00</dc:date>
            </office:change-info>
          </text:insertion>
        </text:changed-region>
        <text:changed-region xml:id="ct215225824" text:id="ct215225824">
          <text:insertion>
            <office:change-info>
              <dc:creator>Peter Camilleri</dc:creator>
              <dc:date>2015-04-25T13:25:00</dc:date>
            </office:change-info>
          </text:insertion>
        </text:changed-region>
        <text:changed-region xml:id="ct215225928" text:id="ct215225928">
          <text:insertion>
            <office:change-info>
              <dc:creator>Peter Camilleri</dc:creator>
              <dc:date>2015-04-25T13:27:00</dc:date>
            </office:change-info>
          </text:insertion>
        </text:changed-region>
        <text:changed-region xml:id="ct215226032" text:id="ct215226032">
          <text:insertion>
            <office:change-info>
              <dc:creator>Peter Camilleri</dc:creator>
              <dc:date>2015-04-25T13:27:00</dc:date>
            </office:change-info>
          </text:insertion>
        </text:changed-region>
        <text:changed-region xml:id="ct215226136" text:id="ct215226136">
          <text:deletion>
            <office:change-info>
              <dc:creator>Peter Camilleri</dc:creator>
              <dc:date>2015-04-25T13:29:00</dc:date>
            </office:change-info>
            <text:p text:style-name="Text_20_body">.gcd</text:p>
          </text:deletion>
        </text:changed-region>
        <text:changed-region xml:id="ct215226240" text:id="ct215226240">
          <text:insertion>
            <office:change-info>
              <dc:creator>Peter Camilleri</dc:creator>
              <dc:date>2015-04-25T13:25:00</dc:date>
            </office:change-info>
          </text:insertion>
        </text:changed-region>
        <text:changed-region xml:id="ct215226344" text:id="ct215226344">
          <text:deletion>
            <office:change-info>
              <dc:creator>Peter Camilleri</dc:creator>
              <dc:date>2015-04-25T13:31:00</dc:date>
            </office:change-info>
            <text:p text:style-name="Text_20_body">.lcm</text:p>
          </text:deletion>
        </text:changed-region>
        <text:changed-region xml:id="ct215226448" text:id="ct215226448">
          <text:insertion>
            <office:change-info>
              <dc:creator>Peter Camilleri</dc:creator>
              <dc:date>2015-04-25T13:25:00</dc:date>
            </office:change-info>
          </text:insertion>
        </text:changed-region>
        <text:changed-region xml:id="ct215226656" text:id="ct215226656">
          <text:deletion>
            <office:change-info>
              <dc:creator>Peter Camilleri</dc:creator>
              <dc:date>2015-04-25T13:37:00</dc:date>
            </office:change-info>
            <text:p text:style-name="Text_20_body">.odd?</text:p>
          </text:deletion>
        </text:changed-region>
        <text:changed-region xml:id="ct215226552" text:id="ct215226552">
          <text:deletion>
            <office:change-info>
              <dc:creator>Peter Camilleri</dc:creator>
              <dc:date>2015-04-25T13:39:00</dc:date>
            </office:change-info>
            <text:p text:style-name="Text_20_body"/>
            <text:p text:style-name="Text_20_body"/>
          </text:deletion>
        </text:changed-region>
        <text:changed-region xml:id="ct215226760" text:id="ct215226760">
          <text:insertion>
            <office:change-info>
              <dc:creator>Peter Camilleri</dc:creator>
              <dc:date>2015-04-25T13:25:00</dc:date>
            </office:change-info>
          </text:insertion>
        </text:changed-region>
        <text:changed-region xml:id="ct215226864" text:id="ct215226864">
          <text:deletion>
            <office:change-info>
              <dc:creator>Peter Camilleri</dc:creator>
              <dc:date>2015-04-25T13:41:00</dc:date>
            </office:change-info>
            <text:p text:style-name="Text_20_body">2*</text:p>
          </text:deletion>
        </text:changed-region>
        <text:changed-region xml:id="ct215226968" text:id="ct215226968">
          <text:insertion>
            <office:change-info>
              <dc:creator>Peter Camilleri</dc:creator>
              <dc:date>2015-04-25T13:24:00</dc:date>
            </office:change-info>
          </text:insertion>
        </text:changed-region>
        <text:changed-region xml:id="ct215227072" text:id="ct215227072">
          <text:insertion>
            <office:change-info>
              <dc:creator>Peter Camilleri</dc:creator>
              <dc:date>2015-04-25T13:25:00</dc:date>
            </office:change-info>
          </text:insertion>
        </text:changed-region>
        <text:changed-region xml:id="ct215227176" text:id="ct215227176">
          <text:insertion>
            <office:change-info>
              <dc:creator>Peter Camilleri</dc:creator>
              <dc:date>2015-04-25T13:42:00</dc:date>
            </office:change-info>
          </text:insertion>
        </text:changed-region>
        <text:changed-region xml:id="ct215227280" text:id="ct215227280">
          <text:insertion>
            <office:change-info>
              <dc:creator>Peter Camilleri</dc:creator>
              <dc:date>2015-04-25T13:25:00</dc:date>
            </office:change-info>
          </text:insertion>
        </text:changed-region>
        <text:changed-region xml:id="ct215227384" text:id="ct215227384">
          <text:insertion>
            <office:change-info>
              <dc:creator>Peter Camilleri</dc:creator>
              <dc:date>2015-04-25T13:25:00</dc:date>
            </office:change-info>
          </text:insertion>
        </text:changed-region>
        <text:changed-region xml:id="ct215227488" text:id="ct215227488">
          <text:insertion>
            <office:change-info>
              <dc:creator>Peter Camilleri</dc:creator>
              <dc:date>2015-04-25T13:42:00</dc:date>
            </office:change-info>
          </text:insertion>
        </text:changed-region>
        <text:changed-region xml:id="ct215227592" text:id="ct215227592">
          <text:insertion>
            <office:change-info>
              <dc:creator>Peter Camilleri</dc:creator>
              <dc:date>2015-04-25T13:42:00</dc:date>
            </office:change-info>
          </text:insertion>
        </text:changed-region>
        <text:changed-region xml:id="ct217338472" text:id="ct217338472">
          <text:deletion>
            <office:change-info>
              <dc:creator>Peter Camilleri</dc:creator>
              <dc:date>2015-04-25T13:42:00</dc:date>
            </office:change-info>
            <text:p text:style-name="Text_20_body">2/</text:p>
          </text:deletion>
        </text:changed-region>
        <text:changed-region xml:id="ct217338576" text:id="ct217338576">
          <text:insertion>
            <office:change-info>
              <dc:creator>Peter Camilleri</dc:creator>
              <dc:date>2015-04-25T13:25:00</dc:date>
            </office:change-info>
          </text:insertion>
        </text:changed-region>
        <text:changed-region xml:id="ct217338680" text:id="ct217338680">
          <text:deletion>
            <office:change-info>
              <dc:creator>Peter Camilleri</dc:creator>
              <dc:date>2015-04-25T13:46:00</dc:date>
            </office:change-info>
            <text:p text:style-name="Standard"/>
            <text:p text:style-name="Text_20_body">&lt;&lt;</text:p>
          </text:deletion>
        </text:changed-region>
        <text:changed-region xml:id="ct217338784" text:id="ct217338784">
          <text:insertion>
            <office:change-info>
              <dc:creator>Peter Camilleri</dc:creator>
              <dc:date>2015-04-25T13:25:00</dc:date>
            </office:change-info>
          </text:insertion>
        </text:changed-region>
        <text:changed-region xml:id="ct217338888" text:id="ct217338888">
          <text:deletion>
            <office:change-info>
              <dc:creator>Peter Camilleri</dc:creator>
              <dc:date>2015-04-25T13:55:00</dc:date>
            </office:change-info>
            <text:p text:style-name="Standard"/>
            <text:p text:style-name="Text_20_body">&gt;&gt;</text:p>
          </text:deletion>
        </text:changed-region>
        <text:changed-region xml:id="ct217338992" text:id="ct217338992">
          <text:insertion>
            <office:change-info>
              <dc:creator>Peter Camilleri</dc:creator>
              <dc:date>2015-04-25T13:25:00</dc:date>
            </office:change-info>
          </text:insertion>
        </text:changed-region>
        <text:changed-region xml:id="ct217339096" text:id="ct217339096">
          <text:deletion>
            <office:change-info>
              <dc:creator>Peter Camilleri</dc:creator>
              <dc:date>2015-04-25T14:29:00</dc:date>
            </office:change-info>
            <text:p text:style-name="Standard"/>
            <text:p text:style-name="Text_20_body">and</text:p>
          </text:deletion>
        </text:changed-region>
        <text:changed-region xml:id="ct217339200" text:id="ct217339200">
          <text:insertion>
            <office:change-info>
              <dc:creator>Peter Camilleri</dc:creator>
              <dc:date>2015-04-25T13:25:00</dc:date>
            </office:change-info>
          </text:insertion>
        </text:changed-region>
        <text:changed-region xml:id="ct217339304" text:id="ct217339304">
          <text:deletion>
            <office:change-info>
              <dc:creator>Peter Camilleri</dc:creator>
              <dc:date>2015-04-25T14:31:00</dc:date>
            </office:change-info>
            <text:p text:style-name="Text_20_body"/>
            <text:p text:style-name="Text_20_body">com</text:p>
          </text:deletion>
        </text:changed-region>
        <text:changed-region xml:id="ct217339408" text:id="ct217339408">
          <text:insertion>
            <office:change-info>
              <dc:creator>Peter Camilleri</dc:creator>
              <dc:date>2015-04-25T13:25:00</dc:date>
            </office:change-info>
          </text:insertion>
        </text:changed-region>
        <text:changed-region xml:id="ct217339512" text:id="ct217339512">
          <text:deletion>
            <office:change-info>
              <dc:creator>Peter Camilleri</dc:creator>
              <dc:date>2015-04-25T14:33:00</dc:date>
            </office:change-info>
            <text:p text:style-name="Text_20_body"/>
            <text:p text:style-name="Text_20_body">or</text:p>
          </text:deletion>
        </text:changed-region>
        <text:changed-region xml:id="ct217339616" text:id="ct217339616">
          <text:insertion>
            <office:change-info>
              <dc:creator>Peter Camilleri</dc:creator>
              <dc:date>2015-04-25T13:25:00</dc:date>
            </office:change-info>
          </text:insertion>
        </text:changed-region>
        <text:changed-region xml:id="ct217339720" text:id="ct217339720">
          <text:insertion>
            <office:change-info>
              <dc:creator>Peter Camilleri</dc:creator>
              <dc:date>2015-04-25T14:34:00</dc:date>
            </office:change-info>
          </text:insertion>
        </text:changed-region>
        <text:changed-region xml:id="ct217339824" text:id="ct217339824">
          <text:insertion>
            <office:change-info>
              <dc:creator>Peter Camilleri</dc:creator>
              <dc:date>2015-04-25T13:25:00</dc:date>
            </office:change-info>
          </text:insertion>
        </text:changed-region>
        <text:changed-region xml:id="ct217339928" text:id="ct217339928">
          <text:insertion>
            <office:change-info>
              <dc:creator>Peter Camilleri</dc:creator>
              <dc:date>2015-04-25T13:25:00</dc:date>
            </office:change-info>
          </text:insertion>
        </text:changed-region>
        <text:changed-region xml:id="ct217340032" text:id="ct217340032">
          <text:insertion>
            <office:change-info>
              <dc:creator>Peter Camilleri</dc:creator>
              <dc:date>2015-04-25T14:35:00</dc:date>
            </office:change-info>
          </text:insertion>
        </text:changed-region>
        <text:changed-region xml:id="ct217340136" text:id="ct217340136">
          <text:insertion>
            <office:change-info>
              <dc:creator>Peter Camilleri</dc:creator>
              <dc:date>2015-04-25T14:35:00</dc:date>
            </office:change-info>
          </text:insertion>
        </text:changed-region>
        <text:changed-region xml:id="ct217340240" text:id="ct217340240">
          <text:deletion>
            <office:change-info>
              <dc:creator>Peter Camilleri</dc:creator>
              <dc:date>2015-04-25T14:35:00</dc:date>
            </office:change-info>
            <text:p text:style-name="Standard"/>
            <text:p text:style-name="Text_20_body">xor</text:p>
          </text:deletion>
        </text:changed-region>
        <text:changed-region xml:id="ct217340344" text:id="ct217340344">
          <text:insertion>
            <office:change-info>
              <dc:creator>Peter Camilleri</dc:creator>
              <dc:date>2015-04-25T13:25:00</dc:date>
            </office:change-info>
          </text:insertion>
        </text:changed-region>
        <text:changed-region xml:id="ct217340448" text:id="ct217340448">
          <text:insertion>
            <office:change-info>
              <dc:creator>Peter Camilleri</dc:creator>
              <dc:date>2015-04-25T15:11:00</dc:date>
            </office:change-info>
          </text:insertion>
        </text:changed-region>
        <text:changed-region xml:id="ct217340552" text:id="ct217340552">
          <text:insertion>
            <office:change-info>
              <dc:creator>Peter Camilleri</dc:creator>
              <dc:date>2015-04-25T15:09:00</dc:date>
            </office:change-info>
          </text:insertion>
        </text:changed-region>
        <text:changed-region xml:id="ct217340656" text:id="ct217340656">
          <text:insertion>
            <office:change-info>
              <dc:creator>Peter Camilleri</dc:creator>
              <dc:date>2015-04-25T15:09:00</dc:date>
            </office:change-info>
          </text:insertion>
        </text:changed-region>
        <text:changed-region xml:id="ct217340760" text:id="ct217340760">
          <text:insertion>
            <office:change-info>
              <dc:creator>Peter Camilleri</dc:creator>
              <dc:date>2015-04-25T15:09:00</dc:date>
            </office:change-info>
          </text:insertion>
        </text:changed-region>
        <text:changed-region xml:id="ct217340864" text:id="ct217340864">
          <text:insertion>
            <office:change-info>
              <dc:creator>Peter Camilleri</dc:creator>
              <dc:date>2015-04-25T15:10:00</dc:date>
            </office:change-info>
          </text:insertion>
        </text:changed-region>
        <text:changed-region xml:id="ct217340968" text:id="ct217340968">
          <text:insertion>
            <office:change-info>
              <dc:creator>Peter Camilleri</dc:creator>
              <dc:date>2015-04-25T15:10:00</dc:date>
            </office:change-info>
          </text:insertion>
        </text:changed-region>
        <text:changed-region xml:id="ct217341072" text:id="ct217341072">
          <text:insertion>
            <office:change-info>
              <dc:creator>Peter Camilleri</dc:creator>
              <dc:date>2015-04-25T15:10:00</dc:date>
            </office:change-info>
          </text:insertion>
        </text:changed-region>
        <text:changed-region xml:id="ct217341176" text:id="ct217341176">
          <text:insertion>
            <office:change-info>
              <dc:creator>Peter Camilleri</dc:creator>
              <dc:date>2015-04-25T15:10:00</dc:date>
            </office:change-info>
          </text:insertion>
        </text:changed-region>
        <text:changed-region xml:id="ct217341280" text:id="ct217341280">
          <text:insertion>
            <office:change-info>
              <dc:creator>Peter Camilleri</dc:creator>
              <dc:date>2015-04-25T15:10:00</dc:date>
            </office:change-info>
          </text:insertion>
        </text:changed-region>
        <text:changed-region xml:id="ct217341384" text:id="ct217341384">
          <text:insertion>
            <office:change-info>
              <dc:creator>Peter Camilleri</dc:creator>
              <dc:date>2015-04-25T15:10:00</dc:date>
            </office:change-info>
          </text:insertion>
        </text:changed-region>
        <text:changed-region xml:id="ct217341488" text:id="ct217341488">
          <text:insertion>
            <office:change-info>
              <dc:creator>Peter Camilleri</dc:creator>
              <dc:date>2015-04-25T15:10:00</dc:date>
            </office:change-info>
          </text:insertion>
        </text:changed-region>
        <text:changed-region xml:id="ct217341592" text:id="ct217341592">
          <text:insertion>
            <office:change-info>
              <dc:creator>Peter Camilleri</dc:creator>
              <dc:date>2015-04-25T15:10:00</dc:date>
            </office:change-info>
          </text:insertion>
        </text:changed-region>
        <text:changed-region xml:id="ct217341696" text:id="ct217341696">
          <text:deletion>
            <office:change-info>
              <dc:creator>Peter Camilleri</dc:creator>
              <dc:date>2015-04-25T17:35:00</dc:date>
            </office:change-info>
            <text:p text:style-name="P1">Ipsum lorem</text:p>
          </text:deletion>
        </text:changed-region>
        <text:changed-region xml:id="ct217341800" text:id="ct217341800">
          <text:insertion>
            <office:change-info>
              <dc:creator>Peter Camilleri</dc:creator>
              <dc:date>2015-04-25T17:35:00</dc:date>
            </office:change-info>
          </text:insertion>
        </text:changed-region>
        <text:changed-region xml:id="ct217341904" text:id="ct217341904">
          <text:insertion>
            <office:change-info>
              <dc:creator>Peter Camilleri</dc:creator>
              <dc:date>2015-04-25T17:36:00</dc:date>
            </office:change-info>
          </text:insertion>
        </text:changed-region>
        <text:changed-region xml:id="ct217342008" text:id="ct217342008">
          <text:insertion>
            <office:change-info>
              <dc:creator>Peter Camilleri</dc:creator>
              <dc:date>2015-04-25T17:37:00</dc:date>
            </office:change-info>
          </text:insertion>
        </text:changed-region>
        <text:changed-region xml:id="ct217342112" text:id="ct217342112">
          <text:insertion>
            <office:change-info>
              <dc:creator>Peter Camilleri</dc:creator>
              <dc:date>2015-04-25T18:11:00</dc:date>
            </office:change-info>
          </text:insertion>
        </text:changed-region>
        <text:changed-region xml:id="ct217342216" text:id="ct217342216">
          <text:insertion>
            <office:change-info>
              <dc:creator>Peter Camilleri</dc:creator>
              <dc:date>2015-04-25T18:12:00</dc:date>
            </office:change-info>
          </text:insertion>
        </text:changed-region>
        <text:changed-region xml:id="ct217342320" text:id="ct217342320">
          <text:insertion>
            <office:change-info>
              <dc:creator>Peter Camilleri</dc:creator>
              <dc:date>2015-04-25T18:14:00</dc:date>
            </office:change-info>
          </text:insertion>
        </text:changed-region>
        <text:changed-region xml:id="ct217342424" text:id="ct217342424">
          <text:insertion>
            <office:change-info>
              <dc:creator>Peter Camilleri</dc:creator>
              <dc:date>2015-04-25T18:13:00</dc:date>
            </office:change-info>
          </text:insertion>
        </text:changed-region>
        <text:changed-region xml:id="ct217364000" text:id="ct217364000">
          <text:insertion>
            <office:change-info>
              <dc:creator>Peter Camilleri</dc:creator>
              <dc:date>2015-04-25T18:13:00</dc:date>
            </office:change-info>
          </text:insertion>
        </text:changed-region>
        <text:changed-region xml:id="ct217364104" text:id="ct217364104">
          <text:deletion>
            <office:change-info>
              <dc:creator>Peter Camilleri</dc:creator>
              <dc:date>2015-04-25T17:45:00</dc:date>
            </office:change-info>
            <text:p text:style-name="Text_20_body"/>
            <text:p text:style-name="Text_20_body">*</text:p>
          </text:deletion>
        </text:changed-region>
        <text:changed-region xml:id="ct217364208" text:id="ct217364208">
          <text:insertion>
            <office:change-info>
              <dc:creator>Peter Camilleri</dc:creator>
              <dc:date>2015-04-25T17:38:00</dc:date>
            </office:change-info>
          </text:insertion>
        </text:changed-region>
        <text:changed-region xml:id="ct217364312" text:id="ct217364312">
          <text:deletion>
            <office:change-info>
              <dc:creator>Peter Camilleri</dc:creator>
              <dc:date>2015-04-25T18:16:00</dc:date>
            </office:change-info>
            <text:p text:style-name="Standard"/>
            <text:p text:style-name="Text_20_body">**</text:p>
          </text:deletion>
        </text:changed-region>
        <text:changed-region xml:id="ct217364416" text:id="ct217364416">
          <text:insertion>
            <office:change-info>
              <dc:creator>Peter Camilleri</dc:creator>
              <dc:date>2015-04-25T17:38:00</dc:date>
            </office:change-info>
          </text:insertion>
        </text:changed-region>
        <text:changed-region xml:id="ct217364520" text:id="ct217364520">
          <text:insertion>
            <office:change-info>
              <dc:creator>Peter Camilleri</dc:creator>
              <dc:date>2015-04-25T22:45:00</dc:date>
            </office:change-info>
          </text:insertion>
        </text:changed-region>
        <text:changed-region xml:id="ct217364624" text:id="ct217364624">
          <text:insertion>
            <office:change-info>
              <dc:creator>Peter Camilleri</dc:creator>
              <dc:date>2015-04-25T22:46:00</dc:date>
            </office:change-info>
          </text:insertion>
        </text:changed-region>
        <text:changed-region xml:id="ct217364728" text:id="ct217364728">
          <text:insertion>
            <office:change-info>
              <dc:creator>Peter Camilleri</dc:creator>
              <dc:date>2015-04-25T17:38:00</dc:date>
            </office:change-info>
          </text:insertion>
        </text:changed-region>
        <text:changed-region xml:id="ct217364832" text:id="ct217364832">
          <text:insertion>
            <office:change-info>
              <dc:creator>Peter Camilleri</dc:creator>
              <dc:date>2015-04-25T17:38:00</dc:date>
            </office:change-info>
          </text:insertion>
        </text:changed-region>
        <text:changed-region xml:id="ct217364936" text:id="ct217364936">
          <text:insertion>
            <office:change-info>
              <dc:creator>Peter Camilleri</dc:creator>
              <dc:date>2015-04-25T17:38:00</dc:date>
            </office:change-info>
          </text:insertion>
        </text:changed-region>
        <text:changed-region xml:id="ct217365040" text:id="ct217365040">
          <text:insertion>
            <office:change-info>
              <dc:creator>Peter Camilleri</dc:creator>
              <dc:date>2015-04-25T17:38:00</dc:date>
            </office:change-info>
          </text:insertion>
        </text:changed-region>
        <text:changed-region xml:id="ct217365144" text:id="ct217365144">
          <text:insertion>
            <office:change-info>
              <dc:creator>Peter Camilleri</dc:creator>
              <dc:date>2015-04-25T17:38:00</dc:date>
            </office:change-info>
          </text:insertion>
        </text:changed-region>
        <text:changed-region xml:id="ct217365248" text:id="ct217365248">
          <text:insertion>
            <office:change-info>
              <dc:creator>Peter Camilleri</dc:creator>
              <dc:date>2015-04-25T17:38:00</dc:date>
            </office:change-info>
          </text:insertion>
        </text:changed-region>
        <text:changed-region xml:id="ct217365352" text:id="ct217365352">
          <text:insertion>
            <office:change-info>
              <dc:creator>Peter Camilleri</dc:creator>
              <dc:date>2015-04-25T17:38:00</dc:date>
            </office:change-info>
          </text:insertion>
        </text:changed-region>
        <text:changed-region xml:id="ct217365456" text:id="ct217365456">
          <text:insertion>
            <office:change-info>
              <dc:creator>Peter Camilleri</dc:creator>
              <dc:date>2015-04-25T22:38:00</dc:date>
            </office:change-info>
          </text:insertion>
        </text:changed-region>
        <text:changed-region xml:id="ct217365560" text:id="ct217365560">
          <text:insertion>
            <office:change-info>
              <dc:creator>Peter Camilleri</dc:creator>
              <dc:date>2015-04-25T22:38:00</dc:date>
            </office:change-info>
          </text:insertion>
        </text:changed-region>
        <text:changed-region xml:id="ct217365664" text:id="ct217365664">
          <text:deletion>
            <office:change-info>
              <dc:creator>Peter Camilleri</dc:creator>
              <dc:date>2015-04-25T22:48:00</dc:date>
            </office:change-info>
            <text:p text:style-name="Text_20_body">+</text:p>
          </text:deletion>
        </text:changed-region>
        <text:changed-region xml:id="ct217365768" text:id="ct217365768">
          <text:insertion>
            <office:change-info>
              <dc:creator>Peter Camilleri</dc:creator>
              <dc:date>2015-04-25T17:38:00</dc:date>
            </office:change-info>
          </text:insertion>
        </text:changed-region>
        <text:changed-region xml:id="ct217365872" text:id="ct217365872">
          <text:insertion>
            <office:change-info>
              <dc:creator>Peter Camilleri</dc:creator>
              <dc:date>2015-04-25T17:38:00</dc:date>
            </office:change-info>
          </text:insertion>
        </text:changed-region>
        <text:changed-region xml:id="ct217365976" text:id="ct217365976">
          <text:insertion>
            <office:change-info>
              <dc:creator>Peter Camilleri</dc:creator>
              <dc:date>2015-04-25T17:38:00</dc:date>
            </office:change-info>
          </text:insertion>
        </text:changed-region>
        <text:changed-region xml:id="ct217366080" text:id="ct217366080">
          <text:insertion>
            <office:change-info>
              <dc:creator>Peter Camilleri</dc:creator>
              <dc:date>2015-04-25T17:38:00</dc:date>
            </office:change-info>
          </text:insertion>
        </text:changed-region>
        <text:changed-region xml:id="ct217366184" text:id="ct217366184">
          <text:insertion>
            <office:change-info>
              <dc:creator>Peter Camilleri</dc:creator>
              <dc:date>2015-04-25T17:38:00</dc:date>
            </office:change-info>
          </text:insertion>
        </text:changed-region>
        <text:changed-region xml:id="ct217366288" text:id="ct217366288">
          <text:insertion>
            <office:change-info>
              <dc:creator>Peter Camilleri</dc:creator>
              <dc:date>2015-04-26T10:10:00</dc:date>
            </office:change-info>
          </text:insertion>
        </text:changed-region>
        <text:changed-region xml:id="ct217366392" text:id="ct217366392">
          <text:insertion>
            <office:change-info>
              <dc:creator>Peter Camilleri</dc:creator>
              <dc:date>2015-04-26T10:10:00</dc:date>
            </office:change-info>
          </text:insertion>
        </text:changed-region>
        <text:changed-region xml:id="ct217366496" text:id="ct217366496">
          <text:insertion>
            <office:change-info>
              <dc:creator>Peter Camilleri</dc:creator>
              <dc:date>2015-04-25T17:38:00</dc:date>
            </office:change-info>
          </text:insertion>
        </text:changed-region>
        <text:changed-region xml:id="ct217366600" text:id="ct217366600">
          <text:insertion>
            <office:change-info>
              <dc:creator>Peter Camilleri</dc:creator>
              <dc:date>2015-04-26T10:09:00</dc:date>
            </office:change-info>
          </text:insertion>
        </text:changed-region>
        <text:changed-region xml:id="ct217366704" text:id="ct217366704">
          <text:insertion>
            <office:change-info>
              <dc:creator>Peter Camilleri</dc:creator>
              <dc:date>2015-04-26T10:09:00</dc:date>
            </office:change-info>
          </text:insertion>
        </text:changed-region>
        <text:changed-region xml:id="ct217366808" text:id="ct217366808">
          <text:insertion>
            <office:change-info>
              <dc:creator>Peter Camilleri</dc:creator>
              <dc:date>2015-04-26T10:09:00</dc:date>
            </office:change-info>
          </text:insertion>
        </text:changed-region>
        <text:changed-region xml:id="ct217366912" text:id="ct217366912">
          <text:insertion>
            <office:change-info>
              <dc:creator>Peter Camilleri</dc:creator>
              <dc:date>2015-04-26T10:11:00</dc:date>
            </office:change-info>
          </text:insertion>
        </text:changed-region>
        <text:changed-region xml:id="ct217367056" text:id="ct217367056">
          <text:insertion>
            <office:change-info>
              <dc:creator>Peter Camilleri</dc:creator>
              <dc:date>2015-04-26T10:10:00</dc:date>
            </office:change-info>
          </text:insertion>
        </text:changed-region>
        <text:changed-region xml:id="ct217367160" text:id="ct217367160">
          <text:deletion>
            <office:change-info>
              <dc:creator>Peter Camilleri</dc:creator>
              <dc:date>2015-04-25T22:49:00</dc:date>
            </office:change-info>
            <text:p text:style-name="Text_20_body"/>
            <text:p text:style-name="Text_20_body">-</text:p>
          </text:deletion>
        </text:changed-region>
        <text:changed-region xml:id="ct217367264" text:id="ct217367264">
          <text:insertion>
            <office:change-info>
              <dc:creator>Peter Camilleri</dc:creator>
              <dc:date>2015-04-25T17:38:00</dc:date>
            </office:change-info>
          </text:insertion>
        </text:changed-region>
        <text:changed-region xml:id="ct217367472" text:id="ct217367472">
          <text:deletion>
            <office:change-info>
              <dc:creator>Peter Camilleri</dc:creator>
              <dc:date>2015-04-25T22:50:00</dc:date>
            </office:change-info>
            <text:p text:style-name="Text_20_body"/>
            <text:p text:style-name="Text_20_body"/>
          </text:deletion>
        </text:changed-region>
        <text:changed-region xml:id="ct217367368" text:id="ct217367368">
          <text:deletion>
            <office:change-info>
              <dc:creator>Peter Camilleri</dc:creator>
              <dc:date>2015-04-25T22:49:00</dc:date>
            </office:change-info>
            <text:p text:style-name="Text_20_body">.1/x</text:p>
          </text:deletion>
        </text:changed-region>
        <text:changed-region xml:id="ct217367576" text:id="ct217367576">
          <text:insertion>
            <office:change-info>
              <dc:creator>Peter Camilleri</dc:creator>
              <dc:date>2015-04-25T17:38:00</dc:date>
            </office:change-info>
          </text:insertion>
        </text:changed-region>
        <text:changed-region xml:id="ct217367680" text:id="ct217367680">
          <text:deletion>
            <office:change-info>
              <dc:creator>Peter Camilleri</dc:creator>
              <dc:date>2015-04-25T22:52:00</dc:date>
            </office:change-info>
            <text:p text:style-name="Text_20_body"/>
            <text:p text:style-name="Text_20_body">.10**</text:p>
          </text:deletion>
        </text:changed-region>
        <text:changed-region xml:id="ct217367784" text:id="ct217367784">
          <text:insertion>
            <office:change-info>
              <dc:creator>Peter Camilleri</dc:creator>
              <dc:date>2015-04-25T17:38:00</dc:date>
            </office:change-info>
          </text:insertion>
        </text:changed-region>
        <text:changed-region xml:id="ct217367888" text:id="ct217367888">
          <text:deletion>
            <office:change-info>
              <dc:creator>Peter Camilleri</dc:creator>
              <dc:date>2015-04-25T23:06:00</dc:date>
            </office:change-info>
            <text:p text:style-name="Text_20_body"/>
            <text:p text:style-name="Text_20_body">.2**</text:p>
          </text:deletion>
        </text:changed-region>
        <text:changed-region xml:id="ct217367992" text:id="ct217367992">
          <text:insertion>
            <office:change-info>
              <dc:creator>Peter Camilleri</dc:creator>
              <dc:date>2015-04-25T17:38:00</dc:date>
            </office:change-info>
          </text:insertion>
        </text:changed-region>
        <text:changed-region xml:id="ct217368200" text:id="ct217368200">
          <text:deletion>
            <office:change-info>
              <dc:creator>Peter Camilleri</dc:creator>
              <dc:date>2015-04-25T23:07:00</dc:date>
            </office:change-info>
            <text:p text:style-name="Text_20_body"/>
            <text:p text:style-name="Text_20_body"/>
          </text:deletion>
        </text:changed-region>
        <text:changed-region xml:id="ct217368096" text:id="ct217368096">
          <text:deletion>
            <office:change-info>
              <dc:creator>Peter Camilleri</dc:creator>
              <dc:date>2015-04-25T23:06:00</dc:date>
            </office:change-info>
            <text:p text:style-name="Text_20_body">.abs</text:p>
          </text:deletion>
        </text:changed-region>
        <text:changed-region xml:id="ct217368304" text:id="ct217368304">
          <text:insertion>
            <office:change-info>
              <dc:creator>Peter Camilleri</dc:creator>
              <dc:date>2015-04-25T17:38:00</dc:date>
            </office:change-info>
          </text:insertion>
        </text:changed-region>
        <text:changed-region xml:id="ct217368408" text:id="ct217368408">
          <text:deletion>
            <office:change-info>
              <dc:creator>Peter Camilleri</dc:creator>
              <dc:date>2015-04-25T23:07:00</dc:date>
            </office:change-info>
            <text:p text:style-name="Text_20_body"/>
            <text:p text:style-name="Text_20_body">.acos</text:p>
          </text:deletion>
        </text:changed-region>
        <text:changed-region xml:id="ct217368512" text:id="ct217368512">
          <text:insertion>
            <office:change-info>
              <dc:creator>Peter Camilleri</dc:creator>
              <dc:date>2015-04-25T17:38:00</dc:date>
            </office:change-info>
          </text:insertion>
        </text:changed-region>
        <text:changed-region xml:id="ct217368928" text:id="ct217368928">
          <text:insertion>
            <office:change-info>
              <dc:creator>Peter Camilleri</dc:creator>
              <dc:date>2015-04-26T13:39:00</dc:date>
            </office:change-info>
          </text:insertion>
        </text:changed-region>
        <text:changed-region xml:id="ct217369032" text:id="ct217369032">
          <text:insertion>
            <office:change-info>
              <dc:creator>Peter Camilleri</dc:creator>
              <dc:date>2015-04-26T13:38:00</dc:date>
            </office:change-info>
          </text:insertion>
        </text:changed-region>
        <text:changed-region xml:id="ct217369136" text:id="ct217369136">
          <text:insertion>
            <office:change-info>
              <dc:creator>Peter Camilleri</dc:creator>
              <dc:date>2015-04-25T17:38:00</dc:date>
            </office:change-info>
          </text:insertion>
        </text:changed-region>
        <text:changed-region xml:id="ct217369240" text:id="ct217369240">
          <text:insertion>
            <office:change-info>
              <dc:creator>Peter Camilleri</dc:creator>
              <dc:date>2015-04-25T17:38:00</dc:date>
            </office:change-info>
          </text:insertion>
        </text:changed-region>
        <text:changed-region xml:id="ct217369344" text:id="ct217369344">
          <text:insertion>
            <office:change-info>
              <dc:creator>Peter Camilleri</dc:creator>
              <dc:date>2015-04-26T13:45:00</dc:date>
            </office:change-info>
          </text:insertion>
        </text:changed-region>
        <text:changed-region xml:id="ct217369448" text:id="ct217369448">
          <text:insertion>
            <office:change-info>
              <dc:creator>Peter Camilleri</dc:creator>
              <dc:date>2015-04-26T13:45:00</dc:date>
            </office:change-info>
          </text:insertion>
        </text:changed-region>
        <text:changed-region xml:id="ct217369552" text:id="ct217369552">
          <text:insertion>
            <office:change-info>
              <dc:creator>Peter Camilleri</dc:creator>
              <dc:date>2015-04-26T13:45:00</dc:date>
            </office:change-info>
          </text:insertion>
        </text:changed-region>
        <text:changed-region xml:id="ct217369656" text:id="ct217369656">
          <text:insertion>
            <office:change-info>
              <dc:creator>Peter Camilleri</dc:creator>
              <dc:date>2015-04-26T13:45:00</dc:date>
            </office:change-info>
          </text:insertion>
        </text:changed-region>
        <text:changed-region xml:id="ct217369760" text:id="ct217369760">
          <text:deletion>
            <office:change-info>
              <dc:creator>Peter Camilleri</dc:creator>
              <dc:date>2015-04-25T23:09:00</dc:date>
            </office:change-info>
            <text:p text:style-name="Text_20_body"/>
            <text:p text:style-name="Text_20_body">.acosh</text:p>
          </text:deletion>
        </text:changed-region>
        <text:changed-region xml:id="ct217370072" text:id="ct217370072">
          <text:insertion>
            <office:change-info>
              <dc:creator>Peter Camilleri</dc:creator>
              <dc:date>2015-04-25T17:38:00</dc:date>
            </office:change-info>
          </text:insertion>
        </text:changed-region>
        <text:changed-region xml:id="ct217370176" text:id="ct217370176">
          <text:insertion>
            <office:change-info>
              <dc:creator>Peter Camilleri</dc:creator>
              <dc:date>2015-04-25T17:38:00</dc:date>
            </office:change-info>
          </text:insertion>
        </text:changed-region>
        <text:changed-region xml:id="ct217370280" text:id="ct217370280">
          <text:insertion>
            <office:change-info>
              <dc:creator>Peter Camilleri</dc:creator>
              <dc:date>2015-04-25T17:38:00</dc:date>
            </office:change-info>
          </text:insertion>
        </text:changed-region>
        <text:changed-region xml:id="ct217370384" text:id="ct217370384">
          <text:deletion>
            <office:change-info>
              <dc:creator>Peter Camilleri</dc:creator>
              <dc:date>2015-04-25T23:09:00</dc:date>
            </office:change-info>
            <text:p text:style-name="Text_20_body"/>
            <text:p text:style-name="Text_20_body">.angle</text:p>
          </text:deletion>
        </text:changed-region>
        <text:changed-region xml:id="ct217370488" text:id="ct217370488">
          <text:insertion>
            <office:change-info>
              <dc:creator>Peter Camilleri</dc:creator>
              <dc:date>2015-04-25T17:38:00</dc:date>
            </office:change-info>
          </text:insertion>
        </text:changed-region>
        <text:changed-region xml:id="ct217370592" text:id="ct217370592">
          <text:insertion>
            <office:change-info>
              <dc:creator>Peter Camilleri</dc:creator>
              <dc:date>2015-04-25T17:38:00</dc:date>
            </office:change-info>
          </text:insertion>
        </text:changed-region>
        <text:changed-region xml:id="ct217370696" text:id="ct217370696">
          <text:insertion>
            <office:change-info>
              <dc:creator>Peter Camilleri</dc:creator>
              <dc:date>2015-04-25T17:38:00</dc:date>
            </office:change-info>
          </text:insertion>
        </text:changed-region>
        <text:changed-region xml:id="ct217370800" text:id="ct217370800">
          <text:insertion>
            <office:change-info>
              <dc:creator>Peter Camilleri</dc:creator>
              <dc:date>2015-04-25T17:38:00</dc:date>
            </office:change-info>
          </text:insertion>
        </text:changed-region>
        <text:changed-region xml:id="ct217370904" text:id="ct217370904">
          <text:deletion>
            <office:change-info>
              <dc:creator>Peter Camilleri</dc:creator>
              <dc:date>2015-04-25T23:09:00</dc:date>
            </office:change-info>
            <text:p text:style-name="Text_20_body"/>
            <text:p text:style-name="Text_20_body">.asin</text:p>
          </text:deletion>
        </text:changed-region>
        <text:changed-region xml:id="ct217371008" text:id="ct217371008">
          <text:insertion>
            <office:change-info>
              <dc:creator>Peter Camilleri</dc:creator>
              <dc:date>2015-04-25T17:38:00</dc:date>
            </office:change-info>
          </text:insertion>
        </text:changed-region>
        <text:changed-region xml:id="ct217371152" text:id="ct217371152">
          <text:insertion>
            <office:change-info>
              <dc:creator>Peter Camilleri</dc:creator>
              <dc:date>2015-04-25T17:38:00</dc:date>
            </office:change-info>
          </text:insertion>
        </text:changed-region>
        <text:changed-region xml:id="ct217371256" text:id="ct217371256">
          <text:insertion>
            <office:change-info>
              <dc:creator>Peter Camilleri</dc:creator>
              <dc:date>2015-04-25T17:38:00</dc:date>
            </office:change-info>
          </text:insertion>
        </text:changed-region>
        <text:changed-region xml:id="ct217371360" text:id="ct217371360">
          <text:insertion>
            <office:change-info>
              <dc:creator>Peter Camilleri</dc:creator>
              <dc:date>2015-04-25T17:38:00</dc:date>
            </office:change-info>
          </text:insertion>
        </text:changed-region>
        <text:changed-region xml:id="ct217371464" text:id="ct217371464">
          <text:insertion>
            <office:change-info>
              <dc:creator>Peter Camilleri</dc:creator>
              <dc:date>2015-04-25T17:38:00</dc:date>
            </office:change-info>
          </text:insertion>
        </text:changed-region>
        <text:changed-region xml:id="ct217371568" text:id="ct217371568">
          <text:deletion>
            <office:change-info>
              <dc:creator>Peter Camilleri</dc:creator>
              <dc:date>2015-04-25T23:09:00</dc:date>
            </office:change-info>
            <text:p text:style-name="Text_20_body"/>
            <text:p text:style-name="Text_20_body">.asinh</text:p>
          </text:deletion>
        </text:changed-region>
        <text:changed-region xml:id="ct217371672" text:id="ct217371672">
          <text:insertion>
            <office:change-info>
              <dc:creator>Peter Camilleri</dc:creator>
              <dc:date>2015-04-25T17:38:00</dc:date>
            </office:change-info>
          </text:insertion>
        </text:changed-region>
        <text:changed-region xml:id="ct217371776" text:id="ct217371776">
          <text:insertion>
            <office:change-info>
              <dc:creator>Peter Camilleri</dc:creator>
              <dc:date>2015-04-25T17:38:00</dc:date>
            </office:change-info>
          </text:insertion>
        </text:changed-region>
        <text:changed-region xml:id="ct217371880" text:id="ct217371880">
          <text:insertion>
            <office:change-info>
              <dc:creator>Peter Camilleri</dc:creator>
              <dc:date>2015-04-25T17:38:00</dc:date>
            </office:change-info>
          </text:insertion>
        </text:changed-region>
        <text:changed-region xml:id="ct217371984" text:id="ct217371984">
          <text:insertion>
            <office:change-info>
              <dc:creator>Peter Camilleri</dc:creator>
              <dc:date>2015-04-25T17:38:00</dc:date>
            </office:change-info>
          </text:insertion>
        </text:changed-region>
        <text:changed-region xml:id="ct217372088" text:id="ct217372088">
          <text:insertion>
            <office:change-info>
              <dc:creator>Peter Camilleri</dc:creator>
              <dc:date>2015-04-25T17:38:00</dc:date>
            </office:change-info>
          </text:insertion>
        </text:changed-region>
        <text:changed-region xml:id="ct217372192" text:id="ct217372192">
          <text:deletion>
            <office:change-info>
              <dc:creator>Peter Camilleri</dc:creator>
              <dc:date>2015-04-25T23:10:00</dc:date>
            </office:change-info>
            <text:p text:style-name="Text_20_body"/>
            <text:p text:style-name="Text_20_body">.atan</text:p>
          </text:deletion>
        </text:changed-region>
        <text:changed-region xml:id="ct217372296" text:id="ct217372296">
          <text:insertion>
            <office:change-info>
              <dc:creator>Peter Camilleri</dc:creator>
              <dc:date>2015-04-25T17:38:00</dc:date>
            </office:change-info>
          </text:insertion>
        </text:changed-region>
        <text:changed-region xml:id="ct217372400" text:id="ct217372400">
          <text:insertion>
            <office:change-info>
              <dc:creator>Peter Camilleri</dc:creator>
              <dc:date>2015-04-25T17:38:00</dc:date>
            </office:change-info>
          </text:insertion>
        </text:changed-region>
        <text:changed-region xml:id="ct217372504" text:id="ct217372504">
          <text:insertion>
            <office:change-info>
              <dc:creator>Peter Camilleri</dc:creator>
              <dc:date>2015-04-25T17:38:00</dc:date>
            </office:change-info>
          </text:insertion>
        </text:changed-region>
        <text:changed-region xml:id="ct217372608" text:id="ct217372608">
          <text:insertion>
            <office:change-info>
              <dc:creator>Peter Camilleri</dc:creator>
              <dc:date>2015-04-25T17:38:00</dc:date>
            </office:change-info>
          </text:insertion>
        </text:changed-region>
        <text:changed-region xml:id="ct217372712" text:id="ct217372712">
          <text:insertion>
            <office:change-info>
              <dc:creator>Peter Camilleri</dc:creator>
              <dc:date>2015-04-25T17:38:00</dc:date>
            </office:change-info>
          </text:insertion>
        </text:changed-region>
        <text:changed-region xml:id="ct217372816" text:id="ct217372816">
          <text:deletion>
            <office:change-info>
              <dc:creator>Peter Camilleri</dc:creator>
              <dc:date>2015-04-25T23:10:00</dc:date>
            </office:change-info>
            <text:p text:style-name="Text_20_body"/>
            <text:p text:style-name="Text_20_body">.atan2</text:p>
          </text:deletion>
        </text:changed-region>
        <text:changed-region xml:id="ct217372920" text:id="ct217372920">
          <text:insertion>
            <office:change-info>
              <dc:creator>Peter Camilleri</dc:creator>
              <dc:date>2015-04-25T17:38:00</dc:date>
            </office:change-info>
          </text:insertion>
        </text:changed-region>
        <text:changed-region xml:id="ct217373024" text:id="ct217373024">
          <text:insertion>
            <office:change-info>
              <dc:creator>Peter Camilleri</dc:creator>
              <dc:date>2015-04-25T17:38:00</dc:date>
            </office:change-info>
          </text:insertion>
        </text:changed-region>
        <text:changed-region xml:id="ct217373128" text:id="ct217373128">
          <text:insertion>
            <office:change-info>
              <dc:creator>Peter Camilleri</dc:creator>
              <dc:date>2015-04-25T17:38:00</dc:date>
            </office:change-info>
          </text:insertion>
        </text:changed-region>
        <text:changed-region xml:id="ct217373232" text:id="ct217373232">
          <text:insertion>
            <office:change-info>
              <dc:creator>Peter Camilleri</dc:creator>
              <dc:date>2015-04-25T17:38:00</dc:date>
            </office:change-info>
          </text:insertion>
        </text:changed-region>
        <text:changed-region xml:id="ct217373336" text:id="ct217373336">
          <text:insertion>
            <office:change-info>
              <dc:creator>Peter Camilleri</dc:creator>
              <dc:date>2015-04-25T17:38:00</dc:date>
            </office:change-info>
          </text:insertion>
        </text:changed-region>
        <text:changed-region xml:id="ct217373544" text:id="ct217373544">
          <text:deletion>
            <office:change-info>
              <dc:creator>Peter Camilleri</dc:creator>
              <dc:date>2015-04-25T23:12:00</dc:date>
            </office:change-info>
            <text:p text:style-name="Text_20_body"/>
            <text:p text:style-name="Text_20_body"/>
          </text:deletion>
        </text:changed-region>
        <text:changed-region xml:id="ct217373440" text:id="ct217373440">
          <text:deletion>
            <office:change-info>
              <dc:creator>Peter Camilleri</dc:creator>
              <dc:date>2015-04-25T23:11:00</dc:date>
            </office:change-info>
            <text:p text:style-name="Text_20_body">.atanh</text:p>
          </text:deletion>
        </text:changed-region>
        <text:changed-region xml:id="ct217373648" text:id="ct217373648">
          <text:insertion>
            <office:change-info>
              <dc:creator>Peter Camilleri</dc:creator>
              <dc:date>2015-04-25T17:38:00</dc:date>
            </office:change-info>
          </text:insertion>
        </text:changed-region>
        <text:changed-region xml:id="ct217373752" text:id="ct217373752">
          <text:insertion>
            <office:change-info>
              <dc:creator>Peter Camilleri</dc:creator>
              <dc:date>2015-04-25T17:38:00</dc:date>
            </office:change-info>
          </text:insertion>
        </text:changed-region>
        <text:changed-region xml:id="ct217373856" text:id="ct217373856">
          <text:insertion>
            <office:change-info>
              <dc:creator>Peter Camilleri</dc:creator>
              <dc:date>2015-04-25T17:38:00</dc:date>
            </office:change-info>
          </text:insertion>
        </text:changed-region>
        <text:changed-region xml:id="ct217373960" text:id="ct217373960">
          <text:insertion>
            <office:change-info>
              <dc:creator>Peter Camilleri</dc:creator>
              <dc:date>2015-04-25T17:38:00</dc:date>
            </office:change-info>
          </text:insertion>
        </text:changed-region>
        <text:changed-region xml:id="ct217374064" text:id="ct217374064">
          <text:insertion>
            <office:change-info>
              <dc:creator>Peter Camilleri</dc:creator>
              <dc:date>2015-04-25T17:38:00</dc:date>
            </office:change-info>
          </text:insertion>
        </text:changed-region>
        <text:changed-region xml:id="ct217374168" text:id="ct217374168">
          <text:deletion>
            <office:change-info>
              <dc:creator>Peter Camilleri</dc:creator>
              <dc:date>2015-04-25T23:12:00</dc:date>
            </office:change-info>
            <text:p text:style-name="Text_20_body"/>
            <text:p text:style-name="Text_20_body">.c2p</text:p>
          </text:deletion>
        </text:changed-region>
        <text:changed-region xml:id="ct217374272" text:id="ct217374272">
          <text:insertion>
            <office:change-info>
              <dc:creator>Peter Camilleri</dc:creator>
              <dc:date>2015-04-25T17:38:00</dc:date>
            </office:change-info>
          </text:insertion>
        </text:changed-region>
        <text:changed-region xml:id="ct217374376" text:id="ct217374376">
          <text:insertion>
            <office:change-info>
              <dc:creator>Peter Camilleri</dc:creator>
              <dc:date>2015-04-25T17:38:00</dc:date>
            </office:change-info>
          </text:insertion>
        </text:changed-region>
        <text:changed-region xml:id="ct217374480" text:id="ct217374480">
          <text:insertion>
            <office:change-info>
              <dc:creator>Peter Camilleri</dc:creator>
              <dc:date>2015-04-25T17:38:00</dc:date>
            </office:change-info>
          </text:insertion>
        </text:changed-region>
        <text:changed-region xml:id="ct217374584" text:id="ct217374584">
          <text:insertion>
            <office:change-info>
              <dc:creator>Peter Camilleri</dc:creator>
              <dc:date>2015-04-25T17:38:00</dc:date>
            </office:change-info>
          </text:insertion>
        </text:changed-region>
        <text:changed-region xml:id="ct217374688" text:id="ct217374688">
          <text:insertion>
            <office:change-info>
              <dc:creator>Peter Camilleri</dc:creator>
              <dc:date>2015-04-25T17:38:00</dc:date>
            </office:change-info>
          </text:insertion>
        </text:changed-region>
        <text:changed-region xml:id="ct217374896" text:id="ct217374896">
          <text:deletion>
            <office:change-info>
              <dc:creator>Peter Camilleri</dc:creator>
              <dc:date>2015-04-25T23:13:00</dc:date>
            </office:change-info>
            <text:p text:style-name="Text_20_body"/>
            <text:p text:style-name="Text_20_body"/>
          </text:deletion>
        </text:changed-region>
        <text:changed-region xml:id="ct217374792" text:id="ct217374792">
          <text:deletion>
            <office:change-info>
              <dc:creator>Peter Camilleri</dc:creator>
              <dc:date>2015-04-25T23:12:00</dc:date>
            </office:change-info>
            <text:p text:style-name="Text_20_body">.cbrt</text:p>
          </text:deletion>
        </text:changed-region>
        <text:changed-region xml:id="ct217375000" text:id="ct217375000">
          <text:insertion>
            <office:change-info>
              <dc:creator>Peter Camilleri</dc:creator>
              <dc:date>2015-04-25T17:38:00</dc:date>
            </office:change-info>
          </text:insertion>
        </text:changed-region>
        <text:changed-region xml:id="ct217375104" text:id="ct217375104">
          <text:insertion>
            <office:change-info>
              <dc:creator>Peter Camilleri</dc:creator>
              <dc:date>2015-04-25T17:38:00</dc:date>
            </office:change-info>
          </text:insertion>
        </text:changed-region>
        <text:changed-region xml:id="ct217375248" text:id="ct217375248">
          <text:insertion>
            <office:change-info>
              <dc:creator>Peter Camilleri</dc:creator>
              <dc:date>2015-04-25T17:38:00</dc:date>
            </office:change-info>
          </text:insertion>
        </text:changed-region>
        <text:changed-region xml:id="ct217375352" text:id="ct217375352">
          <text:insertion>
            <office:change-info>
              <dc:creator>Peter Camilleri</dc:creator>
              <dc:date>2015-04-25T17:38:00</dc:date>
            </office:change-info>
          </text:insertion>
        </text:changed-region>
        <text:changed-region xml:id="ct217375456" text:id="ct217375456">
          <text:insertion>
            <office:change-info>
              <dc:creator>Peter Camilleri</dc:creator>
              <dc:date>2015-04-25T17:38:00</dc:date>
            </office:change-info>
          </text:insertion>
        </text:changed-region>
        <text:changed-region xml:id="ct217375560" text:id="ct217375560">
          <text:deletion>
            <office:change-info>
              <dc:creator>Peter Camilleri</dc:creator>
              <dc:date>2015-04-25T23:13:00</dc:date>
            </office:change-info>
            <text:p text:style-name="Text_20_body"/>
            <text:p text:style-name="Text_20_body">.ceil</text:p>
          </text:deletion>
        </text:changed-region>
        <text:changed-region xml:id="ct217375664" text:id="ct217375664">
          <text:insertion>
            <office:change-info>
              <dc:creator>Peter Camilleri</dc:creator>
              <dc:date>2015-04-25T17:38:00</dc:date>
            </office:change-info>
          </text:insertion>
        </text:changed-region>
        <text:changed-region xml:id="ct217375768" text:id="ct217375768">
          <text:insertion>
            <office:change-info>
              <dc:creator>Peter Camilleri</dc:creator>
              <dc:date>2015-04-25T17:38:00</dc:date>
            </office:change-info>
          </text:insertion>
        </text:changed-region>
        <text:changed-region xml:id="ct217375872" text:id="ct217375872">
          <text:insertion>
            <office:change-info>
              <dc:creator>Peter Camilleri</dc:creator>
              <dc:date>2015-04-25T17:38:00</dc:date>
            </office:change-info>
          </text:insertion>
        </text:changed-region>
        <text:changed-region xml:id="ct217375976" text:id="ct217375976">
          <text:insertion>
            <office:change-info>
              <dc:creator>Peter Camilleri</dc:creator>
              <dc:date>2015-04-25T17:38:00</dc:date>
            </office:change-info>
          </text:insertion>
        </text:changed-region>
        <text:changed-region xml:id="ct217376080" text:id="ct217376080">
          <text:insertion>
            <office:change-info>
              <dc:creator>Peter Camilleri</dc:creator>
              <dc:date>2015-04-25T17:38:00</dc:date>
            </office:change-info>
          </text:insertion>
        </text:changed-region>
        <text:changed-region xml:id="ct217376184" text:id="ct217376184">
          <text:insertion>
            <office:change-info>
              <dc:creator>Peter Camilleri</dc:creator>
              <dc:date>2015-04-25T17:38:00</dc:date>
            </office:change-info>
          </text:insertion>
        </text:changed-region>
        <text:changed-region xml:id="ct217376288" text:id="ct217376288">
          <text:deletion>
            <office:change-info>
              <dc:creator>Peter Camilleri</dc:creator>
              <dc:date>2015-04-25T23:13:00</dc:date>
            </office:change-info>
            <text:p text:style-name="Text_20_body"/>
            <text:p text:style-name="Text_20_body">.conjugate</text:p>
          </text:deletion>
        </text:changed-region>
        <text:changed-region xml:id="ct217376392" text:id="ct217376392">
          <text:insertion>
            <office:change-info>
              <dc:creator>Peter Camilleri</dc:creator>
              <dc:date>2015-04-25T17:38:00</dc:date>
            </office:change-info>
          </text:insertion>
        </text:changed-region>
        <text:changed-region xml:id="ct217376496" text:id="ct217376496">
          <text:insertion>
            <office:change-info>
              <dc:creator>Peter Camilleri</dc:creator>
              <dc:date>2015-04-25T17:38:00</dc:date>
            </office:change-info>
          </text:insertion>
        </text:changed-region>
        <text:changed-region xml:id="ct217376600" text:id="ct217376600">
          <text:insertion>
            <office:change-info>
              <dc:creator>Peter Camilleri</dc:creator>
              <dc:date>2015-04-25T17:38:00</dc:date>
            </office:change-info>
          </text:insertion>
        </text:changed-region>
        <text:changed-region xml:id="ct217376704" text:id="ct217376704">
          <text:insertion>
            <office:change-info>
              <dc:creator>Peter Camilleri</dc:creator>
              <dc:date>2015-04-25T17:38:00</dc:date>
            </office:change-info>
          </text:insertion>
        </text:changed-region>
        <text:changed-region xml:id="ct217376808" text:id="ct217376808">
          <text:deletion>
            <office:change-info>
              <dc:creator>Peter Camilleri</dc:creator>
              <dc:date>2015-04-25T23:13:00</dc:date>
            </office:change-info>
            <text:p text:style-name="Text_20_body"/>
            <text:p text:style-name="Text_20_body">.cos</text:p>
          </text:deletion>
        </text:changed-region>
        <text:changed-region xml:id="ct217376912" text:id="ct217376912">
          <text:insertion>
            <office:change-info>
              <dc:creator>Peter Camilleri</dc:creator>
              <dc:date>2015-04-25T17:38:00</dc:date>
            </office:change-info>
          </text:insertion>
        </text:changed-region>
        <text:changed-region xml:id="ct217377016" text:id="ct217377016">
          <text:insertion>
            <office:change-info>
              <dc:creator>Peter Camilleri</dc:creator>
              <dc:date>2015-04-25T17:38:00</dc:date>
            </office:change-info>
          </text:insertion>
        </text:changed-region>
        <text:changed-region xml:id="ct217377120" text:id="ct217377120">
          <text:insertion>
            <office:change-info>
              <dc:creator>Peter Camilleri</dc:creator>
              <dc:date>2015-04-25T17:38:00</dc:date>
            </office:change-info>
          </text:insertion>
        </text:changed-region>
        <text:changed-region xml:id="ct217377224" text:id="ct217377224">
          <text:insertion>
            <office:change-info>
              <dc:creator>Peter Camilleri</dc:creator>
              <dc:date>2015-04-25T17:38:00</dc:date>
            </office:change-info>
          </text:insertion>
        </text:changed-region>
        <text:changed-region xml:id="ct217377328" text:id="ct217377328">
          <text:insertion>
            <office:change-info>
              <dc:creator>Peter Camilleri</dc:creator>
              <dc:date>2015-04-25T17:38:00</dc:date>
            </office:change-info>
          </text:insertion>
        </text:changed-region>
        <text:changed-region xml:id="ct217377536" text:id="ct217377536">
          <text:deletion>
            <office:change-info>
              <dc:creator>Peter Camilleri</dc:creator>
              <dc:date>2015-04-25T23:14:00</dc:date>
            </office:change-info>
            <text:p text:style-name="Text_20_body"/>
            <text:p text:style-name="Text_20_body"/>
          </text:deletion>
        </text:changed-region>
        <text:changed-region xml:id="ct217377432" text:id="ct217377432">
          <text:deletion>
            <office:change-info>
              <dc:creator>Peter Camilleri</dc:creator>
              <dc:date>2015-04-25T23:13:00</dc:date>
            </office:change-info>
            <text:p text:style-name="Text_20_body">.cosh</text:p>
          </text:deletion>
        </text:changed-region>
        <text:changed-region xml:id="ct217377640" text:id="ct217377640">
          <text:insertion>
            <office:change-info>
              <dc:creator>Peter Camilleri</dc:creator>
              <dc:date>2015-04-25T17:38:00</dc:date>
            </office:change-info>
          </text:insertion>
        </text:changed-region>
        <text:changed-region xml:id="ct217377744" text:id="ct217377744">
          <text:insertion>
            <office:change-info>
              <dc:creator>Peter Camilleri</dc:creator>
              <dc:date>2015-04-25T17:38:00</dc:date>
            </office:change-info>
          </text:insertion>
        </text:changed-region>
        <text:changed-region xml:id="ct217377848" text:id="ct217377848">
          <text:insertion>
            <office:change-info>
              <dc:creator>Peter Camilleri</dc:creator>
              <dc:date>2015-04-25T17:38:00</dc:date>
            </office:change-info>
          </text:insertion>
        </text:changed-region>
        <text:changed-region xml:id="ct217377952" text:id="ct217377952">
          <text:insertion>
            <office:change-info>
              <dc:creator>Peter Camilleri</dc:creator>
              <dc:date>2015-04-25T17:38:00</dc:date>
            </office:change-info>
          </text:insertion>
        </text:changed-region>
        <text:changed-region xml:id="ct217378056" text:id="ct217378056">
          <text:insertion>
            <office:change-info>
              <dc:creator>Peter Camilleri</dc:creator>
              <dc:date>2015-04-25T17:38:00</dc:date>
            </office:change-info>
          </text:insertion>
        </text:changed-region>
        <text:changed-region xml:id="ct217378160" text:id="ct217378160">
          <text:deletion>
            <office:change-info>
              <dc:creator>Peter Camilleri</dc:creator>
              <dc:date>2015-04-25T23:14:00</dc:date>
            </office:change-info>
            <text:p text:style-name="Text_20_body"/>
            <text:p text:style-name="Text_20_body">.cube</text:p>
          </text:deletion>
        </text:changed-region>
        <text:changed-region xml:id="ct217378264" text:id="ct217378264">
          <text:insertion>
            <office:change-info>
              <dc:creator>Peter Camilleri</dc:creator>
              <dc:date>2015-04-25T17:38:00</dc:date>
            </office:change-info>
          </text:insertion>
        </text:changed-region>
        <text:changed-region xml:id="ct217378368" text:id="ct217378368">
          <text:insertion>
            <office:change-info>
              <dc:creator>Peter Camilleri</dc:creator>
              <dc:date>2015-04-25T17:38:00</dc:date>
            </office:change-info>
          </text:insertion>
        </text:changed-region>
        <text:changed-region xml:id="ct217378472" text:id="ct217378472">
          <text:insertion>
            <office:change-info>
              <dc:creator>Peter Camilleri</dc:creator>
              <dc:date>2015-04-25T17:38:00</dc:date>
            </office:change-info>
          </text:insertion>
        </text:changed-region>
        <text:changed-region xml:id="ct217378576" text:id="ct217378576">
          <text:insertion>
            <office:change-info>
              <dc:creator>Peter Camilleri</dc:creator>
              <dc:date>2015-04-25T17:38:00</dc:date>
            </office:change-info>
          </text:insertion>
        </text:changed-region>
        <text:changed-region xml:id="ct217378680" text:id="ct217378680">
          <text:deletion>
            <office:change-info>
              <dc:creator>Peter Camilleri</dc:creator>
              <dc:date>2015-04-25T23:15:00</dc:date>
            </office:change-info>
            <text:p text:style-name="Text_20_body"/>
            <text:p text:style-name="Text_20_body">.d2r</text:p>
          </text:deletion>
        </text:changed-region>
        <text:changed-region xml:id="ct217378784" text:id="ct217378784">
          <text:insertion>
            <office:change-info>
              <dc:creator>Peter Camilleri</dc:creator>
              <dc:date>2015-04-25T17:38:00</dc:date>
            </office:change-info>
          </text:insertion>
        </text:changed-region>
        <text:changed-region xml:id="ct217378888" text:id="ct217378888">
          <text:insertion>
            <office:change-info>
              <dc:creator>Peter Camilleri</dc:creator>
              <dc:date>2015-04-25T17:38:00</dc:date>
            </office:change-info>
          </text:insertion>
        </text:changed-region>
        <text:changed-region xml:id="ct217378992" text:id="ct217378992">
          <text:insertion>
            <office:change-info>
              <dc:creator>Peter Camilleri</dc:creator>
              <dc:date>2015-04-25T17:38:00</dc:date>
            </office:change-info>
          </text:insertion>
        </text:changed-region>
        <text:changed-region xml:id="ct217379096" text:id="ct217379096">
          <text:insertion>
            <office:change-info>
              <dc:creator>Peter Camilleri</dc:creator>
              <dc:date>2015-04-25T17:38:00</dc:date>
            </office:change-info>
          </text:insertion>
        </text:changed-region>
        <text:changed-region xml:id="ct217379200" text:id="ct217379200">
          <text:insertion>
            <office:change-info>
              <dc:creator>Peter Camilleri</dc:creator>
              <dc:date>2015-04-25T17:38:00</dc:date>
            </office:change-info>
          </text:insertion>
        </text:changed-region>
        <text:changed-region xml:id="ct217379344" text:id="ct217379344">
          <text:deletion>
            <office:change-info>
              <dc:creator>Peter Camilleri</dc:creator>
              <dc:date>2015-04-25T23:15:00</dc:date>
            </office:change-info>
            <text:p text:style-name="Text_20_body"/>
            <text:p text:style-name="Text_20_body">.denominator</text:p>
          </text:deletion>
        </text:changed-region>
        <text:changed-region xml:id="ct217379448" text:id="ct217379448">
          <text:insertion>
            <office:change-info>
              <dc:creator>Peter Camilleri</dc:creator>
              <dc:date>2015-04-25T17:38:00</dc:date>
            </office:change-info>
          </text:insertion>
        </text:changed-region>
        <text:changed-region xml:id="ct217379552" text:id="ct217379552">
          <text:insertion>
            <office:change-info>
              <dc:creator>Peter Camilleri</dc:creator>
              <dc:date>2015-04-25T17:38:00</dc:date>
            </office:change-info>
          </text:insertion>
        </text:changed-region>
        <text:changed-region xml:id="ct217379656" text:id="ct217379656">
          <text:insertion>
            <office:change-info>
              <dc:creator>Peter Camilleri</dc:creator>
              <dc:date>2015-04-25T17:38:00</dc:date>
            </office:change-info>
          </text:insertion>
        </text:changed-region>
        <text:changed-region xml:id="ct217379760" text:id="ct217379760">
          <text:insertion>
            <office:change-info>
              <dc:creator>Peter Camilleri</dc:creator>
              <dc:date>2015-04-25T17:38:00</dc:date>
            </office:change-info>
          </text:insertion>
        </text:changed-region>
        <text:changed-region xml:id="ct217379864" text:id="ct217379864">
          <text:insertion>
            <office:change-info>
              <dc:creator>Peter Camilleri</dc:creator>
              <dc:date>2015-04-25T17:38:00</dc:date>
            </office:change-info>
          </text:insertion>
        </text:changed-region>
        <text:changed-region xml:id="ct217379968" text:id="ct217379968">
          <text:insertion>
            <office:change-info>
              <dc:creator>Peter Camilleri</dc:creator>
              <dc:date>2015-04-25T17:38:00</dc:date>
            </office:change-info>
          </text:insertion>
        </text:changed-region>
        <text:changed-region xml:id="ct217380072" text:id="ct217380072">
          <text:deletion>
            <office:change-info>
              <dc:creator>Peter Camilleri</dc:creator>
              <dc:date>2015-04-25T23:15:00</dc:date>
            </office:change-info>
            <text:p text:style-name="Text_20_body"/>
            <text:p text:style-name="Text_20_body">.e**</text:p>
          </text:deletion>
        </text:changed-region>
        <text:changed-region xml:id="ct217380176" text:id="ct217380176">
          <text:insertion>
            <office:change-info>
              <dc:creator>Peter Camilleri</dc:creator>
              <dc:date>2015-04-25T17:38:00</dc:date>
            </office:change-info>
          </text:insertion>
        </text:changed-region>
        <text:changed-region xml:id="ct217380280" text:id="ct217380280">
          <text:insertion>
            <office:change-info>
              <dc:creator>Peter Camilleri</dc:creator>
              <dc:date>2015-04-25T17:38:00</dc:date>
            </office:change-info>
          </text:insertion>
        </text:changed-region>
        <text:changed-region xml:id="ct217380384" text:id="ct217380384">
          <text:insertion>
            <office:change-info>
              <dc:creator>Peter Camilleri</dc:creator>
              <dc:date>2015-04-25T17:38:00</dc:date>
            </office:change-info>
          </text:insertion>
        </text:changed-region>
        <text:changed-region xml:id="ct217380488" text:id="ct217380488">
          <text:insertion>
            <office:change-info>
              <dc:creator>Peter Camilleri</dc:creator>
              <dc:date>2015-04-25T17:38:00</dc:date>
            </office:change-info>
          </text:insertion>
        </text:changed-region>
        <text:changed-region xml:id="ct217380592" text:id="ct217380592">
          <text:insertion>
            <office:change-info>
              <dc:creator>Peter Camilleri</dc:creator>
              <dc:date>2015-04-25T17:38:00</dc:date>
            </office:change-info>
          </text:insertion>
        </text:changed-region>
        <text:changed-region xml:id="ct217380696" text:id="ct217380696">
          <text:deletion>
            <office:change-info>
              <dc:creator>Peter Camilleri</dc:creator>
              <dc:date>2015-04-25T23:15:00</dc:date>
            </office:change-info>
            <text:p text:style-name="Text_20_body"/>
            <text:p text:style-name="Text_20_body">.emit</text:p>
          </text:deletion>
        </text:changed-region>
        <text:changed-region xml:id="ct217380800" text:id="ct217380800">
          <text:insertion>
            <office:change-info>
              <dc:creator>Peter Camilleri</dc:creator>
              <dc:date>2015-04-25T17:38:00</dc:date>
            </office:change-info>
          </text:insertion>
        </text:changed-region>
        <text:changed-region xml:id="ct217380904" text:id="ct217380904">
          <text:insertion>
            <office:change-info>
              <dc:creator>Peter Camilleri</dc:creator>
              <dc:date>2015-04-25T17:38:00</dc:date>
            </office:change-info>
          </text:insertion>
        </text:changed-region>
        <text:changed-region xml:id="ct217381008" text:id="ct217381008">
          <text:insertion>
            <office:change-info>
              <dc:creator>Peter Camilleri</dc:creator>
              <dc:date>2015-04-25T17:38:00</dc:date>
            </office:change-info>
          </text:insertion>
        </text:changed-region>
        <text:changed-region xml:id="ct217381112" text:id="ct217381112">
          <text:insertion>
            <office:change-info>
              <dc:creator>Peter Camilleri</dc:creator>
              <dc:date>2015-04-25T17:38:00</dc:date>
            </office:change-info>
          </text:insertion>
        </text:changed-region>
        <text:changed-region xml:id="ct217381320" text:id="ct217381320">
          <text:deletion>
            <office:change-info>
              <dc:creator>Peter Camilleri</dc:creator>
              <dc:date>2015-04-25T23:16:00</dc:date>
            </office:change-info>
            <text:p text:style-name="Text_20_body"/>
            <text:p text:style-name="Text_20_body"/>
          </text:deletion>
        </text:changed-region>
        <text:changed-region xml:id="ct217381216" text:id="ct217381216">
          <text:deletion>
            <office:change-info>
              <dc:creator>Peter Camilleri</dc:creator>
              <dc:date>2015-04-25T23:15:00</dc:date>
            </office:change-info>
            <text:p text:style-name="Text_20_body">.floor</text:p>
          </text:deletion>
        </text:changed-region>
        <text:changed-region xml:id="ct217381424" text:id="ct217381424">
          <text:insertion>
            <office:change-info>
              <dc:creator>Peter Camilleri</dc:creator>
              <dc:date>2015-04-25T17:38:00</dc:date>
            </office:change-info>
          </text:insertion>
        </text:changed-region>
        <text:changed-region xml:id="ct217381528" text:id="ct217381528">
          <text:insertion>
            <office:change-info>
              <dc:creator>Peter Camilleri</dc:creator>
              <dc:date>2015-04-25T17:38:00</dc:date>
            </office:change-info>
          </text:insertion>
        </text:changed-region>
        <text:changed-region xml:id="ct217381632" text:id="ct217381632">
          <text:insertion>
            <office:change-info>
              <dc:creator>Peter Camilleri</dc:creator>
              <dc:date>2015-04-25T17:38:00</dc:date>
            </office:change-info>
          </text:insertion>
        </text:changed-region>
        <text:changed-region xml:id="ct217381736" text:id="ct217381736">
          <text:insertion>
            <office:change-info>
              <dc:creator>Peter Camilleri</dc:creator>
              <dc:date>2015-04-25T17:38:00</dc:date>
            </office:change-info>
          </text:insertion>
        </text:changed-region>
        <text:changed-region xml:id="ct217381840" text:id="ct217381840">
          <text:insertion>
            <office:change-info>
              <dc:creator>Peter Camilleri</dc:creator>
              <dc:date>2015-04-25T17:38:00</dc:date>
            </office:change-info>
          </text:insertion>
        </text:changed-region>
        <text:changed-region xml:id="ct217381944" text:id="ct217381944">
          <text:insertion>
            <office:change-info>
              <dc:creator>Peter Camilleri</dc:creator>
              <dc:date>2015-04-25T17:38:00</dc:date>
            </office:change-info>
          </text:insertion>
        </text:changed-region>
        <text:changed-region xml:id="ct217382048" text:id="ct217382048">
          <text:deletion>
            <office:change-info>
              <dc:creator>Peter Camilleri</dc:creator>
              <dc:date>2015-04-25T23:16:00</dc:date>
            </office:change-info>
            <text:p text:style-name="Text_20_body"/>
            <text:p text:style-name="Text_20_body">.hypot</text:p>
          </text:deletion>
        </text:changed-region>
        <text:changed-region xml:id="ct217382152" text:id="ct217382152">
          <text:insertion>
            <office:change-info>
              <dc:creator>Peter Camilleri</dc:creator>
              <dc:date>2015-04-25T17:38:00</dc:date>
            </office:change-info>
          </text:insertion>
        </text:changed-region>
        <text:changed-region xml:id="ct217382256" text:id="ct217382256">
          <text:insertion>
            <office:change-info>
              <dc:creator>Peter Camilleri</dc:creator>
              <dc:date>2015-04-25T17:38:00</dc:date>
            </office:change-info>
          </text:insertion>
        </text:changed-region>
        <text:changed-region xml:id="ct217382360" text:id="ct217382360">
          <text:insertion>
            <office:change-info>
              <dc:creator>Peter Camilleri</dc:creator>
              <dc:date>2015-04-25T17:38:00</dc:date>
            </office:change-info>
          </text:insertion>
        </text:changed-region>
        <text:changed-region xml:id="ct217382464" text:id="ct217382464">
          <text:insertion>
            <office:change-info>
              <dc:creator>Peter Camilleri</dc:creator>
              <dc:date>2015-04-25T17:38:00</dc:date>
            </office:change-info>
          </text:insertion>
        </text:changed-region>
        <text:changed-region xml:id="ct217382568" text:id="ct217382568">
          <text:insertion>
            <office:change-info>
              <dc:creator>Peter Camilleri</dc:creator>
              <dc:date>2015-04-25T17:38:00</dc:date>
            </office:change-info>
          </text:insertion>
        </text:changed-region>
        <text:changed-region xml:id="ct217382672" text:id="ct217382672">
          <text:deletion>
            <office:change-info>
              <dc:creator>Peter Camilleri</dc:creator>
              <dc:date>2015-04-25T23:16:00</dc:date>
            </office:change-info>
            <text:p text:style-name="Text_20_body"/>
            <text:p text:style-name="Text_20_body">.imaginary</text:p>
          </text:deletion>
        </text:changed-region>
        <text:changed-region xml:id="ct217382776" text:id="ct217382776">
          <text:insertion>
            <office:change-info>
              <dc:creator>Peter Camilleri</dc:creator>
              <dc:date>2015-04-25T17:38:00</dc:date>
            </office:change-info>
          </text:insertion>
        </text:changed-region>
        <text:changed-region xml:id="ct217382880" text:id="ct217382880">
          <text:insertion>
            <office:change-info>
              <dc:creator>Peter Camilleri</dc:creator>
              <dc:date>2015-04-25T17:38:00</dc:date>
            </office:change-info>
          </text:insertion>
        </text:changed-region>
        <text:changed-region xml:id="ct217382984" text:id="ct217382984">
          <text:insertion>
            <office:change-info>
              <dc:creator>Peter Camilleri</dc:creator>
              <dc:date>2015-04-25T17:38:00</dc:date>
            </office:change-info>
          </text:insertion>
        </text:changed-region>
        <text:changed-region xml:id="ct217383088" text:id="ct217383088">
          <text:insertion>
            <office:change-info>
              <dc:creator>Peter Camilleri</dc:creator>
              <dc:date>2015-04-25T17:38:00</dc:date>
            </office:change-info>
          </text:insertion>
        </text:changed-region>
        <text:changed-region xml:id="ct217383192" text:id="ct217383192">
          <text:deletion>
            <office:change-info>
              <dc:creator>Peter Camilleri</dc:creator>
              <dc:date>2015-04-25T23:16:00</dc:date>
            </office:change-info>
            <text:p text:style-name="Text_20_body"/>
            <text:p text:style-name="Text_20_body">.ln</text:p>
          </text:deletion>
        </text:changed-region>
        <text:changed-region xml:id="ct217383296" text:id="ct217383296">
          <text:insertion>
            <office:change-info>
              <dc:creator>Peter Camilleri</dc:creator>
              <dc:date>2015-04-25T17:38:00</dc:date>
            </office:change-info>
          </text:insertion>
        </text:changed-region>
        <text:changed-region xml:id="ct217383440" text:id="ct217383440">
          <text:insertion>
            <office:change-info>
              <dc:creator>Peter Camilleri</dc:creator>
              <dc:date>2015-04-25T17:38:00</dc:date>
            </office:change-info>
          </text:insertion>
        </text:changed-region>
        <text:changed-region xml:id="ct217383544" text:id="ct217383544">
          <text:insertion>
            <office:change-info>
              <dc:creator>Peter Camilleri</dc:creator>
              <dc:date>2015-04-25T17:38:00</dc:date>
            </office:change-info>
          </text:insertion>
        </text:changed-region>
        <text:changed-region xml:id="ct217383648" text:id="ct217383648">
          <text:insertion>
            <office:change-info>
              <dc:creator>Peter Camilleri</dc:creator>
              <dc:date>2015-04-25T17:38:00</dc:date>
            </office:change-info>
          </text:insertion>
        </text:changed-region>
        <text:changed-region xml:id="ct217383752" text:id="ct217383752">
          <text:insertion>
            <office:change-info>
              <dc:creator>Peter Camilleri</dc:creator>
              <dc:date>2015-04-25T17:38:00</dc:date>
            </office:change-info>
          </text:insertion>
        </text:changed-region>
        <text:changed-region xml:id="ct217383856" text:id="ct217383856">
          <text:deletion>
            <office:change-info>
              <dc:creator>Peter Camilleri</dc:creator>
              <dc:date>2015-04-25T23:16:00</dc:date>
            </office:change-info>
            <text:p text:style-name="Text_20_body"/>
            <text:p text:style-name="Text_20_body">.log10</text:p>
          </text:deletion>
        </text:changed-region>
        <text:changed-region xml:id="ct217383960" text:id="ct217383960">
          <text:insertion>
            <office:change-info>
              <dc:creator>Peter Camilleri</dc:creator>
              <dc:date>2015-04-25T17:38:00</dc:date>
            </office:change-info>
          </text:insertion>
        </text:changed-region>
        <text:changed-region xml:id="ct217384064" text:id="ct217384064">
          <text:insertion>
            <office:change-info>
              <dc:creator>Peter Camilleri</dc:creator>
              <dc:date>2015-04-25T17:38:00</dc:date>
            </office:change-info>
          </text:insertion>
        </text:changed-region>
        <text:changed-region xml:id="ct217384168" text:id="ct217384168">
          <text:insertion>
            <office:change-info>
              <dc:creator>Peter Camilleri</dc:creator>
              <dc:date>2015-04-25T17:38:00</dc:date>
            </office:change-info>
          </text:insertion>
        </text:changed-region>
        <text:changed-region xml:id="ct217384272" text:id="ct217384272">
          <text:insertion>
            <office:change-info>
              <dc:creator>Peter Camilleri</dc:creator>
              <dc:date>2015-04-25T17:38:00</dc:date>
            </office:change-info>
          </text:insertion>
        </text:changed-region>
        <text:changed-region xml:id="ct217384376" text:id="ct217384376">
          <text:insertion>
            <office:change-info>
              <dc:creator>Peter Camilleri</dc:creator>
              <dc:date>2015-04-25T17:38:00</dc:date>
            </office:change-info>
          </text:insertion>
        </text:changed-region>
        <text:changed-region xml:id="ct217384480" text:id="ct217384480">
          <text:deletion>
            <office:change-info>
              <dc:creator>Peter Camilleri</dc:creator>
              <dc:date>2015-04-25T23:17:00</dc:date>
            </office:change-info>
            <text:p text:style-name="Text_20_body"/>
            <text:p text:style-name="Text_20_body">.log2</text:p>
          </text:deletion>
        </text:changed-region>
        <text:changed-region xml:id="ct217384584" text:id="ct217384584">
          <text:insertion>
            <office:change-info>
              <dc:creator>Peter Camilleri</dc:creator>
              <dc:date>2015-04-25T17:38:00</dc:date>
            </office:change-info>
          </text:insertion>
        </text:changed-region>
        <text:changed-region xml:id="ct217384688" text:id="ct217384688">
          <text:insertion>
            <office:change-info>
              <dc:creator>Peter Camilleri</dc:creator>
              <dc:date>2015-04-25T17:38:00</dc:date>
            </office:change-info>
          </text:insertion>
        </text:changed-region>
        <text:changed-region xml:id="ct217384792" text:id="ct217384792">
          <text:insertion>
            <office:change-info>
              <dc:creator>Peter Camilleri</dc:creator>
              <dc:date>2015-04-25T17:38:00</dc:date>
            </office:change-info>
          </text:insertion>
        </text:changed-region>
        <text:changed-region xml:id="ct217384896" text:id="ct217384896">
          <text:insertion>
            <office:change-info>
              <dc:creator>Peter Camilleri</dc:creator>
              <dc:date>2015-04-25T17:38:00</dc:date>
            </office:change-info>
          </text:insertion>
        </text:changed-region>
        <text:changed-region xml:id="ct217385000" text:id="ct217385000">
          <text:insertion>
            <office:change-info>
              <dc:creator>Peter Camilleri</dc:creator>
              <dc:date>2015-04-25T17:38:00</dc:date>
            </office:change-info>
          </text:insertion>
        </text:changed-region>
        <text:changed-region xml:id="ct217385104" text:id="ct217385104">
          <text:deletion>
            <office:change-info>
              <dc:creator>Peter Camilleri</dc:creator>
              <dc:date>2015-04-25T23:17:00</dc:date>
            </office:change-info>
            <text:p text:style-name="Text_20_body"/>
            <text:p text:style-name="Text_20_body">.magnitude</text:p>
          </text:deletion>
        </text:changed-region>
        <text:changed-region xml:id="ct217385208" text:id="ct217385208">
          <text:insertion>
            <office:change-info>
              <dc:creator>Peter Camilleri</dc:creator>
              <dc:date>2015-04-25T17:38:00</dc:date>
            </office:change-info>
          </text:insertion>
        </text:changed-region>
        <text:changed-region xml:id="ct217385312" text:id="ct217385312">
          <text:insertion>
            <office:change-info>
              <dc:creator>Peter Camilleri</dc:creator>
              <dc:date>2015-04-25T17:38:00</dc:date>
            </office:change-info>
          </text:insertion>
        </text:changed-region>
        <text:changed-region xml:id="ct217385416" text:id="ct217385416">
          <text:insertion>
            <office:change-info>
              <dc:creator>Peter Camilleri</dc:creator>
              <dc:date>2015-04-25T17:38:00</dc:date>
            </office:change-info>
          </text:insertion>
        </text:changed-region>
        <text:changed-region xml:id="ct217385520" text:id="ct217385520">
          <text:insertion>
            <office:change-info>
              <dc:creator>Peter Camilleri</dc:creator>
              <dc:date>2015-04-25T17:38:00</dc:date>
            </office:change-info>
          </text:insertion>
        </text:changed-region>
        <text:changed-region xml:id="ct217385624" text:id="ct217385624">
          <text:deletion>
            <office:change-info>
              <dc:creator>Peter Camilleri</dc:creator>
              <dc:date>2015-04-25T23:17:00</dc:date>
            </office:change-info>
            <text:p text:style-name="Text_20_body"/>
            <text:p text:style-name="Text_20_body">.numerator</text:p>
          </text:deletion>
        </text:changed-region>
        <text:changed-region xml:id="ct217385728" text:id="ct217385728">
          <text:insertion>
            <office:change-info>
              <dc:creator>Peter Camilleri</dc:creator>
              <dc:date>2015-04-25T17:38:00</dc:date>
            </office:change-info>
          </text:insertion>
        </text:changed-region>
        <text:changed-region xml:id="ct217385832" text:id="ct217385832">
          <text:insertion>
            <office:change-info>
              <dc:creator>Peter Camilleri</dc:creator>
              <dc:date>2015-04-25T17:38:00</dc:date>
            </office:change-info>
          </text:insertion>
        </text:changed-region>
        <text:changed-region xml:id="ct217385936" text:id="ct217385936">
          <text:insertion>
            <office:change-info>
              <dc:creator>Peter Camilleri</dc:creator>
              <dc:date>2015-04-25T17:38:00</dc:date>
            </office:change-info>
          </text:insertion>
        </text:changed-region>
        <text:changed-region xml:id="ct217386040" text:id="ct217386040">
          <text:insertion>
            <office:change-info>
              <dc:creator>Peter Camilleri</dc:creator>
              <dc:date>2015-04-25T17:38:00</dc:date>
            </office:change-info>
          </text:insertion>
        </text:changed-region>
        <text:changed-region xml:id="ct217386248" text:id="ct217386248">
          <text:deletion>
            <office:change-info>
              <dc:creator>Peter Camilleri</dc:creator>
              <dc:date>2015-04-25T23:18:00</dc:date>
            </office:change-info>
            <text:p text:style-name="Text_20_body"/>
            <text:p text:style-name="Text_20_body"/>
          </text:deletion>
        </text:changed-region>
        <text:changed-region xml:id="ct217386144" text:id="ct217386144">
          <text:deletion>
            <office:change-info>
              <dc:creator>Peter Camilleri</dc:creator>
              <dc:date>2015-04-25T23:17:00</dc:date>
            </office:change-info>
            <text:p text:style-name="Text_20_body">.p2c</text:p>
          </text:deletion>
        </text:changed-region>
        <text:changed-region xml:id="ct217386352" text:id="ct217386352">
          <text:insertion>
            <office:change-info>
              <dc:creator>Peter Camilleri</dc:creator>
              <dc:date>2015-04-25T17:38:00</dc:date>
            </office:change-info>
          </text:insertion>
        </text:changed-region>
        <text:changed-region xml:id="ct217386456" text:id="ct217386456">
          <text:insertion>
            <office:change-info>
              <dc:creator>Peter Camilleri</dc:creator>
              <dc:date>2015-04-25T17:38:00</dc:date>
            </office:change-info>
          </text:insertion>
        </text:changed-region>
        <text:changed-region xml:id="ct217386560" text:id="ct217386560">
          <text:insertion>
            <office:change-info>
              <dc:creator>Peter Camilleri</dc:creator>
              <dc:date>2015-04-25T17:38:00</dc:date>
            </office:change-info>
          </text:insertion>
        </text:changed-region>
        <text:changed-region xml:id="ct217386664" text:id="ct217386664">
          <text:insertion>
            <office:change-info>
              <dc:creator>Peter Camilleri</dc:creator>
              <dc:date>2015-04-25T17:38:00</dc:date>
            </office:change-info>
          </text:insertion>
        </text:changed-region>
        <text:changed-region xml:id="ct217386768" text:id="ct217386768">
          <text:insertion>
            <office:change-info>
              <dc:creator>Peter Camilleri</dc:creator>
              <dc:date>2015-04-25T17:38:00</dc:date>
            </office:change-info>
          </text:insertion>
        </text:changed-region>
        <text:changed-region xml:id="ct217386872" text:id="ct217386872">
          <text:insertion>
            <office:change-info>
              <dc:creator>Peter Camilleri</dc:creator>
              <dc:date>2015-04-25T17:38:00</dc:date>
            </office:change-info>
          </text:insertion>
        </text:changed-region>
        <text:changed-region xml:id="ct217386976" text:id="ct217386976">
          <text:deletion>
            <office:change-info>
              <dc:creator>Peter Camilleri</dc:creator>
              <dc:date>2015-04-25T23:18:00</dc:date>
            </office:change-info>
            <text:p text:style-name="Text_20_body"/>
            <text:p text:style-name="Text_20_body">.polar</text:p>
          </text:deletion>
        </text:changed-region>
        <text:changed-region xml:id="ct217387080" text:id="ct217387080">
          <text:insertion>
            <office:change-info>
              <dc:creator>Peter Camilleri</dc:creator>
              <dc:date>2015-04-25T17:38:00</dc:date>
            </office:change-info>
          </text:insertion>
        </text:changed-region>
        <text:changed-region xml:id="ct217387184" text:id="ct217387184">
          <text:insertion>
            <office:change-info>
              <dc:creator>Peter Camilleri</dc:creator>
              <dc:date>2015-04-25T17:38:00</dc:date>
            </office:change-info>
          </text:insertion>
        </text:changed-region>
        <text:changed-region xml:id="ct217387288" text:id="ct217387288">
          <text:insertion>
            <office:change-info>
              <dc:creator>Peter Camilleri</dc:creator>
              <dc:date>2015-04-25T17:38:00</dc:date>
            </office:change-info>
          </text:insertion>
        </text:changed-region>
        <text:changed-region xml:id="ct217387392" text:id="ct217387392">
          <text:insertion>
            <office:change-info>
              <dc:creator>Peter Camilleri</dc:creator>
              <dc:date>2015-04-25T17:38:00</dc:date>
            </office:change-info>
          </text:insertion>
        </text:changed-region>
        <text:changed-region xml:id="ct217391544" text:id="ct217391544">
          <text:insertion>
            <office:change-info>
              <dc:creator>Peter Camilleri</dc:creator>
              <dc:date>2015-04-25T17:38:00</dc:date>
            </office:change-info>
          </text:insertion>
        </text:changed-region>
        <text:changed-region xml:id="ct217391648" text:id="ct217391648">
          <text:insertion>
            <office:change-info>
              <dc:creator>Peter Camilleri</dc:creator>
              <dc:date>2015-04-25T17:38:00</dc:date>
            </office:change-info>
          </text:insertion>
        </text:changed-region>
        <text:changed-region xml:id="ct217391752" text:id="ct217391752">
          <text:deletion>
            <office:change-info>
              <dc:creator>Peter Camilleri</dc:creator>
              <dc:date>2015-04-25T23:18:00</dc:date>
            </office:change-info>
            <text:p text:style-name="Text_20_body"/>
            <text:p text:style-name="Text_20_body">.r2d</text:p>
          </text:deletion>
        </text:changed-region>
        <text:changed-region xml:id="ct217391856" text:id="ct217391856">
          <text:insertion>
            <office:change-info>
              <dc:creator>Peter Camilleri</dc:creator>
              <dc:date>2015-04-25T17:38:00</dc:date>
            </office:change-info>
          </text:insertion>
        </text:changed-region>
        <text:changed-region xml:id="ct217391960" text:id="ct217391960">
          <text:insertion>
            <office:change-info>
              <dc:creator>Peter Camilleri</dc:creator>
              <dc:date>2015-04-25T17:38:00</dc:date>
            </office:change-info>
          </text:insertion>
        </text:changed-region>
        <text:changed-region xml:id="ct217392064" text:id="ct217392064">
          <text:insertion>
            <office:change-info>
              <dc:creator>Peter Camilleri</dc:creator>
              <dc:date>2015-04-25T17:38:00</dc:date>
            </office:change-info>
          </text:insertion>
        </text:changed-region>
        <text:changed-region xml:id="ct217392168" text:id="ct217392168">
          <text:insertion>
            <office:change-info>
              <dc:creator>Peter Camilleri</dc:creator>
              <dc:date>2015-04-25T17:38:00</dc:date>
            </office:change-info>
          </text:insertion>
        </text:changed-region>
        <text:changed-region xml:id="ct217392272" text:id="ct217392272">
          <text:insertion>
            <office:change-info>
              <dc:creator>Peter Camilleri</dc:creator>
              <dc:date>2015-04-25T17:38:00</dc:date>
            </office:change-info>
          </text:insertion>
        </text:changed-region>
        <text:changed-region xml:id="ct217392376" text:id="ct217392376">
          <text:deletion>
            <office:change-info>
              <dc:creator>Peter Camilleri</dc:creator>
              <dc:date>2015-04-25T23:18:00</dc:date>
            </office:change-info>
            <text:p text:style-name="Text_20_body"/>
            <text:p text:style-name="Text_20_body">.real</text:p>
          </text:deletion>
        </text:changed-region>
        <text:changed-region xml:id="ct217392480" text:id="ct217392480">
          <text:insertion>
            <office:change-info>
              <dc:creator>Peter Camilleri</dc:creator>
              <dc:date>2015-04-25T17:39:00</dc:date>
            </office:change-info>
          </text:insertion>
        </text:changed-region>
        <text:changed-region xml:id="ct217392584" text:id="ct217392584">
          <text:insertion>
            <office:change-info>
              <dc:creator>Peter Camilleri</dc:creator>
              <dc:date>2015-04-25T17:39:00</dc:date>
            </office:change-info>
          </text:insertion>
        </text:changed-region>
        <text:changed-region xml:id="ct217392688" text:id="ct217392688">
          <text:insertion>
            <office:change-info>
              <dc:creator>Peter Camilleri</dc:creator>
              <dc:date>2015-04-25T17:39:00</dc:date>
            </office:change-info>
          </text:insertion>
        </text:changed-region>
        <text:changed-region xml:id="ct217392792" text:id="ct217392792">
          <text:insertion>
            <office:change-info>
              <dc:creator>Peter Camilleri</dc:creator>
              <dc:date>2015-04-25T17:39:00</dc:date>
            </office:change-info>
          </text:insertion>
        </text:changed-region>
        <text:changed-region xml:id="ct217392896" text:id="ct217392896">
          <text:deletion>
            <office:change-info>
              <dc:creator>Peter Camilleri</dc:creator>
              <dc:date>2015-04-25T23:19:00</dc:date>
            </office:change-info>
            <text:p text:style-name="Text_20_body"/>
            <text:p text:style-name="Text_20_body">.round</text:p>
          </text:deletion>
        </text:changed-region>
        <text:changed-region xml:id="ct217393000" text:id="ct217393000">
          <text:insertion>
            <office:change-info>
              <dc:creator>Peter Camilleri</dc:creator>
              <dc:date>2015-04-25T17:39:00</dc:date>
            </office:change-info>
          </text:insertion>
        </text:changed-region>
        <text:changed-region xml:id="ct217393104" text:id="ct217393104">
          <text:insertion>
            <office:change-info>
              <dc:creator>Peter Camilleri</dc:creator>
              <dc:date>2015-04-25T17:39:00</dc:date>
            </office:change-info>
          </text:insertion>
        </text:changed-region>
        <text:changed-region xml:id="ct217393208" text:id="ct217393208">
          <text:insertion>
            <office:change-info>
              <dc:creator>Peter Camilleri</dc:creator>
              <dc:date>2015-04-25T17:39:00</dc:date>
            </office:change-info>
          </text:insertion>
        </text:changed-region>
        <text:changed-region xml:id="ct217393312" text:id="ct217393312">
          <text:insertion>
            <office:change-info>
              <dc:creator>Peter Camilleri</dc:creator>
              <dc:date>2015-04-25T17:39:00</dc:date>
            </office:change-info>
          </text:insertion>
        </text:changed-region>
        <text:changed-region xml:id="ct217393416" text:id="ct217393416">
          <text:insertion>
            <office:change-info>
              <dc:creator>Peter Camilleri</dc:creator>
              <dc:date>2015-04-25T17:39:00</dc:date>
            </office:change-info>
          </text:insertion>
        </text:changed-region>
        <text:changed-region xml:id="ct217393520" text:id="ct217393520">
          <text:insertion>
            <office:change-info>
              <dc:creator>Peter Camilleri</dc:creator>
              <dc:date>2015-04-25T17:39:00</dc:date>
            </office:change-info>
          </text:insertion>
        </text:changed-region>
        <text:changed-region xml:id="ct217393624" text:id="ct217393624">
          <text:deletion>
            <office:change-info>
              <dc:creator>Peter Camilleri</dc:creator>
              <dc:date>2015-04-25T23:19:00</dc:date>
            </office:change-info>
            <text:p text:style-name="Text_20_body"/>
            <text:p text:style-name="Text_20_body">.sin</text:p>
          </text:deletion>
        </text:changed-region>
        <text:changed-region xml:id="ct217393728" text:id="ct217393728">
          <text:insertion>
            <office:change-info>
              <dc:creator>Peter Camilleri</dc:creator>
              <dc:date>2015-04-25T17:39:00</dc:date>
            </office:change-info>
          </text:insertion>
        </text:changed-region>
        <text:changed-region xml:id="ct217393832" text:id="ct217393832">
          <text:insertion>
            <office:change-info>
              <dc:creator>Peter Camilleri</dc:creator>
              <dc:date>2015-04-25T17:39:00</dc:date>
            </office:change-info>
          </text:insertion>
        </text:changed-region>
        <text:changed-region xml:id="ct217393936" text:id="ct217393936">
          <text:insertion>
            <office:change-info>
              <dc:creator>Peter Camilleri</dc:creator>
              <dc:date>2015-04-25T17:39:00</dc:date>
            </office:change-info>
          </text:insertion>
        </text:changed-region>
        <text:changed-region xml:id="ct217394040" text:id="ct217394040">
          <text:insertion>
            <office:change-info>
              <dc:creator>Peter Camilleri</dc:creator>
              <dc:date>2015-04-25T17:39:00</dc:date>
            </office:change-info>
          </text:insertion>
        </text:changed-region>
        <text:changed-region xml:id="ct217394144" text:id="ct217394144">
          <text:insertion>
            <office:change-info>
              <dc:creator>Peter Camilleri</dc:creator>
              <dc:date>2015-04-25T17:39:00</dc:date>
            </office:change-info>
          </text:insertion>
        </text:changed-region>
        <text:changed-region xml:id="ct217394248" text:id="ct217394248">
          <text:deletion>
            <office:change-info>
              <dc:creator>Peter Camilleri</dc:creator>
              <dc:date>2015-04-25T23:19:00</dc:date>
            </office:change-info>
            <text:p text:style-name="Text_20_body"/>
            <text:p text:style-name="Text_20_body">.sinh</text:p>
          </text:deletion>
        </text:changed-region>
        <text:changed-region xml:id="ct217394352" text:id="ct217394352">
          <text:insertion>
            <office:change-info>
              <dc:creator>Peter Camilleri</dc:creator>
              <dc:date>2015-04-25T17:39:00</dc:date>
            </office:change-info>
          </text:insertion>
        </text:changed-region>
        <text:changed-region xml:id="ct217394456" text:id="ct217394456">
          <text:insertion>
            <office:change-info>
              <dc:creator>Peter Camilleri</dc:creator>
              <dc:date>2015-04-25T17:39:00</dc:date>
            </office:change-info>
          </text:insertion>
        </text:changed-region>
        <text:changed-region xml:id="ct217394560" text:id="ct217394560">
          <text:insertion>
            <office:change-info>
              <dc:creator>Peter Camilleri</dc:creator>
              <dc:date>2015-04-25T17:39:00</dc:date>
            </office:change-info>
          </text:insertion>
        </text:changed-region>
        <text:changed-region xml:id="ct217394664" text:id="ct217394664">
          <text:insertion>
            <office:change-info>
              <dc:creator>Peter Camilleri</dc:creator>
              <dc:date>2015-04-25T17:39:00</dc:date>
            </office:change-info>
          </text:insertion>
        </text:changed-region>
        <text:changed-region xml:id="ct217394768" text:id="ct217394768">
          <text:insertion>
            <office:change-info>
              <dc:creator>Peter Camilleri</dc:creator>
              <dc:date>2015-04-25T17:39:00</dc:date>
            </office:change-info>
          </text:insertion>
        </text:changed-region>
        <text:changed-region xml:id="ct217394872" text:id="ct217394872">
          <text:deletion>
            <office:change-info>
              <dc:creator>Peter Camilleri</dc:creator>
              <dc:date>2015-04-25T23:19:00</dc:date>
            </office:change-info>
            <text:p text:style-name="Text_20_body"/>
            <text:p text:style-name="Text_20_body">.sleep</text:p>
          </text:deletion>
        </text:changed-region>
        <text:changed-region xml:id="ct217394976" text:id="ct217394976">
          <text:insertion>
            <office:change-info>
              <dc:creator>Peter Camilleri</dc:creator>
              <dc:date>2015-04-25T17:39:00</dc:date>
            </office:change-info>
          </text:insertion>
        </text:changed-region>
        <text:changed-region xml:id="ct217395080" text:id="ct217395080">
          <text:insertion>
            <office:change-info>
              <dc:creator>Peter Camilleri</dc:creator>
              <dc:date>2015-04-25T17:39:00</dc:date>
            </office:change-info>
          </text:insertion>
        </text:changed-region>
        <text:changed-region xml:id="ct217395184" text:id="ct217395184">
          <text:insertion>
            <office:change-info>
              <dc:creator>Peter Camilleri</dc:creator>
              <dc:date>2015-04-25T17:39:00</dc:date>
            </office:change-info>
          </text:insertion>
        </text:changed-region>
        <text:changed-region xml:id="ct217395288" text:id="ct217395288">
          <text:insertion>
            <office:change-info>
              <dc:creator>Peter Camilleri</dc:creator>
              <dc:date>2015-04-25T17:39:00</dc:date>
            </office:change-info>
          </text:insertion>
        </text:changed-region>
        <text:changed-region xml:id="ct217395392" text:id="ct217395392">
          <text:deletion>
            <office:change-info>
              <dc:creator>Peter Camilleri</dc:creator>
              <dc:date>2015-04-25T23:20:00</dc:date>
            </office:change-info>
            <text:p text:style-name="Text_20_body"/>
            <text:p text:style-name="Text_20_body">.sqr</text:p>
          </text:deletion>
        </text:changed-region>
        <text:changed-region xml:id="ct217395496" text:id="ct217395496">
          <text:insertion>
            <office:change-info>
              <dc:creator>Peter Camilleri</dc:creator>
              <dc:date>2015-04-25T17:39:00</dc:date>
            </office:change-info>
          </text:insertion>
        </text:changed-region>
        <text:changed-region xml:id="ct217395640" text:id="ct217395640">
          <text:insertion>
            <office:change-info>
              <dc:creator>Peter Camilleri</dc:creator>
              <dc:date>2015-04-25T17:39:00</dc:date>
            </office:change-info>
          </text:insertion>
        </text:changed-region>
        <text:changed-region xml:id="ct217395744" text:id="ct217395744">
          <text:insertion>
            <office:change-info>
              <dc:creator>Peter Camilleri</dc:creator>
              <dc:date>2015-04-25T17:39:00</dc:date>
            </office:change-info>
          </text:insertion>
        </text:changed-region>
        <text:changed-region xml:id="ct217395848" text:id="ct217395848">
          <text:insertion>
            <office:change-info>
              <dc:creator>Peter Camilleri</dc:creator>
              <dc:date>2015-04-25T17:39:00</dc:date>
            </office:change-info>
          </text:insertion>
        </text:changed-region>
        <text:changed-region xml:id="ct217395952" text:id="ct217395952">
          <text:deletion>
            <office:change-info>
              <dc:creator>Peter Camilleri</dc:creator>
              <dc:date>2015-04-25T23:20:00</dc:date>
            </office:change-info>
            <text:p text:style-name="Text_20_body"/>
            <text:p text:style-name="Text_20_body">.sqrt</text:p>
          </text:deletion>
        </text:changed-region>
        <text:changed-region xml:id="ct217396056" text:id="ct217396056">
          <text:insertion>
            <office:change-info>
              <dc:creator>Peter Camilleri</dc:creator>
              <dc:date>2015-04-25T17:39:00</dc:date>
            </office:change-info>
          </text:insertion>
        </text:changed-region>
        <text:changed-region xml:id="ct217396160" text:id="ct217396160">
          <text:insertion>
            <office:change-info>
              <dc:creator>Peter Camilleri</dc:creator>
              <dc:date>2015-04-25T17:39:00</dc:date>
            </office:change-info>
          </text:insertion>
        </text:changed-region>
        <text:changed-region xml:id="ct217396264" text:id="ct217396264">
          <text:insertion>
            <office:change-info>
              <dc:creator>Peter Camilleri</dc:creator>
              <dc:date>2015-04-25T17:39:00</dc:date>
            </office:change-info>
          </text:insertion>
        </text:changed-region>
        <text:changed-region xml:id="ct217396368" text:id="ct217396368">
          <text:insertion>
            <office:change-info>
              <dc:creator>Peter Camilleri</dc:creator>
              <dc:date>2015-04-25T17:39:00</dc:date>
            </office:change-info>
          </text:insertion>
        </text:changed-region>
        <text:changed-region xml:id="ct217396472" text:id="ct217396472">
          <text:insertion>
            <office:change-info>
              <dc:creator>Peter Camilleri</dc:creator>
              <dc:date>2015-04-25T17:39:00</dc:date>
            </office:change-info>
          </text:insertion>
        </text:changed-region>
        <text:changed-region xml:id="ct217396576" text:id="ct217396576">
          <text:deletion>
            <office:change-info>
              <dc:creator>Peter Camilleri</dc:creator>
              <dc:date>2015-04-25T23:20:00</dc:date>
            </office:change-info>
            <text:p text:style-name="Text_20_body"/>
            <text:p text:style-name="Text_20_body">.tan</text:p>
          </text:deletion>
        </text:changed-region>
        <text:changed-region xml:id="ct217396680" text:id="ct217396680">
          <text:insertion>
            <office:change-info>
              <dc:creator>Peter Camilleri</dc:creator>
              <dc:date>2015-04-25T17:39:00</dc:date>
            </office:change-info>
          </text:insertion>
        </text:changed-region>
        <text:changed-region xml:id="ct217396784" text:id="ct217396784">
          <text:insertion>
            <office:change-info>
              <dc:creator>Peter Camilleri</dc:creator>
              <dc:date>2015-04-25T17:39:00</dc:date>
            </office:change-info>
          </text:insertion>
        </text:changed-region>
        <text:changed-region xml:id="ct217396888" text:id="ct217396888">
          <text:insertion>
            <office:change-info>
              <dc:creator>Peter Camilleri</dc:creator>
              <dc:date>2015-04-25T17:39:00</dc:date>
            </office:change-info>
          </text:insertion>
        </text:changed-region>
        <text:changed-region xml:id="ct217396992" text:id="ct217396992">
          <text:insertion>
            <office:change-info>
              <dc:creator>Peter Camilleri</dc:creator>
              <dc:date>2015-04-25T17:39:00</dc:date>
            </office:change-info>
          </text:insertion>
        </text:changed-region>
        <text:changed-region xml:id="ct217397096" text:id="ct217397096">
          <text:insertion>
            <office:change-info>
              <dc:creator>Peter Camilleri</dc:creator>
              <dc:date>2015-04-25T17:39:00</dc:date>
            </office:change-info>
          </text:insertion>
        </text:changed-region>
        <text:changed-region xml:id="ct217397200" text:id="ct217397200">
          <text:deletion>
            <office:change-info>
              <dc:creator>Peter Camilleri</dc:creator>
              <dc:date>2015-04-25T23:20:00</dc:date>
            </office:change-info>
            <text:p text:style-name="Text_20_body"/>
            <text:p text:style-name="Text_20_body">.tanh</text:p>
          </text:deletion>
        </text:changed-region>
        <text:changed-region xml:id="ct217397304" text:id="ct217397304">
          <text:insertion>
            <office:change-info>
              <dc:creator>Peter Camilleri</dc:creator>
              <dc:date>2015-04-25T17:39:00</dc:date>
            </office:change-info>
          </text:insertion>
        </text:changed-region>
        <text:changed-region xml:id="ct217397408" text:id="ct217397408">
          <text:insertion>
            <office:change-info>
              <dc:creator>Peter Camilleri</dc:creator>
              <dc:date>2015-04-25T17:39:00</dc:date>
            </office:change-info>
          </text:insertion>
        </text:changed-region>
        <text:changed-region xml:id="ct217397512" text:id="ct217397512">
          <text:insertion>
            <office:change-info>
              <dc:creator>Peter Camilleri</dc:creator>
              <dc:date>2015-04-25T17:39:00</dc:date>
            </office:change-info>
          </text:insertion>
        </text:changed-region>
        <text:changed-region xml:id="ct217397616" text:id="ct217397616">
          <text:insertion>
            <office:change-info>
              <dc:creator>Peter Camilleri</dc:creator>
              <dc:date>2015-04-25T17:39:00</dc:date>
            </office:change-info>
          </text:insertion>
        </text:changed-region>
        <text:changed-region xml:id="ct217397720" text:id="ct217397720">
          <text:insertion>
            <office:change-info>
              <dc:creator>Peter Camilleri</dc:creator>
              <dc:date>2015-04-25T17:39:00</dc:date>
            </office:change-info>
          </text:insertion>
        </text:changed-region>
        <text:changed-region xml:id="ct217397824" text:id="ct217397824">
          <text:deletion>
            <office:change-info>
              <dc:creator>Peter Camilleri</dc:creator>
              <dc:date>2015-04-25T23:20:00</dc:date>
            </office:change-info>
            <text:p text:style-name="Text_20_body"/>
            <text:p text:style-name="Text_20_body">/</text:p>
          </text:deletion>
        </text:changed-region>
        <text:changed-region xml:id="ct217397928" text:id="ct217397928">
          <text:insertion>
            <office:change-info>
              <dc:creator>Peter Camilleri</dc:creator>
              <dc:date>2015-04-25T17:39:00</dc:date>
            </office:change-info>
          </text:insertion>
        </text:changed-region>
        <text:changed-region xml:id="ct217398032" text:id="ct217398032">
          <text:insertion>
            <office:change-info>
              <dc:creator>Peter Camilleri</dc:creator>
              <dc:date>2015-04-25T17:39:00</dc:date>
            </office:change-info>
          </text:insertion>
        </text:changed-region>
        <text:changed-region xml:id="ct217398136" text:id="ct217398136">
          <text:insertion>
            <office:change-info>
              <dc:creator>Peter Camilleri</dc:creator>
              <dc:date>2015-04-25T17:39:00</dc:date>
            </office:change-info>
          </text:insertion>
        </text:changed-region>
        <text:changed-region xml:id="ct217398240" text:id="ct217398240">
          <text:insertion>
            <office:change-info>
              <dc:creator>Peter Camilleri</dc:creator>
              <dc:date>2015-04-25T17:39:00</dc:date>
            </office:change-info>
          </text:insertion>
        </text:changed-region>
        <text:changed-region xml:id="ct217398344" text:id="ct217398344">
          <text:deletion>
            <office:change-info>
              <dc:creator>Peter Camilleri</dc:creator>
              <dc:date>2015-04-25T23:21:00</dc:date>
            </office:change-info>
            <text:p text:style-name="Text_20_body"/>
            <text:p text:style-name="Text_20_body">0&lt;</text:p>
          </text:deletion>
        </text:changed-region>
        <text:changed-region xml:id="ct217398448" text:id="ct217398448">
          <text:insertion>
            <office:change-info>
              <dc:creator>Peter Camilleri</dc:creator>
              <dc:date>2015-04-25T17:39:00</dc:date>
            </office:change-info>
          </text:insertion>
        </text:changed-region>
        <text:changed-region xml:id="ct217398552" text:id="ct217398552">
          <text:insertion>
            <office:change-info>
              <dc:creator>Peter Camilleri</dc:creator>
              <dc:date>2015-04-25T17:39:00</dc:date>
            </office:change-info>
          </text:insertion>
        </text:changed-region>
        <text:changed-region xml:id="ct217398656" text:id="ct217398656">
          <text:insertion>
            <office:change-info>
              <dc:creator>Peter Camilleri</dc:creator>
              <dc:date>2015-04-25T17:39:00</dc:date>
            </office:change-info>
          </text:insertion>
        </text:changed-region>
        <text:changed-region xml:id="ct217398760" text:id="ct217398760">
          <text:insertion>
            <office:change-info>
              <dc:creator>Peter Camilleri</dc:creator>
              <dc:date>2015-04-25T17:39:00</dc:date>
            </office:change-info>
          </text:insertion>
        </text:changed-region>
        <text:changed-region xml:id="ct217398864" text:id="ct217398864">
          <text:deletion>
            <office:change-info>
              <dc:creator>Peter Camilleri</dc:creator>
              <dc:date>2015-04-25T23:21:00</dc:date>
            </office:change-info>
            <text:p text:style-name="Text_20_body"/>
            <text:p text:style-name="Text_20_body">0&lt;=</text:p>
          </text:deletion>
        </text:changed-region>
        <text:changed-region xml:id="ct217398968" text:id="ct217398968">
          <text:insertion>
            <office:change-info>
              <dc:creator>Peter Camilleri</dc:creator>
              <dc:date>2015-04-25T17:39:00</dc:date>
            </office:change-info>
          </text:insertion>
        </text:changed-region>
        <text:changed-region xml:id="ct217399072" text:id="ct217399072">
          <text:insertion>
            <office:change-info>
              <dc:creator>Peter Camilleri</dc:creator>
              <dc:date>2015-04-25T17:39:00</dc:date>
            </office:change-info>
          </text:insertion>
        </text:changed-region>
        <text:changed-region xml:id="ct217399176" text:id="ct217399176">
          <text:insertion>
            <office:change-info>
              <dc:creator>Peter Camilleri</dc:creator>
              <dc:date>2015-04-25T17:39:00</dc:date>
            </office:change-info>
          </text:insertion>
        </text:changed-region>
        <text:changed-region xml:id="ct217399280" text:id="ct217399280">
          <text:insertion>
            <office:change-info>
              <dc:creator>Peter Camilleri</dc:creator>
              <dc:date>2015-04-25T17:39:00</dc:date>
            </office:change-info>
          </text:insertion>
        </text:changed-region>
        <text:changed-region xml:id="ct217399384" text:id="ct217399384">
          <text:deletion>
            <office:change-info>
              <dc:creator>Peter Camilleri</dc:creator>
              <dc:date>2015-04-25T23:21:00</dc:date>
            </office:change-info>
            <text:p text:style-name="Text_20_body"/>
            <text:p text:style-name="Text_20_body">0&lt;=&gt;</text:p>
          </text:deletion>
        </text:changed-region>
        <text:changed-region xml:id="ct217399488" text:id="ct217399488">
          <text:insertion>
            <office:change-info>
              <dc:creator>Peter Camilleri</dc:creator>
              <dc:date>2015-04-25T17:39:00</dc:date>
            </office:change-info>
          </text:insertion>
        </text:changed-region>
        <text:changed-region xml:id="ct217399592" text:id="ct217399592">
          <text:insertion>
            <office:change-info>
              <dc:creator>Peter Camilleri</dc:creator>
              <dc:date>2015-04-25T17:39:00</dc:date>
            </office:change-info>
          </text:insertion>
        </text:changed-region>
        <text:changed-region xml:id="ct217399736" text:id="ct217399736">
          <text:insertion>
            <office:change-info>
              <dc:creator>Peter Camilleri</dc:creator>
              <dc:date>2015-04-25T17:39:00</dc:date>
            </office:change-info>
          </text:insertion>
        </text:changed-region>
        <text:changed-region xml:id="ct217399840" text:id="ct217399840">
          <text:insertion>
            <office:change-info>
              <dc:creator>Peter Camilleri</dc:creator>
              <dc:date>2015-04-25T17:39:00</dc:date>
            </office:change-info>
          </text:insertion>
        </text:changed-region>
        <text:changed-region xml:id="ct217399944" text:id="ct217399944">
          <text:insertion>
            <office:change-info>
              <dc:creator>Peter Camilleri</dc:creator>
              <dc:date>2015-04-25T17:39:00</dc:date>
            </office:change-info>
          </text:insertion>
        </text:changed-region>
        <text:changed-region xml:id="ct217400152" text:id="ct217400152">
          <text:deletion>
            <office:change-info>
              <dc:creator>Peter Camilleri</dc:creator>
              <dc:date>2015-04-25T23:22:00</dc:date>
            </office:change-info>
            <text:p text:style-name="Text_20_body"/>
            <text:p text:style-name="Text_20_body"/>
          </text:deletion>
        </text:changed-region>
        <text:changed-region xml:id="ct217400048" text:id="ct217400048">
          <text:deletion>
            <office:change-info>
              <dc:creator>Peter Camilleri</dc:creator>
              <dc:date>2015-04-25T23:21:00</dc:date>
            </office:change-info>
            <text:p text:style-name="Text_20_body">0&lt;&gt;</text:p>
          </text:deletion>
        </text:changed-region>
        <text:changed-region xml:id="ct217400256" text:id="ct217400256">
          <text:insertion>
            <office:change-info>
              <dc:creator>Peter Camilleri</dc:creator>
              <dc:date>2015-04-25T17:39:00</dc:date>
            </office:change-info>
          </text:insertion>
        </text:changed-region>
        <text:changed-region xml:id="ct217400360" text:id="ct217400360">
          <text:insertion>
            <office:change-info>
              <dc:creator>Peter Camilleri</dc:creator>
              <dc:date>2015-04-25T17:39:00</dc:date>
            </office:change-info>
          </text:insertion>
        </text:changed-region>
        <text:changed-region xml:id="ct217400464" text:id="ct217400464">
          <text:insertion>
            <office:change-info>
              <dc:creator>Peter Camilleri</dc:creator>
              <dc:date>2015-04-25T17:39:00</dc:date>
            </office:change-info>
          </text:insertion>
        </text:changed-region>
        <text:changed-region xml:id="ct217400568" text:id="ct217400568">
          <text:insertion>
            <office:change-info>
              <dc:creator>Peter Camilleri</dc:creator>
              <dc:date>2015-04-25T17:39:00</dc:date>
            </office:change-info>
          </text:insertion>
        </text:changed-region>
        <text:changed-region xml:id="ct217400672" text:id="ct217400672">
          <text:deletion>
            <office:change-info>
              <dc:creator>Peter Camilleri</dc:creator>
              <dc:date>2015-04-25T23:22:00</dc:date>
            </office:change-info>
            <text:p text:style-name="Text_20_body"/>
            <text:p text:style-name="Text_20_body">0=</text:p>
          </text:deletion>
        </text:changed-region>
        <text:changed-region xml:id="ct217400776" text:id="ct217400776">
          <text:insertion>
            <office:change-info>
              <dc:creator>Peter Camilleri</dc:creator>
              <dc:date>2015-04-25T17:39:00</dc:date>
            </office:change-info>
          </text:insertion>
        </text:changed-region>
        <text:changed-region xml:id="ct217400880" text:id="ct217400880">
          <text:insertion>
            <office:change-info>
              <dc:creator>Peter Camilleri</dc:creator>
              <dc:date>2015-04-25T17:39:00</dc:date>
            </office:change-info>
          </text:insertion>
        </text:changed-region>
        <text:changed-region xml:id="ct217400984" text:id="ct217400984">
          <text:insertion>
            <office:change-info>
              <dc:creator>Peter Camilleri</dc:creator>
              <dc:date>2015-04-25T17:39:00</dc:date>
            </office:change-info>
          </text:insertion>
        </text:changed-region>
        <text:changed-region xml:id="ct217401088" text:id="ct217401088">
          <text:insertion>
            <office:change-info>
              <dc:creator>Peter Camilleri</dc:creator>
              <dc:date>2015-04-25T17:39:00</dc:date>
            </office:change-info>
          </text:insertion>
        </text:changed-region>
        <text:changed-region xml:id="ct217401192" text:id="ct217401192">
          <text:deletion>
            <office:change-info>
              <dc:creator>Peter Camilleri</dc:creator>
              <dc:date>2015-04-25T23:22:00</dc:date>
            </office:change-info>
            <text:p text:style-name="Text_20_body"/>
            <text:p text:style-name="Text_20_body">0&gt;</text:p>
          </text:deletion>
        </text:changed-region>
        <text:changed-region xml:id="ct217401296" text:id="ct217401296">
          <text:insertion>
            <office:change-info>
              <dc:creator>Peter Camilleri</dc:creator>
              <dc:date>2015-04-25T17:39:00</dc:date>
            </office:change-info>
          </text:insertion>
        </text:changed-region>
        <text:changed-region xml:id="ct217401400" text:id="ct217401400">
          <text:insertion>
            <office:change-info>
              <dc:creator>Peter Camilleri</dc:creator>
              <dc:date>2015-04-25T17:39:00</dc:date>
            </office:change-info>
          </text:insertion>
        </text:changed-region>
        <text:changed-region xml:id="ct217401504" text:id="ct217401504">
          <text:insertion>
            <office:change-info>
              <dc:creator>Peter Camilleri</dc:creator>
              <dc:date>2015-04-25T17:39:00</dc:date>
            </office:change-info>
          </text:insertion>
        </text:changed-region>
        <text:changed-region xml:id="ct217401608" text:id="ct217401608">
          <text:insertion>
            <office:change-info>
              <dc:creator>Peter Camilleri</dc:creator>
              <dc:date>2015-04-25T17:39:00</dc:date>
            </office:change-info>
          </text:insertion>
        </text:changed-region>
        <text:changed-region xml:id="ct217401712" text:id="ct217401712">
          <text:deletion>
            <office:change-info>
              <dc:creator>Peter Camilleri</dc:creator>
              <dc:date>2015-04-25T23:22:00</dc:date>
            </office:change-info>
            <text:p text:style-name="Text_20_body"/>
            <text:p text:style-name="Text_20_body">0&gt;=</text:p>
          </text:deletion>
        </text:changed-region>
        <text:changed-region xml:id="ct217401816" text:id="ct217401816">
          <text:insertion>
            <office:change-info>
              <dc:creator>Peter Camilleri</dc:creator>
              <dc:date>2015-04-25T17:39:00</dc:date>
            </office:change-info>
          </text:insertion>
        </text:changed-region>
        <text:changed-region xml:id="ct217401920" text:id="ct217401920">
          <text:insertion>
            <office:change-info>
              <dc:creator>Peter Camilleri</dc:creator>
              <dc:date>2015-04-25T17:39:00</dc:date>
            </office:change-info>
          </text:insertion>
        </text:changed-region>
        <text:changed-region xml:id="ct217402024" text:id="ct217402024">
          <text:insertion>
            <office:change-info>
              <dc:creator>Peter Camilleri</dc:creator>
              <dc:date>2015-04-25T17:39:00</dc:date>
            </office:change-info>
          </text:insertion>
        </text:changed-region>
        <text:changed-region xml:id="ct217402128" text:id="ct217402128">
          <text:insertion>
            <office:change-info>
              <dc:creator>Peter Camilleri</dc:creator>
              <dc:date>2015-04-25T17:39:00</dc:date>
            </office:change-info>
          </text:insertion>
        </text:changed-region>
        <text:changed-region xml:id="ct217402232" text:id="ct217402232">
          <text:deletion>
            <office:change-info>
              <dc:creator>Peter Camilleri</dc:creator>
              <dc:date>2015-04-25T23:22:00</dc:date>
            </office:change-info>
            <text:p text:style-name="Text_20_body"/>
            <text:p text:style-name="Text_20_body">1+</text:p>
          </text:deletion>
        </text:changed-region>
        <text:changed-region xml:id="ct217402336" text:id="ct217402336">
          <text:insertion>
            <office:change-info>
              <dc:creator>Peter Camilleri</dc:creator>
              <dc:date>2015-04-25T17:39:00</dc:date>
            </office:change-info>
          </text:insertion>
        </text:changed-region>
        <text:changed-region xml:id="ct217402440" text:id="ct217402440">
          <text:insertion>
            <office:change-info>
              <dc:creator>Peter Camilleri</dc:creator>
              <dc:date>2015-04-25T17:39:00</dc:date>
            </office:change-info>
          </text:insertion>
        </text:changed-region>
        <text:changed-region xml:id="ct217402544" text:id="ct217402544">
          <text:insertion>
            <office:change-info>
              <dc:creator>Peter Camilleri</dc:creator>
              <dc:date>2015-04-25T17:39:00</dc:date>
            </office:change-info>
          </text:insertion>
        </text:changed-region>
        <text:changed-region xml:id="ct217402648" text:id="ct217402648">
          <text:insertion>
            <office:change-info>
              <dc:creator>Peter Camilleri</dc:creator>
              <dc:date>2015-04-25T17:39:00</dc:date>
            </office:change-info>
          </text:insertion>
        </text:changed-region>
        <text:changed-region xml:id="ct217402752" text:id="ct217402752">
          <text:deletion>
            <office:change-info>
              <dc:creator>Peter Camilleri</dc:creator>
              <dc:date>2015-04-25T23:22:00</dc:date>
            </office:change-info>
            <text:p text:style-name="Text_20_body"/>
            <text:p text:style-name="Text_20_body">1-</text:p>
          </text:deletion>
        </text:changed-region>
        <text:changed-region xml:id="ct217402856" text:id="ct217402856">
          <text:insertion>
            <office:change-info>
              <dc:creator>Peter Camilleri</dc:creator>
              <dc:date>2015-04-25T17:39:00</dc:date>
            </office:change-info>
          </text:insertion>
        </text:changed-region>
        <text:changed-region xml:id="ct217402960" text:id="ct217402960">
          <text:insertion>
            <office:change-info>
              <dc:creator>Peter Camilleri</dc:creator>
              <dc:date>2015-04-25T17:39:00</dc:date>
            </office:change-info>
          </text:insertion>
        </text:changed-region>
        <text:changed-region xml:id="ct217403064" text:id="ct217403064">
          <text:insertion>
            <office:change-info>
              <dc:creator>Peter Camilleri</dc:creator>
              <dc:date>2015-04-25T17:39:00</dc:date>
            </office:change-info>
          </text:insertion>
        </text:changed-region>
        <text:changed-region xml:id="ct217403168" text:id="ct217403168">
          <text:insertion>
            <office:change-info>
              <dc:creator>Peter Camilleri</dc:creator>
              <dc:date>2015-04-25T17:39:00</dc:date>
            </office:change-info>
          </text:insertion>
        </text:changed-region>
        <text:changed-region xml:id="ct217403272" text:id="ct217403272">
          <text:deletion>
            <office:change-info>
              <dc:creator>Peter Camilleri</dc:creator>
              <dc:date>2015-04-25T23:23:00</dc:date>
            </office:change-info>
            <text:p text:style-name="Text_20_body"/>
            <text:p text:style-name="Text_20_body">2*</text:p>
          </text:deletion>
        </text:changed-region>
        <text:changed-region xml:id="ct217403376" text:id="ct217403376">
          <text:insertion>
            <office:change-info>
              <dc:creator>Peter Camilleri</dc:creator>
              <dc:date>2015-04-25T17:39:00</dc:date>
            </office:change-info>
          </text:insertion>
        </text:changed-region>
        <text:changed-region xml:id="ct217403480" text:id="ct217403480">
          <text:insertion>
            <office:change-info>
              <dc:creator>Peter Camilleri</dc:creator>
              <dc:date>2015-04-25T17:39:00</dc:date>
            </office:change-info>
          </text:insertion>
        </text:changed-region>
        <text:changed-region xml:id="ct217403584" text:id="ct217403584">
          <text:insertion>
            <office:change-info>
              <dc:creator>Peter Camilleri</dc:creator>
              <dc:date>2015-04-25T17:39:00</dc:date>
            </office:change-info>
          </text:insertion>
        </text:changed-region>
        <text:changed-region xml:id="ct217403688" text:id="ct217403688">
          <text:insertion>
            <office:change-info>
              <dc:creator>Peter Camilleri</dc:creator>
              <dc:date>2015-04-25T17:39:00</dc:date>
            </office:change-info>
          </text:insertion>
        </text:changed-region>
        <text:changed-region xml:id="ct217403792" text:id="ct217403792">
          <text:deletion>
            <office:change-info>
              <dc:creator>Peter Camilleri</dc:creator>
              <dc:date>2015-04-25T23:23:00</dc:date>
            </office:change-info>
            <text:p text:style-name="Text_20_body"/>
            <text:p text:style-name="Text_20_body">2+</text:p>
          </text:deletion>
        </text:changed-region>
        <text:changed-region xml:id="ct217403896" text:id="ct217403896">
          <text:insertion>
            <office:change-info>
              <dc:creator>Peter Camilleri</dc:creator>
              <dc:date>2015-04-25T17:39:00</dc:date>
            </office:change-info>
          </text:insertion>
        </text:changed-region>
        <text:changed-region xml:id="ct217404000" text:id="ct217404000">
          <text:insertion>
            <office:change-info>
              <dc:creator>Peter Camilleri</dc:creator>
              <dc:date>2015-04-25T17:39:00</dc:date>
            </office:change-info>
          </text:insertion>
        </text:changed-region>
        <text:changed-region xml:id="ct217404104" text:id="ct217404104">
          <text:insertion>
            <office:change-info>
              <dc:creator>Peter Camilleri</dc:creator>
              <dc:date>2015-04-25T17:39:00</dc:date>
            </office:change-info>
          </text:insertion>
        </text:changed-region>
        <text:changed-region xml:id="ct217404208" text:id="ct217404208">
          <text:insertion>
            <office:change-info>
              <dc:creator>Peter Camilleri</dc:creator>
              <dc:date>2015-04-25T17:39:00</dc:date>
            </office:change-info>
          </text:insertion>
        </text:changed-region>
        <text:changed-region xml:id="ct217404312" text:id="ct217404312">
          <text:deletion>
            <office:change-info>
              <dc:creator>Peter Camilleri</dc:creator>
              <dc:date>2015-04-25T23:23:00</dc:date>
            </office:change-info>
            <text:p text:style-name="Text_20_body"/>
            <text:p text:style-name="Text_20_body">2-</text:p>
          </text:deletion>
        </text:changed-region>
        <text:changed-region xml:id="ct217404416" text:id="ct217404416">
          <text:insertion>
            <office:change-info>
              <dc:creator>Peter Camilleri</dc:creator>
              <dc:date>2015-04-25T17:39:00</dc:date>
            </office:change-info>
          </text:insertion>
        </text:changed-region>
        <text:changed-region xml:id="ct217404520" text:id="ct217404520">
          <text:insertion>
            <office:change-info>
              <dc:creator>Peter Camilleri</dc:creator>
              <dc:date>2015-04-25T17:39:00</dc:date>
            </office:change-info>
          </text:insertion>
        </text:changed-region>
        <text:changed-region xml:id="ct217404624" text:id="ct217404624">
          <text:insertion>
            <office:change-info>
              <dc:creator>Peter Camilleri</dc:creator>
              <dc:date>2015-04-25T17:39:00</dc:date>
            </office:change-info>
          </text:insertion>
        </text:changed-region>
        <text:changed-region xml:id="ct217404728" text:id="ct217404728">
          <text:insertion>
            <office:change-info>
              <dc:creator>Peter Camilleri</dc:creator>
              <dc:date>2015-04-25T17:39:00</dc:date>
            </office:change-info>
          </text:insertion>
        </text:changed-region>
        <text:changed-region xml:id="ct217404832" text:id="ct217404832">
          <text:deletion>
            <office:change-info>
              <dc:creator>Peter Camilleri</dc:creator>
              <dc:date>2015-04-25T23:24:00</dc:date>
            </office:change-info>
            <text:p text:style-name="Text_20_body"/>
            <text:p text:style-name="Text_20_body">2/</text:p>
          </text:deletion>
        </text:changed-region>
        <text:changed-region xml:id="ct217404936" text:id="ct217404936">
          <text:insertion>
            <office:change-info>
              <dc:creator>Peter Camilleri</dc:creator>
              <dc:date>2015-04-25T17:39:00</dc:date>
            </office:change-info>
          </text:insertion>
        </text:changed-region>
        <text:changed-region xml:id="ct217405040" text:id="ct217405040">
          <text:insertion>
            <office:change-info>
              <dc:creator>Peter Camilleri</dc:creator>
              <dc:date>2015-04-25T17:39:00</dc:date>
            </office:change-info>
          </text:insertion>
        </text:changed-region>
        <text:changed-region xml:id="ct217405144" text:id="ct217405144">
          <text:insertion>
            <office:change-info>
              <dc:creator>Peter Camilleri</dc:creator>
              <dc:date>2015-04-25T17:39:00</dc:date>
            </office:change-info>
          </text:insertion>
        </text:changed-region>
        <text:changed-region xml:id="ct217405248" text:id="ct217405248">
          <text:insertion>
            <office:change-info>
              <dc:creator>Peter Camilleri</dc:creator>
              <dc:date>2015-04-25T17:39:00</dc:date>
            </office:change-info>
          </text:insertion>
        </text:changed-region>
        <text:changed-region xml:id="ct217405352" text:id="ct217405352">
          <text:deletion>
            <office:change-info>
              <dc:creator>Peter Camilleri</dc:creator>
              <dc:date>2015-04-25T23:24:00</dc:date>
            </office:change-info>
            <text:p text:style-name="Text_20_body"/>
            <text:p text:style-name="Text_20_body">&lt;</text:p>
          </text:deletion>
        </text:changed-region>
        <text:changed-region xml:id="ct217405456" text:id="ct217405456">
          <text:insertion>
            <office:change-info>
              <dc:creator>Peter Camilleri</dc:creator>
              <dc:date>2015-04-25T17:39:00</dc:date>
            </office:change-info>
          </text:insertion>
        </text:changed-region>
        <text:changed-region xml:id="ct217405560" text:id="ct217405560">
          <text:insertion>
            <office:change-info>
              <dc:creator>Peter Camilleri</dc:creator>
              <dc:date>2015-04-25T17:39:00</dc:date>
            </office:change-info>
          </text:insertion>
        </text:changed-region>
        <text:changed-region xml:id="ct217405664" text:id="ct217405664">
          <text:insertion>
            <office:change-info>
              <dc:creator>Peter Camilleri</dc:creator>
              <dc:date>2015-04-25T17:39:00</dc:date>
            </office:change-info>
          </text:insertion>
        </text:changed-region>
        <text:changed-region xml:id="ct217405768" text:id="ct217405768">
          <text:insertion>
            <office:change-info>
              <dc:creator>Peter Camilleri</dc:creator>
              <dc:date>2015-04-25T17:39:00</dc:date>
            </office:change-info>
          </text:insertion>
        </text:changed-region>
        <text:changed-region xml:id="ct217405872" text:id="ct217405872">
          <text:insertion>
            <office:change-info>
              <dc:creator>Peter Camilleri</dc:creator>
              <dc:date>2015-04-25T17:39:00</dc:date>
            </office:change-info>
          </text:insertion>
        </text:changed-region>
        <text:changed-region xml:id="ct217405976" text:id="ct217405976">
          <text:deletion>
            <office:change-info>
              <dc:creator>Peter Camilleri</dc:creator>
              <dc:date>2015-04-25T23:24:00</dc:date>
            </office:change-info>
            <text:p text:style-name="Text_20_body"/>
            <text:p text:style-name="Text_20_body">&lt;=</text:p>
          </text:deletion>
        </text:changed-region>
        <text:changed-region xml:id="ct217406080" text:id="ct217406080">
          <text:insertion>
            <office:change-info>
              <dc:creator>Peter Camilleri</dc:creator>
              <dc:date>2015-04-25T17:39:00</dc:date>
            </office:change-info>
          </text:insertion>
        </text:changed-region>
        <text:changed-region xml:id="ct217406184" text:id="ct217406184">
          <text:insertion>
            <office:change-info>
              <dc:creator>Peter Camilleri</dc:creator>
              <dc:date>2015-04-25T17:39:00</dc:date>
            </office:change-info>
          </text:insertion>
        </text:changed-region>
        <text:changed-region xml:id="ct217406288" text:id="ct217406288">
          <text:insertion>
            <office:change-info>
              <dc:creator>Peter Camilleri</dc:creator>
              <dc:date>2015-04-25T17:39:00</dc:date>
            </office:change-info>
          </text:insertion>
        </text:changed-region>
        <text:changed-region xml:id="ct217406392" text:id="ct217406392">
          <text:insertion>
            <office:change-info>
              <dc:creator>Peter Camilleri</dc:creator>
              <dc:date>2015-04-25T17:39:00</dc:date>
            </office:change-info>
          </text:insertion>
        </text:changed-region>
        <text:changed-region xml:id="ct217406496" text:id="ct217406496">
          <text:insertion>
            <office:change-info>
              <dc:creator>Peter Camilleri</dc:creator>
              <dc:date>2015-04-25T17:39:00</dc:date>
            </office:change-info>
          </text:insertion>
        </text:changed-region>
        <text:changed-region xml:id="ct217406600" text:id="ct217406600">
          <text:deletion>
            <office:change-info>
              <dc:creator>Peter Camilleri</dc:creator>
              <dc:date>2015-04-25T23:24:00</dc:date>
            </office:change-info>
            <text:p text:style-name="Text_20_body"/>
            <text:p text:style-name="Text_20_body">&lt;=&gt;</text:p>
          </text:deletion>
        </text:changed-region>
        <text:changed-region xml:id="ct217406704" text:id="ct217406704">
          <text:insertion>
            <office:change-info>
              <dc:creator>Peter Camilleri</dc:creator>
              <dc:date>2015-04-25T17:39:00</dc:date>
            </office:change-info>
          </text:insertion>
        </text:changed-region>
        <text:changed-region xml:id="ct217406808" text:id="ct217406808">
          <text:insertion>
            <office:change-info>
              <dc:creator>Peter Camilleri</dc:creator>
              <dc:date>2015-04-25T17:39:00</dc:date>
            </office:change-info>
          </text:insertion>
        </text:changed-region>
        <text:changed-region xml:id="ct217406912" text:id="ct217406912">
          <text:insertion>
            <office:change-info>
              <dc:creator>Peter Camilleri</dc:creator>
              <dc:date>2015-04-25T17:39:00</dc:date>
            </office:change-info>
          </text:insertion>
        </text:changed-region>
        <text:changed-region xml:id="ct217407016" text:id="ct217407016">
          <text:insertion>
            <office:change-info>
              <dc:creator>Peter Camilleri</dc:creator>
              <dc:date>2015-04-25T17:39:00</dc:date>
            </office:change-info>
          </text:insertion>
        </text:changed-region>
        <text:changed-region xml:id="ct217407120" text:id="ct217407120">
          <text:insertion>
            <office:change-info>
              <dc:creator>Peter Camilleri</dc:creator>
              <dc:date>2015-04-25T17:39:00</dc:date>
            </office:change-info>
          </text:insertion>
        </text:changed-region>
        <text:changed-region xml:id="ct217407328" text:id="ct217407328">
          <text:deletion>
            <office:change-info>
              <dc:creator>Peter Camilleri</dc:creator>
              <dc:date>2015-04-25T23:25:00</dc:date>
            </office:change-info>
            <text:p text:style-name="Text_20_body"/>
            <text:p text:style-name="Text_20_body"/>
          </text:deletion>
        </text:changed-region>
        <text:changed-region xml:id="ct217407224" text:id="ct217407224">
          <text:deletion>
            <office:change-info>
              <dc:creator>Peter Camilleri</dc:creator>
              <dc:date>2015-04-25T23:24:00</dc:date>
            </office:change-info>
            <text:p text:style-name="Text_20_body">&gt;</text:p>
          </text:deletion>
        </text:changed-region>
        <text:changed-region xml:id="ct217407432" text:id="ct217407432">
          <text:insertion>
            <office:change-info>
              <dc:creator>Peter Camilleri</dc:creator>
              <dc:date>2015-04-25T17:39:00</dc:date>
            </office:change-info>
          </text:insertion>
        </text:changed-region>
        <text:changed-region xml:id="ct217407536" text:id="ct217407536">
          <text:insertion>
            <office:change-info>
              <dc:creator>Peter Camilleri</dc:creator>
              <dc:date>2015-04-25T17:39:00</dc:date>
            </office:change-info>
          </text:insertion>
        </text:changed-region>
        <text:changed-region xml:id="ct217407640" text:id="ct217407640">
          <text:insertion>
            <office:change-info>
              <dc:creator>Peter Camilleri</dc:creator>
              <dc:date>2015-04-25T17:39:00</dc:date>
            </office:change-info>
          </text:insertion>
        </text:changed-region>
        <text:changed-region xml:id="ct217407744" text:id="ct217407744">
          <text:insertion>
            <office:change-info>
              <dc:creator>Peter Camilleri</dc:creator>
              <dc:date>2015-04-25T17:39:00</dc:date>
            </office:change-info>
          </text:insertion>
        </text:changed-region>
        <text:changed-region xml:id="ct217411936" text:id="ct217411936">
          <text:insertion>
            <office:change-info>
              <dc:creator>Peter Camilleri</dc:creator>
              <dc:date>2015-04-25T17:39:00</dc:date>
            </office:change-info>
          </text:insertion>
        </text:changed-region>
        <text:changed-region xml:id="ct217412040" text:id="ct217412040">
          <text:deletion>
            <office:change-info>
              <dc:creator>Peter Camilleri</dc:creator>
              <dc:date>2015-04-25T23:25:00</dc:date>
            </office:change-info>
            <text:p text:style-name="Text_20_body"/>
            <text:p text:style-name="Text_20_body">&gt;=</text:p>
          </text:deletion>
        </text:changed-region>
        <text:changed-region xml:id="ct217412144" text:id="ct217412144">
          <text:insertion>
            <office:change-info>
              <dc:creator>Peter Camilleri</dc:creator>
              <dc:date>2015-04-25T17:39:00</dc:date>
            </office:change-info>
          </text:insertion>
        </text:changed-region>
        <text:changed-region xml:id="ct217412248" text:id="ct217412248">
          <text:insertion>
            <office:change-info>
              <dc:creator>Peter Camilleri</dc:creator>
              <dc:date>2015-04-25T17:39:00</dc:date>
            </office:change-info>
          </text:insertion>
        </text:changed-region>
        <text:changed-region xml:id="ct217412352" text:id="ct217412352">
          <text:insertion>
            <office:change-info>
              <dc:creator>Peter Camilleri</dc:creator>
              <dc:date>2015-04-25T17:39:00</dc:date>
            </office:change-info>
          </text:insertion>
        </text:changed-region>
        <text:changed-region xml:id="ct217412456" text:id="ct217412456">
          <text:insertion>
            <office:change-info>
              <dc:creator>Peter Camilleri</dc:creator>
              <dc:date>2015-04-25T17:39:00</dc:date>
            </office:change-info>
          </text:insertion>
        </text:changed-region>
        <text:changed-region xml:id="ct217412560" text:id="ct217412560">
          <text:insertion>
            <office:change-info>
              <dc:creator>Peter Camilleri</dc:creator>
              <dc:date>2015-04-25T17:39:00</dc:date>
            </office:change-info>
          </text:insertion>
        </text:changed-region>
        <text:changed-region xml:id="ct217412664" text:id="ct217412664">
          <text:deletion>
            <office:change-info>
              <dc:creator>Peter Camilleri</dc:creator>
              <dc:date>2015-04-25T23:25:00</dc:date>
            </office:change-info>
            <text:p text:style-name="Text_20_body"/>
            <text:p text:style-name="Text_20_body">mod</text:p>
          </text:deletion>
        </text:changed-region>
        <text:changed-region xml:id="ct217412768" text:id="ct217412768">
          <text:insertion>
            <office:change-info>
              <dc:creator>Peter Camilleri</dc:creator>
              <dc:date>2015-04-25T17:39:00</dc:date>
            </office:change-info>
          </text:insertion>
        </text:changed-region>
        <text:changed-region xml:id="ct217412872" text:id="ct217412872">
          <text:insertion>
            <office:change-info>
              <dc:creator>Peter Camilleri</dc:creator>
              <dc:date>2015-04-25T17:39:00</dc:date>
            </office:change-info>
          </text:insertion>
        </text:changed-region>
        <text:changed-region xml:id="ct217412976" text:id="ct217412976">
          <text:insertion>
            <office:change-info>
              <dc:creator>Peter Camilleri</dc:creator>
              <dc:date>2015-04-25T17:39:00</dc:date>
            </office:change-info>
          </text:insertion>
        </text:changed-region>
        <text:changed-region xml:id="ct217413080" text:id="ct217413080">
          <text:insertion>
            <office:change-info>
              <dc:creator>Peter Camilleri</dc:creator>
              <dc:date>2015-04-25T17:39:00</dc:date>
            </office:change-info>
          </text:insertion>
        </text:changed-region>
        <text:changed-region xml:id="ct217413184" text:id="ct217413184">
          <text:deletion>
            <office:change-info>
              <dc:creator>Peter Camilleri</dc:creator>
              <dc:date>2015-04-25T23:25:00</dc:date>
            </office:change-info>
            <text:p text:style-name="Text_20_body"/>
            <text:p text:style-name="Text_20_body">neg</text:p>
          </text:deletion>
        </text:changed-region>
        <text:changed-region xml:id="ct217413288" text:id="ct217413288">
          <text:insertion>
            <office:change-info>
              <dc:creator>Peter Camilleri</dc:creator>
              <dc:date>2015-04-25T17:39:00</dc:date>
            </office:change-info>
          </text:insertion>
        </text:changed-region>
        <text:changed-region xml:id="ct217413392" text:id="ct217413392">
          <text:insertion>
            <office:change-info>
              <dc:creator>Peter Camilleri</dc:creator>
              <dc:date>2015-04-25T17:39:00</dc:date>
            </office:change-info>
          </text:insertion>
        </text:changed-region>
        <text:changed-region xml:id="ct217413496" text:id="ct217413496">
          <text:insertion>
            <office:change-info>
              <dc:creator>Peter Camilleri</dc:creator>
              <dc:date>2015-04-25T17:39:00</dc:date>
            </office:change-info>
          </text:insertion>
        </text:changed-region>
        <text:changed-region xml:id="ct217413600" text:id="ct217413600">
          <text:insertion>
            <office:change-info>
              <dc:creator>Peter Camilleri</dc:creator>
              <dc:date>2015-04-25T17:39:00</dc:date>
            </office:change-info>
          </text:insertion>
        </text:changed-region>
        <text:changed-region xml:id="ct217413704" text:id="ct21741370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Text_20_body"/>
      <text:p text:style-name="Text_20_body"/>
      <text:p text:style-name="Text_20_body"/>
      <text:p text:style-name="P48">The fOOrth User's Guide</text:p>
      <text:p text:style-name="Subtitle">An RPN, object oriented language that is not FORTH.</text:p>
      <text:p text:style-name="Subtitle">by Peter Camilleri </text:p>
      <text:p text:style-name="Text_20_body"/>
      <text:p text:style-name="P5">Last Update: May 3, 2015</text:p>
      <text:p text:style-name="P5">Covering fOOrth version 0.0.3</text:p>
      <text:p text:style-name="P5">Status: Unpublished.</text:p>
      <text:p text:style-name="Text_20_body"/>
      <text:p text:style-name="Text_20_body"/>
      <text:p text:style-name="Text_20_body"/>
      <text:p text:style-name="P58"/>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9">Table of Contents</text:p>
          </text:index-title>
          <text:p text:style-name="P65">The MIT License (MIT).<text:tab/>5</text:p>
          <text:p text:style-name="P65">Introduction<text:tab/>6</text:p>
          <text:p text:style-name="P66">About the name fOOrth<text:tab/>6</text:p>
          <text:p text:style-name="P66">How fOOrth came to be<text:tab/>6</text:p>
          <text:p text:style-name="P66">Goals and Principles<text:tab/>7</text:p>
          <text:p text:style-name="P66">Report Card<text:tab/>8</text:p>
          <text:p text:style-name="P66">Special Note of Thanks<text:tab/>8</text:p>
          <text:p text:style-name="P65">Installation<text:tab/>10</text:p>
          <text:p text:style-name="P66">Ruby<text:tab/>10</text:p>
          <text:p text:style-name="P66">fOOrth<text:tab/>10</text:p>
          <text:p text:style-name="P66">Running fOOrth<text:tab/>11</text:p>
          <text:p text:style-name="P66">Testing<text:tab/>11</text:p>
          <text:p text:style-name="P66">Source Archive<text:tab/>12</text:p>
          <text:p text:style-name="P65">First Steps<text:tab/>13</text:p>
          <text:p text:style-name="P65">The Syntax and Style of fOOrth<text:tab/>15</text:p>
          <text:p text:style-name="P66">Syntax<text:tab/>15</text:p>
          <text:p text:style-name="P66">Spaces<text:tab/>15</text:p>
          <text:p text:style-name="P66">Comments<text:tab/>15</text:p>
          <text:p text:style-name="P66">String Literals<text:tab/>15</text:p>
          <text:p text:style-name="P66">Numeric Literals<text:tab/>16</text:p>
          <text:p text:style-name="P65">A fOOrth Calculator<text:tab/>17</text:p>
          <text:p text:style-name="P66">The Basics<text:tab/>17</text:p>
          <text:p text:style-name="P66">Stack Manipulation<text:tab/>18</text:p>
          <text:p text:style-name="P66">Programming<text:tab/>20</text:p>
          <text:p text:style-name="P66">Control Structures<text:tab/>21</text:p>
          <text:p text:style-name="P66">Data Memory<text:tab/>25</text:p>
          <text:p text:style-name="P65">Data Storage in fOOrth<text:tab/>26</text:p>
          <text:p text:style-name="P66">Typing<text:tab/>26</text:p>
          <text:p text:style-name="P66">Declarations<text:tab/>26</text:p>
          <text:p text:style-name="P66">Scoping<text:tab/>26</text:p>
          <text:p text:style-name="P66">Referencing<text:tab/>27</text:p>
          <text:p text:style-name="P66">Mutation<text:tab/>28</text:p>
          <text:p text:style-name="P65">Cloning Data<text:tab/>30</text:p>
          <text:p text:style-name="P66">Deep vs Shallow Copy<text:tab/>30</text:p>
          <text:p text:style-name="P66">Permissive Copying<text:tab/>32</text:p>
          <text:p text:style-name="P65">Handling Exceptions<text:tab/>34</text:p>
          <text:p text:style-name="P66">The Nature of Exceptions in fOOrth<text:tab/>34</text:p>
          <text:p text:style-name="P66">Handling Errors<text:tab/>34</text:p>
          <text:p text:style-name="P66">Generating Errors<text:tab/>39</text:p>
          <text:p text:style-name="P66">fOOrth Native Exception Codes:<text:tab/>40</text:p>
          <text:p text:style-name="P66">Application Error Codes:<text:tab/>41</text:p>
          <text:p text:style-name="P66">Ruby Mapped Exception Codes:<text:tab/>41</text:p>
          <text:p text:style-name="P65">The Class Tree<text:tab/>47</text:p>
          <text:p text:style-name="P66">A Brief Overview of Key OO Concepts<text:tab/>47</text:p>
          <text:p text:style-name="P66">Classes<text:tab/>47</text:p>
          <text:p text:style-name="P66">Inheritance<text:tab/>48</text:p>
          <text:p text:style-name="P66">Methods<text:tab/>48</text:p>
          <text:p text:style-name="P66">Late Binding and Polymorphism<text:tab/>48</text:p>
          <text:p text:style-name="P66">Prototypes<text:tab/>48</text:p>
          <text:p text:style-name="P65">Method Mapping<text:tab/>49</text:p>
          <text:p text:style-name="P66">Exploring the mapping system<text:tab/>49</text:p>
          <text:p text:style-name="P65">Context<text:tab/>51</text:p>
          <text:p text:style-name="P66">Exploring Context<text:tab/>51</text:p>
          <text:p text:style-name="P66">Tracking the Virtual Machine<text:tab/>53</text:p>
          <text:p text:style-name="P65">Routing<text:tab/>54</text:p>
          <text:p text:style-name="P66">Virtual Machine Methods<text:tab/>54</text:p>
          <text:p text:style-name="P66">Shared Methods<text:tab/>54</text:p>
          <text:p text:style-name="P66">Exclusive Methods<text:tab/>55</text:p>
          <text:p text:style-name="P66">Shared Stub Methods<text:tab/>55</text:p>
          <text:p text:style-name="P66">Exclusive Stub Methods<text:tab/>56</text:p>
          <text:p text:style-name="P66">Local Methods<text:tab/>56</text:p>
          <text:p text:style-name="P66">Routing Internals<text:tab/>56</text:p>
          <text:p text:style-name="P65">Self<text:tab/>59</text:p>
          <text:p text:style-name="P66">Applying Self<text:tab/>59</text:p>
          <text:p text:style-name="P66">Changing Self<text:tab/>60</text:p>
          <text:p text:style-name="P65">Boolean Data<text:tab/>61</text:p>
          <text:p text:style-name="P66">What values represent true and false<text:tab/>61</text:p>
          <text:p text:style-name="P66">Processing Boolean Data<text:tab/>61</text:p>
          <text:p text:style-name="P66">Boolean Constants<text:tab/>61</text:p>
          <text:p text:style-name="P65">Numeric Data<text:tab/>62</text:p>
          <text:p text:style-name="P65">Array<text:tab/>63</text:p>
          <text:p text:style-name="P66">Array Literals<text:tab/>63</text:p>
          <text:p text:style-name="P66">Class Methods<text:tab/>64</text:p>
          <text:p text:style-name="P66">Instance Methods<text:tab/>65</text:p>
          <text:p text:style-name="P66">See Also<text:tab/>73</text:p>
          <text:p text:style-name="P65">Class<text:tab/>74</text:p>
          <text:p text:style-name="P66">Instance Methods<text:tab/>74</text:p>
          <text:p text:style-name="P66">Commands<text:tab/>75</text:p>
          <text:p text:style-name="P66">See Also<text:tab/>76</text:p>
          <text:p text:style-name="P65">Complex<text:tab/>77</text:p>
          <text:p text:style-name="P66">Complex Literals<text:tab/>77</text:p>
          <text:p text:style-name="P66">Instance Methods<text:tab/>78</text:p>
          <text:p text:style-name="P66">Instance Stubs<text:tab/>78</text:p>
          <text:p text:style-name="P66">See Also<text:tab/>79</text:p>
          <text:p text:style-name="P65"><text:soft-page-break/>FalseClass<text:tab/>80</text:p>
          <text:p text:style-name="P66">FalseClass Literals<text:tab/>80</text:p>
          <text:p text:style-name="P66">Instance Methods<text:tab/>80</text:p>
          <text:p text:style-name="P66">See Also<text:tab/>81</text:p>
          <text:p text:style-name="P65">Float<text:tab/>82</text:p>
          <text:p text:style-name="P66">Float Literals<text:tab/>82</text:p>
          <text:p text:style-name="P66">See Also<text:tab/>82</text:p>
          <text:p text:style-name="P65">Hash<text:tab/>83</text:p>
          <text:p text:style-name="P66">Hash Literals<text:tab/>83</text:p>
          <text:p text:style-name="P66">Instance Methods<text:tab/>83</text:p>
          <text:p text:style-name="P66">See Also<text:tab/>85</text:p>
          <text:p text:style-name="P65">InStream<text:tab/>86</text:p>
          <text:p text:style-name="P66">Class Methods<text:tab/>86</text:p>
          <text:p text:style-name="P66">Instance Methods<text:tab/>87</text:p>
          <text:p text:style-name="P66">Class Stubs<text:tab/>88</text:p>
          <text:p text:style-name="P66">See Also<text:tab/>88</text:p>
          <text:p text:style-name="P65">Integer<text:tab/>89</text:p>
          <text:p text:style-name="P66">Integer Literals<text:tab/>89</text:p>
          <text:p text:style-name="P66">Instance Methods<text:tab/>89</text:p>
          <text:p text:style-name="P66">See Also<text:tab/>93</text:p>
          <text:p text:style-name="P65">NilClass<text:tab/>94</text:p>
          <text:p text:style-name="P66">NilClass Literals<text:tab/>94</text:p>
          <text:p text:style-name="P66">Instance Methods<text:tab/>94</text:p>
          <text:p text:style-name="P66">See Also<text:tab/>95</text:p>
          <text:p text:style-name="P65">Numeric<text:tab/>96</text:p>
          <text:p text:style-name="P66">Special Numeric Values<text:tab/>96</text:p>
          <text:p text:style-name="P66">Instance Methods<text:tab/>98</text:p>
          <text:p text:style-name="P66">See Also<text:tab/>119</text:p>
          <text:p text:style-name="P65">Object<text:tab/>120</text:p>
          <text:p text:style-name="P66">Instance Methods<text:tab/>120</text:p>
          <text:p text:style-name="P66">Commands<text:tab/>131</text:p>
          <text:p text:style-name="P66">See Also<text:tab/>131</text:p>
          <text:p text:style-name="P65">OutStream<text:tab/>132</text:p>
          <text:p text:style-name="P66">Class Methods<text:tab/>132</text:p>
          <text:p text:style-name="P66">Instance Methods<text:tab/>133</text:p>
          <text:p text:style-name="P66">Class Stubs<text:tab/>136</text:p>
          <text:p text:style-name="P66">See Also<text:tab/>136</text:p>
          <text:p text:style-name="P65">Procedure<text:tab/>137</text:p>
          <text:p text:style-name="P66">Procedure Literals<text:tab/>137</text:p>
          <text:p text:style-name="P66">Instance Methods<text:tab/>137</text:p>
          <text:p text:style-name="P66">See Also<text:tab/>138</text:p>
          <text:p text:style-name="P65">Queue<text:tab/>139</text:p>
          <text:p text:style-name="P66">Instance Methods<text:tab/>139</text:p>
          <text:p text:style-name="P66">See Also<text:tab/>140</text:p>
          <text:p text:style-name="P65">Rational<text:tab/>141</text:p>
          <text:p text:style-name="P66">Rational Literals<text:tab/>141</text:p>
          <text:p text:style-name="P66">Instance Methods<text:tab/>141</text:p>
          <text:p text:style-name="P66">See Also<text:tab/>142</text:p>
          <text:p text:style-name="P65">Stack<text:tab/>143</text:p>
          <text:p text:style-name="P66">Instance Methods<text:tab/>143</text:p>
          <text:p text:style-name="P66">See Also<text:tab/>144</text:p>
          <text:p text:style-name="P65">String<text:tab/>145</text:p>
          <text:p text:style-name="P66">String Literals<text:tab/>145</text:p>
          <text:p text:style-name="P66">Format Strings<text:tab/>146</text:p>
          <text:p text:style-name="P66">Instance Methods<text:tab/>149</text:p>
          <text:p text:style-name="P66">See Also<text:tab/>161</text:p>
          <text:p text:style-name="P65">Thread<text:tab/>162</text:p>
          <text:p text:style-name="P66">Class Methods<text:tab/>162</text:p>
          <text:p text:style-name="P66">Instance Methods<text:tab/>163</text:p>
          <text:p text:style-name="P66">See Also<text:tab/>163</text:p>
          <text:p text:style-name="P65">TrueClass<text:tab/>164</text:p>
          <text:p text:style-name="P66">TrueClass Literals<text:tab/>164</text:p>
          <text:p text:style-name="P66">See Also<text:tab/>164</text:p>
          <text:p text:style-name="P65">VirtualMachine<text:tab/>165</text:p>
          <text:p text:style-name="P66">Instance Methods<text:tab/>165</text:p>
          <text:p text:style-name="P66">Commands<text:tab/>182</text:p>
          <text:p text:style-name="P66">See Also<text:tab/>186</text:p>
          <text:p text:style-name="P65">Appendix A – Symbol Glossary<text:tab/>187</text:p>
          <text:p text:style-name="P65">Appendix B – Regular Expressions<text:tab/>189</text:p>
          <text:p text:style-name="P65">Edit History:<text:tab/>193</text:p>
        </text:index-body>
      </text:table-of-content>
      <text:p text:style-name="Text_20_body"/>
      <text:h text:style-name="P68"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7" text:outline-level="1">Introduction</text:h>
      <text:h text:style-name="Heading_20_2" text:outline-level="2">About the name fOOrth</text:h>
      <text:p text:style-name="Standard"/>
      <text:p text:style-name="P51">The name of programming language fOOrth is an example of a malamanteau<text:note text:id="ftn1" text:note-class="footnote"><text:note-citation>1</text:note-citation><text:note-body><text:p text:style-name="P4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1">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611467339424043035" text:style-name="L1">
        <text:list-item>
          <text:p text:style-name="P74">A Simple, Easy-to-Understand syntax that is none the less, Expressive and Compact:</text:p>
        </text:list-item>
      </text:list>
      <text:list xml:id="list9200745955900926415" text:style-name="L2">
        <text:list-item>
          <text:list>
            <text:list-item>
              <text:p text:style-name="P75">Source code in fOOrth is free-form with no line oriented limitations or rules.</text:p>
            </text:list-item>
            <text:list-item>
              <text:p text:style-name="P75">Support is given to the easy representation of common literal data such as strings, integers, floating point numbers, rational numbers, and complex numbers.</text:p>
            </text:list-item>
          </text:list>
        </text:list-item>
      </text:list>
      <text:list xml:id="list37604774" text:continue-list="list1611467339424043035" text:style-name="L1">
        <text:list-item>
          <text:p text:style-name="P74">Safe Data and Data Structures:</text:p>
        </text:list-item>
      </text:list>
      <text:list xml:id="list4634036613861586803" text:style-name="L3">
        <text:list-item>
          <text:list>
            <text:list-item>
              <text:p text:style-name="P77">Simple, reliable arithmetic. In fOOrth, integer operations never overflow. Rational values can be represented exactly, complex numbers are supported, and conversions between numeric types are simple.</text:p>
            </text:list-item>
            <text:list-item>
              <text:p text:style-name="P77"><text:soft-page-break/>Strings grow as needed without the need to allocate space or worry about overflow.</text:p>
            </text:list-item>
            <text:list-item>
              <text:p text:style-name="P77">Data containers such as arrays and hashes grow as needed. Out of range subscripts cannot access undefined memory regions. </text:p>
            </text:list-item>
          </text:list>
        </text:list-item>
      </text:list>
      <text:list xml:id="list37633462" text:continue-list="list37604774" text:style-name="L1">
        <text:list-item>
          <text:p text:style-name="P74">Message Passing:</text:p>
        </text:list-item>
      </text:list>
      <text:list xml:id="list3998550835491761892" text:style-name="L4">
        <text:list-item>
          <text:list>
            <text:list-item>
              <text:p text:style-name="P95">In fOOrth all actions take the form of messages sent to a receiver.</text:p>
            </text:list-item>
            <text:list-item>
              <text:p text:style-name="P95">The routing of messages is specified by the exact type of the message.</text:p>
            </text:list-item>
            <text:list-item>
              <text:p text:style-name="P95">Message receivers include data items on the stack as well as the virtual machine object associated with the current thread of execution.</text:p>
            </text:list-item>
            <text:list-item>
              <text:p text:style-name="P95">Messages for which no routing specification can be found, generate an error at compile time.</text:p>
            </text:list-item>
          </text:list>
        </text:list-item>
      </text:list>
      <text:list xml:id="list37606204" text:continue-list="list37633462" text:style-name="L1">
        <text:list-item>
          <text:p text:style-name="P74">Object Oriented Design:</text:p>
        </text:list-item>
      </text:list>
      <text:list xml:id="list6937563172185615294" text:style-name="L5">
        <text:list-item>
          <text:list>
            <text:list-item>
              <text:p text:style-name="P78">Support class based inheritance, with a non-cyclic (single inheritance) tree derived from a common base Object class.</text:p>
            </text:list-item>
            <text:list-item>
              <text:p text:style-name="P96">Support late binding and polymorphism through message interface compatibility or “duck” typing.</text:p>
            </text:list-item>
          </text:list>
        </text:list-item>
      </text:list>
      <text:list xml:id="list37604282" text:continue-list="list37606204" text:style-name="L1">
        <text:list-item>
          <text:p text:style-name="P74">Meta programming: </text:p>
        </text:list-item>
      </text:list>
      <text:list xml:id="list6715478865219257017" text:style-name="L6">
        <text:list-item>
          <text:list>
            <text:list-item>
              <text:p text:style-name="P97">Support extensible language constructs by making the compiler an accessible part of the system.</text:p>
            </text:list-item>
          </text:list>
        </text:list-item>
      </text:list>
      <text:list xml:id="list37632123" text:continue-list="list37604282" text:style-name="L1">
        <text:list-item>
          <text:p text:style-name="P74">Reliability:</text:p>
        </text:list-item>
      </text:list>
      <text:list xml:id="list67347289210154793" text:style-name="L7">
        <text:list-item>
          <text:list>
            <text:list-item>
              <text:p text:style-name="P98">Errors should be detected as soon as possible. </text:p>
            </text:list-item>
            <text:list-item>
              <text:p text:style-name="P98">Language constructs should not be designed in a way that causes simple coding errors to spin off into infinite loops. </text:p>
            </text:list-item>
          </text:list>
        </text:list-item>
      </text:list>
      <text:list xml:id="list37628727" text:continue-list="list37632123" text:style-name="L1">
        <text:list-item>
          <text:p text:style-name="P79">Building on the host language:</text:p>
        </text:list-item>
      </text:list>
      <text:list xml:id="list5908809451594441886" text:style-name="L8">
        <text:list-item>
          <text:list>
            <text:list-item>
              <text:p text:style-name="P8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79378636"/>Thanks<text:alphabetical-index-mark-end text:id="IMark79378636"/></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630234338120379245" text:style-name="L9">
        <text:list-item>
          <text:p text:style-name="P99">ruby 1.9.3p484 (2013-11-22) [i386-mingw32]</text:p>
        </text:list-item>
        <text:list-item>
          <text:p text:style-name="P99">ruby 2.1.5p273 (2014-11-13 revision 48405) [i386-mingw32]</text:p>
        </text:list-item>
        <text:list-item>
          <text:p text:style-name="P99">Rubinius – to be tested!</text:p>
        </text:list-item>
        <text:list-item>
          <text:p text:style-name="P99">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51">Once fOOrth is installed, there are several options for running the language environment. These are:</text:p>
      <text:p text:style-name="P51"/>
      <text:h text:style-name="Heading_20_3" text:outline-level="3"><text:alphabetical-index-mark-start text:id="IMark79378636"/>Rake<text:alphabetical-index-mark-end text:id="IMark79378636"/>:</text:h>
      <text:p text:style-name="P51">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79378636"/>Demo.rb<text:alphabetical-index-mark-end text:id="IMark7937863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79378636"/>Testing<text:alphabetical-index-mark-end text:id="IMark7937863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79378636"/>Known Issues<text:alphabetical-index-mark-end text:id="IMark7937863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79378636"/>Archive<text:alphabetical-index-mark-end text:id="IMark7937863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15224888"/>F10:<text:change-end text:change-id="ct215224888"/><text:change-start text:change-id="ct215224992"/> <text:change-end text:change-id="ct21522499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70053084"/>drop<text:alphabetical-index-mark-end text:id="IMark170053084"/>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4">&gt;</text:p>
          </table:table-cell>
        </table:table-row>
        <table:table-row table:style-name="Table54.1">
          <table:table-cell table:style-name="Table54.A2" office:value-type="string">
            <text:p text:style-name="P2"><text:alphabetical-index-mark-start text:id="IMark170053084"/>dup<text:alphabetical-index-mark-end text:id="IMark170053084"/>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4">&gt;</text:p>
          </table:table-cell>
        </table:table-row>
        <table:table-row table:style-name="Table54.1">
          <table:table-cell table:style-name="Table54.A2" office:value-type="string">
            <text:p text:style-name="P2"><text:alphabetical-index-mark-start text:id="IMark170053084"/>nip<text:alphabetical-index-mark-end text:id="IMark170053084"/>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4">&gt;</text:p>
          </table:table-cell>
        </table:table-row>
        <table:table-row table:style-name="Table54.1">
          <table:table-cell table:style-name="Table54.A2" office:value-type="string">
            <text:p text:style-name="P2"><text:alphabetical-index-mark-start text:id="IMark170053084"/>over<text:alphabetical-index-mark-end text:id="IMark170053084"/>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70053084"/>pick<text:alphabetical-index-mark-end text:id="IMark170053084"/>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70053084"/>swap<text:alphabetical-index-mark-end text:id="IMark170053084"/>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4">&gt;</text:p>
          </table:table-cell>
        </table:table-row>
        <table:table-row table:style-name="Table54.1">
          <table:table-cell table:style-name="Table54.A2" office:value-type="string">
            <text:p text:style-name="P2"><text:alphabetical-index-mark-start text:id="IMark170053084"/>tuck<text:alphabetical-index-mark-end text:id="IMark170053084"/>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190689113004945450" text:style-name="L10">
        <text:list-item>
          <text:p text:style-name="P81">To store return addresses for word calls. In fOOrth this is handled by the Ruby virtual machine.</text:p>
        </text:list-item>
        <text:list-item>
          <text:p text:style-name="P81">To store context for control structures. In fOOrth the context mechanism provides for a far richer and more reliable set of control, compile, and data structures.</text:p>
        </text:list-item>
        <text:list-item>
          <text:p text:style-name="P8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70129040"/>if<text:alphabetical-index-mark-end text:id="IMark17012904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70129040"/>else<text:alphabetical-index-mark-end text:id="IMark170129040"/>” and “<text:alphabetical-index-mark-start text:id="IMark170128944"/>then<text:alphabetical-index-mark-end text:id="IMark17012894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70128944"/>switch<text:alphabetical-index-mark-end text:id="IMark17012894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170128944"/>do<text:alphabetical-index-mark-end text:id="IMark170128944"/>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70128944"/>loop<text:alphabetical-index-mark-end text:id="IMark170128944"/>” commands mark the boundaries of the loop; The “<text:alphabetical-index-mark-start text:id="IMark170129040"/>i<text:alphabetical-index-mark-end text:id="IMark170129040"/>” command is used to retrieve the current loop counter value. For nested loops, the “<text:alphabetical-index-mark-start text:id="IMark116721212"/>j<text:alphabetical-index-mark-end text:id="IMark116721212"/>” command retrieves the value of the outer loops counter value. <text:s/>By default, the “loop” command adds one to the loop value. For more flexible looping, the “<text:alphabetical-index-mark-start text:id="IMark90091156"/>+loop<text:alphabetical-index-mark-end text:id="IMark9009115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0091156"/>-i<text:alphabetical-index-mark-end text:id="IMark90091156"/> and <text:alphabetical-index-mark-start text:id="IMark116721212"/>-j<text:alphabetical-index-mark-end text:id="IMark11672121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16721212"/>begin<text:alphabetical-index-mark-end text:id="IMark11672121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995095816315358277" text:style-name="L11">
        <text:list-item>
          <text:p text:style-name="P82">begin … <text:alphabetical-index-mark-start text:id="IMark170129040"/>until<text:alphabetical-index-mark-end text:id="IMark170129040"/> – loops until the top of stack is true.</text:p>
        </text:list-item>
        <text:list-item>
          <text:p text:style-name="P82">begin … <text:alphabetical-index-mark-start text:id="IMark116721212"/>again<text:alphabetical-index-mark-end text:id="IMark116721212"/> – loops indefinitely </text:p>
        </text:list-item>
        <text:list-item>
          <text:p text:style-name="P82">begin … <text:alphabetical-index-mark-start text:id="IMark170129040"/>repeat<text:alphabetical-index-mark-end text:id="IMark17012904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70129040"/>Typing<text:alphabetical-index-mark-end text:id="IMark17012904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70129040"/>Duck Typing<text:alphabetical-index-mark-end text:id="IMark170129040"/><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70129040"/>Declarations<text:alphabetical-index-mark-end text:id="IMark17012904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70129040"/>Scoping<text:alphabetical-index-mark-end text:id="IMark17012904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70129040"/><text:span text:style-name="T7">val:</text:span><text:alphabetical-index-mark-end text:id="IMark170129040"/> and <text:alphabetical-index-mark-start text:id="IMark90091156"/><text:span text:style-name="T7">var:</text:span><text:alphabetical-index-mark-end text:id="IMark90091156"/></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0091156"/><text:span text:style-name="T7">.init</text:span><text:alphabetical-index-mark-end text:id="IMark90091156"/> method being the most popular since it is called to initialize a new instance of the object.</text:p>
      <text:p text:style-name="P1">Methods: <text:alphabetical-index-mark-start text:id="IMark90091156"/><text:span text:style-name="T7">val@:</text:span><text:alphabetical-index-mark-end text:id="IMark90091156"/> and <text:alphabetical-index-mark-start text:id="IMark170129040"/><text:span text:style-name="T7">var@:</text:span><text:alphabetical-index-mark-end text:id="IMark170129040"/></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70129040"/><text:span text:style-name="T7">val#:</text:span><text:alphabetical-index-mark-end text:id="IMark170129040"/> and <text:alphabetical-index-mark-start text:id="IMark90091156"/><text:span text:style-name="T7">var#:</text:span><text:alphabetical-index-mark-end text:id="IMark9009115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0091156"/><text:span text:style-name="T7">val$:</text:span><text:alphabetical-index-mark-end text:id="IMark90091156"/> and <text:alphabetical-index-mark-start text:id="IMark170129040"/><text:span text:style-name="T7">var$:</text:span><text:alphabetical-index-mark-end text:id="IMark170129040"/></text:p>
      <text:p text:style-name="P1">Regex for valid local variable names: <text:span text:style-name="T7">/^\$[a-z][a-z0-9_]*$/</text:span></text:p>
      <text:p text:style-name="Text_20_body">Notes:</text:p>
      <text:p text:style-name="Text_20_body"/>
      <text:h text:style-name="Heading_20_2" text:outline-level="2"><text:alphabetical-index-mark-start text:id="IMark170129040"/>Referencing<text:alphabetical-index-mark-end text:id="IMark17012904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29">var</text:p>
          </table:table-cell>
          <table:table-cell table:style-name="Table56.C1" office:value-type="string">
            <text:p text:style-name="P29">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70129040"/>Mutation<text:alphabetical-index-mark-end text:id="IMark17012904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170053084"/>dup<text:alphabetical-index-mark-end text:id="IMark170053084"/></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170053084"/>copy<text:alphabetical-index-mark-end text:id="IMark170053084"/></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170053084"/>.copy<text:alphabetical-index-mark-end text:id="IMark170053084"/></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170053084"/>clone<text:alphabetical-index-mark-end text:id="IMark170053084"/></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170053084"/>.clone<text:alphabetical-index-mark-end text:id="IMark170053084"/></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188486903531187486" text:style-name="L12">
        <text:list-item>
          <text:p text:style-name="P100">No Copying</text:p>
        </text:list-item>
        <text:list-item>
          <text:p text:style-name="P100">Shallow Copying</text:p>
        </text:list-item>
        <text:list-item>
          <text:p text:style-name="P10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Expo", 67]</text:p>
      <text:p text:style-name="Code">&gt;<text:span text:style-name="T12">99 1 $ecopy .[]!</text:span></text:p>
      <text:p text:style-name="Code"/>
      <text:p text:style-name="Code"><text:soft-page-break/>&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70129040"/>.clone_exclude<text:alphabetical-index-mark-end text:id="IMark17012904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79702564"/>try<text:alphabetical-index-mark-end text:id="IMark79702564"/> block</text:h>
      <text:p text:style-name="P1">The bare basics of an exception handled code block is:</text:p>
      <text:p text:style-name="Code"/>
      <text:p text:style-name="Code">try (dangerous code here) <text:alphabetical-index-mark-start text:id="IMark79702564"/>catch<text:alphabetical-index-mark-end text:id="IMark79702564"/>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79702564"/>?"<text:alphabetical-index-mark-end text:id="IMark7970256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79702564"/>bounce<text:alphabetical-index-mark-end text:id="IMark7970256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79853716"/>bounce<text:alphabetical-index-mark-end text:id="IMark7985371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79853716" text:main-entry="true"/>finally<text:alphabetical-index-mark-end text:id="IMark79853716"/>”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79853716"/>try<text:alphabetical-index-mark-end text:id="IMark79853716"/></text:p>
      <text:p text:style-name="Code"><text:s text:c="2"/>(dangerous code)</text:p>
      <text:p text:style-name="Code">(optional) <text:alphabetical-index-mark-start text:id="IMark79853716"/>catch<text:alphabetical-index-mark-end text:id="IMark79853716"/></text:p>
      <text:p text:style-name="Code"><text:s text:c="2"/>(exception handler with optional <text:alphabetical-index-mark-start text:id="IMark79853716"/>?"<text:alphabetical-index-mark-end text:id="IMark79853716"/>Exx" and <text:alphabetical-index-mark-start text:id="IMark138849320"/>bounce<text:alphabetical-index-mark-end text:id="IMark138849320"/>)</text:p>
      <text:p text:style-name="Code">(optional) <text:alphabetical-index-mark-start text:id="IMark138849320"/>finally<text:alphabetical-index-mark-end text:id="IMark138849320"/></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38849320"/>throw"<text:alphabetical-index-mark-end text:id="IMark138849320"/>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38849320"/>.throw<text:alphabetical-index-mark-end text:id="IMark138849320"/></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1">Code</text:p>
            </table:table-cell>
            <table:covered-table-cell/>
            <table:covered-table-cell/>
            <table:table-cell table:style-name="Table21.D1" office:value-type="string">
              <text:p text:style-name="P30">Description</text:p>
            </table:table-cell>
          </table:table-row>
        </table:table-header-rows>
        <table:table-row table:style-name="Table21.1">
          <table:table-cell table:style-name="Table21.A2" office:value-type="string">
            <text:p text:style-name="P33">F</text:p>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6">Generic fOOrth Native Exception Code for All Errors.</text:p>
          </table:table-cell>
        </table:table-row>
        <table:table-row table:style-name="Table21.1">
          <table:table-cell table:style-name="Table21.A2" office:value-type="string">
            <text:p text:style-name="P35"/>
          </table:table-cell>
          <table:table-cell table:style-name="Table21.A2" office:value-type="string">
            <text:p text:style-name="P35"/>
          </table:table-cell>
          <table:table-cell table:style-name="Table21.A2" office:value-type="string">
            <text:p text:style-name="P35"/>
          </table:table-cell>
          <table:table-cell table:style-name="Table21.D2" office:value-type="string">
            <text:p text:style-name="P37"/>
          </table:table-cell>
        </table:table-row>
        <table:table-row table:style-name="Table21.1">
          <table:table-cell table:style-name="Table21.A2" office:value-type="string">
            <text:p text:style-name="P33">F</text:p>
          </table:table-cell>
          <table:table-cell table:style-name="Table21.A2" office:value-type="string">
            <text:p text:style-name="P33">1</text:p>
          </table:table-cell>
          <table:table-cell table:style-name="Table21.A2" office:value-type="string">
            <text:p text:style-name="P33"/>
          </table:table-cell>
          <table:table-cell table:style-name="Table21.D2" office:value-type="string">
            <text:p text:style-name="P36">Compile Time Errors.</text:p>
          </table:table-cell>
        </table:table-row>
        <table:table-row table:style-name="Table21.1">
          <table:table-cell table:style-name="Table21.A2" office:value-type="string">
            <text:p text:style-name="P45">F</text:p>
          </table:table-cell>
          <table:table-cell table:style-name="Table21.A2" office:value-type="string">
            <text:p text:style-name="P45">1</text:p>
          </table:table-cell>
          <table:table-cell table:style-name="Table21.A2" office:value-type="string">
            <text:p text:style-name="P45">0</text:p>
          </table:table-cell>
          <table:table-cell table:style-name="Table21.D2" office:value-type="string">
            <text:p text:style-name="P27">Syntax Error.</text:p>
          </table:table-cell>
        </table:table-row>
        <table:table-row table:style-name="Table21.1">
          <table:table-cell table:style-name="Table21.A2" office:value-type="string">
            <text:p text:style-name="P45">F</text:p>
          </table:table-cell>
          <table:table-cell table:style-name="Table21.A2" office:value-type="string">
            <text:p text:style-name="P45">1</text:p>
          </table:table-cell>
          <table:table-cell table:style-name="Table21.A2" office:value-type="string">
            <text:p text:style-name="P45">1</text:p>
          </table:table-cell>
          <table:table-cell table:style-name="Table21.D2" office:value-type="string">
            <text:p text:style-name="P27">Specification Error.</text:p>
          </table:table-cell>
        </table:table-row>
        <table:table-row table:style-name="Table21.1">
          <table:table-cell table:style-name="Table21.A2" office:value-type="string">
            <text:p text:style-name="P45">F</text:p>
          </table:table-cell>
          <table:table-cell table:style-name="Table21.A2" office:value-type="string">
            <text:p text:style-name="P45">1</text:p>
          </table:table-cell>
          <table:table-cell table:style-name="Table21.A2" office:value-type="string">
            <text:p text:style-name="P45">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8">F</text:p>
          </table:table-cell>
          <table:table-cell table:style-name="Table21.A2" office:value-type="string">
            <text:p text:style-name="P38">1</text:p>
          </table:table-cell>
          <table:table-cell table:style-name="Table21.A1" office:value-type="string">
            <text:p text:style-name="P38">3</text:p>
          </table:table-cell>
          <table:table-cell table:style-name="Table21.D2" office:value-type="string">
            <text:p text:style-name="P42">Invalid Operation for Target.</text:p>
          </table:table-cell>
        </table:table-row>
        <table:table-row table:style-name="Table21.1">
          <table:table-cell table:style-name="Table21.A2" office:value-type="string">
            <text:p text:style-name="P40"/>
          </table:table-cell>
          <table:table-cell table:style-name="Table21.A2" office:value-type="string">
            <text:p text:style-name="P40"/>
          </table:table-cell>
          <table:table-cell table:style-name="Table21.A2" office:value-type="string">
            <text:p text:style-name="P40"/>
          </table:table-cell>
          <table:table-cell table:style-name="Table21.D2" office:value-type="string">
            <text:p text:style-name="P44"/>
          </table:table-cell>
        </table:table-row>
        <table:table-row table:style-name="Table21.1">
          <table:table-cell table:style-name="Table21.A2" office:value-type="string">
            <text:p text:style-name="P33">F</text:p>
          </table:table-cell>
          <table:table-cell table:style-name="Table21.A2" office:value-type="string">
            <text:p text:style-name="P33">2</text:p>
          </table:table-cell>
          <table:table-cell table:style-name="Table21.A2" office:value-type="string">
            <text:p text:style-name="P33"/>
          </table:table-cell>
          <table:table-cell table:style-name="Table21.D2" office:value-type="string">
            <text:p text:style-name="P36">Message Passing Errors</text:p>
          </table:table-cell>
        </table:table-row>
        <table:table-row table:style-name="Table21.1">
          <table:table-cell table:style-name="Table21.A2" office:value-type="string">
            <text:p text:style-name="P45">F</text:p>
          </table:table-cell>
          <table:table-cell table:style-name="Table21.A2" office:value-type="string">
            <text:p text:style-name="P45">2</text:p>
          </table:table-cell>
          <table:table-cell table:style-name="Table21.A2" office:value-type="string">
            <text:p text:style-name="P45">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5">F</text:p>
          </table:table-cell>
          <table:table-cell table:style-name="Table21.A2" office:value-type="string">
            <text:p text:style-name="P45">2</text:p>
          </table:table-cell>
          <table:table-cell table:style-name="Table21.A2" office:value-type="string">
            <text:p text:style-name="P45">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46"/>
          </table:table-cell>
          <table:table-cell table:style-name="Table21.A2" office:value-type="string">
            <text:p text:style-name="P46"/>
          </table:table-cell>
          <table:table-cell table:style-name="Table21.A2" office:value-type="string">
            <text:p text:style-name="P46"/>
          </table:table-cell>
          <table:table-cell table:style-name="Table21.D2" office:value-type="string">
            <text:p text:style-name="P47"/>
          </table:table-cell>
        </table:table-row>
        <table:table-row table:style-name="Table21.1">
          <table:table-cell table:style-name="Table21.A2" office:value-type="string">
            <text:p text:style-name="P33">F</text:p>
          </table:table-cell>
          <table:table-cell table:style-name="Table21.A2" office:value-type="string">
            <text:p text:style-name="P33">3</text:p>
          </table:table-cell>
          <table:table-cell table:style-name="Table21.A2" office:value-type="string">
            <text:p text:style-name="P33"/>
          </table:table-cell>
          <table:table-cell table:style-name="Table21.D2" office:value-type="string">
            <text:p text:style-name="P36">Data Underflow Errors</text:p>
          </table:table-cell>
        </table:table-row>
        <table:table-row table:style-name="Table21.1">
          <table:table-cell table:style-name="Table21.A2" office:value-type="string">
            <text:p text:style-name="P45">F</text:p>
          </table:table-cell>
          <table:table-cell table:style-name="Table21.A2" office:value-type="string">
            <text:p text:style-name="P45">3</text:p>
          </table:table-cell>
          <table:table-cell table:style-name="Table21.A2" office:value-type="string">
            <text:p text:style-name="P45">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5">F</text:p>
          </table:table-cell>
          <table:table-cell table:style-name="Table21.A2" office:value-type="string">
            <text:p text:style-name="P45">3</text:p>
          </table:table-cell>
          <table:table-cell table:style-name="Table21.A2" office:value-type="string">
            <text:p text:style-name="P45">1</text:p>
          </table:table-cell>
          <table:table-cell table:style-name="Table21.D2" office:value-type="string">
            <text:p text:style-name="P27">Stack/Queue Underflow</text:p>
          </table:table-cell>
        </table:table-row>
        <table:table-row table:style-name="Table21.1">
          <table:table-cell table:style-name="Table21.A2" office:value-type="string">
            <text:p text:style-name="P46"/>
          </table:table-cell>
          <table:table-cell table:style-name="Table21.A2" office:value-type="string">
            <text:p text:style-name="P46"/>
          </table:table-cell>
          <table:table-cell table:style-name="Table21.A2" office:value-type="string">
            <text:p text:style-name="P46"/>
          </table:table-cell>
          <table:table-cell table:style-name="Table21.D2" office:value-type="string">
            <text:p text:style-name="P47"/>
          </table:table-cell>
        </table:table-row>
        <table:table-row table:style-name="Table21.1">
          <table:table-cell table:style-name="Table21.A2" office:value-type="string">
            <text:p text:style-name="P45">F</text:p>
          </table:table-cell>
          <table:table-cell table:style-name="Table21.A2" office:value-type="string">
            <text:p text:style-name="P45">4</text:p>
          </table:table-cell>
          <table:table-cell table:style-name="Table21.A2" office:value-type="string">
            <text:p text:style-name="P45">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6"/>
          </table:table-cell>
          <table:table-cell table:style-name="Table21.A2" office:value-type="string">
            <text:p text:style-name="P46"/>
          </table:table-cell>
          <table:table-cell table:style-name="Table21.A2" office:value-type="string">
            <text:p text:style-name="P46"/>
          </table:table-cell>
          <table:table-cell table:style-name="Table21.D2" office:value-type="string">
            <text:p text:style-name="P47"/>
          </table:table-cell>
        </table:table-row>
        <table:table-row table:style-name="Table21.1">
          <table:table-cell table:style-name="Table21.A2" office:value-type="string">
            <text:p text:style-name="P33">F</text:p>
          </table:table-cell>
          <table:table-cell table:style-name="Table21.A2" office:value-type="string">
            <text:p text:style-name="P33">5</text:p>
          </table:table-cell>
          <table:table-cell table:style-name="Table21.A2" office:value-type="string">
            <text:p text:style-name="P33"/>
          </table:table-cell>
          <table:table-cell table:style-name="Table21.D2" office:value-type="string">
            <text:p text:style-name="P36">I/O Errors</text:p>
          </table:table-cell>
        </table:table-row>
        <table:table-row table:style-name="Table21.1">
          <table:table-cell table:style-name="Table21.A2" office:value-type="string">
            <text:p text:style-name="P45">F</text:p>
          </table:table-cell>
          <table:table-cell table:style-name="Table21.A2" office:value-type="string">
            <text:p text:style-name="P45">5</text:p>
          </table:table-cell>
          <table:table-cell table:style-name="Table21.A2" office:value-type="string">
            <text:p text:style-name="P45">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5">F</text:p>
          </table:table-cell>
          <table:table-cell table:style-name="Table21.A2" office:value-type="string">
            <text:p text:style-name="P45">5</text:p>
          </table:table-cell>
          <table:table-cell table:style-name="Table21.A2" office:value-type="string">
            <text:p text:style-name="P45">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46"/>
          </table:table-cell>
          <table:table-cell table:style-name="Table21.A2" office:value-type="string">
            <text:p text:style-name="P46"/>
          </table:table-cell>
          <table:table-cell table:style-name="Table21.A2" office:value-type="string">
            <text:p text:style-name="P46"/>
          </table:table-cell>
          <table:table-cell table:style-name="Table21.D2" office:value-type="string">
            <text:p text:style-name="P47"/>
          </table:table-cell>
        </table:table-row>
        <table:table-row table:style-name="Table21.1">
          <table:table-cell table:style-name="Table21.A2" office:value-type="string">
            <text:p text:style-name="P33">F</text:p>
          </table:table-cell>
          <table:table-cell table:style-name="Table21.A2" office:value-type="string">
            <text:p text:style-name="P33">6</text:p>
          </table:table-cell>
          <table:table-cell table:style-name="Table21.A2" office:value-type="string">
            <text:p text:style-name="P33"/>
          </table:table-cell>
          <table:table-cell table:style-name="Table21.D2" office:value-type="string">
            <text:p text:style-name="P36">Thread Errors</text:p>
          </table:table-cell>
        </table:table-row>
        <table:table-row table:style-name="Table21.1">
          <table:table-cell table:style-name="Table21.A2" office:value-type="string">
            <text:p text:style-name="P45">F</text:p>
          </table:table-cell>
          <table:table-cell table:style-name="Table21.A2" office:value-type="string">
            <text:p text:style-name="P45">6</text:p>
          </table:table-cell>
          <table:table-cell table:style-name="Table21.A2" office:value-type="string">
            <text:p text:style-name="P45">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46"/>
          </table:table-cell>
          <table:table-cell table:style-name="Table21.A2" office:value-type="string">
            <text:p text:style-name="P46"/>
          </table:table-cell>
          <table:table-cell table:style-name="Table21.A2" office:value-type="string">
            <text:p text:style-name="P46"/>
          </table:table-cell>
          <table:table-cell table:style-name="Table21.D2" office:value-type="string">
            <text:p text:style-name="P47"/>
          </table:table-cell>
        </table:table-row>
        <table:table-row table:style-name="Table21.1">
          <table:table-cell table:style-name="Table21.A2" office:value-type="string">
            <text:p text:style-name="P38">F</text:p>
          </table:table-cell>
          <table:table-cell table:style-name="Table21.A2" office:value-type="string">
            <text:p text:style-name="P38">9</text:p>
          </table:table-cell>
          <table:table-cell table:style-name="Table21.A2" office:value-type="string">
            <text:p text:style-name="P38">0</text:p>
          </table:table-cell>
          <table:table-cell table:style-name="Table21.D2" office:value-type="string">
            <text:p text:style-name="P42">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1">Code</text:p>
            </table:table-cell>
            <table:covered-table-cell/>
            <table:covered-table-cell/>
            <table:table-cell table:style-name="Table22.D1" office:value-type="string">
              <text:p text:style-name="P30">Description</text:p>
            </table:table-cell>
          </table:table-row>
        </table:table-header-rows>
        <table:table-row table:style-name="Table22.1">
          <table:table-cell table:style-name="Table22.A2" office:value-type="string">
            <text:p text:style-name="P38">A</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2">Generic Application Errors.</text:p>
          </table:table-cell>
        </table:table-row>
        <table:table-row table:style-name="Table22.1">
          <table:table-cell table:style-name="Table22.A2" office:value-type="string">
            <text:p text:style-name="P38">C</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2">Communication Errors.</text:p>
          </table:table-cell>
        </table:table-row>
        <table:table-row table:style-name="Table22.1">
          <table:table-cell table:style-name="Table22.A2" office:value-type="string">
            <text:p text:style-name="P38">D</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2">Database Errors.</text:p>
          </table:table-cell>
        </table:table-row>
        <table:table-row table:style-name="Table22.1">
          <table:table-cell table:style-name="Table22.A2" office:value-type="string">
            <text:p text:style-name="P38">E</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2">Data Entry Errors.</text:p>
          </table:table-cell>
        </table:table-row>
        <table:table-row table:style-name="Table22.1">
          <table:table-cell table:style-name="Table22.A2" office:value-type="string">
            <text:p text:style-name="P38">I</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2">Internal Errors.</text:p>
          </table:table-cell>
        </table:table-row>
        <table:table-row table:style-name="Table22.1">
          <table:table-cell table:style-name="Table22.A2" office:value-type="string">
            <text:p text:style-name="P38">N</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2">Network Errors.</text:p>
          </table:table-cell>
        </table:table-row>
        <table:table-row table:style-name="Table22.1">
          <table:table-cell table:style-name="Table22.A2" office:value-type="string">
            <text:p text:style-name="P38">U</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2">User/Authentication Errors.</text:p>
          </table:table-cell>
        </table:table-row>
        <table:table-row table:style-name="Table22.1">
          <table:table-cell table:style-name="Table22.A2" office:value-type="string">
            <text:p text:style-name="P38">X</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2">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1">Code</text:p>
            </table:table-cell>
            <table:covered-table-cell/>
            <table:covered-table-cell/>
            <table:table-cell table:style-name="Table55.A1" office:value-type="string">
              <text:p text:style-name="P31"/>
            </table:table-cell>
            <table:table-cell table:style-name="Table55.A1" office:value-type="string">
              <text:p text:style-name="P32">Subcode</text:p>
            </table:table-cell>
            <table:table-cell table:style-name="Table55.F1" office:value-type="string">
              <text:p text:style-name="P30">Description</text:p>
            </table:table-cell>
          </table:table-row>
        </table:table-header-rows>
        <table:table-row table:style-name="Table55.1">
          <table:table-cell table:style-name="Table55.A2" office:value-type="string">
            <text:p text:style-name="P33">S</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Signal Exceptions.</text:p>
          </table:table-cell>
        </table:table-row>
        <table:table-row table:style-name="Table55.1">
          <table:table-cell table:style-name="Table55.A2" office:value-type="string">
            <text:p text:style-name="P38">S</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Interrupt (Typically Control-C)</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3">E</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All Standard Errors.</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Argument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2">Gem::Requirement::Bad Requirement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Encoding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2">Encoding::Compatibilit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2">Encoding::Converter Not Found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3</text:p>
          </table:table-cell>
          <table:table-cell table:style-name="Table55.F2" office:value-type="string">
            <text:p text:style-name="P42">Encoding::Invalid Byte Sequence Error</text:p>
          </table:table-cell>
        </table:table-row>
        <text:soft-page-break/>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4</text:p>
          </table:table-cell>
          <table:table-cell table:style-name="Table55.F2" office:value-type="string">
            <text:p text:style-name="P42">Encoding::Undefined Convers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Fiber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I/O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2">EOF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Index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2">Ke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2">Stop Iter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6</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Local Jump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7</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Math::Domai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Nam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2">No Method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4"/>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Rang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2">Float Domai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4"/>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0</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Regular Expressio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4"/>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Runtim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2">Gem::Exception</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1</text:p>
          </table:table-cell>
          <table:table-cell table:style-name="Table55.F28" office:value-type="string">
            <text:p text:style-name="P42">Gem::Command Lin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2</text:p>
          </table:table-cell>
          <table:table-cell table:style-name="Table55.F28" office:value-type="string">
            <text:p text:style-name="P42">Gem::Dependency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3</text:p>
          </table:table-cell>
          <table:table-cell table:style-name="Table55.F28" office:value-type="string">
            <text:p text:style-name="P42">Gem::Dependency Remova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4</text:p>
          </table:table-cell>
          <table:table-cell table:style-name="Table55.F2" office:value-type="string">
            <text:p text:style-name="P43">Gem::Dependency Resolut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5</text:p>
          </table:table-cell>
          <table:table-cell table:style-name="Table55.F2" office:value-type="string">
            <text:p text:style-name="P43">Gem::Document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6</text:p>
          </table:table-cell>
          <table:table-cell table:style-name="Table55.F2" office:value-type="string">
            <text:p text:style-name="P42">Gem::End Of YAM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7</text:p>
          </table:table-cell>
          <table:table-cell table:style-name="Table55.F2" office:value-type="string">
            <text:p text:style-name="P42">Gem::File Permiss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8</text:p>
          </table:table-cell>
          <table:table-cell table:style-name="Table55.F2" office:value-type="string">
            <text:p text:style-name="P42">Gem::Format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text:p>
          </table:table-cell>
          <table:table-cell table:style-name="Table55.F2" office:value-type="string">
            <text:p text:style-name="P42">Gem::Gem Not Found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01</text:p>
          </table:table-cell>
          <table:table-cell table:style-name="Table55.F2" office:value-type="string">
            <text:p text:style-name="P42">Gem::Specific Gem Not Found Exception</text:p>
          </table:table-cell>
        </table:table-row>
        <text:soft-page-break/>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0</text:p>
          </table:table-cell>
          <table:table-cell table:style-name="Table55.F2" office:value-type="string">
            <text:p text:style-name="P42">Gem::Gem Not In Hom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1</text:p>
          </table:table-cell>
          <table:table-cell table:style-name="Table55.F2" office:value-type="string">
            <text:p text:style-name="P42">Gem::Impossible Dependencies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2</text:p>
          </table:table-cell>
          <table:table-cell table:style-name="Table55.F2" office:value-type="string">
            <text:p text:style-name="P42">Gem::Install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3</text:p>
          </table:table-cell>
          <table:table-cell table:style-name="Table55.F2" office:value-type="string">
            <text:p text:style-name="P42">Gem::Invalid Specification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4</text:p>
          </table:table-cell>
          <table:table-cell table:style-name="Table55.F2" office:value-type="string">
            <text:p text:style-name="P42">Gem::Operation Not Supported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5</text:p>
          </table:table-cell>
          <table:table-cell table:style-name="Table55.F2" office:value-type="string">
            <text:p text:style-name="P42">Gem::Remote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6</text:p>
          </table:table-cell>
          <table:table-cell table:style-name="Table55.F2" office:value-type="string">
            <text:p text:style-name="P42">Gem::Remote Installation Cancel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7</text:p>
          </table:table-cell>
          <table:table-cell table:style-name="Table55.F2" office:value-type="string">
            <text:p text:style-name="P42">Gem::Remote Installation Skipp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8</text:p>
          </table:table-cell>
          <table:table-cell table:style-name="Table55.F2" office:value-type="string">
            <text:p text:style-name="P42">Gem::Remote Sourc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9</text:p>
          </table:table-cell>
          <table:table-cell table:style-name="Table55.F2" office:value-type="string">
            <text:p text:style-name="P42">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0</text:p>
          </table:table-cell>
          <table:table-cell table:style-name="Table55.F2" office:value-type="string">
            <text:p text:style-name="P42">Gem::Unsatisfiable Dependency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1</text:p>
          </table:table-cell>
          <table:table-cell table:style-name="Table55.F2" office:value-type="string">
            <text:p text:style-name="P42">Gem::Verific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3">E</text:p>
          </table:table-cell>
          <table:table-cell table:style-name="Table55.A2" office:value-type="string">
            <text:p text:style-name="P33">1</text:p>
          </table:table-cell>
          <table:table-cell table:style-name="Table55.A2" office:value-type="string">
            <text:p text:style-name="P33">2</text:p>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2BIG</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ACCES</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ADDRINUS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ADDRNOTAVAIL</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AFNOSUPPOR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AGAIN</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AGAINWaitReadab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AGAINWaitWritab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ALREADY</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BADF</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BUSY</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CHILD</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CONNABORTED</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CONNREFUSED</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CONNRESE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DEADLK</text:p>
          </table:table-cell>
          <table:table-cell table:style-name="Table55.F2" office:value-type="string">
            <text:p text:style-name="P42"/>
          </table:table-cell>
        </table:table-row>
        <text:soft-page-break/>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DESTADDRREQ</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DOM</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DQUO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EXIS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FAUL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FBIG</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HOSTDOWN</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HOSTUNREACH</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LSEQ</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NPROGRESS</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NPROGRESSWaitReadab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NPROGRESSWaitWritab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NTR</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NVAL</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O</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SCONN</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SDIR</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LOOP</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MFI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MLINK</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MSGSIZ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AMETOOLONG</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ETDOWN</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ETRESE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ETUNREACH</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FI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BUFS</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DEV</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EN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EXEC</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LCK</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MEM</text:p>
          </table:table-cell>
          <table:table-cell table:style-name="Table55.F2" office:value-type="string">
            <text:p text:style-name="P42"/>
          </table:table-cell>
        </table:table-row>
        <text:soft-page-break/>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PROTOOP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SPC</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SYS</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TCONN</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TDIR</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TEMPTY</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TSOCK</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TTY</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XIO</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OPNOTSUPP</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PERM</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PFNOSUPPOR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PIP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PROCLIM</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PROTONOSUPPOR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PROTOTYP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RANG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REMOT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ROFS</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SHUTDOWN</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SOCKTNOSUPPOR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SPIP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SRCH</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STA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TIMEDOU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TOOMANYREFS</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USERS</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WOULDBLOCK</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WOULDBLOCKWaitReadab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WOULDBLOCKWaitWritab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XDEV</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NOERROR</text:p>
          </table:table-cell>
          <table:table-cell table:style-name="Table55.F2" office:value-type="string">
            <text:p text:style-name="P42">Nothing to see here. Move along, move along.</text:p>
          </table:table-cell>
        </table:table-row>
        <text:soft-page-break/>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Thread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Type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3">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3">Object</text:p>
      <text:p text:style-name="P53"><text:tab/>Array</text:p>
      <text:p text:style-name="P53"><text:tab/>Class</text:p>
      <text:p text:style-name="P53"><text:tab/>FalseClass</text:p>
      <text:p text:style-name="P53"><text:tab/>Hash</text:p>
      <text:p text:style-name="P53"><text:tab/>InStream</text:p>
      <text:p text:style-name="P53"><text:tab/>NilClass</text:p>
      <text:p text:style-name="P53"><text:tab/>Numeric</text:p>
      <text:p text:style-name="P53"><text:tab/><text:tab/>Complex</text:p>
      <text:p text:style-name="P53"><text:tab/><text:tab/>Float</text:p>
      <text:p text:style-name="P53"><text:tab/><text:tab/>Integer</text:p>
      <text:p text:style-name="P53"><text:tab/><text:tab/><text:tab/>Bignum</text:p>
      <text:p text:style-name="P53"><text:tab/><text:tab/><text:tab/>Fixnum</text:p>
      <text:p text:style-name="P53"><text:tab/><text:tab/>Rational</text:p>
      <text:p text:style-name="P53"><text:tab/>OutStream</text:p>
      <text:p text:style-name="P53"><text:tab/>Procedure</text:p>
      <text:p text:style-name="P53"><text:tab/>Queue</text:p>
      <text:p text:style-name="P53"><text:tab/>String</text:p>
      <text:p text:style-name="P53"><text:tab/>Thread</text:p>
      <text:p text:style-name="P53"><text:tab/>TrueClass</text:p>
      <text:p text:style-name="P53"><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69833516"/>Classes<text:alphabetical-index-mark-end text:id="IMark169833516"/></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69833516"/>Inheritance<text:alphabetical-index-mark-end text:id="IMark169833516"/></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69833516"/>Methods<text:alphabetical-index-mark-end text:id="IMark169833516"/></text:h>
      <text:p text:style-name="P1">All code in fOOrth is contained in methods. A method is a fragment of code that an object uses to respond to a message that has been sent to that object. In fOOrth there are three sorts of methods:</text:p>
      <text:list xml:id="list1089109434944158602" text:style-name="L13">
        <text:list-item>
          <text:p text:style-name="P83">Shared: Methods that are common to all instances of the class that contains them.</text:p>
        </text:list-item>
        <text:list-item>
          <text:p text:style-name="P83">Exclusive: Methods that are defined for one and only one object (and all of its clones that are created <text:span text:style-name="T2">after</text:span> the exclusive method is defined.).</text:p>
        </text:list-item>
        <text:list-item>
          <text:p text:style-name="P83">Local: Methods that are created in a context and are accessible only in that context. When the context concludes, these methods are no longer accessible.</text:p>
        </text:list-item>
      </text:list>
      <text:h text:style-name="Heading_20_2" text:outline-level="2"><text:alphabetical-index-mark-start text:id="IMark79853716"/>Late Binding<text:alphabetical-index-mark-end text:id="IMark79853716"/> and <text:alphabetical-index-mark-start text:id="IMark138849320"/>Polymorphism<text:alphabetical-index-mark-end text:id="IMark138849320"/></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38849320"/>Prototypes<text:alphabetical-index-mark-end text:id="IMark138849320"/></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38849320"/>Method Mapping<text:alphabetical-index-mark-end text:id="IMark13884932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060756909255516050" text:style-name="L14">
        <text:list-item>
          <text:p text:style-name="P84">The strings used by fOOrth needed to be converted to Ruby symbols to allow code to be executed in Ruby.</text:p>
        </text:list-item>
        <text:list-item>
          <text:p text:style-name="P8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79853716"/>SymbolMap<text:alphabetical-index-mark-end text:id="IMark79853716"/> class. This class creates mappings in one of two ways:</text:p>
      <text:list xml:id="list696875266608595860" text:style-name="L15">
        <text:list-item>
          <text:p text:style-name="P8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7">Symbol Map Entries =</text:p>
      <text:p text:style-name="Code">! <text:s text:c="13"/>.[]! <text:s text:c="10"/>.getc <text:s text:c="9"/>.reverse <text:s text:c="6"/>0&gt;</text:p>
      <text:p text:style-name="Code">!: <text:s text:c="12"/>.[]@ <text:s text:c="10"/>.gets <text:s text:c="9"/>.right <text:s text:c="8"/>0&gt;=</text:p>
      <text:p text:style-name="P57">" <text:s text:c="13"/>.abs <text:s text:c="10"/>.hypot <text:s text:c="8"/>.right? <text:s text:c="7"/>1+</text:p>
      <text:p text:style-name="P57">… &lt;<text:span text:style-name="T2">voluminous output deleted</text:span>&gt;</text:p>
      <text:p text:style-name="P57"/>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context.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context! is more useful. This method had the immediate attribute, meaning that it executes, even when the mode is deferred or compiling. This allows us to take a peek at the context inside of the working compiler. Consider these examples:</text:p>
      <text:p text:style-name="Code"/>
      <text:p text:style-name="P57">&gt;<text:span text:style-name="T12">true if )context! else )context! then</text:span></text:p>
      <text:p text:style-name="P57"/>
      <text:p text:style-name="P57">Context level 2</text:p>
      <text:p text:style-name="P57"><text:soft-page-break/>ctrl =&gt; if</text:p>
      <text:p text:style-name="P57">mode =&gt; deferred</text:p>
      <text:p text:style-name="P57">"else" =&gt; #&lt;XfOOrth::LocalSpec:0x21eaf30&gt;</text:p>
      <text:p text:style-name="P57">"then" =&gt; #&lt;XfOOrth::LocalSpec:0x21eaea0&gt;</text:p>
      <text:p text:style-name="P57"/>
      <text:p text:style-name="P57">Context level 1</text:p>
      <text:p text:style-name="P57">virtual machine =&gt; VirtualMachine instance &lt;Main&gt;</text:p>
      <text:p text:style-name="P57">mode =&gt; execute</text:p>
      <text:p text:style-name="P57"/>
      <text:p text:style-name="P57">Context level 2</text:p>
      <text:p text:style-name="P57">ctrl =&gt; if</text:p>
      <text:p text:style-name="P57">mode =&gt; deferred</text:p>
      <text:p text:style-name="P57">"then" =&gt; #&lt;XfOOrth::LocalSpec:0x21eaea0&gt;</text:p>
      <text:p text:style-name="P57"/>
      <text:p text:style-name="P57">Context level 1</text:p>
      <text:p text:style-name="P57">virtual machine =&gt; VirtualMachine instance &lt;Main&gt;</text:p>
      <text:p text:style-name="P57">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vm and its immediate version )vm!.</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79853716"/>Routing<text:alphabetical-index-mark-end text:id="IMark79853716"/></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1361781137530247484" text:style-name="L16">
        <text:list-item>
          <text:p text:style-name="P86">The defining word used to create the method.</text:p>
        </text:list-item>
        <text:list-item>
          <text:p text:style-name="P86">The receiver of the defining word used to create the method.</text:p>
        </text:list-item>
        <text:list-item>
          <text:p text:style-name="P8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4"/>
      <text:p text:style-name="P1">The method name may not contain spaces. Further the method name is responsible for determining the routing used and any embedded string data. </text:p>
      <text:p text:style-name="P1"><text:soft-page-break/>The lead character determines the routing:</text:p>
      <text:list xml:id="list147177652580055939" text:style-name="L17">
        <text:list-item>
          <text:p text:style-name="P87">“.” - indicates that the message is routed to the top-of-stack element (TOS)</text:p>
        </text:list-item>
        <text:list-item>
          <text:p text:style-name="P87">“~” - indicates that the message is routed to the “self” entity of the method (see the section Self below). Since these messages are only routed to the object itself, they are in effect private methods.</text:p>
        </text:list-item>
        <text:list-item>
          <text:p text:style-name="P8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4"/>
      <text:p text:style-name="P1">The method name may not contain spaces. Further the method name is responsible for determining the routing used and any embedded string data. </text:p>
      <text:p text:style-name="P1">The lead character determines the routing:</text:p>
      <text:list xml:id="list37631283" text:continue-numbering="true" text:style-name="L17">
        <text:list-item>
          <text:p text:style-name="P87">“.” - indicates that the message is routed to the top-of-stack element (TOS)</text:p>
        </text:list-item>
        <text:list-item>
          <text:p text:style-name="P87">“~” - indicates that the message is routed to the “self” entity of the method (see the section Self below). Since these messages are only routed to the object itself, they are in effect private methods.</text:p>
        </text:list-item>
        <text:list-item>
          <text:p text:style-name="P8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79851556"/>:<text:alphabetical-index-mark-end text:id="IMark79851556"/></text:p>
          </table:table-cell>
          <table:table-cell table:style-name="Table9.A2" office:value-type="string">
            <text:p text:style-name="P14">N/A</text:p>
          </table:table-cell>
          <table:table-cell table:style-name="Table9.A2" office:value-type="string">
            <text:p text:style-name="P22">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79851556"/>.:<text:alphabetical-index-mark-end text:id="IMark79851556"/></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79851556"/>.::<text:alphabetical-index-mark-end text:id="IMark79851556"/></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2">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70129856"/>do_map_name<text:alphabetical-index-mark-end text:id="IMark170129856"/><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15225200"/>F10: <text:change-end text:change-id="ct215225200"/>?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70129856"/>self<text:alphabetical-index-mark-end text:id="IMark170129856"/>”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722371032887646287" text:style-name="L18">
        <text:list-item>
          <text:p text:style-name="P8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8">For TOS routed methods, access to self is as simple as “self .method_name”. This was done in the MyClass example above. The self value is a free value that does not to be declared.</text:p>
        </text:list-item>
        <text:list-item>
          <text:p text:style-name="P88">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8">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70129856"/>.with{<text:alphabetical-index-mark-end text:id="IMark170129856"/>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079113133233367603" text:style-name="L19">
        <text:list-item>
          <text:p text:style-name="P89">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9">A .with{ … } clause can be used to take a value and give easy access to that value within the executed block without having to create a local value.</text:p>
        </text:list-item>
        <text:list-item>
          <text:p text:style-name="P89">Access to the self value is generally faster than other forms of access. Thus this construct can yield performance enhancements.</text:p>
        </text:list-item>
      </text:list>
      <text:p text:style-name="P1"/>
      <text:h text:style-name="Heading_20_1" text:outline-level="1"><text:alphabetical-index-mark-start text:id="IMark170129856"/>Boolean<text:alphabetical-index-mark-end text:id="IMark17012985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170127696"/>FalseClass<text:alphabetical-index-mark-end text:id="IMark170127696"/></text:p>
            <text:p text:style-name="P14"><text:alphabetical-index-mark-start text:id="IMark170127696"/>NilClass<text:alphabetical-index-mark-end text:id="IMark170127696"/></text:p>
          </table:table-cell>
          <table:table-cell table:style-name="Table118.B2" office:value-type="string">
            <text:p text:style-name="P14"><text:alphabetical-index-mark-start text:id="IMark170127696"/>Object<text:alphabetical-index-mark-end text:id="IMark170127696"/></text:p>
          </table:table-cell>
        </table:table-row>
      </table:table>
      <text:p text:style-name="P10"/>
      <text:p text:style-name="P11">Note that while false processing occurs in FalseClass and NilClass, true processing occurs in Object and not <text:alphabetical-index-mark-start text:id="IMark170129856"/>TrueClass<text:alphabetical-index-mark-end text:id="IMark17012985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70129856"/>Numeric<text:alphabetical-index-mark-end text:id="IMark17012985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087252911770359186" text:style-name="L20">
        <text:list-item>
          <text:p text:style-name="P90">Integer defines a few “bit” oriented operations that are specific to whole numbers.</text:p>
        </text:list-item>
        <text:list-item>
          <text:p text:style-name="P9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70129856"/>Array<text:alphabetical-index-mark-end text:id="IMark170129856"/></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4988423602266372752" text:style-name="L21">
        <text:list-item>
          <text:p text:style-name="P91">The first two examples both create “empty” arrays with zero data elements. </text:p>
        </text:list-item>
        <text:list-item>
          <text:p text:style-name="P91">Array data do NOT need to be the same “type” of data. Mixing is allowed. </text:p>
        </text:list-item>
        <text:list-item>
          <text:p text:style-name="P91">Any statements that generate data are permitted. Consider:</text:p>
        </text:list-item>
      </text:list>
      <text:p text:style-name="Code">&gt;<text:span text:style-name="T12">[ 1 11 do i loop ] .</text:span></text:p>
      <text:p text:style-name="Code">[1, 2, 3, 4, 5, 6, 7, 8, 9, 10]</text:p>
      <text:p text:style-name="Code">&gt;<text:span text:style-name="T12">[ 1 11 do i dup * loop ] .</text:span></text:p>
      <text:p text:style-name="Code"><text:soft-page-break/>[1, 4, 9, 16, 25, 36, 49, 64, 81, 100]</text:p>
      <text:list xml:id="list6784518462855844286" text:style-name="L22">
        <text:list-item>
          <text:p text:style-name="P92">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70127696"/>.new<text:alphabetical-index-mark-end text:id="IMark170127696"/>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70127696"/>.new{<text:alphabetical-index-mark-end text:id="IMark170127696"/>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70127696"/>x<text:alphabetical-index-mark-end text:id="IMark170127696"/>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70127696"/>}<text:alphabetical-index-mark-end text:id="IMark170127696"/> [ (see above) ]</text:h>
            <text:p text:style-name="Text_20_body">Routing:<text:span text:style-name="T13">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70127696"/>.new_size<text:alphabetical-index-mark-end text:id="IMark170127696"/>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70127696"/>.new_value<text:alphabetical-index-mark-end text:id="IMark170127696"/>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70127696"/>.new_values<text:alphabetical-index-mark-end text:id="IMark170127696"/>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70127696"/>!<text:alphabetical-index-mark-end text:id="IMark17012769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70127696"/>+<text:alphabetical-index-mark-end text:id="IMark17012769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70127696"/>.+left<text:alphabetical-index-mark-end text:id="IMark17012769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70127696"/>.+mid<text:alphabetical-index-mark-end text:id="IMark17012769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70127696"/>.+midlr<text:alphabetical-index-mark-end text:id="IMark17012769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70127696"/>.+right<text:alphabetical-index-mark-end text:id="IMark17012769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70127696"/>.-left<text:alphabetical-index-mark-end text:id="IMark17012769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70127696"/>.-mid<text:alphabetical-index-mark-end text:id="IMark17012769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70127696"/>.-midlr<text:alphabetical-index-mark-end text:id="IMark17012769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70127696"/>.-right<text:alphabetical-index-mark-end text:id="IMark17012769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70127696"/>.[]!<text:alphabetical-index-mark-end text:id="IMark170127696"/>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70127696"/>.[]@<text:alphabetical-index-mark-end text:id="IMark170127696"/>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70127696"/>.left<text:alphabetical-index-mark-end text:id="IMark17012769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70127696"/>.length<text:alphabetical-index-mark-end text:id="IMark17012769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70127696"/>.max<text:alphabetical-index-mark-end text:id="IMark17012769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70127696"/>.mid<text:alphabetical-index-mark-end text:id="IMark17012769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70127696"/>.midlr<text:alphabetical-index-mark-end text:id="IMark17012769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70127696"/>.min<text:alphabetical-index-mark-end text:id="IMark17012769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70127696"/>.pp<text:alphabetical-index-mark-end text:id="IMark17012769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70127696"/>.reverse<text:alphabetical-index-mark-end text:id="IMark17012769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70127696"/>.right<text:alphabetical-index-mark-end text:id="IMark17012769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70127696"/>.shuffle<text:alphabetical-index-mark-end text:id="IMark17012769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70127696"/>.sort<text:alphabetical-index-mark-end text:id="IMark17012769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70127696"/>.strmax<text:alphabetical-index-mark-end text:id="IMark17012769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70127696"/>&lt;&lt;<text:alphabetical-index-mark-end text:id="IMark17012769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70127696"/>@<text:alphabetical-index-mark-end text:id="IMark17012769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70129856"/>Class<text:alphabetical-index-mark-end text:id="IMark170129856"/></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70127696"/>.is_class?<text:alphabetical-index-mark-end text:id="IMark17012769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70127696"/>.new<text:alphabetical-index-mark-end text:id="IMark17012769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70127696"/>.parent_class<text:alphabetical-index-mark-end text:id="IMark17012769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70127696"/>.subclass:<text:alphabetical-index-mark-end text:id="IMark170127696"/>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70127696"/>.to_s<text:alphabetical-index-mark-end text:id="IMark17012769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70129856"/>Commands<text:alphabetical-index-mark-end text:id="IMark170129856"/></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70127696"/>)methods<text:alphabetical-index-mark-end text:id="IMark170127696"/>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70127696"/>)stubs<text:alphabetical-index-mark-end text:id="IMark170127696"/> []</text:h>
            <text:p text:style-name="Text_20_body">Routing: TOS</text:p>
            <text:p text:style-name="P1">List the stub methods defined for this class. Stubs are place holder methods that serve one of two purposes:</text:p>
            <text:list xml:id="list1267353352234233620" text:style-name="L23">
              <text:list-item>
                <text:p text:style-name="P93">They are abstract methods in a base class that exist so that a sub-class may replace the stub with an actual method. The stub ensures that the compiler uses the correct routing when using the method.</text:p>
              </text:list-item>
              <text:list-item>
                <text:p text:style-name="P93">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70129856"/>Complex<text:alphabetical-index-mark-end text:id="IMark170129856"/></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6">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70131056"/>.cbrt<text:alphabetical-index-mark-end text:id="IMark170131056"/>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70129616"/>.e**<text:alphabetical-index-mark-end text:id="IMark170129616"/>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70131056"/>.split<text:alphabetical-index-mark-end text:id="IMark17013105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70129616"/>.sqrt<text:alphabetical-index-mark-end text:id="IMark170129616"/>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70129424"/>FalseClass<text:alphabetical-index-mark-end text:id="IMark170129424"/></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70129616"/>&amp;&amp;<text:alphabetical-index-mark-end text:id="IMark17012961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70129616"/>^^<text:alphabetical-index-mark-end text:id="IMark17012961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70129616"/>||<text:alphabetical-index-mark-end text:id="IMark17012961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70129424"/>Float<text:alphabetical-index-mark-end text:id="IMark170129424"/></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70130816"/>Hash<text:alphabetical-index-mark-end text:id="IMark170130816"/></text:h>
      <text:p text:style-name="Text_20_body"/>
      <text:p text:style-name="Text_20_body">Inheritance: Hash <text:span text:style-name="T10">←</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70130816"/><text:span text:style-name="T7">{</text:span><text:alphabetical-index-mark-end text:id="IMark170130816"/>” and the locally defined methods “<text:alphabetical-index-mark-start text:id="IMark170128704"/><text:span text:style-name="T7">-&gt;</text:span><text:alphabetical-index-mark-end text:id="IMark170128704"/>” and “<text:alphabetical-index-mark-start text:id="IMark170128272"/><text:span text:style-name="T7">}</text:span><text:alphabetical-index-mark-end text:id="IMark17012827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7620572" text:continue-list="list4988423602266372752" text:style-name="L21">
        <text:list-item>
          <text:p text:style-name="P91">The first example creates an “empty” hash with zero data elements. </text:p>
        </text:list-item>
        <text:list-item>
          <text:p text:style-name="P91">Hash key and data do NOT need to be the same “type” of data. Mixing is allowed. </text:p>
        </text:list-item>
        <text:list-item>
          <text:p text:style-name="P91">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70129808"/>.[]!<text:alphabetical-index-mark-end text:id="IMark17012980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70129808"/>.[]@<text:alphabetical-index-mark-end text:id="IMark17012980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70129808"/>.keys<text:alphabetical-index-mark-end text:id="IMark170129808"/>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70129808"/>.pp<text:alphabetical-index-mark-end text:id="IMark17012980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70129808"/>.strmax2<text:alphabetical-index-mark-end text:id="IMark17012980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70129808"/>.values<text:alphabetical-index-mark-end text:id="IMark170129808"/>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70128704"/>InStream<text:alphabetical-index-mark-end text:id="IMark170128704"/></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70129808"/>.get_all<text:alphabetical-index-mark-end text:id="IMark17012980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60">"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0">"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70129808"/>.open<text:alphabetical-index-mark-end text:id="IMark17012980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60">"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0">"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70129808"/>.open{<text:alphabetical-index-mark-end text:id="IMark17012980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1"><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70129808"/>.close<text:alphabetical-index-mark-end text:id="IMark17012980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70129808"/>.getc<text:alphabetical-index-mark-end text:id="IMark17012980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70129808"/>.gets<text:alphabetical-index-mark-end text:id="IMark17012980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70129808"/>~getc<text:alphabetical-index-mark-end text:id="IMark17012980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1"><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70129808"/>~gets<text:alphabetical-index-mark-end text:id="IMark17012980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1"><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70128704"/>Integer<text:alphabetical-index-mark-end text:id="IMark170128704"/></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15225304"/></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15225408"/>[an_integer] <text:alphabetical-index-mark-start text:id="IMark170128272"/>.even?<text:alphabetical-index-mark-end text:id="IMark170128272"/> [a_boolean]</text:h>
            <text:p text:style-name="Text_20_body">Routing: TOS</text:p>
            <text:p text:style-name="P1">This method returns true if the integer is even and false if it is odd.<text:change-end text:change-id="ct215225408"/></text:p>
          </table:table-cell>
          <table:covered-table-cell/>
        </table:table-row>
        <table:table-row table:style-name="Table120.1">
          <table:table-cell table:style-name="Table120.A2" office:value-type="string">
            <text:p text:style-name="P17"><text:change-start text:change-id="ct215225512"/>Code<text:change-end text:change-id="ct215225512"/></text:p>
          </table:table-cell>
          <table:table-cell table:style-name="Table120.B2" office:value-type="string">
            <text:p text:style-name="P17"><text:change-start text:change-id="ct215225616"/>Result<text:change-end text:change-id="ct215225616"/></text:p>
          </table:table-cell>
        </table:table-row>
        <table:table-row table:style-name="Table120.1">
          <table:table-cell table:style-name="Table120.A2" office:value-type="string">
            <text:p text:style-name="Snippet"><text:change-start text:change-id="ct215225720"/>2 .even?<text:change-end text:change-id="ct215225720"/></text:p>
          </table:table-cell>
          <table:table-cell table:style-name="Table120.B2" office:value-type="string">
            <text:p text:style-name="P2"><text:change-start text:change-id="ct215225824"/>true<text:change-end text:change-id="ct215225824"/></text:p>
          </table:table-cell>
        </table:table-row>
        <table:table-row table:style-name="Table120.1">
          <table:table-cell table:style-name="Table120.A2" office:value-type="string">
            <text:p text:style-name="Snippet"><text:change-start text:change-id="ct215225928"/>3 .even?<text:change-end text:change-id="ct215225928"/></text:p>
          </table:table-cell>
          <table:table-cell table:style-name="Table120.B2" office:value-type="string">
            <text:p text:style-name="P2"><text:change-start text:change-id="ct215226032"/>false<text:change-end text:change-id="ct215226032"/></text:p>
          </table:table-cell>
        </table:table-row>
      </table:table>
      <text:p text:style-name="Text_20_body"><text:change text:change-id="ct215226136"/><text:change-start text:change-id="ct21522624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70128272"/>.gcd<text:alphabetical-index-mark-end text:id="IMark17012827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15226240"/><text:change text:change-id="ct215226344"/><text:change-start text:change-id="ct21522644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70128272"/>.lcm<text:alphabetical-index-mark-end text:id="IMark17012827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15226448"/><text:change text:change-id="ct215226656"/><text:change text:change-id="ct215226552"/><text:change-start text:change-id="ct21522676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70128272"/>.odd?<text:alphabetical-index-mark-end text:id="IMark17012827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15226760"/></text:p>
      <text:p text:style-name="Text_20_body"><text:change text:change-id="ct215226864"/><text:change-start text:change-id="ct215226968"/></text:p>
      <text:p text:style-name="Text_20_body"><text:change-end text:change-id="ct215226968"/><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15227072"/>[an_integer] <text:alphabetical-index-mark-start text:id="IMark170128272"/>2*<text:alphabetical-index-mark-end text:id="IMark170128272"/> [an_integer]</text:h>
            <text:p text:style-name="Text_20_body">Routing: TOS</text:p>
            <text:p text:style-name="P1"><text:change-end text:change-id="ct215227072"/><text:change-start text:change-id="ct215227176"/>Double the value of the integer.<text:change-end text:change-id="ct215227176"/></text:p>
          </table:table-cell>
          <table:covered-table-cell/>
        </table:table-row>
        <table:table-row table:style-name="Table124.1">
          <table:table-cell table:style-name="Table124.A2" office:value-type="string">
            <text:p text:style-name="P17"><text:change-start text:change-id="ct215227280"/>Code<text:change-end text:change-id="ct215227280"/></text:p>
          </table:table-cell>
          <table:table-cell table:style-name="Table124.B2" office:value-type="string">
            <text:p text:style-name="P17"><text:change-start text:change-id="ct215227384"/>Result<text:change-end text:change-id="ct215227384"/></text:p>
          </table:table-cell>
        </table:table-row>
        <table:table-row table:style-name="Table124.1">
          <table:table-cell table:style-name="Table124.A2" office:value-type="string">
            <text:p text:style-name="Snippet"><text:change-start text:change-id="ct215227488"/>13 2*<text:change-end text:change-id="ct215227488"/></text:p>
          </table:table-cell>
          <table:table-cell table:style-name="Table124.B2" office:value-type="string">
            <text:p text:style-name="P2"><text:change-start text:change-id="ct215227592"/>26<text:change-end text:change-id="ct215227592"/></text:p>
          </table:table-cell>
        </table:table-row>
      </table:table>
      <text:p text:style-name="Standard"/>
      <text:p text:style-name="Text_20_body"><text:change text:change-id="ct217338472"/><text:change-start text:change-id="ct21733857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70128272"/>2/<text:alphabetical-index-mark-end text:id="IMark17012827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17338576"/><text:change text:change-id="ct217338680"/><text:change-start text:change-id="ct21733878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70128272"/>&lt;&lt;<text:alphabetical-index-mark-end text:id="IMark17012827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17338784"/><text:change text:change-id="ct217338888"/><text:change-start text:change-id="ct21733899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70128272"/>&gt;&gt;<text:alphabetical-index-mark-end text:id="IMark17012827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17338992"/><text:change text:change-id="ct217339096"/><text:change-start text:change-id="ct21733920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70128272"/>and<text:alphabetical-index-mark-end text:id="IMark17012827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17339200"/><text:change text:change-id="ct217339304"/><text:change-start text:change-id="ct21733940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70128272"/>com<text:alphabetical-index-mark-end text:id="IMark17012827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17339408"/><text:change text:change-id="ct217339512"/></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17339616"/>[an_integer an_integer] <text:alphabetical-index-mark-start text:id="IMark170128272"/>or<text:alphabetical-index-mark-end text:id="IMark170128272"/> [an_integer]</text:h>
            <text:p text:style-name="Text_20_body">Routing: NOS</text:p>
            <text:p text:style-name="P1"><text:change-end text:change-id="ct217339616"/><text:change-start text:change-id="ct217339720"/>Compute the bit-wise inclusive or function of the two integer values.<text:change-end text:change-id="ct217339720"/></text:p>
          </table:table-cell>
          <table:covered-table-cell/>
        </table:table-row>
        <table:table-row table:style-name="Table130.1">
          <table:table-cell table:style-name="Table130.A2" office:value-type="string">
            <text:p text:style-name="P17"><text:change-start text:change-id="ct217339824"/>Code<text:change-end text:change-id="ct217339824"/></text:p>
          </table:table-cell>
          <table:table-cell table:style-name="Table130.B2" office:value-type="string">
            <text:p text:style-name="P17"><text:change-start text:change-id="ct217339928"/>Result<text:change-end text:change-id="ct217339928"/></text:p>
          </table:table-cell>
        </table:table-row>
        <table:table-row table:style-name="Table130.1">
          <table:table-cell table:style-name="Table130.A2" office:value-type="string">
            <text:p text:style-name="Snippet"><text:change-start text:change-id="ct217340032"/>15 40 or<text:change-end text:change-id="ct217340032"/></text:p>
          </table:table-cell>
          <table:table-cell table:style-name="Table130.B2" office:value-type="string">
            <text:p text:style-name="P2"><text:change-start text:change-id="ct217340136"/>47<text:change-end text:change-id="ct217340136"/></text:p>
          </table:table-cell>
        </table:table-row>
      </table:table>
      <text:p text:style-name="Standard"><text:change text:change-id="ct217340240"/><text:change-start text:change-id="ct21734034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70128272"/>xor<text:alphabetical-index-mark-end text:id="IMark17012827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17340344"/></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70129904"/><text:alphabetical-index-mark-start text:id="IMark170131344"/><text:alphabetical-index-mark-start text:id="IMark170130048"/>NilClass<text:alphabetical-index-mark-end text:id="IMark170130048"/><text:alphabetical-index-mark-end text:id="IMark170131344"/><text:alphabetical-index-mark-end text:id="IMark170129904"/></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17340448"/> </text:p>
      <text:p text:style-name="P1">Note that in Boolean expressions, nil is treated as an alias for false.<text:change-end text:change-id="ct21734044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70128272"/>&amp;&amp;<text:alphabetical-index-mark-end text:id="IMark17012827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17340552"/>nil true &amp;&amp;<text:change-end text:change-id="ct217340552"/></text:p>
          </table:table-cell>
          <table:table-cell table:style-name="Table26.B2" office:value-type="string">
            <text:p text:style-name="P2"><text:change-start text:change-id="ct217340656"/>false<text:change-end text:change-id="ct21734065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70128272"/>^^<text:alphabetical-index-mark-end text:id="IMark17012827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17340760"/>nil <text:change-end text:change-id="ct217340760"/><text:change-start text:change-id="ct217340864"/>false ^^<text:change-end text:change-id="ct217340864"/></text:p>
          </table:table-cell>
          <table:table-cell table:style-name="Table27.B2" office:value-type="string">
            <text:p text:style-name="P2"><text:change-start text:change-id="ct217340968"/>false<text:change-end text:change-id="ct217340968"/></text:p>
          </table:table-cell>
        </table:table-row>
        <table:table-row table:style-name="Table27.2">
          <table:table-cell table:style-name="Table27.A2" office:value-type="string">
            <text:p text:style-name="Snippet"><text:change-start text:change-id="ct217341072"/>nil true ^^<text:change-end text:change-id="ct217341072"/></text:p>
          </table:table-cell>
          <table:table-cell table:style-name="Table27.B2" office:value-type="string">
            <text:p text:style-name="P2"><text:change-start text:change-id="ct217341176"/>true<text:change-end text:change-id="ct21734117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70128272"/>||<text:alphabetical-index-mark-end text:id="IMark17012827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17341280"/>nil false ||<text:change-end text:change-id="ct217341280"/></text:p>
          </table:table-cell>
          <table:table-cell table:style-name="Table28.B2" office:value-type="string">
            <text:p text:style-name="P2"><text:change-start text:change-id="ct217341384"/>false<text:change-end text:change-id="ct217341384"/></text:p>
          </table:table-cell>
        </table:table-row>
        <table:table-row table:style-name="Table28.2">
          <table:table-cell table:style-name="Table28.A2" office:value-type="string">
            <text:p text:style-name="Snippet"><text:change-start text:change-id="ct217341488"/>nil true ||<text:change-end text:change-id="ct217341488"/></text:p>
          </table:table-cell>
          <table:table-cell table:style-name="Table28.B2" office:value-type="string">
            <text:p text:style-name="P2"><text:change-start text:change-id="ct217341592"/>true<text:change-end text:change-id="ct217341592"/></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70129904"/>Numeric<text:alphabetical-index-mark-end text:id="IMark170129904"/></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17341696"/><text:change-start text:change-id="ct217341800"/>The Numeric class is the abstract base class for num<text:change-end text:change-id="ct217341800"/><text:change-start text:change-id="ct217341904"/>eric data. It is the location for the vast majority of methods that act on such data. In use, data will be instances of <text:change-end text:change-id="ct217341904"/><text:change-start text:change-id="ct217342008"/>Complex, Float, Integer (via Bignum and Fixnum), and Rational data.<text:change-end text:change-id="ct217342008"/><text:change-start text:change-id="ct217342112"/></text:p>
      <text:h text:style-name="Heading_20_2" text:outline-level="2">Specia<text:change-end text:change-id="ct217342112"/><text:change-start text:change-id="ct217342216"/>l Numeric Values</text:h>
      <text:p text:style-name="Text_20_body"><text:change-end text:change-id="ct21734221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70128272"/>-infinity<text:alphabetical-index-mark-end text:id="IMark170128272"/>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17342320"/></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70128272"/>dpr<text:alphabetical-index-mark-end text:id="IMark17012827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17342320"/><text:change-start text:change-id="ct217342424"/></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170128272"/>e<text:alphabetical-index-mark-end text:id="IMark17012827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1734242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70128272"/>epsilon<text:alphabetical-index-mark-end text:id="IMark170128272"/>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70128272"/>infinity<text:alphabetical-index-mark-end text:id="IMark170128272"/>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70128272"/>max_float<text:alphabetical-index-mark-end text:id="IMark17012827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170128272"/>min_float<text:alphabetical-index-mark-end text:id="IMark17012827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70128272"/>nan<text:alphabetical-index-mark-end text:id="IMark170128272"/>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17364000"/></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70128272"/>pi<text:alphabetical-index-mark-end text:id="IMark17012827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P50"><text:change-start text:change-id="ct217362960"/>In 1897, <text:change-end text:change-id="ct217362960"/>several<text:change-start text:change-id="ct217363064"/> attempt<text:change-end text:change-id="ct217363064"/>s<text:change-start text:change-id="ct217363168"/> w<text:change-end text:change-id="ct217363168"/>ere<text:change-start text:change-id="ct217363272"/> made <text:change-end text:change-id="ct217363272"/><text:change-start text:change-id="ct217363376"/>to legislate the value of pi<text:change-end text:change-id="ct217363376"/> to a number of incorrectly computed values<text:change-start text:change-id="ct217363480"/>. Fortunately, th<text:change-end text:change-id="ct217363480"/>e<text:change-start text:change-id="ct217363584"/>s<text:change-end text:change-id="ct217363584"/>e<text:change-start text:change-id="ct217363688"/> effort<text:change-end text:change-id="ct217363688"/>s<text:change-start text:change-id="ct217363792"/> w<text:change-end text:change-id="ct217363792"/>ere<text:change-start text:change-id="ct217363896"/> unsuccessful.<text:change-end text:change-id="ct217363896"/></text:p></text:note-body></text:note></text:p>
          </table:table-cell>
        </table:table-row>
      </table:table>
      <text:p text:style-name="Text_20_body"><text:change-end text:change-id="ct217364000"/></text:p>
      <text:h text:style-name="Heading_20_2" text:outline-level="2">Instance Methods</text:h>
      <text:p text:style-name="Text_20_body"><text:change text:change-id="ct217364104"/><text:change-start text:change-id="ct217364208"/></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170128272"/>*<text:alphabetical-index-mark-end text:id="IMark17012827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17364208"/><text:change text:change-id="ct21736431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17364416"/>[a_numeric a_numeric] <text:alphabetical-index-mark-start text:id="IMark170128272"/>**<text:alphabetical-index-mark-end text:id="IMark170128272"/> [a_numeric]</text:h>
            <text:p text:style-name="Text_20_body">Routing: NOS</text:p>
            <text:p text:style-name="P1"><text:change-end text:change-id="ct217364416"/><text:change-start text:change-id="ct217364520"/>The exponentiation operator is impleme<text:change-end text:change-id="ct217364520"/><text:change-start text:change-id="ct217364624"/>nted by this method. Note the the second operand, the power, is converted to a Float first.<text:change-end text:change-id="ct217364624"/></text:p>
          </table:table-cell>
          <table:covered-table-cell/>
        </table:table-row>
        <table:table-row table:style-name="Table133.1">
          <table:table-cell table:style-name="Table133.A2" office:value-type="string">
            <text:p text:style-name="P17"><text:change-start text:change-id="ct217364728"/>Code<text:change-end text:change-id="ct217364728"/></text:p>
          </table:table-cell>
          <table:table-cell table:style-name="Table133.B2" office:value-type="string">
            <text:p text:style-name="P17"><text:change-start text:change-id="ct217364832"/>Result<text:change-end text:change-id="ct217364832"/></text:p>
          </table:table-cell>
        </table:table-row>
        <table:table-row table:style-name="Table133.1">
          <table:table-cell table:style-name="Table133.A2" office:value-type="string">
            <text:p text:style-name="Snippet"><text:change-start text:change-id="ct217364936"/>2 10 **<text:change-end text:change-id="ct217364936"/></text:p>
          </table:table-cell>
          <table:table-cell table:style-name="Table133.B2" office:value-type="string">
            <text:p text:style-name="P2"><text:change-start text:change-id="ct217365040"/>1024<text:change-end text:change-id="ct217365040"/></text:p>
          </table:table-cell>
        </table:table-row>
        <table:table-row table:style-name="Table133.1">
          <table:table-cell table:style-name="Table133.A2" office:value-type="string">
            <text:p text:style-name="Snippet"><text:change-start text:change-id="ct217365144"/>3 4 **<text:change-end text:change-id="ct217365144"/></text:p>
          </table:table-cell>
          <table:table-cell table:style-name="Table133.B2" office:value-type="string">
            <text:p text:style-name="P2"><text:change-start text:change-id="ct217365248"/>81<text:change-end text:change-id="ct217365248"/></text:p>
          </table:table-cell>
        </table:table-row>
        <table:table-row table:style-name="Table133.1">
          <table:table-cell table:style-name="Table133.A2" office:value-type="string">
            <text:p text:style-name="Snippet"><text:change-start text:change-id="ct217365352"/>2 1/2 <text:change-end text:change-id="ct217365352"/><text:change-start text:change-id="ct217365456"/>**<text:change-end text:change-id="ct217365456"/></text:p>
          </table:table-cell>
          <table:table-cell table:style-name="Table133.B2" office:value-type="string">
            <text:p text:style-name="P2"><text:change-start text:change-id="ct217365560"/>1.4142135623730951<text:change-end text:change-id="ct217365560"/></text:p>
          </table:table-cell>
        </table:table-row>
      </table:table>
      <text:p text:style-name="Text_20_body"/>
      <text:p text:style-name="Text_20_body"><text:change text:change-id="ct21736566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17365768"/>[a_numeric a_numeric] <text:alphabetical-index-mark-start text:id="IMark170128272"/>+<text:alphabetical-index-mark-end text:id="IMark170128272"/> [a_numeric]</text:h>
            <text:p text:style-name="Text_20_body">Routing: NOS</text:p>
            <text:p text:style-name="P1">The addition operator is implemented by this method.<text:change-end text:change-id="ct217365768"/></text:p>
          </table:table-cell>
          <table:covered-table-cell/>
        </table:table-row>
        <table:table-row table:style-name="Table134.1">
          <table:table-cell table:style-name="Table134.A2" office:value-type="string">
            <text:p text:style-name="P17"><text:change-start text:change-id="ct217365872"/>Code<text:change-end text:change-id="ct217365872"/></text:p>
          </table:table-cell>
          <table:table-cell table:style-name="Table134.B2" office:value-type="string">
            <text:p text:style-name="P17"><text:change-start text:change-id="ct217365976"/>Result<text:change-end text:change-id="ct217365976"/></text:p>
          </table:table-cell>
        </table:table-row>
        <table:table-row table:style-name="Table134.1">
          <table:table-cell table:style-name="Table134.A2" office:value-type="string">
            <text:p text:style-name="Snippet"><text:change-start text:change-id="ct217366080"/>1 1 +<text:change-end text:change-id="ct217366080"/></text:p>
          </table:table-cell>
          <table:table-cell table:style-name="Table134.B2" office:value-type="string">
            <text:p text:style-name="P2"><text:change-start text:change-id="ct217366184"/>2<text:change-end text:change-id="ct217366184"/></text:p>
          </table:table-cell>
        </table:table-row>
        <table:table-row table:style-name="Table134.1">
          <table:table-cell table:style-name="Table134.A2" office:value-type="string">
            <text:p text:style-name="Snippet"><text:change-start text:change-id="ct217366288"/>1.0 7.2 +<text:change-end text:change-id="ct217366288"/></text:p>
          </table:table-cell>
          <table:table-cell table:style-name="Table134.B2" office:value-type="string">
            <text:p text:style-name="P2"><text:change-start text:change-id="ct217366392"/>8.2<text:change-end text:change-id="ct217366392"/></text:p>
          </table:table-cell>
        </table:table-row>
        <table:table-row table:style-name="Table134.1">
          <table:table-cell table:style-name="Table134.A2" office:value-type="string">
            <text:p text:style-name="Snippet"><text:change-start text:change-id="ct217366496"/>1/2<text:change-end text:change-id="ct217366496"/><text:change-start text:change-id="ct217366600"/> 1/3 +<text:change-end text:change-id="ct217366600"/></text:p>
          </table:table-cell>
          <table:table-cell table:style-name="Table134.B2" office:value-type="string">
            <text:p text:style-name="P2"><text:change-start text:change-id="ct217366704"/>5/6<text:change-end text:change-id="ct217366704"/></text:p>
          </table:table-cell>
        </table:table-row>
        <table:table-row table:style-name="Table134.1">
          <table:table-cell table:style-name="Table134.A2" office:value-type="string">
            <text:p text:style-name="Snippet"><text:change-start text:change-id="ct217366808"/>1+2i 1+3i<text:change-end text:change-id="ct217366808"/><text:change-start text:change-id="ct217366912"/> +<text:change-end text:change-id="ct217366912"/></text:p>
          </table:table-cell>
          <table:table-cell table:style-name="Table134.B2" office:value-type="string">
            <text:p text:style-name="P2"><text:change-start text:change-id="ct217367056"/>2+5i<text:change-end text:change-id="ct217367056"/></text:p>
          </table:table-cell>
        </table:table-row>
      </table:table>
      <text:p text:style-name="Text_20_body"><text:change text:change-id="ct217367160"/><text:change-start text:change-id="ct217367264"/></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70128272"/>-<text:alphabetical-index-mark-end text:id="IMark17012827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17367264"/><text:change text:change-id="ct217367472"/><text:change text:change-id="ct217367368"/><text:change-start text:change-id="ct21736757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70128272"/>.1/x<text:alphabetical-index-mark-end text:id="IMark17012827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17367576"/><text:change text:change-id="ct217367680"/><text:change-start text:change-id="ct21736778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70128272"/>.10**<text:alphabetical-index-mark-end text:id="IMark170128272"/>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17367784"/><text:change text:change-id="ct217367888"/><text:change-start text:change-id="ct21736799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70128272"/>.2**<text:alphabetical-index-mark-end text:id="IMark170128272"/>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17367992"/><text:change text:change-id="ct217368200"/><text:change text:change-id="ct217368096"/><text:change-start text:change-id="ct21736830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70128272"/>.abs<text:alphabetical-index-mark-end text:id="IMark17012827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17368304"/><text:change text:change-id="ct21736840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17368512"/>[a_numeric] <text:alphabetical-index-mark-start text:id="IMark170128272"/>.acos<text:alphabetical-index-mark-end text:id="IMark170128272"/> [a_float]</text:h>
            <text:p text:style-name="Text_20_body">Routing: TOS</text:p>
            <text:p text:style-name="P1">This method computes the arc-cosine (cos(x)<text:span text:style-name="T11">-1</text:span>) of the value. That is it computes the angle in radians <text:change-end text:change-id="ct217368512"/><text:change-start text:change-id="ct217368928"/>whose cosine is the argument<text:note text:id="ftn65" text:note-class="footnote"><text:note-citation>65</text:note-citation><text:note-body><text:p text:style-name="Footnote"><text:change-start text:change-id="ct217368616"/>Please s<text:change-end text:change-id="ct217368616"/><text:change-start text:change-id="ct217368720"/>ee <text:a xlink:type="simple" xlink:href="http://en.wikipedia.org/wiki/Inverse_trigonometric_functions" text:style-name="Internet_20_link" text:visited-style-name="Visited_20_Internet_20_Link">http://en.wikipedia.org/wiki/Inverse_trigonometric_functions</text:a> for m<text:change-end text:change-id="ct217368720"/><text:change-start text:change-id="ct217368824"/>ore details on inverse trigonometric functions.<text:change-end text:change-id="ct217368824"/></text:p></text:note-body></text:note>.<text:change-end text:change-id="ct217368928"/><text:change-start text:change-id="ct217369032"/> <text:span text:style-name="T11"><text:s text:c="11"/></text:span><text:change-end text:change-id="ct217369032"/></text:p>
          </table:table-cell>
          <table:covered-table-cell/>
        </table:table-row>
        <table:table-row table:style-name="Table140.1">
          <table:table-cell table:style-name="Table140.A2" office:value-type="string">
            <text:p text:style-name="P17"><text:change-start text:change-id="ct217369136"/>Code<text:change-end text:change-id="ct217369136"/></text:p>
          </table:table-cell>
          <table:table-cell table:style-name="Table140.B2" office:value-type="string">
            <text:p text:style-name="P17"><text:change-start text:change-id="ct217369240"/>Result<text:change-end text:change-id="ct217369240"/></text:p>
          </table:table-cell>
        </table:table-row>
        <table:table-row table:style-name="Table140.1">
          <table:table-cell table:style-name="Table140.A2" office:value-type="string">
            <text:p text:style-name="Snippet"><text:change-start text:change-id="ct217369344"/>1 .acos<text:change-end text:change-id="ct217369344"/></text:p>
          </table:table-cell>
          <table:table-cell table:style-name="Table140.B2" office:value-type="string">
            <text:p text:style-name="P2"><text:change-start text:change-id="ct217369448"/>0.0<text:change-end text:change-id="ct217369448"/></text:p>
          </table:table-cell>
        </table:table-row>
        <table:table-row table:style-name="Table140.1">
          <table:table-cell table:style-name="Table140.A2" office:value-type="string">
            <text:p text:style-name="Snippet"><text:change-start text:change-id="ct217369552"/>0 .acos<text:change-end text:change-id="ct217369552"/></text:p>
          </table:table-cell>
          <table:table-cell table:style-name="Table140.B2" office:value-type="string">
            <text:p text:style-name="P2"><text:change-start text:change-id="ct217369656"/>1.5707963267948966<text:change-end text:change-id="ct217369656"/></text:p>
          </table:table-cell>
        </table:table-row>
      </table:table>
      <text:p text:style-name="Text_20_body"><text:change text:change-id="ct21736976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17370072"/>[a_numeric] <text:alphabetical-index-mark-start text:id="IMark170128272"/>.acosh<text:alphabetical-index-mark-end text:id="IMark170128272"/>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1736986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17369864"/><text:change-start text:change-id="ct217369968"/>bolic trigonometric functions.<text:change-end text:change-id="ct217369968"/></text:p></text:note-body></text:note>.<text:change-end text:change-id="ct217370072"/></text:p>
          </table:table-cell>
          <table:covered-table-cell/>
        </table:table-row>
        <table:table-row table:style-name="Table141.1">
          <table:table-cell table:style-name="Table141.A2" office:value-type="string">
            <text:p text:style-name="P17"><text:change-start text:change-id="ct217370176"/>Code<text:change-end text:change-id="ct217370176"/></text:p>
          </table:table-cell>
          <table:table-cell table:style-name="Table141.B2" office:value-type="string">
            <text:p text:style-name="P17"><text:change-start text:change-id="ct217370280"/>Result<text:change-end text:change-id="ct21737028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1737038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17370488"/>[a_numeric] <text:alphabetical-index-mark-start text:id="IMark170128272"/>.angle<text:alphabetical-index-mark-end text:id="IMark170128272"/> [a_float]</text:h>
            <text:p text:style-name="Text_20_body">Routing:<text:change-end text:change-id="ct217370488"/> TOS<text:change-start text:change-id="ct217370592"/></text:p>
            <text:p text:style-name="P1"><text:change-end text:change-id="ct21737059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17370696"/>Code<text:change-end text:change-id="ct217370696"/></text:p>
          </table:table-cell>
          <table:table-cell table:style-name="Table142.B2" office:value-type="string">
            <text:p text:style-name="P17"><text:change-start text:change-id="ct217370800"/>Result<text:change-end text:change-id="ct21737080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1737090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17371008"/>[a_numeric] <text:alphabetical-index-mark-start text:id="IMark170128272"/>.asin<text:alphabetical-index-mark-end text:id="IMark170128272"/> [a_<text:change-end text:change-id="ct217371008"/>float<text:change-start text:change-id="ct217371152"/>]</text:h>
            <text:p text:style-name="Text_20_body">Routing:<text:change-end text:change-id="ct217371152"/> TOS<text:change-start text:change-id="ct217371256"/></text:p>
            <text:p text:style-name="P1"><text:change-end text:change-id="ct217371256"/>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17371360"/>Code<text:change-end text:change-id="ct217371360"/></text:p>
          </table:table-cell>
          <table:table-cell table:style-name="Table143.B2" office:value-type="string">
            <text:p text:style-name="P17"><text:change-start text:change-id="ct217371464"/>Result<text:change-end text:change-id="ct21737146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1737156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17371672"/>[a_numeric] <text:alphabetical-index-mark-start text:id="IMark170128272"/>.asinh<text:alphabetical-index-mark-end text:id="IMark170128272"/> [a_<text:change-end text:change-id="ct217371672"/>float<text:change-start text:change-id="ct217371776"/>]</text:h>
            <text:p text:style-name="Text_20_body">Routing:<text:change-end text:change-id="ct217371776"/> TOS<text:change-start text:change-id="ct217371880"/></text:p>
            <text:p text:style-name="P1"><text:change-end text:change-id="ct217371880"/>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17371984"/>Code<text:change-end text:change-id="ct217371984"/></text:p>
          </table:table-cell>
          <table:table-cell table:style-name="Table144.B2" office:value-type="string">
            <text:p text:style-name="P17"><text:change-start text:change-id="ct217372088"/>Result<text:change-end text:change-id="ct21737208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1737219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17372296"/>[a_numeric] <text:alphabetical-index-mark-start text:id="IMark170128272"/>.atan<text:alphabetical-index-mark-end text:id="IMark170128272"/> [a_<text:change-end text:change-id="ct217372296"/>float<text:change-start text:change-id="ct217372400"/>]</text:h>
            <text:p text:style-name="Text_20_body">Routing:<text:change-end text:change-id="ct217372400"/> TOS<text:change-start text:change-id="ct217372504"/></text:p>
            <text:p text:style-name="P1"><text:change-end text:change-id="ct217372504"/>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17372608"/>Code<text:change-end text:change-id="ct217372608"/></text:p>
          </table:table-cell>
          <table:table-cell table:style-name="Table145.B2" office:value-type="string">
            <text:p text:style-name="P17"><text:change-start text:change-id="ct217372712"/>Result<text:change-end text:change-id="ct21737271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1737281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17372920"/>[a_numeric a_numeric] <text:alphabetical-index-mark-start text:id="IMark170128272"/>.atan2<text:alphabetical-index-mark-end text:id="IMark170128272"/> [a_<text:change-end text:change-id="ct217372920"/>float<text:change-start text:change-id="ct217373024"/>]</text:h>
            <text:p text:style-name="Text_20_body">Routing:<text:change-end text:change-id="ct217373024"/> TOS<text:change-start text:change-id="ct217373128"/></text:p>
            <text:p text:style-name="P1"><text:change-end text:change-id="ct21737312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17373232"/>Code<text:change-end text:change-id="ct217373232"/></text:p>
          </table:table-cell>
          <table:table-cell table:style-name="Table146.B2" office:value-type="string">
            <text:p text:style-name="P17"><text:change-start text:change-id="ct217373336"/>Result<text:change-end text:change-id="ct21737333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17373544"/><text:change text:change-id="ct21737344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17373648"/>[a_numeric] <text:alphabetical-index-mark-start text:id="IMark170128272"/>.atanh<text:alphabetical-index-mark-end text:id="IMark170128272"/> [a_<text:change-end text:change-id="ct217373648"/>float<text:change-start text:change-id="ct217373752"/>]</text:h>
            <text:p text:style-name="Text_20_body">Routing:<text:change-end text:change-id="ct217373752"/> TOS<text:change-start text:change-id="ct217373856"/></text:p>
            <text:p text:style-name="P1"><text:change-end text:change-id="ct217373856"/>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17373960"/>Code<text:change-end text:change-id="ct217373960"/></text:p>
          </table:table-cell>
          <table:table-cell table:style-name="Table147.B2" office:value-type="string">
            <text:p text:style-name="P17"><text:change-start text:change-id="ct217374064"/>Result<text:change-end text:change-id="ct21737406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1737416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17374272"/>[a_numeric a_numeric] <text:alphabetical-index-mark-start text:id="IMark170128272"/>.c2p<text:alphabetical-index-mark-end text:id="IMark170128272"/> [a_<text:change-end text:change-id="ct217374272"/>float<text:change-start text:change-id="ct217374376"/> a_<text:change-end text:change-id="ct217374376"/>float<text:change-start text:change-id="ct217374480"/>]</text:h>
            <text:p text:style-name="Text_20_body">Routing: TOS</text:p>
            <text:p text:style-name="P1"><text:change-end text:change-id="ct21737448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17374584"/>Code<text:change-end text:change-id="ct217374584"/></text:p>
          </table:table-cell>
          <table:table-cell table:style-name="Table148.B2" office:value-type="string">
            <text:p text:style-name="P17"><text:change-start text:change-id="ct217374688"/>Result<text:change-end text:change-id="ct21737468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17374896"/><text:change text:change-id="ct21737479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17375000"/>[a_numeric] <text:alphabetical-index-mark-start text:id="IMark170128272"/>.cbrt<text:alphabetical-index-mark-end text:id="IMark170128272"/> [a_<text:change-end text:change-id="ct217375000"/>float<text:change-start text:change-id="ct217375104"/>]</text:h>
            <text:p text:style-name="Text_20_body">Routing:<text:change-end text:change-id="ct217375104"/> TOS<text:change-start text:change-id="ct217375248"/></text:p>
            <text:p text:style-name="P1"><text:change-end text:change-id="ct217375248"/>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17375352"/>Code<text:change-end text:change-id="ct217375352"/></text:p>
          </table:table-cell>
          <table:table-cell table:style-name="Table149.B2" office:value-type="string">
            <text:p text:style-name="P17"><text:change-start text:change-id="ct217375456"/>Result<text:change-end text:change-id="ct21737545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1737556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17375664"/>[a_numeric] <text:alphabetical-index-mark-start text:id="IMark170128272"/>.ceil<text:alphabetical-index-mark-end text:id="IMark170128272"/> [a<text:change-end text:change-id="ct217375664"/>n<text:change-start text:change-id="ct217375768"/>_<text:change-end text:change-id="ct217375768"/>integer<text:change-start text:change-id="ct217375872"/>]</text:h>
            <text:p text:style-name="Text_20_body">Routing:<text:change-end text:change-id="ct217375872"/> TOS<text:change-start text:change-id="ct217375976"/></text:p>
            <text:p text:style-name="P1"><text:change-end text:change-id="ct217375976"/>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17376080"/>Code<text:change-end text:change-id="ct217376080"/></text:p>
          </table:table-cell>
          <table:table-cell table:style-name="Table150.B2" office:value-type="string">
            <text:p text:style-name="P17"><text:change-start text:change-id="ct217376184"/>Result<text:change-end text:change-id="ct21737618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17376288"/></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17376392"/>[a_numeric] <text:alphabetical-index-mark-start text:id="IMark170128272"/>.conjugate<text:alphabetical-index-mark-end text:id="IMark170128272"/> [a_numeric]</text:h>
            <text:p text:style-name="Text_20_body">Routing:<text:change-end text:change-id="ct217376392"/> TOS<text:change-start text:change-id="ct217376496"/></text:p>
            <text:p text:style-name="P1"><text:change-end text:change-id="ct217376496"/>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17376600"/>Code<text:change-end text:change-id="ct217376600"/></text:p>
          </table:table-cell>
          <table:table-cell table:style-name="Table151.B2" office:value-type="string">
            <text:p text:style-name="P17"><text:change-start text:change-id="ct217376704"/>Result<text:change-end text:change-id="ct21737670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1737680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17376912"/>[a_numeric] <text:alphabetical-index-mark-start text:id="IMark170128272"/>.cos<text:alphabetical-index-mark-end text:id="IMark170128272"/> [a_<text:change-end text:change-id="ct217376912"/>float<text:change-start text:change-id="ct217377016"/>]</text:h>
            <text:p text:style-name="Text_20_body">Routing:<text:change-end text:change-id="ct217377016"/> TOS<text:change-start text:change-id="ct217377120"/></text:p>
            <text:p text:style-name="P1"><text:change-end text:change-id="ct217377120"/>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17377224"/>Code<text:change-end text:change-id="ct217377224"/></text:p>
          </table:table-cell>
          <table:table-cell table:style-name="Table152.B2" office:value-type="string">
            <text:p text:style-name="P17"><text:change-start text:change-id="ct217377328"/>Result<text:change-end text:change-id="ct21737732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17377536"/><text:change text:change-id="ct21737743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17377640"/>[a_numeric] <text:alphabetical-index-mark-start text:id="IMark170128272"/>.cosh<text:alphabetical-index-mark-end text:id="IMark170128272"/> [a_<text:change-end text:change-id="ct217377640"/>float<text:change-start text:change-id="ct217377744"/>]</text:h>
            <text:p text:style-name="Text_20_body">Routing:<text:change-end text:change-id="ct217377744"/> TOS<text:change-start text:change-id="ct217377848"/></text:p>
            <text:p text:style-name="P1"><text:change-end text:change-id="ct217377848"/>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17377952"/>Code<text:change-end text:change-id="ct217377952"/></text:p>
          </table:table-cell>
          <table:table-cell table:style-name="Table153.B2" office:value-type="string">
            <text:p text:style-name="P17"><text:change-start text:change-id="ct217378056"/>Result<text:change-end text:change-id="ct21737805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1737816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17378264"/>[a_numeric] <text:alphabetical-index-mark-start text:id="IMark170128272"/>.cube<text:alphabetical-index-mark-end text:id="IMark170128272"/> [a_numeric]</text:h>
            <text:p text:style-name="Text_20_body">Routing:<text:change-end text:change-id="ct217378264"/> TOS<text:change-start text:change-id="ct217378368"/></text:p>
            <text:p text:style-name="P1"><text:change-end text:change-id="ct217378368"/>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17378472"/>Code<text:change-end text:change-id="ct217378472"/></text:p>
          </table:table-cell>
          <table:table-cell table:style-name="Table154.B2" office:value-type="string">
            <text:p text:style-name="P17"><text:change-start text:change-id="ct217378576"/>Result<text:change-end text:change-id="ct21737857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17378680"/></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17378784"/>[a_numeric] <text:alphabetical-index-mark-start text:id="IMark170128272"/>.d2r<text:alphabetical-index-mark-end text:id="IMark170128272"/> [a_<text:change-end text:change-id="ct217378784"/>float<text:change-start text:change-id="ct217378888"/>]</text:h>
            <text:p text:style-name="Text_20_body">Routing:<text:change-end text:change-id="ct217378888"/> TOS<text:change-start text:change-id="ct217378992"/></text:p>
            <text:p text:style-name="P1"><text:change-end text:change-id="ct217378992"/>This method converts the argument number from degrees to radians.</text:p>
          </table:table-cell>
          <table:covered-table-cell/>
        </table:table-row>
        <table:table-row table:style-name="Table155.1">
          <table:table-cell table:style-name="Table155.A2" office:value-type="string">
            <text:p text:style-name="P17"><text:change-start text:change-id="ct217379096"/>Code<text:change-end text:change-id="ct217379096"/></text:p>
          </table:table-cell>
          <table:table-cell table:style-name="Table155.B2" office:value-type="string">
            <text:p text:style-name="P17"><text:change-start text:change-id="ct217379200"/>Result<text:change-end text:change-id="ct21737920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17379344"/></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17379448"/>[a_numeric] <text:alphabetical-index-mark-start text:id="IMark170128272"/>.denominator<text:alphabetical-index-mark-end text:id="IMark170128272"/> [a<text:change-end text:change-id="ct217379448"/>n<text:change-start text:change-id="ct217379552"/>_<text:change-end text:change-id="ct217379552"/>integer<text:change-start text:change-id="ct217379656"/>]</text:h>
            <text:p text:style-name="Text_20_body">Routing:<text:change-end text:change-id="ct217379656"/> TOS<text:change-start text:change-id="ct217379760"/></text:p>
            <text:p text:style-name="P1"><text:change-end text:change-id="ct21737976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17379864"/>Code<text:change-end text:change-id="ct217379864"/></text:p>
          </table:table-cell>
          <table:table-cell table:style-name="Table156.B2" office:value-type="string">
            <text:p text:style-name="P17"><text:change-start text:change-id="ct217379968"/>Result<text:change-end text:change-id="ct21737996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1738007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17380176"/>[a_numeric] <text:alphabetical-index-mark-start text:id="IMark170128272"/>.e**<text:alphabetical-index-mark-end text:id="IMark170128272"/> [a_<text:change-end text:change-id="ct217380176"/>float<text:change-start text:change-id="ct217380280"/>]</text:h>
            <text:p text:style-name="Text_20_body">Routing:<text:change-end text:change-id="ct217380280"/> TOS<text:change-start text:change-id="ct217380384"/></text:p>
            <text:p text:style-name="P1"><text:change-end text:change-id="ct217380384"/>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17380488"/>Code<text:change-end text:change-id="ct217380488"/></text:p>
          </table:table-cell>
          <table:table-cell table:style-name="Table157.B2" office:value-type="string">
            <text:p text:style-name="P17"><text:change-start text:change-id="ct217380592"/>Result<text:change-end text:change-id="ct21738059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1738069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17380800"/>[a_numeric] <text:alphabetical-index-mark-start text:id="IMark170128272"/>.emit<text:alphabetical-index-mark-end text:id="IMark170128272"/> []</text:h>
            <text:p text:style-name="Text_20_body">Routing:<text:change-end text:change-id="ct217380800"/> TOS<text:change-start text:change-id="ct217380904"/></text:p>
            <text:p text:style-name="P1"><text:change-end text:change-id="ct217380904"/>This method emits a character with the code of numeric argument.</text:p>
          </table:table-cell>
          <table:covered-table-cell/>
        </table:table-row>
        <table:table-row table:style-name="Table158.1">
          <table:table-cell table:style-name="Table158.A2" office:value-type="string">
            <text:p text:style-name="P17"><text:change-start text:change-id="ct217381008"/>Code<text:change-end text:change-id="ct217381008"/></text:p>
          </table:table-cell>
          <table:table-cell table:style-name="Table158.B2" office:value-type="string">
            <text:p text:style-name="P17"><text:change-start text:change-id="ct217381112"/>Result<text:change-end text:change-id="ct21738111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17381320"/><text:change text:change-id="ct21738121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17381424"/>[a_numeric] <text:alphabetical-index-mark-start text:id="IMark170128272"/>.floor<text:alphabetical-index-mark-end text:id="IMark170128272"/> [a<text:change-end text:change-id="ct217381424"/>n<text:change-start text:change-id="ct217381528"/>_<text:change-end text:change-id="ct217381528"/>integer<text:change-start text:change-id="ct217381632"/>]</text:h>
            <text:p text:style-name="Text_20_body">Routing:<text:change-end text:change-id="ct217381632"/> TOS<text:change-start text:change-id="ct217381736"/></text:p>
            <text:p text:style-name="P1"><text:change-end text:change-id="ct217381736"/>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17381840"/>Code<text:change-end text:change-id="ct217381840"/></text:p>
          </table:table-cell>
          <table:table-cell table:style-name="Table159.B2" office:value-type="string">
            <text:p text:style-name="P17"><text:change-start text:change-id="ct217381944"/>Result<text:change-end text:change-id="ct21738194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1738204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17382152"/>[a_numeric a_numeric] <text:alphabetical-index-mark-start text:id="IMark170128272"/>.hypot<text:alphabetical-index-mark-end text:id="IMark170128272"/> [a_<text:change-end text:change-id="ct217382152"/>float<text:change-start text:change-id="ct217382256"/>]</text:h>
            <text:p text:style-name="Text_20_body">Routing:<text:change-end text:change-id="ct217382256"/> TOS<text:change-start text:change-id="ct217382360"/></text:p>
            <text:p text:style-name="P1"><text:change-end text:change-id="ct217382360"/>Given two lengths, this method computes the length of the hypotenuse. </text:p>
          </table:table-cell>
          <table:covered-table-cell/>
        </table:table-row>
        <table:table-row table:style-name="Table160.1">
          <table:table-cell table:style-name="Table160.A2" office:value-type="string">
            <text:p text:style-name="P17"><text:change-start text:change-id="ct217382464"/>Code<text:change-end text:change-id="ct217382464"/></text:p>
          </table:table-cell>
          <table:table-cell table:style-name="Table160.B2" office:value-type="string">
            <text:p text:style-name="P17"><text:change-start text:change-id="ct217382568"/>Result<text:change-end text:change-id="ct21738256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1738267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17382776"/>[a_numeric] <text:alphabetical-index-mark-start text:id="IMark170128272"/>.imaginary<text:alphabetical-index-mark-end text:id="IMark170128272"/> [a_numeric]</text:h>
            <text:p text:style-name="Text_20_body">Routing:<text:change-end text:change-id="ct217382776"/> TOS<text:change-start text:change-id="ct217382880"/></text:p>
            <text:p text:style-name="P1"><text:change-end text:change-id="ct21738288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17382984"/>Code<text:change-end text:change-id="ct217382984"/></text:p>
          </table:table-cell>
          <table:table-cell table:style-name="Table161.B2" office:value-type="string">
            <text:p text:style-name="P17"><text:change-start text:change-id="ct217383088"/>Result<text:change-end text:change-id="ct21738308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1738319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17383296"/>[a_numeric] <text:alphabetical-index-mark-start text:id="IMark170128272"/>.ln<text:alphabetical-index-mark-end text:id="IMark170128272"/> [a_<text:change-end text:change-id="ct217383296"/>float<text:change-start text:change-id="ct217383440"/>]</text:h>
            <text:p text:style-name="Text_20_body">Routing:<text:change-end text:change-id="ct217383440"/> TOS<text:change-start text:change-id="ct217383544"/></text:p>
            <text:p text:style-name="P1"><text:change-end text:change-id="ct217383544"/>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17383648"/>Code<text:change-end text:change-id="ct217383648"/></text:p>
          </table:table-cell>
          <table:table-cell table:style-name="Table162.B2" office:value-type="string">
            <text:p text:style-name="P17"><text:change-start text:change-id="ct217383752"/>Result<text:change-end text:change-id="ct21738375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1738385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17383960"/>[a_numeric] <text:alphabetical-index-mark-start text:id="IMark170128272"/>.log10<text:alphabetical-index-mark-end text:id="IMark170128272"/> [a_<text:change-end text:change-id="ct217383960"/>float<text:change-start text:change-id="ct217384064"/>]</text:h>
            <text:p text:style-name="Text_20_body">Routing:<text:change-end text:change-id="ct217384064"/> TOS<text:change-start text:change-id="ct217384168"/></text:p>
            <text:p text:style-name="P1"><text:change-end text:change-id="ct217384168"/>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17384272"/>Code<text:change-end text:change-id="ct217384272"/></text:p>
          </table:table-cell>
          <table:table-cell table:style-name="Table163.B2" office:value-type="string">
            <text:p text:style-name="P17"><text:change-start text:change-id="ct217384376"/>Result<text:change-end text:change-id="ct21738437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1738448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17384584"/>[a_numeric] <text:alphabetical-index-mark-start text:id="IMark170128272"/>.log2<text:alphabetical-index-mark-end text:id="IMark170128272"/> [a_<text:change-end text:change-id="ct217384584"/>float<text:change-start text:change-id="ct217384688"/>]</text:h>
            <text:p text:style-name="Text_20_body">Routing:<text:change-end text:change-id="ct217384688"/> TOS<text:change-start text:change-id="ct217384792"/></text:p>
            <text:p text:style-name="P1"><text:change-end text:change-id="ct217384792"/>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17384896"/>Code<text:change-end text:change-id="ct217384896"/></text:p>
          </table:table-cell>
          <table:table-cell table:style-name="Table164.B2" office:value-type="string">
            <text:p text:style-name="P17"><text:change-start text:change-id="ct217385000"/>Result<text:change-end text:change-id="ct217385000"/></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1738510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17385208"/>[a_numeric] <text:alphabetical-index-mark-start text:id="IMark170128272"/>.magnitude<text:alphabetical-index-mark-end text:id="IMark170128272"/> [a_numeric]</text:h>
            <text:p text:style-name="Text_20_body">Routing:<text:change-end text:change-id="ct217385208"/> TOS<text:change-start text:change-id="ct217385312"/></text:p>
            <text:p text:style-name="P1"><text:change-end text:change-id="ct21738531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17385416"/>Code<text:change-end text:change-id="ct217385416"/></text:p>
          </table:table-cell>
          <table:table-cell table:style-name="Table165.B2" office:value-type="string">
            <text:p text:style-name="P17"><text:change-start text:change-id="ct217385520"/>Result<text:change-end text:change-id="ct21738552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17385624"/></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17385728"/>[a_numeric] <text:alphabetical-index-mark-start text:id="IMark170128272"/>.numerator<text:alphabetical-index-mark-end text:id="IMark170128272"/> [a_numeric]</text:h>
            <text:p text:style-name="Text_20_body">Routing:<text:change-end text:change-id="ct217385728"/> TOS<text:change-start text:change-id="ct217385832"/></text:p>
            <text:p text:style-name="P1"><text:change-end text:change-id="ct21738583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17385936"/>Code<text:change-end text:change-id="ct217385936"/></text:p>
          </table:table-cell>
          <table:table-cell table:style-name="Table166.B2" office:value-type="string">
            <text:p text:style-name="P17"><text:change-start text:change-id="ct217386040"/>Result<text:change-end text:change-id="ct21738604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17386248"/><text:change text:change-id="ct21738614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17386352"/>[a_numeric a_numeric] <text:alphabetical-index-mark-start text:id="IMark170128272"/>.p2c<text:alphabetical-index-mark-end text:id="IMark170128272"/> [a_<text:change-end text:change-id="ct217386352"/>float<text:change-start text:change-id="ct217386456"/> a_<text:change-end text:change-id="ct217386456"/>float<text:change-start text:change-id="ct217386560"/>]</text:h>
            <text:p text:style-name="Text_20_body">Routing:<text:change-end text:change-id="ct217386560"/> TOS<text:change-start text:change-id="ct217386664"/></text:p>
            <text:p text:style-name="P1"><text:change-end text:change-id="ct21738666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17386768"/>Code<text:change-end text:change-id="ct217386768"/></text:p>
          </table:table-cell>
          <table:table-cell table:style-name="Table167.B2" office:value-type="string">
            <text:p text:style-name="P17"><text:change-start text:change-id="ct217386872"/>Result<text:change-end text:change-id="ct21738687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1738697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17387080"/>[a_numeric] <text:alphabetical-index-mark-start text:id="IMark170128272"/>.polar<text:alphabetical-index-mark-end text:id="IMark170128272"/> [a_<text:change-end text:change-id="ct217387080"/>float<text:change-start text:change-id="ct217387184"/> a_<text:change-end text:change-id="ct217387184"/>float<text:change-start text:change-id="ct217387288"/>]</text:h>
            <text:p text:style-name="Text_20_body">Routing:<text:change-end text:change-id="ct217387288"/> TOS<text:change-start text:change-id="ct217387392"/></text:p>
            <text:p text:style-name="P1"><text:change-end text:change-id="ct21738739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17391544"/>Code<text:change-end text:change-id="ct217391544"/></text:p>
          </table:table-cell>
          <table:table-cell table:style-name="Table168.B2" office:value-type="string">
            <text:p text:style-name="P17"><text:change-start text:change-id="ct217391648"/>Result<text:change-end text:change-id="ct21739164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1739175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17391856"/>[a_numeric] <text:alphabetical-index-mark-start text:id="IMark170128272"/>.r2d<text:alphabetical-index-mark-end text:id="IMark170128272"/> [a_<text:change-end text:change-id="ct217391856"/>float<text:change-start text:change-id="ct217391960"/>]</text:h>
            <text:p text:style-name="Text_20_body">Routing:<text:change-end text:change-id="ct217391960"/> TOS<text:change-start text:change-id="ct217392064"/></text:p>
            <text:p text:style-name="P1"><text:change-end text:change-id="ct217392064"/>Convert a angle value from radians to degrees.</text:p>
          </table:table-cell>
          <table:covered-table-cell/>
        </table:table-row>
        <table:table-row table:style-name="Table169.1">
          <table:table-cell table:style-name="Table169.A2" office:value-type="string">
            <text:p text:style-name="P17"><text:change-start text:change-id="ct217392168"/>Code<text:change-end text:change-id="ct217392168"/></text:p>
          </table:table-cell>
          <table:table-cell table:style-name="Table169.B2" office:value-type="string">
            <text:p text:style-name="P17"><text:change-start text:change-id="ct217392272"/>Result<text:change-end text:change-id="ct21739227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1739237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17392480"/>[a_numeric] <text:alphabetical-index-mark-start text:id="IMark170128272"/>.real<text:alphabetical-index-mark-end text:id="IMark170128272"/> [a_numeric]</text:h>
            <text:p text:style-name="Text_20_body">Routing:<text:change-end text:change-id="ct217392480"/> TOS<text:change-start text:change-id="ct217392584"/></text:p>
            <text:p text:style-name="P1"><text:change-end text:change-id="ct21739258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17392688"/>Code<text:change-end text:change-id="ct217392688"/></text:p>
          </table:table-cell>
          <table:table-cell table:style-name="Table170.B2" office:value-type="string">
            <text:p text:style-name="P17"><text:change-start text:change-id="ct217392792"/>Result<text:change-end text:change-id="ct21739279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1739289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17393000"/>[a_numeric] <text:alphabetical-index-mark-start text:id="IMark170128272"/>.round<text:alphabetical-index-mark-end text:id="IMark170128272"/> [a<text:change-end text:change-id="ct217393000"/>n<text:change-start text:change-id="ct217393104"/>_<text:change-end text:change-id="ct217393104"/>integer<text:change-start text:change-id="ct217393208"/>]</text:h>
            <text:p text:style-name="Text_20_body">Routing:<text:change-end text:change-id="ct217393208"/> TOS<text:change-start text:change-id="ct217393312"/></text:p>
            <text:p text:style-name="P1"><text:change-end text:change-id="ct217393312"/>This method rounds the argument number to the nearest integer.</text:p>
          </table:table-cell>
          <table:covered-table-cell/>
        </table:table-row>
        <table:table-row table:style-name="Table171.1">
          <table:table-cell table:style-name="Table171.A2" office:value-type="string">
            <text:p text:style-name="P17"><text:change-start text:change-id="ct217393416"/>Code<text:change-end text:change-id="ct217393416"/></text:p>
          </table:table-cell>
          <table:table-cell table:style-name="Table171.B2" office:value-type="string">
            <text:p text:style-name="P17"><text:change-start text:change-id="ct217393520"/>Result<text:change-end text:change-id="ct21739352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1739362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17393728"/>[a_numeric] <text:alphabetical-index-mark-start text:id="IMark170128272"/>.sin<text:alphabetical-index-mark-end text:id="IMark170128272"/> [a_<text:change-end text:change-id="ct217393728"/>float<text:change-start text:change-id="ct217393832"/>]</text:h>
            <text:p text:style-name="Text_20_body">Routing:<text:change-end text:change-id="ct217393832"/> TOS<text:change-start text:change-id="ct217393936"/></text:p>
            <text:p text:style-name="P1"><text:change-end text:change-id="ct217393936"/>This method computes the sine of the argument angle in radians.</text:p>
          </table:table-cell>
          <table:covered-table-cell/>
        </table:table-row>
        <table:table-row table:style-name="Table172.1">
          <table:table-cell table:style-name="Table172.A2" office:value-type="string">
            <text:p text:style-name="P17"><text:change-start text:change-id="ct217394040"/>Code<text:change-end text:change-id="ct217394040"/></text:p>
          </table:table-cell>
          <table:table-cell table:style-name="Table172.B2" office:value-type="string">
            <text:p text:style-name="P17"><text:change-start text:change-id="ct217394144"/>Result<text:change-end text:change-id="ct21739414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17394248"/><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17394352"/>[a_numeric] <text:alphabetical-index-mark-start text:id="IMark170128272"/>.sinh<text:alphabetical-index-mark-end text:id="IMark170128272"/> [a_<text:change-end text:change-id="ct217394352"/>float<text:change-start text:change-id="ct217394456"/>]</text:h>
            <text:p text:style-name="Text_20_body">Routing:<text:change-end text:change-id="ct217394456"/> TOS<text:change-start text:change-id="ct217394560"/></text:p>
            <text:p text:style-name="P1"><text:change-end text:change-id="ct217394560"/>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17394664"/>Code<text:change-end text:change-id="ct217394664"/></text:p>
          </table:table-cell>
          <table:table-cell table:style-name="Table173.B2" office:value-type="string">
            <text:p text:style-name="P17"><text:change-start text:change-id="ct217394768"/>Result<text:change-end text:change-id="ct21739476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17394872"/></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17394976"/>[a_numeric] <text:alphabetical-index-mark-start text:id="IMark170128272"/>.sleep<text:alphabetical-index-mark-end text:id="IMark170128272"/> []</text:h>
            <text:p text:style-name="Text_20_body">Routing:<text:change-end text:change-id="ct217394976"/> TOS<text:change-start text:change-id="ct217395080"/></text:p>
            <text:p text:style-name="P1"><text:change-end text:change-id="ct217395080"/>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17395184"/>Code<text:change-end text:change-id="ct217395184"/></text:p>
          </table:table-cell>
          <table:table-cell table:style-name="Table174.B2" office:value-type="string">
            <text:p text:style-name="P17"><text:change-start text:change-id="ct217395288"/>Result<text:change-end text:change-id="ct217395288"/></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17395392"/></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17395496"/>[a_numeric] <text:alphabetical-index-mark-start text:id="IMark170128272"/>.sqr<text:alphabetical-index-mark-end text:id="IMark170128272"/> [a_numeric]</text:h>
            <text:p text:style-name="Text_20_body">Routing:<text:change-end text:change-id="ct217395496"/> TOS<text:change-start text:change-id="ct217395640"/></text:p>
            <text:p text:style-name="P1"><text:change-end text:change-id="ct217395640"/>This method computes the square of the argument value.</text:p>
          </table:table-cell>
          <table:covered-table-cell/>
        </table:table-row>
        <table:table-row table:style-name="Table175.1">
          <table:table-cell table:style-name="Table175.A2" office:value-type="string">
            <text:p text:style-name="P17"><text:change-start text:change-id="ct217395744"/>Code<text:change-end text:change-id="ct217395744"/></text:p>
          </table:table-cell>
          <table:table-cell table:style-name="Table175.B2" office:value-type="string">
            <text:p text:style-name="P17"><text:change-start text:change-id="ct217395848"/>Result<text:change-end text:change-id="ct21739584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17395952"/></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17396056"/>[a_numeric] <text:alphabetical-index-mark-start text:id="IMark170128272"/>.sqrt<text:alphabetical-index-mark-end text:id="IMark170128272"/> [a_<text:change-end text:change-id="ct217396056"/>float<text:change-start text:change-id="ct217396160"/>]</text:h>
            <text:p text:style-name="Text_20_body">Routing:<text:change-end text:change-id="ct217396160"/> TOS<text:change-start text:change-id="ct217396264"/></text:p>
            <text:p text:style-name="P1"><text:change-end text:change-id="ct217396264"/>This method computes the square root of the argument value.</text:p>
          </table:table-cell>
          <table:covered-table-cell/>
        </table:table-row>
        <table:table-row table:style-name="Table176.1">
          <table:table-cell table:style-name="Table176.A2" office:value-type="string">
            <text:p text:style-name="P17"><text:change-start text:change-id="ct217396368"/>Code<text:change-end text:change-id="ct217396368"/></text:p>
          </table:table-cell>
          <table:table-cell table:style-name="Table176.B2" office:value-type="string">
            <text:p text:style-name="P17"><text:change-start text:change-id="ct217396472"/>Result<text:change-end text:change-id="ct21739647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1739657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17396680"/>[a_numeric] <text:alphabetical-index-mark-start text:id="IMark170128272"/>.tan<text:alphabetical-index-mark-end text:id="IMark170128272"/> [a_<text:change-end text:change-id="ct217396680"/>float<text:change-start text:change-id="ct217396784"/>]</text:h>
            <text:p text:style-name="Text_20_body">Routing:<text:change-end text:change-id="ct217396784"/> TOS<text:change-start text:change-id="ct217396888"/></text:p>
            <text:p text:style-name="P1"><text:change-end text:change-id="ct217396888"/>This method computes the tangent of the argument angle in radians.</text:p>
          </table:table-cell>
          <table:covered-table-cell/>
        </table:table-row>
        <table:table-row table:style-name="Table177.1">
          <table:table-cell table:style-name="Table177.A2" office:value-type="string">
            <text:p text:style-name="P17"><text:change-start text:change-id="ct217396992"/>Code<text:change-end text:change-id="ct217396992"/></text:p>
          </table:table-cell>
          <table:table-cell table:style-name="Table177.B2" office:value-type="string">
            <text:p text:style-name="P17"><text:change-start text:change-id="ct217397096"/>Result<text:change-end text:change-id="ct21739709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1739720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17397304"/>[a_numeric] <text:alphabetical-index-mark-start text:id="IMark170128272"/>.tanh<text:alphabetical-index-mark-end text:id="IMark170128272"/> [a_<text:change-end text:change-id="ct217397304"/>float<text:change-start text:change-id="ct217397408"/>]</text:h>
            <text:p text:style-name="Text_20_body">Routing:<text:change-end text:change-id="ct217397408"/> TOS<text:change-start text:change-id="ct217397512"/></text:p>
            <text:p text:style-name="P1"><text:change-end text:change-id="ct217397512"/>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17397616"/>Code<text:change-end text:change-id="ct217397616"/></text:p>
          </table:table-cell>
          <table:table-cell table:style-name="Table178.B2" office:value-type="string">
            <text:p text:style-name="P17"><text:change-start text:change-id="ct217397720"/>Result<text:change-end text:change-id="ct21739772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17397824"/></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17397928"/>[a_numeric a_numeric] <text:alphabetical-index-mark-start text:id="IMark170128272"/>/<text:alphabetical-index-mark-end text:id="IMark170128272"/> [a_numeric]</text:h>
            <text:p text:style-name="Text_20_body">Routing:<text:change-end text:change-id="ct217397928"/> NOS<text:change-start text:change-id="ct217398032"/></text:p>
            <text:p text:style-name="P1"><text:change-end text:change-id="ct217398032"/>This method implements the division operator.</text:p>
          </table:table-cell>
          <table:covered-table-cell/>
        </table:table-row>
        <table:table-row table:style-name="Table179.1">
          <table:table-cell table:style-name="Table179.A2" office:value-type="string">
            <text:p text:style-name="P17"><text:change-start text:change-id="ct217398136"/>Code<text:change-end text:change-id="ct217398136"/></text:p>
          </table:table-cell>
          <table:table-cell table:style-name="Table179.B2" office:value-type="string">
            <text:p text:style-name="P17"><text:change-start text:change-id="ct217398240"/>Result<text:change-end text:change-id="ct21739824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1739834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17398448"/>[a_numeric] <text:alphabetical-index-mark-start text:id="IMark170128272"/>0&lt;<text:alphabetical-index-mark-end text:id="IMark170128272"/> [a_boolean]</text:h>
            <text:p text:style-name="Text_20_body">Routing:<text:change-end text:change-id="ct217398448"/> TOS<text:change-start text:change-id="ct217398552"/></text:p>
            <text:p text:style-name="P1"><text:change-end text:change-id="ct217398552"/>Is this number less than zero?</text:p>
          </table:table-cell>
          <table:covered-table-cell/>
        </table:table-row>
        <table:table-row table:style-name="Table180.1">
          <table:table-cell table:style-name="Table180.A2" office:value-type="string">
            <text:p text:style-name="P17"><text:change-start text:change-id="ct217398656"/>Code<text:change-end text:change-id="ct217398656"/></text:p>
          </table:table-cell>
          <table:table-cell table:style-name="Table180.B2" office:value-type="string">
            <text:p text:style-name="P17"><text:change-start text:change-id="ct217398760"/>Result<text:change-end text:change-id="ct21739876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17398864"/></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17398968"/>[a_numeric] <text:alphabetical-index-mark-start text:id="IMark170128272"/>0&lt;=<text:alphabetical-index-mark-end text:id="IMark170128272"/> [a_boolean]</text:h>
            <text:p text:style-name="Text_20_body">Routing:<text:change-end text:change-id="ct217398968"/> TOS<text:change-start text:change-id="ct217399072"/></text:p>
            <text:p text:style-name="P1"><text:change-end text:change-id="ct217399072"/>Is this number less than or equal to zero?</text:p>
          </table:table-cell>
          <table:covered-table-cell/>
        </table:table-row>
        <table:table-row table:style-name="Table181.1">
          <table:table-cell table:style-name="Table181.A2" office:value-type="string">
            <text:p text:style-name="P17"><text:change-start text:change-id="ct217399176"/>Code<text:change-end text:change-id="ct217399176"/></text:p>
          </table:table-cell>
          <table:table-cell table:style-name="Table181.B2" office:value-type="string">
            <text:p text:style-name="P17"><text:change-start text:change-id="ct217399280"/>Result<text:change-end text:change-id="ct21739928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1739938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17399488"/>[a_numeric] <text:alphabetical-index-mark-start text:id="IMark170128272"/>0&lt;=&gt;<text:alphabetical-index-mark-end text:id="IMark170128272"/> [<text:change-end text:change-id="ct217399488"/>1, 0, or -1<text:change-start text:change-id="ct217399592"/>]</text:h>
            <text:p text:style-name="Text_20_body">Routing:<text:change-end text:change-id="ct217399592"/> TOS<text:change-start text:change-id="ct217399736"/></text:p>
            <text:p text:style-name="P1"><text:change-end text:change-id="ct217399736"/>Perform a “three outcome” comparison of the value with zero.</text:p>
          </table:table-cell>
          <table:covered-table-cell/>
        </table:table-row>
        <table:table-row table:style-name="Table182.1">
          <table:table-cell table:style-name="Table182.A2" office:value-type="string">
            <text:p text:style-name="P17"><text:change-start text:change-id="ct217399840"/>Code<text:change-end text:change-id="ct217399840"/></text:p>
          </table:table-cell>
          <table:table-cell table:style-name="Table182.B2" office:value-type="string">
            <text:p text:style-name="P17"><text:change-start text:change-id="ct217399944"/>Result<text:change-end text:change-id="ct21739994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17400152"/><text:change text:change-id="ct21740004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17400256"/>[a_numeric] <text:alphabetical-index-mark-start text:id="IMark170128272"/>0&lt;&gt; <text:alphabetical-index-mark-end text:id="IMark170128272"/>[a_boolean]</text:h>
            <text:p text:style-name="Text_20_body">Routing:<text:change-end text:change-id="ct217400256"/> TOS<text:change-start text:change-id="ct217400360"/></text:p>
            <text:p text:style-name="P1"><text:change-end text:change-id="ct217400360"/>Is the number not equal to zero?</text:p>
          </table:table-cell>
          <table:covered-table-cell/>
        </table:table-row>
        <table:table-row table:style-name="Table183.1">
          <table:table-cell table:style-name="Table183.A2" office:value-type="string">
            <text:p text:style-name="P17"><text:change-start text:change-id="ct217400464"/>Code<text:change-end text:change-id="ct217400464"/></text:p>
          </table:table-cell>
          <table:table-cell table:style-name="Table183.B2" office:value-type="string">
            <text:p text:style-name="P17"><text:change-start text:change-id="ct217400568"/>Result<text:change-end text:change-id="ct21740056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1740067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17400776"/>[a_numeric] <text:alphabetical-index-mark-start text:id="IMark170128272"/>0=<text:alphabetical-index-mark-end text:id="IMark170128272"/> [a_boolean]</text:h>
            <text:p text:style-name="Text_20_body">Routing:<text:change-end text:change-id="ct217400776"/> TOS<text:change-start text:change-id="ct217400880"/></text:p>
            <text:p text:style-name="P1"><text:change-end text:change-id="ct217400880"/>Is the number equal to zero?</text:p>
          </table:table-cell>
          <table:covered-table-cell/>
        </table:table-row>
        <table:table-row table:style-name="Table184.1">
          <table:table-cell table:style-name="Table184.A2" office:value-type="string">
            <text:p text:style-name="P17"><text:change-start text:change-id="ct217400984"/>Code<text:change-end text:change-id="ct217400984"/></text:p>
          </table:table-cell>
          <table:table-cell table:style-name="Table184.B2" office:value-type="string">
            <text:p text:style-name="P17"><text:change-start text:change-id="ct217401088"/>Result<text:change-end text:change-id="ct21740108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17401192"/></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17401296"/>[a_numeric] <text:alphabetical-index-mark-start text:id="IMark170128272"/>0&gt;<text:alphabetical-index-mark-end text:id="IMark170128272"/> [a_boolean]</text:h>
            <text:p text:style-name="Text_20_body">Routing:<text:change-end text:change-id="ct217401296"/> TOS<text:change-start text:change-id="ct217401400"/></text:p>
            <text:p text:style-name="P1"><text:change-end text:change-id="ct217401400"/>Is the number greater than zero?</text:p>
          </table:table-cell>
          <table:covered-table-cell/>
        </table:table-row>
        <table:table-row table:style-name="Table185.1">
          <table:table-cell table:style-name="Table185.A2" office:value-type="string">
            <text:p text:style-name="P17"><text:change-start text:change-id="ct217401504"/>Code<text:change-end text:change-id="ct217401504"/></text:p>
          </table:table-cell>
          <table:table-cell table:style-name="Table185.B2" office:value-type="string">
            <text:p text:style-name="P17"><text:change-start text:change-id="ct217401608"/>Result<text:change-end text:change-id="ct21740160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1740171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17401816"/>[a_numeric] <text:alphabetical-index-mark-start text:id="IMark170128272"/>0&gt;=<text:alphabetical-index-mark-end text:id="IMark170128272"/> [a_boolean]</text:h>
            <text:p text:style-name="Text_20_body">Routing:<text:change-end text:change-id="ct217401816"/> TOS<text:change-start text:change-id="ct217401920"/></text:p>
            <text:p text:style-name="P1"><text:change-end text:change-id="ct217401920"/>Is the number greater than or equal to zero?</text:p>
          </table:table-cell>
          <table:covered-table-cell/>
        </table:table-row>
        <table:table-row table:style-name="Table186.1">
          <table:table-cell table:style-name="Table186.A2" office:value-type="string">
            <text:p text:style-name="P17"><text:change-start text:change-id="ct217402024"/>Code<text:change-end text:change-id="ct217402024"/></text:p>
          </table:table-cell>
          <table:table-cell table:style-name="Table186.B2" office:value-type="string">
            <text:p text:style-name="P17"><text:change-start text:change-id="ct217402128"/>Result<text:change-end text:change-id="ct21740212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1740223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17402336"/>[a_numeric] <text:alphabetical-index-mark-start text:id="IMark170128272"/>1+<text:alphabetical-index-mark-end text:id="IMark170128272"/> [a_numeric]</text:h>
            <text:p text:style-name="Text_20_body">Routing:<text:change-end text:change-id="ct217402336"/> TOS<text:change-start text:change-id="ct217402440"/></text:p>
            <text:p text:style-name="P1"><text:change-end text:change-id="ct217402440"/>Add one to the number</text:p>
          </table:table-cell>
          <table:covered-table-cell/>
        </table:table-row>
        <table:table-row table:style-name="Table187.1">
          <table:table-cell table:style-name="Table187.A2" office:value-type="string">
            <text:p text:style-name="P17"><text:change-start text:change-id="ct217402544"/>Code<text:change-end text:change-id="ct217402544"/></text:p>
          </table:table-cell>
          <table:table-cell table:style-name="Table187.B2" office:value-type="string">
            <text:p text:style-name="P17"><text:change-start text:change-id="ct217402648"/>Result<text:change-end text:change-id="ct21740264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1740275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17402856"/>[a_numeric] <text:alphabetical-index-mark-start text:id="IMark170128272"/>1-<text:alphabetical-index-mark-end text:id="IMark170128272"/> [a_numeric]</text:h>
            <text:p text:style-name="Text_20_body">Routing:<text:change-end text:change-id="ct217402856"/> TOS<text:change-start text:change-id="ct217402960"/></text:p>
            <text:p text:style-name="P1"><text:change-end text:change-id="ct217402960"/>Subtract ond from the number</text:p>
          </table:table-cell>
          <table:covered-table-cell/>
        </table:table-row>
        <table:table-row table:style-name="Table188.1">
          <table:table-cell table:style-name="Table188.A2" office:value-type="string">
            <text:p text:style-name="P17"><text:change-start text:change-id="ct217403064"/>Code<text:change-end text:change-id="ct217403064"/></text:p>
          </table:table-cell>
          <table:table-cell table:style-name="Table188.B2" office:value-type="string">
            <text:p text:style-name="P17"><text:change-start text:change-id="ct217403168"/>Result<text:change-end text:change-id="ct21740316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17403272"/></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17403376"/>[a_numeric] <text:alphabetical-index-mark-start text:id="IMark170128272"/>2*<text:alphabetical-index-mark-end text:id="IMark170128272"/> [a_numeric]</text:h>
            <text:p text:style-name="Text_20_body">Routing:<text:change-end text:change-id="ct217403376"/> TOS<text:change-start text:change-id="ct217403480"/></text:p>
            <text:p text:style-name="P1"><text:change-end text:change-id="ct217403480"/>Multiply the number by two.</text:p>
          </table:table-cell>
          <table:covered-table-cell/>
        </table:table-row>
        <table:table-row table:style-name="Table189.1">
          <table:table-cell table:style-name="Table189.A2" office:value-type="string">
            <text:p text:style-name="P17"><text:change-start text:change-id="ct217403584"/>Code<text:change-end text:change-id="ct217403584"/></text:p>
          </table:table-cell>
          <table:table-cell table:style-name="Table189.B2" office:value-type="string">
            <text:p text:style-name="P17"><text:change-start text:change-id="ct217403688"/>Result<text:change-end text:change-id="ct21740368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1740379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17403896"/>[a_numeric] <text:alphabetical-index-mark-start text:id="IMark170128272"/>2+<text:alphabetical-index-mark-end text:id="IMark170128272"/> [a_numeric]</text:h>
            <text:p text:style-name="Text_20_body">Routing:<text:change-end text:change-id="ct217403896"/> TOS<text:change-start text:change-id="ct217404000"/></text:p>
            <text:p text:style-name="P1"><text:change-end text:change-id="ct217404000"/>Add two to the number</text:p>
          </table:table-cell>
          <table:covered-table-cell/>
        </table:table-row>
        <table:table-row table:style-name="Table190.1">
          <table:table-cell table:style-name="Table190.A2" office:value-type="string">
            <text:p text:style-name="P17"><text:change-start text:change-id="ct217404104"/>Code<text:change-end text:change-id="ct217404104"/></text:p>
          </table:table-cell>
          <table:table-cell table:style-name="Table190.B2" office:value-type="string">
            <text:p text:style-name="P17"><text:change-start text:change-id="ct217404208"/>Result<text:change-end text:change-id="ct21740420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1740431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17404416"/>[a_numeric] <text:alphabetical-index-mark-start text:id="IMark170128272"/>2-<text:alphabetical-index-mark-end text:id="IMark170128272"/> [a_numeric]</text:h>
            <text:p text:style-name="Text_20_body">Routing:<text:change-end text:change-id="ct217404416"/> TOS<text:change-start text:change-id="ct217404520"/></text:p>
            <text:p text:style-name="P1"><text:change-end text:change-id="ct217404520"/>Subtract two from the number</text:p>
          </table:table-cell>
          <table:covered-table-cell/>
        </table:table-row>
        <table:table-row table:style-name="Table191.1">
          <table:table-cell table:style-name="Table191.A2" office:value-type="string">
            <text:p text:style-name="P17"><text:change-start text:change-id="ct217404624"/>Code<text:change-end text:change-id="ct217404624"/></text:p>
          </table:table-cell>
          <table:table-cell table:style-name="Table191.B2" office:value-type="string">
            <text:p text:style-name="P17"><text:change-start text:change-id="ct217404728"/>Result<text:change-end text:change-id="ct21740472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17404832"/></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17404936"/>[a_numeric] <text:alphabetical-index-mark-start text:id="IMark170128272"/>2/<text:alphabetical-index-mark-end text:id="IMark170128272"/> [a_numeric]</text:h>
            <text:p text:style-name="Text_20_body">Routing:<text:change-end text:change-id="ct217404936"/> TOS<text:change-start text:change-id="ct217405040"/></text:p>
            <text:p text:style-name="P1"><text:change-end text:change-id="ct217405040"/>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17405144"/>Code<text:change-end text:change-id="ct217405144"/></text:p>
          </table:table-cell>
          <table:table-cell table:style-name="Table192.B2" office:value-type="string">
            <text:p text:style-name="P17"><text:change-start text:change-id="ct217405248"/>Result<text:change-end text:change-id="ct21740524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1740535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17405456"/>[a_numeric<text:change-end text:change-id="ct217405456"/> a_numeric<text:change-start text:change-id="ct217405560"/>] <text:alphabetical-index-mark-start text:id="IMark170128272"/>&lt;<text:alphabetical-index-mark-end text:id="IMark170128272"/> [a_boolean]</text:h>
            <text:p text:style-name="Text_20_body">Routing:<text:change-end text:change-id="ct217405560"/> NOS<text:change-start text:change-id="ct217405664"/></text:p>
            <text:p text:style-name="P1"><text:change-end text:change-id="ct217405664"/>Is the first number less than the second?</text:p>
          </table:table-cell>
          <table:covered-table-cell/>
        </table:table-row>
        <table:table-row table:style-name="Table193.1">
          <table:table-cell table:style-name="Table193.A2" office:value-type="string">
            <text:p text:style-name="P17"><text:change-start text:change-id="ct217405768"/>Code<text:change-end text:change-id="ct217405768"/></text:p>
          </table:table-cell>
          <table:table-cell table:style-name="Table193.B2" office:value-type="string">
            <text:p text:style-name="P17"><text:change-start text:change-id="ct217405872"/>Result<text:change-end text:change-id="ct21740587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17405976"/></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17406080"/>[a_numeric<text:change-end text:change-id="ct217406080"/> a_numeric<text:change-start text:change-id="ct217406184"/>] <text:alphabetical-index-mark-start text:id="IMark170128272"/>&lt;=<text:alphabetical-index-mark-end text:id="IMark170128272"/> [a_boolean]</text:h>
            <text:p text:style-name="Text_20_body">Routing:<text:change-end text:change-id="ct217406184"/> NOS<text:change-start text:change-id="ct217406288"/></text:p>
            <text:p text:style-name="P1"><text:change-end text:change-id="ct217406288"/>Is the first number less than or equal to the second?</text:p>
          </table:table-cell>
          <table:covered-table-cell/>
        </table:table-row>
        <table:table-row table:style-name="Table194.1">
          <table:table-cell table:style-name="Table194.A2" office:value-type="string">
            <text:p text:style-name="P17"><text:change-start text:change-id="ct217406392"/>Code<text:change-end text:change-id="ct217406392"/></text:p>
          </table:table-cell>
          <table:table-cell table:style-name="Table194.B2" office:value-type="string">
            <text:p text:style-name="P17"><text:change-start text:change-id="ct217406496"/>Result<text:change-end text:change-id="ct21740649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17406600"/></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64" text:outline-level="3"><text:change-start text:change-id="ct217406704"/>[a_numeric<text:change-end text:change-id="ct217406704"/> a_numeric<text:change-start text:change-id="ct217406808"/>] <text:alphabetical-index-mark-start text:id="IMark170128272"/>&lt;=&gt;<text:alphabetical-index-mark-end text:id="IMark170128272"/> [-1, 0, or 1]</text:h>
            <text:p text:style-name="Text_20_body">Routing:<text:change-end text:change-id="ct217406808"/> NOS<text:change-start text:change-id="ct217406912"/></text:p>
            <text:p text:style-name="P1"><text:change-end text:change-id="ct217406912"/>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17407016"/>Code<text:change-end text:change-id="ct217407016"/></text:p>
          </table:table-cell>
          <table:table-cell table:style-name="Table195.B2" office:value-type="string">
            <text:p text:style-name="P17"><text:change-start text:change-id="ct217407120"/>Result<text:change-end text:change-id="ct2174071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17407328"/><text:change text:change-id="ct21740722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17407432"/>[a_numeric<text:change-end text:change-id="ct217407432"/> a_numeric<text:change-start text:change-id="ct217407536"/>] <text:alphabetical-index-mark-start text:id="IMark170128272"/>&gt;<text:alphabetical-index-mark-end text:id="IMark170128272"/> [a_boolean]</text:h>
            <text:p text:style-name="Text_20_body">Routing:<text:change-end text:change-id="ct217407536"/> NOS<text:change-start text:change-id="ct217407640"/></text:p>
            <text:p text:style-name="P1"><text:change-end text:change-id="ct217407640"/>Is the first number greater than the second number.</text:p>
          </table:table-cell>
          <table:covered-table-cell/>
        </table:table-row>
        <table:table-row table:style-name="Table196.1">
          <table:table-cell table:style-name="Table196.A2" office:value-type="string">
            <text:p text:style-name="P17"><text:change-start text:change-id="ct217407744"/>Code<text:change-end text:change-id="ct217407744"/></text:p>
          </table:table-cell>
          <table:table-cell table:style-name="Table196.B2" office:value-type="string">
            <text:p text:style-name="P17"><text:change-start text:change-id="ct217411936"/>Result<text:change-end text:change-id="ct21741193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17412040"/></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17412144"/>[a_numeric<text:change-end text:change-id="ct217412144"/> a_numeric<text:change-start text:change-id="ct217412248"/>] <text:alphabetical-index-mark-start text:id="IMark170128272"/>&gt;=<text:alphabetical-index-mark-end text:id="IMark170128272"/> [a_boolean]</text:h>
            <text:p text:style-name="Text_20_body">Routing:<text:change-end text:change-id="ct217412248"/> NOS<text:change-start text:change-id="ct217412352"/></text:p>
            <text:p text:style-name="P1"><text:change-end text:change-id="ct217412352"/>Is the first number greater than or equal to the second number.</text:p>
          </table:table-cell>
          <table:covered-table-cell/>
        </table:table-row>
        <table:table-row table:style-name="Table197.1">
          <table:table-cell table:style-name="Table197.A2" office:value-type="string">
            <text:p text:style-name="P17"><text:change-start text:change-id="ct217412456"/>Code<text:change-end text:change-id="ct217412456"/></text:p>
          </table:table-cell>
          <table:table-cell table:style-name="Table197.B2" office:value-type="string">
            <text:p text:style-name="P17"><text:change-start text:change-id="ct217412560"/>Result<text:change-end text:change-id="ct21741256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17412664"/></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17412768"/>[a_numeric a_numeric] <text:alphabetical-index-mark-start text:id="IMark170128272"/>mod<text:alphabetical-index-mark-end text:id="IMark170128272"/> [a_numeric]</text:h>
            <text:p text:style-name="Text_20_body">Routing:<text:change-end text:change-id="ct217412768"/> NOS<text:change-start text:change-id="ct217412872"/></text:p>
            <text:p text:style-name="P1"><text:change-end text:change-id="ct217412872"/>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17412976"/>Code<text:change-end text:change-id="ct217412976"/></text:p>
          </table:table-cell>
          <table:table-cell table:style-name="Table198.B2" office:value-type="string">
            <text:p text:style-name="P17"><text:change-start text:change-id="ct217413080"/>Result<text:change-end text:change-id="ct21741308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1741318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17413288"/>[a_numeric] <text:alphabetical-index-mark-start text:id="IMark170128272"/>neg<text:alphabetical-index-mark-end text:id="IMark170128272"/> [a_numeric]</text:h>
            <text:p text:style-name="Text_20_body">Routing:<text:change-end text:change-id="ct217413288"/> TOS<text:change-start text:change-id="ct217413392"/></text:p>
            <text:p text:style-name="P1"><text:change-end text:change-id="ct217413392"/>Compute zero minus the number.</text:p>
          </table:table-cell>
          <table:covered-table-cell/>
        </table:table-row>
        <table:table-row table:style-name="Table199.1">
          <table:table-cell table:style-name="Table199.A2" office:value-type="string">
            <text:p text:style-name="P17"><text:change-start text:change-id="ct217413496"/>Code<text:change-end text:change-id="ct217413496"/></text:p>
          </table:table-cell>
          <table:table-cell table:style-name="Table199.B2" office:value-type="string">
            <text:p text:style-name="P17"><text:change-start text:change-id="ct217413600"/>Result<text:change-end text:change-id="ct21741360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70129904"/>Object<text:alphabetical-index-mark-end text:id="IMark170129904"/></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70128272"/>&amp;&amp;<text:alphabetical-index-mark-end text:id="IMark17012827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70128272"/>.<text:alphabetical-index-mark-end text:id="IMark17012827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70128272"/>.class<text:alphabetical-index-mark-end text:id="IMark17012827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0">"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70128272"/>.clone<text:alphabetical-index-mark-end text:id="IMark17012827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70128272"/>.clone_exclude<text:alphabetical-index-mark-end text:id="IMark17012827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170128272"/>.copy<text:alphabetical-index-mark-end text:id="IMark17012827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170128272"/>.init<text:alphabetical-index-mark-end text:id="IMark170128272"/>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60">"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70128272"/>.is_class?<text:alphabetical-index-mark-end text:id="IMark17012827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70128272"/>.name<text:alphabetical-index-mark-end text:id="IMark17012827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70128272"/>.strlen<text:alphabetical-index-mark-end text:id="IMark17012827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70128272"/>.to_f<text:alphabetical-index-mark-end text:id="IMark170128272"/>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170128272"/>.to_f!<text:alphabetical-index-mark-end text:id="IMark170128272"/>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70128272"/>.to_i<text:alphabetical-index-mark-end text:id="IMark170128272"/>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70128272"/>.to_i!<text:alphabetical-index-mark-end text:id="IMark170128272"/>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170128704"/>.to_n<text:alphabetical-index-mark-end text:id="IMark170128704"/>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70128704"/>.to_n!<text:alphabetical-index-mark-end text:id="IMark170128704"/>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170128704"/>.to_r<text:alphabetical-index-mark-end text:id="IMark170128704"/>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70128704"/>.to_r!<text:alphabetical-index-mark-end text:id="IMark170128704"/>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70128704"/>.to_s<text:alphabetical-index-mark-end text:id="IMark170128704"/>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170128704"/>.to_x<text:alphabetical-index-mark-end text:id="IMark170128704"/>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70128704"/>.to_x!<text:alphabetical-index-mark-end text:id="IMark170128704"/>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70128704"/>&lt;&gt;<text:alphabetical-index-mark-end text:id="IMark17012870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70128704"/>=<text:alphabetical-index-mark-end text:id="IMark17012870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70128704"/>^^<text:alphabetical-index-mark-end text:id="IMark170128704"/>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70128704"/>distinct?<text:alphabetical-index-mark-end text:id="IMark17012870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70128704"/>identical?<text:alphabetical-index-mark-end text:id="IMark17012870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70128704"/>max<text:alphabetical-index-mark-end text:id="IMark17012870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70128704"/>min<text:alphabetical-index-mark-end text:id="IMark1701287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70128704"/>nil&lt;&gt;<text:alphabetical-index-mark-end text:id="IMark17012870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70128704"/>nil=<text:alphabetical-index-mark-end text:id="IMark17012870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70128704"/>not<text:alphabetical-index-mark-end text:id="IMark17012870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70128704"/>||<text:alphabetical-index-mark-end text:id="IMark170128704"/>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70128704"/>)methods<text:alphabetical-index-mark-end text:id="IMark17012870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70127936"/>OutStream<text:alphabetical-index-mark-end text:id="IMark170127936"/></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70128704"/>.append<text:alphabetical-index-mark-end text:id="IMark17012870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60">"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170128704"/>.append{<text:alphabetical-index-mark-end text:id="IMark170128704"/>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60">"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70128704"/>.create<text:alphabetical-index-mark-end text:id="IMark17012870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60">"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60">"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70128704"/><text:alphabetical-index-mark-start text:id="IMark170128272"/>.<text:alphabetical-index-mark-end text:id="IMark170128272"/><text:alphabetical-index-mark-end text:id="IMark17012870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170128704"/>.close<text:alphabetical-index-mark-end text:id="IMark17012870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70128704"/>.cr<text:alphabetical-index-mark-end text:id="IMark17012870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70128704"/>.emit<text:alphabetical-index-mark-end text:id="IMark17012870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170128704"/>.space<text:alphabetical-index-mark-end text:id="IMark17012870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170128704"/>.spaces<text:alphabetical-index-mark-end text:id="IMark17012870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70128704"/>~<text:alphabetical-index-mark-end text:id="IMark17012870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70128704"/>~"<text:alphabetical-index-mark-end text:id="IMark17012870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170128704"/>~cr<text:alphabetical-index-mark-end text:id="IMark17012870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170128704"/>~emit<text:alphabetical-index-mark-end text:id="IMark17012870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70128704"/>~space<text:alphabetical-index-mark-end text:id="IMark17012870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70128704"/>~spaces<text:alphabetical-index-mark-end text:id="IMark17012870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170127936"/>Procedure<text:alphabetical-index-mark-end text:id="IMark170127936"/></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70128704"/>.call<text:alphabetical-index-mark-end text:id="IMark17012870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70128704"/>.start<text:alphabetical-index-mark-end text:id="IMark170128704"/>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70127936"/>Queue<text:alphabetical-index-mark-end text:id="IMark170127936"/></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70128704"/>.clear<text:alphabetical-index-mark-end text:id="IMark17012870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70128704"/>.empty?<text:alphabetical-index-mark-end text:id="IMark17012870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70128704"/>.length<text:alphabetical-index-mark-end text:id="IMark17012870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70128704"/>.pend<text:alphabetical-index-mark-end text:id="IMark17012870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70128704"/>.pop<text:alphabetical-index-mark-end text:id="IMark17012870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70128704"/>.push<text:alphabetical-index-mark-end text:id="IMark17012870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2" text:outline-level="2">See Also</text:h>
      <text:p text:style-name="Text_20_body">In Object see:</text:p>
      <text:p text:style-name="Code">.new</text:p>
      <text:p text:style-name="Text_20_body"/>
      <text:h text:style-name="Heading_20_1" text:outline-level="1"><text:alphabetical-index-mark-start text:id="IMark170127936"/>Rational<text:alphabetical-index-mark-end text:id="IMark170127936"/></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6">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70130048"/>.split<text:alphabetical-index-mark-end text:id="IMark17013004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70127840"/>Stack<text:alphabetical-index-mark-end text:id="IMark170127840"/></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70130048"/>.clear<text:alphabetical-index-mark-end text:id="IMark17013004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70130048"/>.empty?<text:alphabetical-index-mark-end text:id="IMark170130048"/>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70130048"/>.length<text:alphabetical-index-mark-end text:id="IMark17013004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70130048"/>.peek<text:alphabetical-index-mark-end text:id="IMark17013004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70130048"/>.pop<text:alphabetical-index-mark-end text:id="IMark17013004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70130048"/>.push<text:alphabetical-index-mark-end text:id="IMark17013004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70127840"/>String<text:alphabetical-index-mark-end text:id="IMark170127840"/></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he stack <text:span text:style-name="T2">before</text:span> the method is invoked. Thus the top-of-stack will always be that string literal.</text:p>
      <text:h text:style-name="Heading_20_2" text:outline-level="2"><text:soft-page-break/>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3"/>
          </table:table-cell>
          <table:table-cell table:style-name="Table285.B2" office:value-type="string">
            <text:p text:style-name="P63"/>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3"/>
          </table:table-cell>
          <table:table-cell table:style-name="Table285.B2" office:value-type="string">
            <text:p text:style-name="P63"/>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3"/>
          </table:table-cell>
          <table:table-cell table:style-name="Table285.B2" office:value-type="string">
            <text:p text:style-name="P63"/>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3"/>
          </table:table-cell>
          <table:table-cell table:style-name="Table285.B2" office:value-type="string">
            <text:p text:style-name="P63"/>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3"/>
          </table:table-cell>
          <table:table-cell table:style-name="Table285.B2" office:value-type="string">
            <text:p text:style-name="P63"/>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0">"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0">"-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70130048"/>*<text:alphabetical-index-mark-end text:id="IMark17013004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2">"**********"</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2">"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70130048"/>+<text:alphabetical-index-mark-end text:id="IMark17013004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2">"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2">"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70130048"/>."<text:alphabetical-index-mark-end text:id="IMark17013004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70130048"/>.+left<text:alphabetical-index-mark-end text:id="IMark17013004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70130048"/>.+mid<text:alphabetical-index-mark-end text:id="IMark17013004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70130048"/>.+midlr<text:alphabetical-index-mark-end text:id="IMark17013004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70130048"/>.+right<text:alphabetical-index-mark-end text:id="IMark17013004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70130048"/>.-left<text:alphabetical-index-mark-end text:id="IMark17013004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70130048"/>.-mid<text:alphabetical-index-mark-end text:id="IMark17013004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70130048"/>.-midlr<text:alphabetical-index-mark-end text:id="IMark17013004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70130048"/>.-right<text:alphabetical-index-mark-end text:id="IMark17013004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70130048"/>.call<text:alphabetical-index-mark-end text:id="IMark170130048"/>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70130048"/>.cjust<text:alphabetical-index-mark-end text:id="IMark17013004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70130048"/>.contains?<text:alphabetical-index-mark-end text:id="IMark17013004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70130048"/>.emit<text:alphabetical-index-mark-end text:id="IMark17013004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70130048"/>.eval<text:alphabetical-index-mark-end text:id="IMark170130048"/>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70130048"/>.fmt<text:alphabetical-index-mark-end text:id="IMark170130048"/>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70130048"/>.fmt"<text:alphabetical-index-mark-end text:id="IMark170130048"/>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70130048"/>.left<text:alphabetical-index-mark-end text:id="IMark17013004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70130048"/>.left?<text:alphabetical-index-mark-end text:id="IMark17013004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70130048"/>.length<text:alphabetical-index-mark-end text:id="IMark17013004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70130048"/>.lines<text:alphabetical-index-mark-end text:id="IMark17013004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70130048"/>.ljust<text:alphabetical-index-mark-end text:id="IMark17013004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70130048"/>.load<text:alphabetical-index-mark-end text:id="IMark17013004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70130048"/>.lstrip<text:alphabetical-index-mark-end text:id="IMark17013004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70130048"/>.mid<text:alphabetical-index-mark-end text:id="IMark17013004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70130048"/>.mid?<text:alphabetical-index-mark-end text:id="IMark17013004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70130048"/>.midlr<text:alphabetical-index-mark-end text:id="IMark17013004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70130048"/>.posn<text:alphabetical-index-mark-end text:id="IMark17013004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70130048"/>.reverse<text:alphabetical-index-mark-end text:id="IMark17013004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70130048"/>.right<text:alphabetical-index-mark-end text:id="IMark17013004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70130048"/>.right?<text:alphabetical-index-mark-end text:id="IMark17013004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70130048"/>.rjust<text:alphabetical-index-mark-end text:id="IMark17013004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70130048"/>.rstrip<text:alphabetical-index-mark-end text:id="IMark17013004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70130048"/>.split<text:alphabetical-index-mark-end text:id="IMark17013004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70130048"/>.strip<text:alphabetical-index-mark-end text:id="IMark17013004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70130048"/>.throw<text:alphabetical-index-mark-end text:id="IMark170130048"/>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70130048"/>.to_lower<text:alphabetical-index-mark-end text:id="IMark17013004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70130048"/>.to_upper<text:alphabetical-index-mark-end text:id="IMark17013004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70130048"/>&lt;<text:alphabetical-index-mark-end text:id="IMark17013004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70130048"/>&lt;&lt;<text:alphabetical-index-mark-end text:id="IMark17013004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70130048"/>&lt;=<text:alphabetical-index-mark-end text:id="IMark17013004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70130048"/>&lt;=&gt;<text:alphabetical-index-mark-end text:id="IMark17013004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70130048"/>&gt;<text:alphabetical-index-mark-end text:id="IMark17013004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70130048"/>&gt;=<text:alphabetical-index-mark-end text:id="IMark17013004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70127840"/>Thread<text:alphabetical-index-mark-end text:id="IMark170127840"/></text:h>
      <text:p text:style-name="Text_20_body"/>
      <text:p text:style-name="Text_20_body">Inheritance: Thread <text:span text:style-name="T10">←</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70130048"/>.current<text:alphabetical-index-mark-end text:id="IMark17013004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70130048"/>.list<text:alphabetical-index-mark-end text:id="IMark17013004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 text:outline-level="3">[Thread] <text:alphabetical-index-mark-start text:id="IMark170130048"/>.main<text:alphabetical-index-mark-end text:id="IMark17013004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h text:style-name="Heading_20_2" text:outline-level="2"><text:soft-page-break/>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70130048"/>.vm<text:alphabetical-index-mark-end text:id="IMark17013004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70127840"/><text:alphabetical-index-mark-start text:id="IMark170129664"/><text:alphabetical-index-mark-start text:id="IMark170130000"/>TrueClass<text:alphabetical-index-mark-end text:id="IMark170130000"/><text:alphabetical-index-mark-end text:id="IMark170129664"/><text:alphabetical-index-mark-end text:id="IMark170127840"/></text:h>
      <text:p text:style-name="P1"/>
      <text:p text:style-name="P1">Inheritance: TrueClass <text:span text:style-name="T10">←</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4"/>
      <text:h text:style-name="Heading_20_1" text:outline-level="1"><text:alphabetical-index-mark-start text:id="IMark170127840"/>VirtualMachine<text:alphabetical-index-mark-end text:id="IMark170127840"/></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170130048"/>!:<text:alphabetical-index-mark-end text:id="IMark17013004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592011808161242751" text:style-name="L24">
              <text:list-item>
                <text:p text:style-name="P94">There are pretty much no restrictions on the name except that it not contain spaces and any <text:span text:style-name="T9">" signals an embedded string (which is also immediate).</text:span></text:p>
              </text:list-item>
              <text:list-item>
                <text:p text:style-name="P94"><text:span text:style-name="T9">This part of the fOOrth language system is still under development.</text:span></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ext:p text:style-name="Text_20_body"/>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70130048"/>super<text:alphabetical-index-mark-end text:id="IMark170130048"/>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ext:p text:style-name="Text_20_body"/>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70130048"/>val:<text:alphabetical-index-mark-end text:id="IMark170130048"/>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ext:p text:style-name="Text_20_body"/>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70130048"/>var:<text:alphabetical-index-mark-end text:id="IMark170130048"/>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ext:p text:style-name="Text_20_body"/>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70130048"/>val@:<text:alphabetical-index-mark-end text:id="IMark17013004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ext:p text:style-name="Text_20_body"/>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70130048"/>var@:<text:alphabetical-index-mark-end text:id="IMark17013004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ext:p text:style-name="Text_20_body"/>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70130048"/>;<text:alphabetical-index-mark-end text:id="IMark170130048"/>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70130048"/>"<text:alphabetical-index-mark-end text:id="IMark17013004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infinity [-Infinity]</text:h>
            <text:p text:style-name="Text_20_body">Routing: VM</text:p>
            <text:p text:style-name="P1">Please see Numeric – Special Numeric Values, above, for more information.</text:p>
          </table:table-cell>
        </table:table-row>
      </table:table>
      <text:p text:style-name="Text_20_body"/>
      <table:table table:name="Table53" table:style-name="Table53">
        <table:table-column table:style-name="Table53.A"/>
        <table:table-column table:style-name="Table53.B"/>
        <table:table-row table:style-name="Table53.1">
          <table:table-cell table:style-name="Table53.A1" table:number-columns-spanned="2" office:value-type="string">
            <text:h text:style-name="Heading_20_3" text:outline-level="3">[a_class] <text:alphabetical-index-mark-start text:id="IMark170130048"/>.:<text:alphabetical-index-mark-end text:id="IMark170130048"/>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53.1">
          <table:table-cell table:style-name="Table53.A2" office:value-type="string">
            <text:p text:style-name="P17">Code</text:p>
          </table:table-cell>
          <table:table-cell table:style-name="Table53.B2" office:value-type="string">
            <text:p text:style-name="P17">Result</text:p>
          </table:table-cell>
        </table:table-row>
        <table:table-row table:style-name="Table53.1">
          <table:table-cell table:style-name="Table53.A2" office:value-type="string">
            <text:p text:style-name="Snippet">Object .: .one 1 ;</text:p>
          </table:table-cell>
          <table:table-cell table:style-name="Table53.B2" office:value-type="string">
            <text:p text:style-name="P2">(Creates a public method .one)</text:p>
          </table:table-cell>
        </table:table-row>
        <table:table-row table:style-name="Table53.1">
          <table:table-cell table:style-name="Table53.A2" office:value-type="string">
            <text:p text:style-name="Snippet">Object .: ~two 2 ;</text:p>
          </table:table-cell>
          <table:table-cell table:style-name="Table53.B2" office:value-type="string">
            <text:p text:style-name="P2">(Creates a private method ~two)</text:p>
          </table:table-cell>
        </table:table-row>
        <table:table-row table:style-name="Table53.1">
          <table:table-cell table:style-name="Table53.A2" office:value-type="string">
            <text:p text:style-name="Snippet">MyClass .: + (omitted) ;</text:p>
          </table:table-cell>
          <table:table-cell table:style-name="Table53.B2" office:value-type="string">
            <text:p text:style-name="P2">(Creates a dyadic (NOS) method +)</text:p>
          </table:table-cell>
        </table:table-row>
        <table:table-row table:style-name="Table53.1">
          <table:table-cell table:style-name="Table53.A2" office:value-type="string">
            <text:p text:style-name="Snippet">Object .: BAD <text:s/>;</text:p>
          </table:table-cell>
          <table:table-cell table:style-name="Table53.B2" office:value-type="string">
            <text:p text:style-name="P20">F10: Invalid name for a method: BAD</text:p>
          </table:table-cell>
        </table:table-row>
        <table:table-row table:style-name="Table53.1">
          <table:table-cell table:style-name="Table53.A2" office:value-type="string">
            <text:p text:style-name="Snippet">String .: twaddle<text:span text:style-name="T14">" (stuff) ;</text:span></text:p>
          </table:table-cell>
          <table:table-cell table:style-name="Table53.B2" office:value-type="string">
            <text:p text:style-name="P20">(Creates a method with an embedded string.</text:p>
          </table:table-cell>
        </table:table-row>
        <table:table-row table:style-name="Table53.1">
          <table:table-cell table:style-name="Table53.A2" office:value-type="string">
            <text:p text:style-name="Snippet">55 .: foobar (stuff) ;</text:p>
          </table:table-cell>
          <table:table-cell table:style-name="Table53.B2" office:value-type="string">
            <text:p text:style-name="P20">F13: The target of .: must be a class</text:p>
          </table:table-cell>
        </table:table-row>
        <table:table-row table:style-name="Table53.1">
          <table:table-cell table:style-name="Table53.A2" office:value-type="string">
            <text:p text:style-name="Snippet">Object .: twiddle<text:span text:style-name="T14">" (stuff) ;</text:span></text:p>
          </table:table-cell>
          <table:table-cell table:style-name="Table53.B2" office:value-type="string">
            <text:p text:style-name="P20">F13: Creating a string method twiddle" on a Object</text:p>
          </table:table-cell>
        </table:table-row>
      </table:table>
      <text:p text:style-name="Text_20_body"/>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70130048"/>super<text:alphabetical-index-mark-end text:id="IMark170130048"/>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ext:p text:style-name="Text_20_body"/>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70130048"/>val:<text:alphabetical-index-mark-end text:id="IMark170130048"/>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ext:p text:style-name="Text_20_body"/>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170130048"/>var:<text:alphabetical-index-mark-end text:id="IMark170130048"/>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ext:p text:style-name="Text_20_body"/>
      <table:table table:name="Table389" table:style-name="Table389">
        <table:table-column table:style-name="Table389.A"/>
        <table:table-column table:style-name="Table389.B"/>
        <text:soft-page-break/>
        <table:table-row table:style-name="Table389.1">
          <table:table-cell table:style-name="Table389.A1" table:number-columns-spanned="2" office:value-type="string">
            <text:h text:style-name="Heading_20_4" text:outline-level="4">[value] <text:alphabetical-index-mark-start text:id="IMark170130048"/>val@:<text:alphabetical-index-mark-end text:id="IMark17013004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ext:p text:style-name="Text_20_body"/>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70130048"/>var@:<text:alphabetical-index-mark-end text:id="IMark17013004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ext:p text:style-name="Text_20_body"/>
      <table:table table:name="Table391" table:style-name="Table391">
        <table:table-column table:style-name="Table391.A"/>
        <table:table-row table:style-name="Table391.1">
          <table:table-cell table:style-name="Table391.A1" office:value-type="string">
            <text:h text:style-name="Heading_20_4" text:outline-level="4">[] … ; []</text:h>
            <text:p text:style-name="Text_20_body">Routing:<text:span text:style-name="T13"> Compiler Context.</text:span></text:p>
            <text:p text:style-name="P1">Close off the method definition.</text:p>
          </table:table-cell>
        </table:table-row>
      </table:table>
      <text:p text:style-name="Text_20_body"/>
      <table:table table:name="Table291" table:style-name="Table291">
        <table:table-column table:style-name="Table291.A"/>
        <table:table-row table:style-name="Table291.1">
          <table:table-cell table:style-name="Table291.A1" office:value-type="string">
            <text:h text:style-name="Heading_20_3" text:outline-level="3">[an_object] <text:alphabetical-index-mark-start text:id="IMark170130048"/>.::<text:alphabetical-index-mark-end text:id="IMark170130048"/>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6"/>
          </table:table-cell>
        </table:table-row>
      </table:table>
      <text:p text:style-name="Text_20_body"/>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h text:style-name="Heading_20_4" text:outline-level="4">Local Methods: </text:h>
          </table:table-cell>
          <table:covered-table-cell/>
        </table:table-row>
        <table:table-row table:style-name="Table380.1">
          <table:table-cell table:style-name="Table380.A2" table:number-columns-spanned="2" office:value-type="string">
            <text:h text:style-name="Heading_20_4" text:outline-level="4">[value] val: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0.1">
          <table:table-cell table:style-name="Table380.A3" office:value-type="string">
            <text:p text:style-name="P17">Code</text:p>
          </table:table-cell>
          <table:table-cell table:style-name="Table380.A2" office:value-type="string">
            <text:p text:style-name="P17">Result</text:p>
          </table:table-cell>
        </table:table-row>
        <table:table-row table:style-name="Table380.1">
          <table:table-cell table:style-name="Table380.A3" office:value-type="string">
            <text:p text:style-name="Snippet">10 val: limit</text:p>
          </table:table-cell>
          <table:table-cell table:style-name="Table380.A2" office:value-type="string">
            <text:p text:style-name="P2">(Creates a value named limit set to 10)</text:p>
          </table:table-cell>
        </table:table-row>
      </table:table>
      <text:p text:style-name="Text_20_body"/>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var: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r: limit</text:p>
          </table:table-cell>
          <table:table-cell table:style-name="Table381.B2" office:value-type="string">
            <text:p text:style-name="P2">(Creates a variable named limit set to 10)</text:p>
          </table:table-cell>
        </table:table-row>
      </table:table>
      <text:p text:style-name="Text_20_body"/>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val@: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l@: @limit</text:p>
          </table:table-cell>
          <table:table-cell table:style-name="Table382.B2" office:value-type="string">
            <text:p text:style-name="P2">(Creates an instance value named @limit set to 10)</text:p>
          </table:table-cell>
        </table:table-row>
      </table:table>
      <text:p text:style-name="Text_20_body"/>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4" text:outline-level="4">[value] var@: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3.1">
          <table:table-cell table:style-name="Table383.A2" office:value-type="string">
            <text:p text:style-name="P17">Code</text:p>
          </table:table-cell>
          <table:table-cell table:style-name="Table383.B2" office:value-type="string">
            <text:p text:style-name="P17">Result</text:p>
          </table:table-cell>
        </table:table-row>
        <table:table-row table:style-name="Table383.1">
          <table:table-cell table:style-name="Table383.A2" office:value-type="string">
            <text:p text:style-name="Snippet">10 var@: @limit</text:p>
          </table:table-cell>
          <table:table-cell table:style-name="Table383.B2" office:value-type="string">
            <text:p text:style-name="P2">(Creates an instance variable named @limit initially set to 10)</text:p>
          </table:table-cell>
        </table:table-row>
      </table:table>
      <text:p text:style-name="Text_20_body"/>
      <table:table table:name="Table384" table:style-name="Table384">
        <table:table-column table:style-name="Table384.A"/>
        <text:soft-page-break/>
        <table:table-row table:style-name="Table384.1">
          <table:table-cell table:style-name="Table384.A1" office:value-type="string">
            <text:h text:style-name="Heading_20_4" text:outline-level="4">[] super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ext:p text:style-name="Text_20_body"/>
      <table:table table:name="Table385" table:style-name="Table385">
        <table:table-column table:style-name="Table385.A"/>
        <table:table-row table:style-name="Table385.1">
          <table:table-cell table:style-name="Table385.A1" office:value-type="string">
            <text:h text:style-name="Heading_20_4" text:outline-level="4">[] … ;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70130048"/>.append{<text:alphabetical-index-mark-end text:id="IMark170130048"/>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70130048"/>.create{<text:alphabetical-index-mark-end text:id="IMark170130048"/>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70130048"/>.each{<text:alphabetical-index-mark-end text:id="IMark170130048"/>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able:table table:name="Table296" table:style-name="Table296">
        <table:table-column table:style-name="Table296.A"/>
        <text:soft-page-break/>
        <table:table-row table:style-name="Table296.1">
          <table:table-cell table:style-name="Table296.A1" office:value-type="string">
            <text:h text:style-name="Heading_20_3" text:outline-level="3">[an_array] <text:alphabetical-index-mark-start text:id="IMark170130048"/>.map{<text:alphabetical-index-mark-end text:id="IMark170130048"/>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70130048"/>.new{<text:alphabetical-index-mark-end text:id="IMark170130048"/>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170130048"/>.open{<text:alphabetical-index-mark-end text:id="IMark170130048"/>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70130048"/>.select{<text:alphabetical-index-mark-end text:id="IMark170130048"/>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70130048"/>.vm_name<text:alphabetical-index-mark-end text:id="IMark17013004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170130048"/>.with{<text:alphabetical-index-mark-end text:id="IMark170130048"/> … } [unspecified]</text:h>
            <text:p text:style-name="Text_20_body">Routing: VM</text:p>
            <text:p text:style-name="P1">This method is used to override the default value of “self” in a block of code.</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p text:style-name="P2">[before] : … ; [after]</text:p>
            <text:p text:style-name="Text_20_body">Routing:</text:p>
            <text:p text:style-name="P1">description</text:p>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table:table-cell>
          <table:table-cell table:style-name="Table302.B2" office:value-type="string">
            <text:p text:style-name="P2"/>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p text:style-name="P2">[before] ?dup [after]</text:p>
            <text:p text:style-name="Text_20_body">Routing:</text:p>
            <text:p text:style-name="P1">description</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
          </table:table-cell>
          <table:table-cell table:style-name="Table303.B2" office:value-type="string">
            <text:p text:style-name="P2"/>
          </table:table-cell>
        </table:table-row>
      </table:table>
      <text:p text:style-name="Text_20_body"/>
      <table:table table:name="Table304" table:style-name="Table304">
        <table:table-column table:style-name="Table304.A"/>
        <table:table-column table:style-name="Table304.B"/>
        <table:table-row table:style-name="Table304.1">
          <table:table-cell table:style-name="Table304.A1" table:number-columns-spanned="2" office:value-type="string">
            <text:p text:style-name="P2">[] [ … ] [an_array]</text:p>
            <text:p text:style-name="Text_20_body">Routing:</text:p>
            <text:p text:style-name="P1">description</text:p>
          </table:table-cell>
          <table:covered-table-cell/>
        </table:table-row>
        <table:table-row table:style-name="Table304.1">
          <table:table-cell table:style-name="Table304.A2" office:value-type="string">
            <text:p text:style-name="P17">Code</text:p>
          </table:table-cell>
          <table:table-cell table:style-name="Table304.B2" office:value-type="string">
            <text:p text:style-name="P17">Result</text:p>
          </table:table-cell>
        </table:table-row>
        <table:table-row table:style-name="Table304.1">
          <table:table-cell table:style-name="Table304.A2" office:value-type="string">
            <text:p text:style-name="Snippet"/>
          </table:table-cell>
          <table:table-cell table:style-name="Table304.B2" office:value-type="string">
            <text:p text:style-name="P2"/>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p text:style-name="P2">[before] accept [after]</text:p>
            <text:p text:style-name="Text_20_body">Routing:</text:p>
            <text:p text:style-name="P1">description</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
          </table:table-cell>
          <table:table-cell table:style-name="Table305.B2" office:value-type="string">
            <text:p text:style-name="P2"/>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p text:style-name="P2">[before] accept" … " [after]</text:p>
            <text:p text:style-name="Text_20_body">Routing:</text:p>
            <text:p text:style-name="P1">description</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
          </table:table-cell>
          <table:table-cell table:style-name="Table306.B2" office:value-type="string">
            <text:p text:style-name="P2"/>
          </table:table-cell>
        </table:table-row>
      </table:table>
      <text:p text:style-name="Text_20_body"/>
      <table:table table:name="Table307" table:style-name="Table307">
        <table:table-column table:style-name="Table307.A"/>
        <table:table-column table:style-name="Table307.B"/>
        <table:table-row table:style-name="Table307.1">
          <table:table-cell table:style-name="Table307.A1" table:number-columns-spanned="2" office:value-type="string">
            <text:p text:style-name="P2">[before] begin … until/again/repeat [after]</text:p>
            <text:p text:style-name="Text_20_body">Routing:</text:p>
            <text:p text:style-name="P1">description</text:p>
          </table:table-cell>
          <table:covered-table-cell/>
        </table:table-row>
        <table:table-row table:style-name="Table307.1">
          <table:table-cell table:style-name="Table307.A2" office:value-type="string">
            <text:p text:style-name="P17">Code</text:p>
          </table:table-cell>
          <table:table-cell table:style-name="Table307.B2" office:value-type="string">
            <text:p text:style-name="P17">Result</text:p>
          </table:table-cell>
        </table:table-row>
        <table:table-row table:style-name="Table307.1">
          <table:table-cell table:style-name="Table307.A2" office:value-type="string">
            <text:p text:style-name="Snippet"/>
          </table:table-cell>
          <table:table-cell table:style-name="Table307.B2" office:value-type="string">
            <text:p text:style-name="P2"/>
          </table:table-cell>
        </table:table-row>
      </table:table>
      <text:p text:style-name="Text_20_body"/>
      <table:table table:name="Table308" table:style-name="Table308">
        <table:table-column table:style-name="Table308.A"/>
        <table:table-column table:style-name="Table308.B"/>
        <table:table-row table:style-name="Table308.1">
          <table:table-cell table:style-name="Table308.A1" table:number-columns-spanned="2" office:value-type="string">
            <text:p text:style-name="P2">[before] class: [after]</text:p>
            <text:p text:style-name="Text_20_body">Routing:</text:p>
            <text:p text:style-name="P1">description</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
          </table:table-cell>
          <table:table-cell table:style-name="Table308.B2" office:value-type="string">
            <text:p text:style-name="P2"/>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p text:style-name="P2">[before] clone [after]</text:p>
            <text:p text:style-name="Text_20_body">Routing:</text:p>
            <text:p text:style-name="P1">description</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Snippet"/>
          </table:table-cell>
          <table:table-cell table:style-name="Table309.B2" office:value-type="string">
            <text:p text:style-name="P2"/>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p text:style-name="P2">[before] complex [after]</text:p>
            <text:p text:style-name="Text_20_body">Routing:</text:p>
            <text:p text:style-name="P1">description</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1">
          <table:table-cell table:style-name="Table310.A2" office:value-type="string">
            <text:p text:style-name="Snippet"/>
          </table:table-cell>
          <table:table-cell table:style-name="Table310.B2" office:value-type="string">
            <text:p text:style-name="P2"/>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p text:style-name="P2">[before] copy [after]</text:p>
            <text:p text:style-name="Text_20_body">Routing:</text:p>
            <text:p text:style-name="P1">description</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Snippet"/>
          </table:table-cell>
          <table:table-cell table:style-name="Table311.B2" office:value-type="string">
            <text:p text:style-name="P2"/>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p text:style-name="P2">[before] cr [after]</text:p>
            <text:p text:style-name="Text_20_body">Routing:</text:p>
            <text:p text:style-name="P1">description</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
          </table:table-cell>
          <table:table-cell table:style-name="Table312.B2" office:value-type="string">
            <text:p text:style-name="P2"/>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p text:style-name="P2">[before] do … loop [after]</text:p>
            <text:p text:style-name="Text_20_body">Routing:</text:p>
            <text:p text:style-name="P1">descrip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
          </table:table-cell>
          <table:table-cell table:style-name="Table313.B2" office:value-type="string">
            <text:p text:style-name="P2"/>
          </table:table-cell>
        </table:table-row>
      </table:table>
      <text:p text:style-name="Text_20_body"/>
      <table:table table:name="Table314" table:style-name="Table314">
        <table:table-column table:style-name="Table314.A"/>
        <table:table-column table:style-name="Table314.B"/>
        <table:table-row table:style-name="Table314.1">
          <table:table-cell table:style-name="Table314.A1" table:number-columns-spanned="2" office:value-type="string">
            <text:p text:style-name="P2">[before] dpr [after]</text:p>
            <text:p text:style-name="Text_20_body">Routing:</text:p>
            <text:p text:style-name="P1">description</text:p>
          </table:table-cell>
          <table:covered-table-cell/>
        </table:table-row>
        <table:table-row table:style-name="Table314.1">
          <table:table-cell table:style-name="Table314.A2" office:value-type="string">
            <text:p text:style-name="P17">Code</text:p>
          </table:table-cell>
          <table:table-cell table:style-name="Table314.B2" office:value-type="string">
            <text:p text:style-name="P17">Result</text:p>
          </table:table-cell>
        </table:table-row>
        <table:table-row table:style-name="Table314.1">
          <table:table-cell table:style-name="Table314.A2" office:value-type="string">
            <text:p text:style-name="Snippet"/>
          </table:table-cell>
          <table:table-cell table:style-name="Table314.B2" office:value-type="string">
            <text:p text:style-name="P2"/>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p text:style-name="P2">[before] drop [after]</text:p>
            <text:p text:style-name="Text_20_body">Routing:</text:p>
            <text:p text:style-name="P1">description</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
          </table:table-cell>
          <table:table-cell table:style-name="Table315.B2" office:value-type="string">
            <text:p text:style-name="P2"/>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p text:style-name="P2">[before] dup [after]</text:p>
            <text:p text:style-name="Text_20_body">Routing:</text:p>
            <text:p text:style-name="P1">description</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
          </table:table-cell>
          <table:table-cell table:style-name="Table316.B2" office:value-type="string">
            <text:p text:style-name="P2"/>
          </table:table-cell>
        </table:table-row>
      </table:table>
      <text:p text:style-name="Text_20_body"/>
      <table:table table:name="Table317" table:style-name="Table317">
        <table:table-column table:style-name="Table317.A"/>
        <table:table-column table:style-name="Table317.B"/>
        <table:table-row table:style-name="Table317.1">
          <table:table-cell table:style-name="Table317.A1" table:number-columns-spanned="2" office:value-type="string">
            <text:p text:style-name="P2">[before] e [after]</text:p>
            <text:p text:style-name="Text_20_body">Routing:</text:p>
            <text:p text:style-name="P1">description</text:p>
          </table:table-cell>
          <table:covered-table-cell/>
        </table:table-row>
        <table:table-row table:style-name="Table317.1">
          <table:table-cell table:style-name="Table317.A2" office:value-type="string">
            <text:p text:style-name="P17">Code</text:p>
          </table:table-cell>
          <table:table-cell table:style-name="Table317.B2" office:value-type="string">
            <text:p text:style-name="P17">Result</text:p>
          </table:table-cell>
        </table:table-row>
        <table:table-row table:style-name="Table317.1">
          <table:table-cell table:style-name="Table317.A2" office:value-type="string">
            <text:p text:style-name="Snippet"/>
          </table:table-cell>
          <table:table-cell table:style-name="Table317.B2" office:value-type="string">
            <text:p text:style-name="P2"/>
          </table:table-cell>
        </table:table-row>
      </table:table>
      <text:p text:style-name="Text_20_body"/>
      <table:table table:name="Table318" table:style-name="Table318">
        <table:table-column table:style-name="Table318.A"/>
        <table:table-column table:style-name="Table318.B"/>
        <table:table-row table:style-name="Table318.1">
          <table:table-cell table:style-name="Table318.A1" table:number-columns-spanned="2" office:value-type="string">
            <text:p text:style-name="P2">[before] epsilon [after]</text:p>
            <text:p text:style-name="Text_20_body">Routing:</text:p>
            <text:p text:style-name="P1">description</text:p>
          </table:table-cell>
          <table:covered-table-cell/>
        </table:table-row>
        <table:table-row table:style-name="Table318.1">
          <table:table-cell table:style-name="Table318.A2" office:value-type="string">
            <text:p text:style-name="P17">Code</text:p>
          </table:table-cell>
          <table:table-cell table:style-name="Table318.B2" office:value-type="string">
            <text:p text:style-name="P17">Result</text:p>
          </table:table-cell>
        </table:table-row>
        <table:table-row table:style-name="Table318.1">
          <table:table-cell table:style-name="Table318.A2" office:value-type="string">
            <text:p text:style-name="Snippet"/>
          </table:table-cell>
          <table:table-cell table:style-name="Table318.B2" office:value-type="string">
            <text:p text:style-name="P2"/>
          </table:table-cell>
        </table:table-row>
      </table:table>
      <text:p text:style-name="Text_20_body"/>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P2">[before] f" … " [after]</text:p>
            <text:p text:style-name="Text_20_body">Routing:</text:p>
            <text:p text:style-name="P1">description ???</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
          </table:table-cell>
          <table:table-cell table:style-name="Table319.B2" office:value-type="string">
            <text:p text:style-name="P2"/>
          </table:table-cell>
        </table:table-row>
      </table:table>
      <text:p text:style-name="Text_20_body"/>
      <table:table table:name="Table320" table:style-name="Table320">
        <table:table-column table:style-name="Table320.A"/>
        <table:table-column table:style-name="Table320.B"/>
        <table:table-row table:style-name="Table320.1">
          <table:table-cell table:style-name="Table320.A1" table:number-columns-spanned="2" office:value-type="string">
            <text:p text:style-name="P2">[before] false [after]</text:p>
            <text:p text:style-name="Text_20_body">Routing:</text:p>
            <text:p text:style-name="P1">description</text:p>
          </table:table-cell>
          <table:covered-table-cell/>
        </table:table-row>
        <table:table-row table:style-name="Table320.1">
          <table:table-cell table:style-name="Table320.A2" office:value-type="string">
            <text:p text:style-name="P17">Code</text:p>
          </table:table-cell>
          <table:table-cell table:style-name="Table320.B2" office:value-type="string">
            <text:p text:style-name="P17">Result</text:p>
          </table:table-cell>
        </table:table-row>
        <table:table-row table:style-name="Table320.1">
          <table:table-cell table:style-name="Table320.A2" office:value-type="string">
            <text:p text:style-name="Snippet"/>
          </table:table-cell>
          <table:table-cell table:style-name="Table320.B2" office:value-type="string">
            <text:p text:style-name="P2"/>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p text:style-name="P2">[before] if … then [after]</text:p>
            <text:p text:style-name="Text_20_body">Routing:</text:p>
            <text:p text:style-name="P1">description</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
          </table:table-cell>
          <table:table-cell table:style-name="Table321.B2" office:value-type="string">
            <text:p text:style-name="P2"/>
          </table:table-cell>
        </table:table-row>
      </table:table>
      <text:p text:style-name="Text_20_body"/>
      <table:table table:name="Table322" table:style-name="Table322">
        <table:table-column table:style-name="Table322.A"/>
        <table:table-column table:style-name="Table322.B"/>
        <table:table-row table:style-name="Table322.1">
          <table:table-cell table:style-name="Table322.A1" table:number-columns-spanned="2" office:value-type="string">
            <text:p text:style-name="P2">[before] infinity [after]</text:p>
            <text:p text:style-name="Text_20_body">Routing:</text:p>
            <text:p text:style-name="P1">description</text:p>
          </table:table-cell>
          <table:covered-table-cell/>
        </table:table-row>
        <table:table-row table:style-name="Table322.1">
          <table:table-cell table:style-name="Table322.A2" office:value-type="string">
            <text:p text:style-name="P17">Code</text:p>
          </table:table-cell>
          <table:table-cell table:style-name="Table322.B2" office:value-type="string">
            <text:p text:style-name="P17">Result</text:p>
          </table:table-cell>
        </table:table-row>
        <table:table-row table:style-name="Table322.1">
          <table:table-cell table:style-name="Table322.A2" office:value-type="string">
            <text:p text:style-name="Snippet"/>
          </table:table-cell>
          <table:table-cell table:style-name="Table322.B2" office:value-type="string">
            <text:p text:style-name="P2"/>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p text:style-name="P2">[before] load" … " [after]</text:p>
            <text:p text:style-name="Text_20_body">Routing:</text:p>
            <text:p text:style-name="P1">description</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
          </table:table-cell>
          <table:table-cell table:style-name="Table323.B2" office:value-type="string">
            <text:p text:style-name="P2"/>
          </table:table-cell>
        </table:table-row>
      </table:table>
      <text:p text:style-name="Text_20_body"/>
      <table:table table:name="Table324" table:style-name="Table324">
        <table:table-column table:style-name="Table324.A"/>
        <table:table-column table:style-name="Table324.B"/>
        <table:table-row table:style-name="Table324.1">
          <table:table-cell table:style-name="Table324.A1" table:number-columns-spanned="2" office:value-type="string">
            <text:p text:style-name="P2">[before] max_float [after]</text:p>
            <text:p text:style-name="Text_20_body">Routing:</text:p>
            <text:p text:style-name="P1">description</text:p>
          </table:table-cell>
          <table:covered-table-cell/>
        </table:table-row>
        <table:table-row table:style-name="Table324.1">
          <table:table-cell table:style-name="Table324.A2" office:value-type="string">
            <text:p text:style-name="P17">Code</text:p>
          </table:table-cell>
          <table:table-cell table:style-name="Table324.B2" office:value-type="string">
            <text:p text:style-name="P17">Result</text:p>
          </table:table-cell>
        </table:table-row>
        <table:table-row table:style-name="Table324.1">
          <table:table-cell table:style-name="Table324.A2" office:value-type="string">
            <text:p text:style-name="Snippet"/>
          </table:table-cell>
          <table:table-cell table:style-name="Table324.B2" office:value-type="string">
            <text:p text:style-name="P2"/>
          </table:table-cell>
        </table:table-row>
      </table:table>
      <text:p text:style-name="Text_20_body"/>
      <table:table table:name="Table325" table:style-name="Table325">
        <table:table-column table:style-name="Table325.A"/>
        <table:table-column table:style-name="Table325.B"/>
        <table:table-row table:style-name="Table325.1">
          <table:table-cell table:style-name="Table325.A1" table:number-columns-spanned="2" office:value-type="string">
            <text:p text:style-name="P2">[before] min_float [after]</text:p>
            <text:p text:style-name="Text_20_body">Routing:</text:p>
            <text:p text:style-name="P1">description</text:p>
          </table:table-cell>
          <table:covered-table-cell/>
        </table:table-row>
        <table:table-row table:style-name="Table325.1">
          <table:table-cell table:style-name="Table325.A2" office:value-type="string">
            <text:p text:style-name="P17">Code</text:p>
          </table:table-cell>
          <table:table-cell table:style-name="Table325.B2" office:value-type="string">
            <text:p text:style-name="P17">Result</text:p>
          </table:table-cell>
        </table:table-row>
        <table:table-row table:style-name="Table325.1">
          <table:table-cell table:style-name="Table325.A2" office:value-type="string">
            <text:p text:style-name="Snippet"/>
          </table:table-cell>
          <table:table-cell table:style-name="Table325.B2" office:value-type="string">
            <text:p text:style-name="P2"/>
          </table:table-cell>
        </table:table-row>
      </table:table>
      <text:p text:style-name="Text_20_body"/>
      <table:table table:name="Table326" table:style-name="Table326">
        <table:table-column table:style-name="Table326.A"/>
        <table:table-column table:style-name="Table326.B"/>
        <text:soft-page-break/>
        <table:table-row table:style-name="Table326.1">
          <table:table-cell table:style-name="Table326.A1" table:number-columns-spanned="2" office:value-type="string">
            <text:p text:style-name="P2">[before] nan [after]</text:p>
            <text:p text:style-name="Text_20_body">Routing:</text:p>
            <text:p text:style-name="P1">description</text:p>
          </table:table-cell>
          <table:covered-table-cell/>
        </table:table-row>
        <table:table-row table:style-name="Table326.1">
          <table:table-cell table:style-name="Table326.A2" office:value-type="string">
            <text:p text:style-name="P17">Code</text:p>
          </table:table-cell>
          <table:table-cell table:style-name="Table326.B2" office:value-type="string">
            <text:p text:style-name="P17">Result</text:p>
          </table:table-cell>
        </table:table-row>
        <table:table-row table:style-name="Table326.1">
          <table:table-cell table:style-name="Table326.A2" office:value-type="string">
            <text:p text:style-name="Snippet"/>
          </table:table-cell>
          <table:table-cell table:style-name="Table326.B2" office:value-type="string">
            <text:p text:style-name="P2"/>
          </table:table-cell>
        </table:table-row>
      </table:table>
      <text:p text:style-name="Text_20_body"/>
      <table:table table:name="Table327" table:style-name="Table327">
        <table:table-column table:style-name="Table327.A"/>
        <table:table-column table:style-name="Table327.B"/>
        <table:table-row table:style-name="Table327.1">
          <table:table-cell table:style-name="Table327.A1" table:number-columns-spanned="2" office:value-type="string">
            <text:p text:style-name="P2">[before] nil [after]</text:p>
            <text:p text:style-name="Text_20_body">Routing:</text:p>
            <text:p text:style-name="P1">description</text:p>
          </table:table-cell>
          <table:covered-table-cell/>
        </table:table-row>
        <table:table-row table:style-name="Table327.1">
          <table:table-cell table:style-name="Table327.A2" office:value-type="string">
            <text:p text:style-name="P17">Code</text:p>
          </table:table-cell>
          <table:table-cell table:style-name="Table327.B2" office:value-type="string">
            <text:p text:style-name="P17">Result</text:p>
          </table:table-cell>
        </table:table-row>
        <table:table-row table:style-name="Table327.1">
          <table:table-cell table:style-name="Table327.A2" office:value-type="string">
            <text:p text:style-name="Snippet"/>
          </table:table-cell>
          <table:table-cell table:style-name="Table327.B2" office:value-type="string">
            <text:p text:style-name="P2"/>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p text:style-name="P2">[before] nip [after]</text:p>
            <text:p text:style-name="Text_20_body">Routing:</text:p>
            <text:p text:style-name="P1">description</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
          </table:table-cell>
          <table:table-cell table:style-name="Table328.B2" office:value-type="string">
            <text:p text:style-name="P2"/>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p text:style-name="P2">[before] over [after]</text:p>
            <text:p text:style-name="Text_20_body">Routing:</text:p>
            <text:p text:style-name="P1">description</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
          </table:table-cell>
          <table:table-cell table:style-name="Table329.B2" office:value-type="string">
            <text:p text:style-name="P2"/>
          </table:table-cell>
        </table:table-row>
      </table:table>
      <text:p text:style-name="Text_20_body"/>
      <table:table table:name="Table330" table:style-name="Table330">
        <table:table-column table:style-name="Table330.A"/>
        <table:table-column table:style-name="Table330.B"/>
        <table:table-row table:style-name="Table330.1">
          <table:table-cell table:style-name="Table330.A1" table:number-columns-spanned="2" office:value-type="string">
            <text:p text:style-name="P2">[before] pause [after]</text:p>
            <text:p text:style-name="Text_20_body">Routing:</text:p>
            <text:p text:style-name="P1">description</text:p>
          </table:table-cell>
          <table:covered-table-cell/>
        </table:table-row>
        <table:table-row table:style-name="Table330.1">
          <table:table-cell table:style-name="Table330.A2" office:value-type="string">
            <text:p text:style-name="P17">Code</text:p>
          </table:table-cell>
          <table:table-cell table:style-name="Table330.B2" office:value-type="string">
            <text:p text:style-name="P17">Result</text:p>
          </table:table-cell>
        </table:table-row>
        <table:table-row table:style-name="Table330.1">
          <table:table-cell table:style-name="Table330.A2" office:value-type="string">
            <text:p text:style-name="Snippet"/>
          </table:table-cell>
          <table:table-cell table:style-name="Table330.B2" office:value-type="string">
            <text:p text:style-name="P2"/>
          </table:table-cell>
        </table:table-row>
      </table:table>
      <text:p text:style-name="Text_20_body"/>
      <table:table table:name="Table331" table:style-name="Table331">
        <table:table-column table:style-name="Table331.A"/>
        <table:table-column table:style-name="Table331.B"/>
        <text:soft-page-break/>
        <table:table-row table:style-name="Table331.1">
          <table:table-cell table:style-name="Table331.A1" table:number-columns-spanned="2" office:value-type="string">
            <text:p text:style-name="P2">[before] pi [after]</text:p>
            <text:p text:style-name="Text_20_body">Routing:</text:p>
            <text:p text:style-name="P1">description</text:p>
          </table:table-cell>
          <table:covered-table-cell/>
        </table:table-row>
        <table:table-row table:style-name="Table331.1">
          <table:table-cell table:style-name="Table331.A2" office:value-type="string">
            <text:p text:style-name="P17">Code</text:p>
          </table:table-cell>
          <table:table-cell table:style-name="Table331.B2" office:value-type="string">
            <text:p text:style-name="P17">Result</text:p>
          </table:table-cell>
        </table:table-row>
        <table:table-row table:style-name="Table331.1">
          <table:table-cell table:style-name="Table331.A2" office:value-type="string">
            <text:p text:style-name="Snippet"/>
          </table:table-cell>
          <table:table-cell table:style-name="Table331.B2" office:value-type="string">
            <text:p text:style-name="P2"/>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p text:style-name="P2">[before] pick [after]</text:p>
            <text:p text:style-name="Text_20_body">Routing:</text:p>
            <text:p text:style-name="P1">description</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
          </table:table-cell>
          <table:table-cell table:style-name="Table332.B2" office:value-type="string">
            <text:p text:style-name="P2"/>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p text:style-name="P2">[before] rational [after]</text:p>
            <text:p text:style-name="Text_20_body">Routing:</text:p>
            <text:p text:style-name="P1">description</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
          </table:table-cell>
          <table:table-cell table:style-name="Table333.B2" office:value-type="string">
            <text:p text:style-name="P2"/>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p text:style-name="P2">[before] rot [after]</text:p>
            <text:p text:style-name="Text_20_body">Routing:</text:p>
            <text:p text:style-name="P1">description</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
          </table:table-cell>
          <table:table-cell table:style-name="Table334.B2" office:value-type="string">
            <text:p text:style-name="P2"/>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p text:style-name="P2">[before] self [after]</text:p>
            <text:p text:style-name="Text_20_body">Routing:</text:p>
            <text:p text:style-name="P1">description</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
          </table:table-cell>
          <table:table-cell table:style-name="Table335.B2" office:value-type="string">
            <text:p text:style-name="P2"/>
          </table:table-cell>
        </table:table-row>
      </table:table>
      <text:p text:style-name="Text_20_body"/>
      <table:table table:name="Table336" table:style-name="Table336">
        <table:table-column table:style-name="Table336.A"/>
        <table:table-column table:style-name="Table336.B"/>
        <text:soft-page-break/>
        <table:table-row table:style-name="Table336.1">
          <table:table-cell table:style-name="Table336.A1" table:number-columns-spanned="2" office:value-type="string">
            <text:p text:style-name="P2">[before] space [after]</text:p>
            <text:p text:style-name="Text_20_body">Routing:</text:p>
            <text:p text:style-name="P1">description</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
          </table:table-cell>
          <table:table-cell table:style-name="Table336.B2" office:value-type="string">
            <text:p text:style-name="P2"/>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p text:style-name="P2">[before] spaces [after]</text:p>
            <text:p text:style-name="Text_20_body">Routing:</text:p>
            <text:p text:style-name="P1">description</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
          </table:table-cell>
          <table:table-cell table:style-name="Table337.B2" office:value-type="string">
            <text:p text:style-name="P2"/>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p text:style-name="P2">[before] swap [after]</text:p>
            <text:p text:style-name="Text_20_body">Routing:</text:p>
            <text:p text:style-name="P1">description</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
          </table:table-cell>
          <table:table-cell table:style-name="Table338.B2" office:value-type="string">
            <text:p text:style-name="P2"/>
          </table:table-cell>
        </table:table-row>
      </table:table>
      <text:p text:style-name="Text_20_body"/>
      <table:table table:name="Table339" table:style-name="Table339">
        <table:table-column table:style-name="Table339.A"/>
        <table:table-column table:style-name="Table339.B"/>
        <table:table-row table:style-name="Table339.1">
          <table:table-cell table:style-name="Table339.A1" table:number-columns-spanned="2" office:value-type="string">
            <text:p text:style-name="P2">[before] thread: [after]</text:p>
            <text:p text:style-name="Text_20_body">Routing:</text:p>
            <text:p text:style-name="P1">description</text:p>
          </table:table-cell>
          <table:covered-table-cell/>
        </table:table-row>
        <table:table-row table:style-name="Table339.1">
          <table:table-cell table:style-name="Table339.A2" office:value-type="string">
            <text:p text:style-name="P17">Code</text:p>
          </table:table-cell>
          <table:table-cell table:style-name="Table339.B2" office:value-type="string">
            <text:p text:style-name="P17">Result</text:p>
          </table:table-cell>
        </table:table-row>
        <table:table-row table:style-name="Table339.1">
          <table:table-cell table:style-name="Table339.A2" office:value-type="string">
            <text:p text:style-name="Snippet"/>
          </table:table-cell>
          <table:table-cell table:style-name="Table339.B2" office:value-type="string">
            <text:p text:style-name="P2"/>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p text:style-name="P2">[before] true [after]</text:p>
            <text:p text:style-name="Text_20_body">Routing:</text:p>
            <text:p text:style-name="P1">descrip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
          </table:table-cell>
          <table:table-cell table:style-name="Table340.B2" office:value-type="string">
            <text:p text:style-name="P2"/>
          </table:table-cell>
        </table:table-row>
      </table:table>
      <text:p text:style-name="Text_20_body"/>
      <text:p text:style-name="Text_20_body"/>
      <table:table table:name="Table392" table:style-name="Table392">
        <table:table-column table:style-name="Table392.A"/>
        <table:table-column table:style-name="Table392.B"/>
        <text:soft-page-break/>
        <table:table-row table:style-name="Table392.1">
          <table:table-cell table:style-name="Table392.A1" table:number-columns-spanned="2" office:value-type="string">
            <text:p text:style-name="P2">[before] try … end [after]</text:p>
            <text:p text:style-name="Text_20_body">Routing: VM</text:p>
            <text:p text:style-name="P1">description</text:p>
          </table:table-cell>
          <table:covered-table-cell/>
        </table:table-row>
        <table:table-row table:style-name="Table392.1">
          <table:table-cell table:style-name="Table392.A2" office:value-type="string">
            <text:p text:style-name="P17">Code</text:p>
          </table:table-cell>
          <table:table-cell table:style-name="Table392.B2" office:value-type="string">
            <text:p text:style-name="P17">Result</text:p>
          </table:table-cell>
        </table:table-row>
        <table:table-row table:style-name="Table392.1">
          <table:table-cell table:style-name="Table392.A2" office:value-type="string">
            <text:p text:style-name="Snippet"/>
          </table:table-cell>
          <table:table-cell table:style-name="Table392.B2" office:value-type="string">
            <text:p text:style-name="P2"/>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p text:style-name="P2">[before] tuck [after]</text:p>
            <text:p text:style-name="Text_20_body">Routing:</text:p>
            <text:p text:style-name="P1">description</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
          </table:table-cell>
          <table:table-cell table:style-name="Table341.B2" office:value-type="string">
            <text:p text:style-name="P2"/>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p text:style-name="P2">[before] val#: [after]</text:p>
            <text:p text:style-name="Text_20_body">Routing:</text:p>
            <text:p text:style-name="P1">description</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
          </table:table-cell>
          <table:table-cell table:style-name="Table393.B2" office:value-type="string">
            <text:p text:style-name="P2"/>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p text:style-name="P2">[before] val$: [after]</text:p>
            <text:p text:style-name="Text_20_body">Routing:</text:p>
            <text:p text:style-name="P1">description</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
          </table:table-cell>
          <table:table-cell table:style-name="Table394.B2" office:value-type="string">
            <text:p text:style-name="P2"/>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p text:style-name="P2">[before] val#: [after]</text:p>
            <text:p text:style-name="Text_20_body">Routing:</text:p>
            <text:p text:style-name="P1">description</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
          </table:table-cell>
          <table:table-cell table:style-name="Table395.B2" office:value-type="string">
            <text:p text:style-name="P2"/>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p text:style-name="P2">[before] var$: [after]</text:p>
            <text:p text:style-name="Text_20_body">Routing:</text:p>
            <text:p text:style-name="P1">description</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
          </table:table-cell>
          <table:table-cell table:style-name="Table396.B2" office:value-type="string">
            <text:p text:style-name="P2"/>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p text:style-name="P2">[] vm [a_virtual_machine]</text:p>
            <text:p text:style-name="Text_20_body">Routing: VM</text:p>
            <text:p text:style-name="P1">description</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
          </table:table-cell>
          <table:table-cell table:style-name="Table342.B2" office:value-type="string">
            <text:p text:style-name="P2"/>
          </table:table-cell>
        </table:table-row>
      </table:table>
      <text:p text:style-name="Text_20_body"/>
      <table:table table:name="Table343" table:style-name="Table343">
        <table:table-column table:style-name="Table343.A"/>
        <table:table-column table:style-name="Table343.B"/>
        <table:table-row table:style-name="Table343.1">
          <table:table-cell table:style-name="Table343.A1" table:number-columns-spanned="2" office:value-type="string">
            <text:p text:style-name="P2">[] { … } [a_hash]</text:p>
            <text:p text:style-name="Text_20_body">Routing: VM</text:p>
            <text:p text:style-name="P1">description</text:p>
          </table:table-cell>
          <table:covered-table-cell/>
        </table:table-row>
        <table:table-row table:style-name="Table343.1">
          <table:table-cell table:style-name="Table343.A2" office:value-type="string">
            <text:p text:style-name="P17">Code</text:p>
          </table:table-cell>
          <table:table-cell table:style-name="Table343.B2" office:value-type="string">
            <text:p text:style-name="P17">Result</text:p>
          </table:table-cell>
        </table:table-row>
        <table:table-row table:style-name="Table343.1">
          <table:table-cell table:style-name="Table343.A2" office:value-type="string">
            <text:p text:style-name="Snippet"/>
          </table:table-cell>
          <table:table-cell table:style-name="Table343.B2" office:value-type="string">
            <text:p text:style-name="P2"/>
          </table:table-cell>
        </table:table-row>
      </table:table>
      <text:p text:style-name="Text_20_body"/>
      <table:table table:name="Table344" table:style-name="Table344">
        <table:table-column table:style-name="Table344.A"/>
        <table:table-column table:style-name="Table344.B"/>
        <table:table-row table:style-name="Table344.1">
          <table:table-cell table:style-name="Table344.A1" table:number-columns-spanned="2" office:value-type="string">
            <text:p text:style-name="P2">[] {{ … }} [a_procedure]</text:p>
            <text:p text:style-name="Text_20_body">Routing: VM</text:p>
            <text:p text:style-name="P1">description</text:p>
          </table:table-cell>
          <table:covered-table-cell/>
        </table:table-row>
        <table:table-row table:style-name="Table344.1">
          <table:table-cell table:style-name="Table344.A2" office:value-type="string">
            <text:p text:style-name="P17">Code</text:p>
          </table:table-cell>
          <table:table-cell table:style-name="Table344.B2" office:value-type="string">
            <text:p text:style-name="P17">Result</text:p>
          </table:table-cell>
        </table:table-row>
        <table:table-row table:style-name="Table344.1">
          <table:table-cell table:style-name="Table344.A2" office:value-type="string">
            <text:p text:style-name="Snippet"/>
          </table:table-cell>
          <table:table-cell table:style-name="Table344.B2" office:value-type="string">
            <text:p text:style-name="P2"/>
          </table:table-cell>
        </table:table-row>
      </table:table>
      <text:p text:style-name="Text_20_body"/>
      <text:h text:style-name="Heading_20_2" text:outline-level="2"><text:alphabetical-index-mark-start text:id="IMark170127840"/>Commands<text:alphabetical-index-mark-end text:id="IMark170127840"/></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ext:soft-page-break/>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ext:soft-page-break/>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ext:soft-page-break/>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ext:soft-page-break/>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able:table table:name="Table363" table:style-name="Table363">
        <table:table-column table:style-name="Table363.A"/>
        <table:table-column table:style-name="Table363.B"/>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ext:soft-page-break/>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70127840"/>)entries<text:alphabetical-index-mark-end text:id="IMark170127840"/>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false <text:s text:c="9"/>nil&lt;&gt; <text:s text:c="9"/>spaces <text:s text:c="8"/>{</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72">0</text:p>
          <text:p text:style-name="P71">0&lt;<text:tab/>113</text:p>
          <text:p text:style-name="P71">0&lt;=<text:tab/>113</text:p>
          <text:p text:style-name="P71">0&lt;=&gt;<text:tab/>114</text:p>
          <text:p text:style-name="P71">0&lt;&gt; <text:tab/>114</text:p>
          <text:p text:style-name="P71">0=<text:tab/>114</text:p>
          <text:p text:style-name="P71">0&gt;<text:tab/>115</text:p>
          <text:p text:style-name="P71">0&gt;=<text:tab/>115</text:p>
          <text:p text:style-name="P72">1</text:p>
          <text:p text:style-name="P71">1-<text:tab/>115</text:p>
          <text:p text:style-name="P71">1+<text:tab/>115</text:p>
          <text:p text:style-name="P72">2</text:p>
          <text:p text:style-name="P71">2-<text:tab/>116</text:p>
          <text:p text:style-name="P71">2*<text:tab/>91, 116</text:p>
          <text:p text:style-name="P71">2/<text:tab/>91, 117</text:p>
          <text:p text:style-name="P71">2+<text:tab/>116</text:p>
          <text:p text:style-name="P72">A</text:p>
          <text:p text:style-name="P71">again<text:tab/>25</text:p>
          <text:p text:style-name="P71">and<text:tab/>92</text:p>
          <text:p text:style-name="P71">Archive<text:tab/>12</text:p>
          <text:p text:style-name="P71">Array<text:tab/>63</text:p>
          <text:p text:style-name="P72">B</text:p>
          <text:p text:style-name="P71">begin<text:tab/>25</text:p>
          <text:p text:style-name="P71">Boolean<text:tab/>61</text:p>
          <text:p text:style-name="P71">bounce<text:tab/>36, 38</text:p>
          <text:p text:style-name="P72">C</text:p>
          <text:p text:style-name="P71">catch<text:tab/>35, 38</text:p>
          <text:p text:style-name="P71">Class<text:tab/>74</text:p>
          <text:p text:style-name="P71">Classes<text:tab/>47</text:p>
          <text:p text:style-name="P71">clone<text:tab/>30</text:p>
          <text:p text:style-name="P71">com<text:tab/>92</text:p>
          <text:p text:style-name="P71">Commands<text:tab/>75, 182</text:p>
          <text:p text:style-name="P71">Complex<text:tab/>77</text:p>
          <text:p text:style-name="P71">copy<text:tab/>30</text:p>
          <text:p text:style-name="P72">D</text:p>
          <text:p text:style-name="P71">Declarations<text:tab/>26</text:p>
          <text:p text:style-name="P71">Demo.rb<text:tab/>11</text:p>
          <text:p text:style-name="P71">distinct?<text:tab/>128</text:p>
          <text:p text:style-name="P71">do<text:tab/>23</text:p>
          <text:p text:style-name="P71">do_map_name<text:tab/>57</text:p>
          <text:p text:style-name="P71">dpr<text:tab/>96</text:p>
          <text:p text:style-name="P71">drop<text:tab/>19</text:p>
          <text:p text:style-name="P71">Duck Typing<text:tab/>26</text:p>
          <text:p text:style-name="P71">dup<text:tab/>19, 30</text:p>
          <text:p text:style-name="P72">E</text:p>
          <text:p text:style-name="P71">e<text:tab/>97</text:p>
          <text:p text:style-name="P71">else<text:tab/>21</text:p>
          <text:p text:style-name="P71">epsilon<text:tab/>97</text:p>
          <text:p text:style-name="P72">F</text:p>
          <text:p text:style-name="P71">FalseClass<text:tab/>61, 80</text:p>
          <text:p text:style-name="P71">finally<text:tab/>37, 38</text:p>
          <text:p text:style-name="P71">Float<text:tab/>82</text:p>
          <text:p text:style-name="P72">H</text:p>
          <text:p text:style-name="P71">Hash<text:tab/>83</text:p>
          <text:p text:style-name="P72">I</text:p>
          <text:p text:style-name="P71">i<text:tab/>23</text:p>
          <text:p text:style-name="P71">identical?<text:tab/>129</text:p>
          <text:p text:style-name="P71">if<text:tab/>21</text:p>
          <text:p text:style-name="P71">infinity<text:tab/>97</text:p>
          <text:p text:style-name="P71">Inheritance<text:tab/>48</text:p>
          <text:p text:style-name="P71">InStream<text:tab/>86</text:p>
          <text:p text:style-name="P71">Integer<text:tab/>89</text:p>
          <text:p text:style-name="P72">J</text:p>
          <text:p text:style-name="P71">j<text:tab/>23</text:p>
          <text:p text:style-name="P72">K</text:p>
          <text:p text:style-name="P71">Known Issues<text:tab/>11</text:p>
          <text:p text:style-name="P72">L</text:p>
          <text:p text:style-name="P71">Late Binding<text:tab/>48</text:p>
          <text:p text:style-name="P71">loop<text:tab/>23</text:p>
          <text:p text:style-name="P72">M</text:p>
          <text:p text:style-name="P71">max<text:tab/>129</text:p>
          <text:p text:style-name="P71">max_float<text:tab/>97</text:p>
          <text:p text:style-name="P71">Method Mapping<text:tab/>49</text:p>
          <text:p text:style-name="P71">Methods<text:tab/>48</text:p>
          <text:p text:style-name="P71">min<text:tab/>129</text:p>
          <text:p text:style-name="P71">min_float<text:tab/>98</text:p>
          <text:p text:style-name="P71">mod<text:tab/>119</text:p>
          <text:p text:style-name="P71">Mutation<text:tab/>28</text:p>
          <text:p text:style-name="P72">N</text:p>
          <text:p text:style-name="P71">nan<text:tab/>98</text:p>
          <text:p text:style-name="P71">neg<text:tab/>119</text:p>
          <text:p text:style-name="P71">nil&lt;&gt;<text:tab/>130</text:p>
          <text:p text:style-name="P71">nil=<text:tab/>130</text:p>
          <text:p text:style-name="P71">NilClass<text:tab/>61, 94</text:p>
          <text:p text:style-name="P71">nip<text:tab/>19</text:p>
          <text:p text:style-name="P71">not<text:tab/>130</text:p>
          <text:p text:style-name="P71">Numeric<text:tab/>62, 96</text:p>
          <text:p text:style-name="P72">O</text:p>
          <text:p text:style-name="P71">Object<text:tab/>61, 120</text:p>
          <text:p text:style-name="P71">or<text:tab/>93</text:p>
          <text:p text:style-name="P71">OutStream<text:tab/>132</text:p>
          <text:p text:style-name="P71">over<text:tab/>19</text:p>
          <text:p text:style-name="P72">P</text:p>
          <text:p text:style-name="P71">pi<text:tab/>98</text:p>
          <text:p text:style-name="P71">pick<text:tab/>19</text:p>
          <text:p text:style-name="P71">Polymorphism<text:tab/>48</text:p>
          <text:p text:style-name="P71">Procedure<text:tab/>137</text:p>
          <text:p text:style-name="P71">Prototypes<text:tab/>48</text:p>
          <text:p text:style-name="P72">Q</text:p>
          <text:p text:style-name="P71">Queue<text:tab/>139</text:p>
          <text:p text:style-name="P72">R</text:p>
          <text:p text:style-name="P71">Rake<text:tab/>11</text:p>
          <text:p text:style-name="P71">Rational<text:tab/>141</text:p>
          <text:p text:style-name="P71">Referencing<text:tab/>27</text:p>
          <text:p text:style-name="P71">repeat<text:tab/>25</text:p>
          <text:p text:style-name="P71">Routing<text:tab/>54</text:p>
          <text:p text:style-name="P72">S</text:p>
          <text:p text:style-name="P71">Scoping<text:tab/>26</text:p>
          <text:p text:style-name="P71">self<text:tab/>59</text:p>
          <text:p text:style-name="P71">Stack<text:tab/>143</text:p>
          <text:p text:style-name="P71">String<text:tab/>145</text:p>
          <text:p text:style-name="P71">super<text:tab/>166, 169</text:p>
          <text:p text:style-name="P71">swap<text:tab/>20</text:p>
          <text:p text:style-name="P71">switch<text:tab/>21</text:p>
          <text:p text:style-name="P71">SymbolMap<text:tab/>49</text:p>
          <text:p text:style-name="P72">T</text:p>
          <text:p text:style-name="P71">Testing<text:tab/>11</text:p>
          <text:p text:style-name="P71">Thanks<text:tab/>8</text:p>
          <text:p text:style-name="P71">then<text:tab/>21</text:p>
          <text:p text:style-name="P71">Thread<text:tab/>162</text:p>
          <text:p text:style-name="P71">throw"<text:tab/>39</text:p>
          <text:p text:style-name="P71">TrueClass<text:tab/>61, 164</text:p>
          <text:p text:style-name="P71">try<text:tab/>35, 38</text:p>
          <text:p text:style-name="P71">tuck<text:tab/>20</text:p>
          <text:p text:style-name="P71">Typing<text:tab/>26</text:p>
          <text:p text:style-name="P72">U</text:p>
          <text:p text:style-name="P71">until<text:tab/>25</text:p>
          <text:p text:style-name="P72">V</text:p>
          <text:p text:style-name="P71">val:<text:tab/>26, 166, 169</text:p>
          <text:p text:style-name="P71">val@:<text:tab/>27, 167, 170</text:p>
          <text:p text:style-name="P71">val#:<text:tab/>27</text:p>
          <text:p text:style-name="P71">val$:<text:tab/>27</text:p>
          <text:p text:style-name="P71">var:<text:tab/>26, 167, 169</text:p>
          <text:p text:style-name="P71">var@:<text:tab/>27, 167, 170</text:p>
          <text:p text:style-name="P71">var#:<text:tab/>27</text:p>
          <text:p text:style-name="P71">var$:<text:tab/>27</text:p>
          <text:p text:style-name="P71">VirtualMachine<text:tab/>165</text:p>
          <text:p text:style-name="P72">X</text:p>
          <text:p text:style-name="P71">x<text:tab/>64</text:p>
          <text:p text:style-name="P71">xor<text:tab/>93</text:p>
          <text:p text:style-name="P72">^</text:p>
          <text:p text:style-name="P71">^^<text:tab/>81, 94, 128</text:p>
          <text:p text:style-name="P72">-</text:p>
          <text:p text:style-name="P71">-<text:tab/>100</text:p>
          <text:p text:style-name="P71">-&gt;<text:tab/>83</text:p>
          <text:p text:style-name="P71">-i<text:tab/>23</text:p>
          <text:p text:style-name="P71">-infinity<text:tab/>96</text:p>
          <text:p text:style-name="P71">-j<text:tab/>23</text:p>
          <text:p text:style-name="P72">;</text:p>
          <text:p text:style-name="P71">;<text:tab/>167</text:p>
          <text:p text:style-name="P72">:</text:p>
          <text:p text:style-name="P71">:<text:tab/>56</text:p>
          <text:p text:style-name="P72">!</text:p>
          <text:p text:style-name="P71">!<text:tab/>66</text:p>
          <text:p text:style-name="P71">!:<text:tab/>166</text:p>
          <text:p text:style-name="P72">?</text:p>
          <text:p text:style-name="P71">?"<text:tab/>36, 38</text:p>
          <text:p text:style-name="P72">.</text:p>
          <text:p text:style-name="P71">.<text:tab/>120, 133</text:p>
          <text:p text:style-name="P71"><text:soft-page-break/>.-left<text:tab/>67, 151</text:p>
          <text:p text:style-name="P71">.-mid<text:tab/>68, 151</text:p>
          <text:p text:style-name="P71">.-midlr<text:tab/>68, 151</text:p>
          <text:p text:style-name="P71">.-right<text:tab/>68, 152</text:p>
          <text:p text:style-name="P71">.:<text:tab/>56, 168</text:p>
          <text:p text:style-name="P71">.::<text:tab/>56, 170</text:p>
          <text:p text:style-name="P71">."<text:tab/>149</text:p>
          <text:p text:style-name="P71">.[]!<text:tab/>68, 84</text:p>
          <text:p text:style-name="P71">.[]@<text:tab/>69, 84</text:p>
          <text:p text:style-name="P71">.+left<text:tab/>66, 150</text:p>
          <text:p text:style-name="P71">.+mid<text:tab/>67, 150</text:p>
          <text:p text:style-name="P71">.+midlr<text:tab/>67, 150</text:p>
          <text:p text:style-name="P71">.+right<text:tab/>67, 151</text:p>
          <text:p text:style-name="P71">.1/x<text:tab/>100</text:p>
          <text:p text:style-name="P71">.10**<text:tab/>100</text:p>
          <text:p text:style-name="P71">.2**<text:tab/>101</text:p>
          <text:p text:style-name="P71">.abs<text:tab/>101</text:p>
          <text:p text:style-name="P71">.acos<text:tab/>101</text:p>
          <text:p text:style-name="P71">.acosh<text:tab/>102</text:p>
          <text:p text:style-name="P71">.angle<text:tab/>102</text:p>
          <text:p text:style-name="P71">.append<text:tab/>132</text:p>
          <text:p text:style-name="P71">.append{<text:tab/>132, 172</text:p>
          <text:p text:style-name="P71">.asin<text:tab/>102</text:p>
          <text:p text:style-name="P71">.asinh<text:tab/>103</text:p>
          <text:p text:style-name="P71">.atan<text:tab/>103</text:p>
          <text:p text:style-name="P71">.atan2<text:tab/>103</text:p>
          <text:p text:style-name="P71">.atanh<text:tab/>104</text:p>
          <text:p text:style-name="P71">.c2p<text:tab/>104</text:p>
          <text:p text:style-name="P71">.call<text:tab/>137, 152</text:p>
          <text:p text:style-name="P71">.cbrt<text:tab/>78, 104</text:p>
          <text:p text:style-name="P71">.ceil<text:tab/>104</text:p>
          <text:p text:style-name="P71">.cjust<text:tab/>152</text:p>
          <text:p text:style-name="P71">.class<text:tab/>121</text:p>
          <text:p text:style-name="P71">.clear<text:tab/>139, 143</text:p>
          <text:p text:style-name="P71">.clone<text:tab/>30, 121</text:p>
          <text:p text:style-name="P71">.clone_exclude<text:tab/>32, 121</text:p>
          <text:p text:style-name="P71">.close<text:tab/>87, 134</text:p>
          <text:p text:style-name="P71">.conjugate<text:tab/>105</text:p>
          <text:p text:style-name="P71">.contains?<text:tab/>152</text:p>
          <text:p text:style-name="P71">.copy<text:tab/>30, 122</text:p>
          <text:p text:style-name="P71">.cos<text:tab/>105</text:p>
          <text:p text:style-name="P71">.cosh<text:tab/>105</text:p>
          <text:p text:style-name="P71">.cr<text:tab/>134</text:p>
          <text:p text:style-name="P71">.create<text:tab/>133</text:p>
          <text:p text:style-name="P71">.create{<text:tab/>172</text:p>
          <text:p text:style-name="P71">.cube<text:tab/>105</text:p>
          <text:p text:style-name="P71">.current<text:tab/>162</text:p>
          <text:p text:style-name="P71">.d2r<text:tab/>106</text:p>
          <text:p text:style-name="P71">.denominator<text:tab/>106</text:p>
          <text:p text:style-name="P71">.e**<text:tab/>78, 106</text:p>
          <text:p text:style-name="P71">.each{<text:tab/>172</text:p>
          <text:p text:style-name="P71">.emit<text:tab/>106, 134, 153</text:p>
          <text:p text:style-name="P71">.empty?<text:tab/>139, 143</text:p>
          <text:p text:style-name="P71">.eval<text:tab/>153</text:p>
          <text:p text:style-name="P71">.even?<text:tab/>90</text:p>
          <text:p text:style-name="P71">.floor<text:tab/>107</text:p>
          <text:p text:style-name="P71">.fmt<text:tab/>153</text:p>
          <text:p text:style-name="P71">.fmt"<text:tab/>153</text:p>
          <text:p text:style-name="P71">.gcd<text:tab/>90</text:p>
          <text:p text:style-name="P71">.get_all<text:tab/>86</text:p>
          <text:p text:style-name="P71">.getc<text:tab/>87</text:p>
          <text:p text:style-name="P71">.gets<text:tab/>87</text:p>
          <text:p text:style-name="P71">.hypot<text:tab/>107</text:p>
          <text:p text:style-name="P71">.imaginary<text:tab/>107</text:p>
          <text:p text:style-name="P71">.init<text:tab/>27, 122</text:p>
          <text:p text:style-name="P71">.is_class?<text:tab/>74, 122</text:p>
          <text:p text:style-name="P71">.keys<text:tab/>84</text:p>
          <text:p text:style-name="P71">.lcm<text:tab/>90</text:p>
          <text:p text:style-name="P71">.left<text:tab/>69, 154</text:p>
          <text:p text:style-name="P71">.left?<text:tab/>154</text:p>
          <text:p text:style-name="P71">.length<text:tab/>69, 139, 143, 154</text:p>
          <text:p text:style-name="P71">.lines<text:tab/>154</text:p>
          <text:p text:style-name="P71">.list<text:tab/>162</text:p>
          <text:p text:style-name="P71">.ljust<text:tab/>155</text:p>
          <text:p text:style-name="P71">.ln<text:tab/>107</text:p>
          <text:p text:style-name="P71">.load<text:tab/>155</text:p>
          <text:p text:style-name="P71">.log10<text:tab/>108</text:p>
          <text:p text:style-name="P71">.log2<text:tab/>108</text:p>
          <text:p text:style-name="P71">.lstrip<text:tab/>155</text:p>
          <text:p text:style-name="P71">.magnitude<text:tab/>108</text:p>
          <text:p text:style-name="P71">.main<text:tab/>162</text:p>
          <text:p text:style-name="P71">.map{<text:tab/>173</text:p>
          <text:p text:style-name="P71">.max<text:tab/>70</text:p>
          <text:p text:style-name="P71">.mid<text:tab/>70, 155</text:p>
          <text:p text:style-name="P71">.mid?<text:tab/>156</text:p>
          <text:p text:style-name="P71">.midlr<text:tab/>70, 156</text:p>
          <text:p text:style-name="P71">.min<text:tab/>71</text:p>
          <text:p text:style-name="P71">.name<text:tab/>123</text:p>
          <text:p text:style-name="P71">.new<text:tab/>64, 74</text:p>
          <text:p text:style-name="P71">.new_size<text:tab/>65</text:p>
          <text:p text:style-name="P71">.new_value<text:tab/>65</text:p>
          <text:p text:style-name="P71">.new_values<text:tab/>65</text:p>
          <text:p text:style-name="P71">.new{<text:tab/>64, 173</text:p>
          <text:p text:style-name="P71">.numerator<text:tab/>109</text:p>
          <text:p text:style-name="P71">.odd?<text:tab/>90</text:p>
          <text:p text:style-name="P71">.open<text:tab/>86</text:p>
          <text:p text:style-name="P71">.open{<text:tab/>87, 173</text:p>
          <text:p text:style-name="P71">.p2c<text:tab/>109</text:p>
          <text:p text:style-name="P71">.parent_class<text:tab/>75</text:p>
          <text:p text:style-name="P71">.peek<text:tab/>144</text:p>
          <text:p text:style-name="P71">.pend<text:tab/>140</text:p>
          <text:p text:style-name="P71">.polar<text:tab/>109</text:p>
          <text:p text:style-name="P71">.pop<text:tab/>140, 144</text:p>
          <text:p text:style-name="P71">.posn<text:tab/>156</text:p>
          <text:p text:style-name="P71">.pp<text:tab/>71, 84</text:p>
          <text:p text:style-name="P71">.push<text:tab/>140, 144</text:p>
          <text:p text:style-name="P71">.r2d<text:tab/>110</text:p>
          <text:p text:style-name="P71">.real<text:tab/>110</text:p>
          <text:p text:style-name="P71">.reverse<text:tab/>71, 157</text:p>
          <text:p text:style-name="P71">.right<text:tab/>71, 157</text:p>
          <text:p text:style-name="P71">.right?<text:tab/>157</text:p>
          <text:p text:style-name="P71">.rjust<text:tab/>157</text:p>
          <text:p text:style-name="P71">.round<text:tab/>110</text:p>
          <text:p text:style-name="P71">.rstrip<text:tab/>158</text:p>
          <text:p text:style-name="P71">.select{<text:tab/>173</text:p>
          <text:p text:style-name="P71">.shuffle<text:tab/>72</text:p>
          <text:p text:style-name="P71">.sin<text:tab/>110</text:p>
          <text:p text:style-name="P71">.sinh<text:tab/>111</text:p>
          <text:p text:style-name="P71">.sleep<text:tab/>111</text:p>
          <text:p text:style-name="P71">.sort<text:tab/>72</text:p>
          <text:p text:style-name="P71">.space<text:tab/>134</text:p>
          <text:p text:style-name="P71">.spaces<text:tab/>135</text:p>
          <text:p text:style-name="P71">.split<text:tab/>78, 141, 158</text:p>
          <text:p text:style-name="P71">.sqr<text:tab/>111</text:p>
          <text:p text:style-name="P71">.sqrt<text:tab/>78, 112</text:p>
          <text:p text:style-name="P71">.start<text:tab/>138</text:p>
          <text:p text:style-name="P71">.strip<text:tab/>158</text:p>
          <text:p text:style-name="P71">.strlen<text:tab/>123</text:p>
          <text:p text:style-name="P71">.strmax<text:tab/>72</text:p>
          <text:p text:style-name="P71">.strmax2<text:tab/>85</text:p>
          <text:p text:style-name="P71">.subclass:<text:tab/>75</text:p>
          <text:p text:style-name="P71">.tan<text:tab/>112</text:p>
          <text:p text:style-name="P71">.tanh<text:tab/>112</text:p>
          <text:p text:style-name="P71">.throw<text:tab/>39, 158</text:p>
          <text:p text:style-name="P71">.to_f<text:tab/>123</text:p>
          <text:p text:style-name="P71">.to_f!<text:tab/>124</text:p>
          <text:p text:style-name="P71">.to_i<text:tab/>124</text:p>
          <text:p text:style-name="P71">.to_i!<text:tab/>124</text:p>
          <text:p text:style-name="P71">.to_lower<text:tab/>159</text:p>
          <text:p text:style-name="P71">.to_n<text:tab/>125</text:p>
          <text:p text:style-name="P71">.to_n!<text:tab/>125</text:p>
          <text:p text:style-name="P71">.to_r<text:tab/>126</text:p>
          <text:p text:style-name="P71">.to_r!<text:tab/>126</text:p>
          <text:p text:style-name="P71">.to_s<text:tab/>75, 126</text:p>
          <text:p text:style-name="P71">.to_upper<text:tab/>159</text:p>
          <text:p text:style-name="P71">.to_x<text:tab/>127</text:p>
          <text:p text:style-name="P71">.to_x!<text:tab/>127</text:p>
          <text:p text:style-name="P71">.values<text:tab/>85</text:p>
          <text:p text:style-name="P71">.vm<text:tab/>163</text:p>
          <text:p text:style-name="P71">.vm_name<text:tab/>173</text:p>
          <text:p text:style-name="P71">.with{<text:tab/>60, 174</text:p>
          <text:p text:style-name="P72">"</text:p>
          <text:p text:style-name="P71">"<text:tab/>167</text:p>
          <text:p text:style-name="P72">)</text:p>
          <text:p text:style-name="P71">)entries<text:tab/>188</text:p>
          <text:p text:style-name="P71">)methods<text:tab/>76, 131</text:p>
          <text:p text:style-name="P71">)stubs<text:tab/>76</text:p>
          <text:p text:style-name="P72">{</text:p>
          <text:p text:style-name="P71">{<text:tab/>83</text:p>
          <text:p text:style-name="P72">}</text:p>
          <text:p text:style-name="P71">}<text:tab/>64, 83</text:p>
          <text:p text:style-name="P72">@</text:p>
          <text:p text:style-name="P71">@<text:tab/>73</text:p>
          <text:p text:style-name="P72">*</text:p>
          <text:p text:style-name="P71">*<text:tab/>99, 149</text:p>
          <text:p text:style-name="P71">**<text:tab/>99</text:p>
          <text:p text:style-name="P72">/</text:p>
          <text:p text:style-name="P71">/<text:tab/>113</text:p>
          <text:p text:style-name="P72">&amp;</text:p>
          <text:p text:style-name="P71">&amp;&amp;<text:tab/>80, 94, 120</text:p>
          <text:p text:style-name="P72">+</text:p>
          <text:p text:style-name="P71"><text:soft-page-break/>+<text:tab/>66, 99, 149</text:p>
          <text:p text:style-name="P71">+loop<text:tab/>23</text:p>
          <text:p text:style-name="P72">&lt;</text:p>
          <text:p text:style-name="P71">&lt;<text:tab/>117, 159</text:p>
          <text:p text:style-name="P71">&lt;&lt;<text:tab/>73, 91, 160</text:p>
          <text:p text:style-name="P71">&lt;=<text:tab/>117, 160</text:p>
          <text:p text:style-name="P71">&lt;=&gt;<text:tab/>118, 160</text:p>
          <text:p text:style-name="P71">&lt;&gt;<text:tab/>127</text:p>
          <text:p text:style-name="P72">=</text:p>
          <text:p text:style-name="P71">=<text:tab/>128</text:p>
          <text:p text:style-name="P72">&gt;</text:p>
          <text:p text:style-name="P71">&gt;<text:tab/>118, 161</text:p>
          <text:p text:style-name="P71">&gt;=<text:tab/>118, 161</text:p>
          <text:p text:style-name="P71">&gt;&gt;<text:tab/>92</text:p>
          <text:p text:style-name="P72">|</text:p>
          <text:p text:style-name="P71">||<text:tab/>81, 95, 131</text:p>
          <text:p text:style-name="P72">~</text:p>
          <text:p text:style-name="P71">~<text:tab/>135</text:p>
          <text:p text:style-name="P71">~"<text:tab/>135</text:p>
          <text:p text:style-name="P71">~cr<text:tab/>135</text:p>
          <text:p text:style-name="P71">~emit<text:tab/>136</text:p>
          <text:p text:style-name="P71">~getc<text:tab/>88</text:p>
          <text:p text:style-name="P71">~gets<text:tab/>88</text:p>
          <text:p text:style-name="P71">~space<text:tab/>136</text:p>
          <text:p text:style-name="P71">~spaces<text:tab/>136</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17413704"/></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2">
          <table:table-cell table:style-name="Table61.A2" office:value-type="string">
            <text:p text:style-name="P17">Code</text:p>
          </table:table-cell>
          <table:table-cell table:style-name="Table61.B2" office:value-type="string">
            <text:p text:style-name="P17">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95</text:page-number> of <text:page-count>19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21H19M13S</meta:editing-duration>
    <meta:editing-cycles>2434</meta:editing-cycles>
    <meta:generator>OpenOffice/4.1.1$Win32 OpenOffice.org_project/411m6$Build-9775</meta:generator>
    <dc:date>2015-05-03T17:45:12.81</dc:date>
    <dc:creator>Peter Camilleri</dc:creator>
    <meta:printed-by>Peter Camilleri</meta:printed-by>
    <meta:print-date>2015-05-03T14:38:38.15</meta:print-date>
    <meta:document-statistic meta:table-count="396" meta:image-count="0" meta:object-count="0" meta:page-count="195" meta:paragraph-count="6298" meta:word-count="33801" meta:character-count="196260"/>
    <meta:template xlink:type="simple" xlink:actuate="onRequest" xlink:title="MyDefault" xlink:href="../../../../OpenOffice.org/3/user/template/MyDefault.ott" meta:date="2014-06-26T22:09:00.24"/>
  </office:meta>
</office:document-meta>
</file>